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000000000200000002000309F1C.png" manifest:media-type="image/png"/>
  <manifest:file-entry manifest:full-path="Pictures/2000000200000240000001B06EFCD720.eps" manifest:media-type=""/>
  <manifest:file-entry manifest:full-path="Pictures/20000002000002150000009F9792E51A.eps" manifest:media-type=""/>
  <manifest:file-entry manifest:full-path="Pictures/" manifest:media-type=""/>
  <manifest:file-entry manifest:full-path="content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" manifest:media-type=""/>
  <manifest:file-entry manifest:full-path="Object 10/Configurations2/statusbar/" manifest:media-type=""/>
  <manifest:file-entry manifest:full-path="Object 10/Configurations2/accelerator/current.xml" manifest:media-type=""/>
  <manifest:file-entry manifest:full-path="Object 10/Configurations2/accelerator/" manifest:media-type=""/>
  <manifest:file-entry manifest:full-path="Object 10/Configurations2/floater/" manifest:media-type=""/>
  <manifest:file-entry manifest:full-path="Object 10/Configurations2/popupmenu/" manifest:media-type=""/>
  <manifest:file-entry manifest:full-path="Object 10/Configurations2/progressbar/" manifest:media-type=""/>
  <manifest:file-entry manifest:full-path="Object 10/Configurations2/toolpanel/" manifest:media-type=""/>
  <manifest:file-entry manifest:full-path="Object 10/Configurations2/menubar/" manifest:media-type=""/>
  <manifest:file-entry manifest:full-path="Object 10/Configurations2/toolbar/" manifest:media-type=""/>
  <manifest:file-entry manifest:full-path="Object 10/Configurations2/images/Bitmaps/" manifest:media-type=""/>
  <manifest:file-entry manifest:full-path="Object 10/Configurations2/images/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statusbar/" manifest:media-type=""/>
  <manifest:file-entry manifest:full-path="Object 11/Configurations2/accelerator/current.xml" manifest:media-type=""/>
  <manifest:file-entry manifest:full-path="Object 11/Configurations2/accelerator/" manifest:media-type=""/>
  <manifest:file-entry manifest:full-path="Object 11/Configurations2/floater/" manifest:media-type=""/>
  <manifest:file-entry manifest:full-path="Object 11/Configurations2/popupmenu/" manifest:media-type=""/>
  <manifest:file-entry manifest:full-path="Object 11/Configurations2/progressbar/" manifest:media-type=""/>
  <manifest:file-entry manifest:full-path="Object 11/Configurations2/toolpanel/" manifest:media-type=""/>
  <manifest:file-entry manifest:full-path="Object 11/Configurations2/menubar/" manifest:media-type=""/>
  <manifest:file-entry manifest:full-path="Object 11/Configurations2/toolbar/" manifest:media-type=""/>
  <manifest:file-entry manifest:full-path="Object 11/Configurations2/images/Bitmaps/" manifest:media-type=""/>
  <manifest:file-entry manifest:full-path="Object 11/Configurations2/images/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statusbar/" manifest:media-type=""/>
  <manifest:file-entry manifest:full-path="Object 12/Configurations2/accelerator/current.xml" manifest:media-type=""/>
  <manifest:file-entry manifest:full-path="Object 12/Configurations2/accelerator/" manifest:media-type=""/>
  <manifest:file-entry manifest:full-path="Object 12/Configurations2/floater/" manifest:media-type=""/>
  <manifest:file-entry manifest:full-path="Object 12/Configurations2/popupmenu/" manifest:media-type=""/>
  <manifest:file-entry manifest:full-path="Object 12/Configurations2/progressbar/" manifest:media-type=""/>
  <manifest:file-entry manifest:full-path="Object 12/Configurations2/toolpanel/" manifest:media-type=""/>
  <manifest:file-entry manifest:full-path="Object 12/Configurations2/menubar/" manifest:media-type=""/>
  <manifest:file-entry manifest:full-path="Object 12/Configurations2/toolbar/" manifest:media-type=""/>
  <manifest:file-entry manifest:full-path="Object 12/Configurations2/images/Bitmaps/" manifest:media-type=""/>
  <manifest:file-entry manifest:full-path="Object 12/Configurations2/images/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figurations2/statusbar/" manifest:media-type=""/>
  <manifest:file-entry manifest:full-path="Object 13/Configurations2/accelerator/current.xml" manifest:media-type=""/>
  <manifest:file-entry manifest:full-path="Object 13/Configurations2/accelerator/" manifest:media-type=""/>
  <manifest:file-entry manifest:full-path="Object 13/Configurations2/floater/" manifest:media-type=""/>
  <manifest:file-entry manifest:full-path="Object 13/Configurations2/popupmenu/" manifest:media-type=""/>
  <manifest:file-entry manifest:full-path="Object 13/Configurations2/progressbar/" manifest:media-type=""/>
  <manifest:file-entry manifest:full-path="Object 13/Configurations2/toolpanel/" manifest:media-type=""/>
  <manifest:file-entry manifest:full-path="Object 13/Configurations2/menubar/" manifest:media-type=""/>
  <manifest:file-entry manifest:full-path="Object 13/Configurations2/toolbar/" manifest:media-type=""/>
  <manifest:file-entry manifest:full-path="Object 13/Configurations2/images/Bitmaps/" manifest:media-type=""/>
  <manifest:file-entry manifest:full-path="Object 13/Configurations2/images/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statusbar/" manifest:media-type=""/>
  <manifest:file-entry manifest:full-path="Object 14/Configurations2/accelerator/current.xml" manifest:media-type=""/>
  <manifest:file-entry manifest:full-path="Object 14/Configurations2/accelerator/" manifest:media-type=""/>
  <manifest:file-entry manifest:full-path="Object 14/Configurations2/floater/" manifest:media-type=""/>
  <manifest:file-entry manifest:full-path="Object 14/Configurations2/popupmenu/" manifest:media-type=""/>
  <manifest:file-entry manifest:full-path="Object 14/Configurations2/progressbar/" manifest:media-type=""/>
  <manifest:file-entry manifest:full-path="Object 14/Configurations2/toolpanel/" manifest:media-type=""/>
  <manifest:file-entry manifest:full-path="Object 14/Configurations2/menubar/" manifest:media-type=""/>
  <manifest:file-entry manifest:full-path="Object 14/Configurations2/toolbar/" manifest:media-type=""/>
  <manifest:file-entry manifest:full-path="Object 14/Configurations2/images/Bitmaps/" manifest:media-type=""/>
  <manifest:file-entry manifest:full-path="Object 14/Configurations2/images/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styles.xml" manifest:media-type="text/xml"/>
  <manifest:file-entry manifest:full-path="Object 15/Configurations2/statusbar/" manifest:media-type=""/>
  <manifest:file-entry manifest:full-path="Object 15/Configurations2/accelerator/current.xml" manifest:media-type=""/>
  <manifest:file-entry manifest:full-path="Object 15/Configurations2/accelerator/" manifest:media-type=""/>
  <manifest:file-entry manifest:full-path="Object 15/Configurations2/floater/" manifest:media-type=""/>
  <manifest:file-entry manifest:full-path="Object 15/Configurations2/popupmenu/" manifest:media-type=""/>
  <manifest:file-entry manifest:full-path="Object 15/Configurations2/progressbar/" manifest:media-type=""/>
  <manifest:file-entry manifest:full-path="Object 15/Configurations2/toolpanel/" manifest:media-type=""/>
  <manifest:file-entry manifest:full-path="Object 15/Configurations2/menubar/" manifest:media-type=""/>
  <manifest:file-entry manifest:full-path="Object 15/Configurations2/toolbar/" manifest:media-type=""/>
  <manifest:file-entry manifest:full-path="Object 15/Configurations2/images/Bitmaps/" manifest:media-type=""/>
  <manifest:file-entry manifest:full-path="Object 15/Configurations2/images/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figurations2/statusbar/" manifest:media-type=""/>
  <manifest:file-entry manifest:full-path="Object 16/Configurations2/accelerator/current.xml" manifest:media-type=""/>
  <manifest:file-entry manifest:full-path="Object 16/Configurations2/accelerator/" manifest:media-type=""/>
  <manifest:file-entry manifest:full-path="Object 16/Configurations2/floater/" manifest:media-type=""/>
  <manifest:file-entry manifest:full-path="Object 16/Configurations2/popupmenu/" manifest:media-type=""/>
  <manifest:file-entry manifest:full-path="Object 16/Configurations2/progressbar/" manifest:media-type=""/>
  <manifest:file-entry manifest:full-path="Object 16/Configurations2/toolpanel/" manifest:media-type=""/>
  <manifest:file-entry manifest:full-path="Object 16/Configurations2/menubar/" manifest:media-type=""/>
  <manifest:file-entry manifest:full-path="Object 16/Configurations2/toolbar/" manifest:media-type=""/>
  <manifest:file-entry manifest:full-path="Object 16/Configurations2/images/Bitmaps/" manifest:media-type=""/>
  <manifest:file-entry manifest:full-path="Object 16/Configurations2/images/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figurations2/statusbar/" manifest:media-type=""/>
  <manifest:file-entry manifest:full-path="Object 17/Configurations2/accelerator/current.xml" manifest:media-type=""/>
  <manifest:file-entry manifest:full-path="Object 17/Configurations2/accelerator/" manifest:media-type=""/>
  <manifest:file-entry manifest:full-path="Object 17/Configurations2/floater/" manifest:media-type=""/>
  <manifest:file-entry manifest:full-path="Object 17/Configurations2/popupmenu/" manifest:media-type=""/>
  <manifest:file-entry manifest:full-path="Object 17/Configurations2/progressbar/" manifest:media-type=""/>
  <manifest:file-entry manifest:full-path="Object 17/Configurations2/toolpanel/" manifest:media-type=""/>
  <manifest:file-entry manifest:full-path="Object 17/Configurations2/menubar/" manifest:media-type=""/>
  <manifest:file-entry manifest:full-path="Object 17/Configurations2/toolbar/" manifest:media-type=""/>
  <manifest:file-entry manifest:full-path="Object 17/Configurations2/images/Bitmaps/" manifest:media-type=""/>
  <manifest:file-entry manifest:full-path="Object 17/Configurations2/images/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Configurations2/statusbar/" manifest:media-type=""/>
  <manifest:file-entry manifest:full-path="Object 18/Configurations2/accelerator/current.xml" manifest:media-type=""/>
  <manifest:file-entry manifest:full-path="Object 18/Configurations2/accelerator/" manifest:media-type=""/>
  <manifest:file-entry manifest:full-path="Object 18/Configurations2/floater/" manifest:media-type=""/>
  <manifest:file-entry manifest:full-path="Object 18/Configurations2/popupmenu/" manifest:media-type=""/>
  <manifest:file-entry manifest:full-path="Object 18/Configurations2/progressbar/" manifest:media-type=""/>
  <manifest:file-entry manifest:full-path="Object 18/Configurations2/toolpanel/" manifest:media-type=""/>
  <manifest:file-entry manifest:full-path="Object 18/Configurations2/menubar/" manifest:media-type=""/>
  <manifest:file-entry manifest:full-path="Object 18/Configurations2/toolbar/" manifest:media-type=""/>
  <manifest:file-entry manifest:full-path="Object 18/Configurations2/images/Bitmaps/" manifest:media-type=""/>
  <manifest:file-entry manifest:full-path="Object 18/Configurations2/images/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Configurations2/statusbar/" manifest:media-type=""/>
  <manifest:file-entry manifest:full-path="Object 19/Configurations2/accelerator/current.xml" manifest:media-type=""/>
  <manifest:file-entry manifest:full-path="Object 19/Configurations2/accelerator/" manifest:media-type=""/>
  <manifest:file-entry manifest:full-path="Object 19/Configurations2/floater/" manifest:media-type=""/>
  <manifest:file-entry manifest:full-path="Object 19/Configurations2/popupmenu/" manifest:media-type=""/>
  <manifest:file-entry manifest:full-path="Object 19/Configurations2/progressbar/" manifest:media-type=""/>
  <manifest:file-entry manifest:full-path="Object 19/Configurations2/toolpanel/" manifest:media-type=""/>
  <manifest:file-entry manifest:full-path="Object 19/Configurations2/menubar/" manifest:media-type=""/>
  <manifest:file-entry manifest:full-path="Object 19/Configurations2/toolbar/" manifest:media-type=""/>
  <manifest:file-entry manifest:full-path="Object 19/Configurations2/images/Bitmaps/" manifest:media-type=""/>
  <manifest:file-entry manifest:full-path="Object 19/Configurations2/images/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figurations2/statusbar/" manifest:media-type=""/>
  <manifest:file-entry manifest:full-path="Object 20/Configurations2/accelerator/current.xml" manifest:media-type=""/>
  <manifest:file-entry manifest:full-path="Object 20/Configurations2/accelerator/" manifest:media-type=""/>
  <manifest:file-entry manifest:full-path="Object 20/Configurations2/floater/" manifest:media-type=""/>
  <manifest:file-entry manifest:full-path="Object 20/Configurations2/popupmenu/" manifest:media-type=""/>
  <manifest:file-entry manifest:full-path="Object 20/Configurations2/progressbar/" manifest:media-type=""/>
  <manifest:file-entry manifest:full-path="Object 20/Configurations2/toolpanel/" manifest:media-type=""/>
  <manifest:file-entry manifest:full-path="Object 20/Configurations2/menubar/" manifest:media-type=""/>
  <manifest:file-entry manifest:full-path="Object 20/Configurations2/toolbar/" manifest:media-type=""/>
  <manifest:file-entry manifest:full-path="Object 20/Configurations2/images/Bitmaps/" manifest:media-type=""/>
  <manifest:file-entry manifest:full-path="Object 20/Configurations2/images/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statusbar/" manifest:media-type=""/>
  <manifest:file-entry manifest:full-path="Object 21/Configurations2/accelerator/current.xml" manifest:media-type=""/>
  <manifest:file-entry manifest:full-path="Object 21/Configurations2/accelerator/" manifest:media-type=""/>
  <manifest:file-entry manifest:full-path="Object 21/Configurations2/floater/" manifest:media-type=""/>
  <manifest:file-entry manifest:full-path="Object 21/Configurations2/popupmenu/" manifest:media-type=""/>
  <manifest:file-entry manifest:full-path="Object 21/Configurations2/progressbar/" manifest:media-type=""/>
  <manifest:file-entry manifest:full-path="Object 21/Configurations2/toolpanel/" manifest:media-type=""/>
  <manifest:file-entry manifest:full-path="Object 21/Configurations2/menubar/" manifest:media-type=""/>
  <manifest:file-entry manifest:full-path="Object 21/Configurations2/toolbar/" manifest:media-type=""/>
  <manifest:file-entry manifest:full-path="Object 21/Configurations2/images/Bitmaps/" manifest:media-type=""/>
  <manifest:file-entry manifest:full-path="Object 21/Configurations2/images/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statusbar/" manifest:media-type=""/>
  <manifest:file-entry manifest:full-path="Object 22/Configurations2/accelerator/current.xml" manifest:media-type=""/>
  <manifest:file-entry manifest:full-path="Object 22/Configurations2/accelerator/" manifest:media-type=""/>
  <manifest:file-entry manifest:full-path="Object 22/Configurations2/floater/" manifest:media-type=""/>
  <manifest:file-entry manifest:full-path="Object 22/Configurations2/popupmenu/" manifest:media-type=""/>
  <manifest:file-entry manifest:full-path="Object 22/Configurations2/progressbar/" manifest:media-type=""/>
  <manifest:file-entry manifest:full-path="Object 22/Configurations2/toolpanel/" manifest:media-type=""/>
  <manifest:file-entry manifest:full-path="Object 22/Configurations2/menubar/" manifest:media-type=""/>
  <manifest:file-entry manifest:full-path="Object 22/Configurations2/toolbar/" manifest:media-type=""/>
  <manifest:file-entry manifest:full-path="Object 22/Configurations2/images/Bitmaps/" manifest:media-type=""/>
  <manifest:file-entry manifest:full-path="Object 22/Configurations2/images/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statusbar/" manifest:media-type="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toolpanel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statusbar/" manifest:media-type=""/>
  <manifest:file-entry manifest:full-path="Object 3/Configurations2/accelerator/current.xml" manifest:media-type=""/>
  <manifest:file-entry manifest:full-path="Object 3/Configurations2/accelerato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progressbar/" manifest:media-type=""/>
  <manifest:file-entry manifest:full-path="Object 3/Configurations2/toolpanel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statusbar/" manifest:media-type=""/>
  <manifest:file-entry manifest:full-path="Object 4/Configurations2/accelerator/current.xml" manifest:media-type=""/>
  <manifest:file-entry manifest:full-path="Object 4/Configurations2/accelerator/" manifest:media-type=""/>
  <manifest:file-entry manifest:full-path="Object 4/Configurations2/floater/" manifest:media-type=""/>
  <manifest:file-entry manifest:full-path="Object 4/Configurations2/popupmenu/" manifest:media-type=""/>
  <manifest:file-entry manifest:full-path="Object 4/Configurations2/progressbar/" manifest:media-type=""/>
  <manifest:file-entry manifest:full-path="Object 4/Configurations2/toolpanel/" manifest:media-type=""/>
  <manifest:file-entry manifest:full-path="Object 4/Configurations2/menubar/" manifest:media-type=""/>
  <manifest:file-entry manifest:full-path="Object 4/Configurations2/toolbar/" manifest:media-type=""/>
  <manifest:file-entry manifest:full-path="Object 4/Configurations2/images/Bitmaps/" manifest:media-type=""/>
  <manifest:file-entry manifest:full-path="Object 4/Configurations2/images/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statusbar/" manifest:media-type=""/>
  <manifest:file-entry manifest:full-path="Object 5/Configurations2/accelerator/current.xml" manifest:media-type=""/>
  <manifest:file-entry manifest:full-path="Object 5/Configurations2/accelerator/" manifest:media-type=""/>
  <manifest:file-entry manifest:full-path="Object 5/Configurations2/floater/" manifest:media-type=""/>
  <manifest:file-entry manifest:full-path="Object 5/Configurations2/popupmenu/" manifest:media-type=""/>
  <manifest:file-entry manifest:full-path="Object 5/Configurations2/progressbar/" manifest:media-type=""/>
  <manifest:file-entry manifest:full-path="Object 5/Configurations2/toolpanel/" manifest:media-type=""/>
  <manifest:file-entry manifest:full-path="Object 5/Configurations2/menubar/" manifest:media-type=""/>
  <manifest:file-entry manifest:full-path="Object 5/Configurations2/toolbar/" manifest:media-type=""/>
  <manifest:file-entry manifest:full-path="Object 5/Configurations2/images/Bitmaps/" manifest:media-type=""/>
  <manifest:file-entry manifest:full-path="Object 5/Configurations2/images/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statusbar/" manifest:media-type=""/>
  <manifest:file-entry manifest:full-path="Object 6/Configurations2/accelerator/current.xml" manifest:media-type=""/>
  <manifest:file-entry manifest:full-path="Object 6/Configurations2/accelerator/" manifest:media-type=""/>
  <manifest:file-entry manifest:full-path="Object 6/Configurations2/floater/" manifest:media-type=""/>
  <manifest:file-entry manifest:full-path="Object 6/Configurations2/popupmenu/" manifest:media-type=""/>
  <manifest:file-entry manifest:full-path="Object 6/Configurations2/progressbar/" manifest:media-type=""/>
  <manifest:file-entry manifest:full-path="Object 6/Configurations2/toolpanel/" manifest:media-type=""/>
  <manifest:file-entry manifest:full-path="Object 6/Configurations2/menubar/" manifest:media-type=""/>
  <manifest:file-entry manifest:full-path="Object 6/Configurations2/toolbar/" manifest:media-type=""/>
  <manifest:file-entry manifest:full-path="Object 6/Configurations2/images/Bitmaps/" manifest:media-type=""/>
  <manifest:file-entry manifest:full-path="Object 6/Configurations2/images/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statusbar/" manifest:media-type=""/>
  <manifest:file-entry manifest:full-path="Object 7/Configurations2/accelerator/current.xml" manifest:media-type=""/>
  <manifest:file-entry manifest:full-path="Object 7/Configurations2/accelerator/" manifest:media-type=""/>
  <manifest:file-entry manifest:full-path="Object 7/Configurations2/floater/" manifest:media-type=""/>
  <manifest:file-entry manifest:full-path="Object 7/Configurations2/popupmenu/" manifest:media-type=""/>
  <manifest:file-entry manifest:full-path="Object 7/Configurations2/progressbar/" manifest:media-type=""/>
  <manifest:file-entry manifest:full-path="Object 7/Configurations2/toolpanel/" manifest:media-type=""/>
  <manifest:file-entry manifest:full-path="Object 7/Configurations2/menubar/" manifest:media-type=""/>
  <manifest:file-entry manifest:full-path="Object 7/Configurations2/toolbar/" manifest:media-type=""/>
  <manifest:file-entry manifest:full-path="Object 7/Configurations2/images/Bitmaps/" manifest:media-type=""/>
  <manifest:file-entry manifest:full-path="Object 7/Configurations2/images/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statusbar/" manifest:media-type=""/>
  <manifest:file-entry manifest:full-path="Object 8/Configurations2/accelerator/current.xml" manifest:media-type=""/>
  <manifest:file-entry manifest:full-path="Object 8/Configurations2/accelerator/" manifest:media-type=""/>
  <manifest:file-entry manifest:full-path="Object 8/Configurations2/floater/" manifest:media-type=""/>
  <manifest:file-entry manifest:full-path="Object 8/Configurations2/popupmenu/" manifest:media-type=""/>
  <manifest:file-entry manifest:full-path="Object 8/Configurations2/progressbar/" manifest:media-type=""/>
  <manifest:file-entry manifest:full-path="Object 8/Configurations2/toolpanel/" manifest:media-type=""/>
  <manifest:file-entry manifest:full-path="Object 8/Configurations2/menubar/" manifest:media-type=""/>
  <manifest:file-entry manifest:full-path="Object 8/Configurations2/toolbar/" manifest:media-type=""/>
  <manifest:file-entry manifest:full-path="Object 8/Configurations2/images/Bitmaps/" manifest:media-type=""/>
  <manifest:file-entry manifest:full-path="Object 8/Configurations2/images/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Configurations2/statusbar/" manifest:media-type=""/>
  <manifest:file-entry manifest:full-path="Object 9/Configurations2/accelerator/current.xml" manifest:media-type=""/>
  <manifest:file-entry manifest:full-path="Object 9/Configurations2/accelerator/" manifest:media-type=""/>
  <manifest:file-entry manifest:full-path="Object 9/Configurations2/floater/" manifest:media-type=""/>
  <manifest:file-entry manifest:full-path="Object 9/Configurations2/popupmenu/" manifest:media-type=""/>
  <manifest:file-entry manifest:full-path="Object 9/Configurations2/progressbar/" manifest:media-type=""/>
  <manifest:file-entry manifest:full-path="Object 9/Configurations2/toolpanel/" manifest:media-type=""/>
  <manifest:file-entry manifest:full-path="Object 9/Configurations2/menubar/" manifest:media-type=""/>
  <manifest:file-entry manifest:full-path="Object 9/Configurations2/toolbar/" manifest:media-type=""/>
  <manifest:file-entry manifest:full-path="Object 9/Configurations2/images/Bitmaps/" manifest:media-type=""/>
  <manifest:file-entry manifest:full-path="Object 9/Configurations2/images/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ole-draw-aspect="1" style:protect="size"/>
    </style:style>
    <style:style style:name="gr2" style:family="graphic" style:parent-style-name="standard">
      <style:graphic-properties draw:stroke="solid" draw:marker-end="Arrow" draw:marker-end-width="0.102cm" draw:textarea-horizontal-align="center" draw:textarea-vertical-align="middle"/>
    </style:style>
    <style:style style:name="gr3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4" style:family="graphic" style:parent-style-name="standard">
      <style:graphic-properties draw:stroke="solid" draw:stroke-dash="Ultrafine_20_Dashed" draw:marker-end="Arrow" draw:marker-end-width="0.102cm" draw:textarea-horizontal-align="center" draw:textarea-vertical-align="middle"/>
    </style:style>
    <style:style style:name="gr5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solid" draw:stroke-dash="Dash_20_2" svg:stroke-width="0.032cm" svg:stroke-color="#0000ff" draw:stroke-linejoin="round" draw:textarea-horizontal-align="center" draw:textarea-vertical-align="middle" fo:padding-top="0.016cm" fo:padding-bottom="0.016cm" fo:padding-left="0.016cm" fo:padding-right="0.016cm"/>
    </style:style>
    <style:style style:name="gr7" style:family="graphic" style:parent-style-name="standard">
      <style:graphic-properties draw:stroke="solid" draw:stroke-dash="Dash_20_2" svg:stroke-width="0.005cm" svg:stroke-color="#0000ff" draw:stroke-linejoin="round" draw:textarea-horizontal-align="center" draw:textarea-vertical-align="middle" fo:padding-top="0.002cm" fo:padding-bottom="0.002cm" fo:padding-left="0.002cm" fo:padding-right="0.002cm"/>
    </style:style>
    <style:style style:name="gr8" style:family="graphic" style:parent-style-name="standard">
      <style:graphic-properties draw:stroke="dash" draw:stroke-dash="Ultrafine_20_Dashed" draw:marker-end="Arrow" draw:marker-end-width="0.102cm" draw:textarea-horizontal-align="center" draw:textarea-vertical-align="middl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2pt" style:font-size-asian="12pt" style:font-size-complex="12pt"/>
    </style:style>
    <style:style style:name="P3" style:family="paragraph">
      <style:paragraph-properties fo:text-align="center"/>
      <style:text-properties fo:font-family="'XB Tabriz'" style:font-pitch="variable" fo:font-size="12pt" style:font-size-asian="12pt" style:font-size-complex="12pt"/>
    </style:style>
    <style:style style:name="T1" style:family="text">
      <style:text-properties fo:font-family="'XB Tabriz'" style:font-pitch="variable" fo:font-size="12pt" style:font-size-asian="12pt" style:font-size-complex="12pt"/>
    </style:style>
    <style:style style:name="T2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0.324cm" svg:height="0.469cm" svg:x="2.69cm" svg:y="5.90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xml:id="id1" draw:id="id1" draw:layer="layout" svg:width="0.491cm" svg:height="0.444cm" svg:x="1.846cm" svg:y="4.116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connector draw:style-name="gr2" draw:text-style-name="P1" draw:layer="layout" draw:type="curve" draw:line-skew="-0.146cm" svg:x1="2.337cm" svg:y1="4.338cm" svg:x2="2.827cm" svg:y2="4.296cm" draw:start-shape="id1" draw:start-glue-point="1" svg:d="m2337 4338c531 0 286-42 490-42">
          <text:p/>
        </draw:connector>
        <draw:connector draw:style-name="gr2" draw:text-style-name="P1" draw:layer="layout" draw:type="curve" svg:x1="1.599cm" svg:y1="4.726cm" svg:x2="2.832cm" svg:y2="4.592cm" draw:start-shape="id2" draw:start-glue-point="1" svg:d="m1599 4726c1300 0 684-134 1233-134">
          <text:p/>
        </draw:connector>
        <draw:frame draw:style-name="gr1" xml:id="id2" draw:id="id2" draw:layer="layout" svg:width="0.489cm" svg:height="0.529cm" svg:x="1.11cm" svg:y="4.462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line draw:style-name="gr3" draw:text-style-name="P1" draw:layer="layout" svg:x1="2.906cm" svg:y1="4.25cm" svg:x2="3.53cm" svg:y2="4.25cm">
          <text:p/>
        </draw:line>
        <draw:line draw:style-name="gr3" draw:text-style-name="P1" draw:layer="layout" svg:x1="2.758cm" svg:y1="4.555cm" svg:x2="3.693cm" svg:y2="4.555cm">
          <text:p/>
        </draw:line>
        <draw:line draw:style-name="gr3" draw:text-style-name="P1" xml:id="id8" draw:id="id8" draw:layer="layout" svg:x1="3.491cm" svg:y1="4.227cm" svg:x2="3.491cm" svg:y2="1.486cm">
          <draw:glue-point draw:id="4" svg:x="0cm" svg:y="4.429cm"/>
          <text:p/>
        </draw:line>
        <draw:line draw:style-name="gr3" draw:text-style-name="P1" xml:id="id10" draw:id="id10" draw:layer="layout" svg:x1="3.79cm" svg:y1="4.572cm" svg:x2="3.79cm" svg:y2="1.241cm">
          <draw:glue-point draw:id="4" svg:x="-10cm" svg:y="3.494cm"/>
          <text:p/>
        </draw:line>
        <draw:line draw:style-name="gr3" draw:text-style-name="P1" draw:layer="layout" svg:x1="5.37cm" svg:y1="1.407cm" svg:x2="2.891cm" svg:y2="1.427cm">
          <text:p/>
        </draw:line>
        <draw:line draw:style-name="gr3" draw:text-style-name="P1" draw:layer="layout" svg:x1="5.803cm" svg:y1="1.196cm" svg:x2="2.778cm" svg:y2="1.196cm">
          <text:p/>
        </draw:line>
        <draw:line draw:style-name="gr3" draw:text-style-name="P1" xml:id="id4" draw:id="id4" draw:layer="layout" svg:x1="5.275cm" svg:y1="1.475cm" svg:x2="5.275cm" svg:y2="1.964cm">
          <text:p/>
        </draw:line>
        <draw:line draw:style-name="gr3" draw:text-style-name="P1" xml:id="id6" draw:id="id6" draw:layer="layout" svg:x1="5.803cm" svg:y1="1.246cm" svg:x2="5.803cm" svg:y2="1.943cm">
          <text:p/>
        </draw:line>
        <draw:frame draw:style-name="gr1" xml:id="id3" draw:id="id3" draw:layer="layout" svg:width="0.491cm" svg:height="0.444cm" svg:x="5.234cm" svg:y="2.29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" xml:id="id5" draw:id="id5" draw:layer="layout" svg:width="0.445cm" svg:height="0.444cm" svg:x="5.815cm" svg:y="2.317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connector draw:style-name="gr4" draw:text-style-name="P1" draw:layer="layout" draw:type="curve" draw:line-skew="1.311cm 0.617cm" svg:x1="5.479cm" svg:y1="2.29cm" svg:x2="5.275cm" svg:y2="1.964cm" draw:start-shape="id3" draw:start-glue-point="0" draw:end-shape="id4" draw:end-glue-point="2" svg:d="m5479 2290c0-7-64-6-87-85s-3-241-117-241">
          <text:p/>
        </draw:connector>
        <draw:connector draw:style-name="gr4" draw:text-style-name="P1" draw:layer="layout" draw:type="curve" draw:line-skew="1.502cm 0.51cm" svg:x1="6.037cm" svg:y1="2.317cm" svg:x2="5.803cm" svg:y2="1.943cm" draw:start-shape="id5" draw:start-glue-point="0" draw:end-shape="id6" draw:end-glue-point="2" svg:d="m6037 2317c0-105-113-87-168-154s-53-220-66-220">
          <text:p/>
        </draw:connector>
        <draw:line draw:style-name="gr3" draw:text-style-name="P1" draw:layer="layout" svg:x1="3.93cm" svg:y1="5.318cm" svg:x2="3.93cm" svg:y2="1.077cm">
          <text:p/>
        </draw:line>
        <draw:line draw:style-name="gr3" draw:text-style-name="P1" draw:layer="layout" svg:x1="6.969cm" svg:y1="1.083cm" svg:x2="3.944cm" svg:y2="1.083cm">
          <text:p/>
        </draw:line>
        <draw:line draw:style-name="gr3" draw:text-style-name="P1" draw:layer="layout" svg:x1="7.484cm" svg:y1="2.75cm" svg:x2="1.839cm" svg:y2="2.75cm">
          <text:p/>
        </draw:line>
        <draw:line draw:style-name="gr3" draw:text-style-name="P1" draw:layer="layout" svg:x1="1.797cm" svg:y1="5.596cm" svg:x2="1.797cm" svg:y2="2.751cm">
          <text:p/>
        </draw:line>
        <draw:frame draw:style-name="gr5" draw:text-style-name="P2" draw:layer="layout" svg:width="0.937cm" svg:height="0.911cm" svg:x="0.651cm" svg:y="5.452cm">
          <draw:text-box>
            <text:p><text:span text:style-name="T1">(</text:span><text:span text:style-name="T2">ا</text:span><text:span text:style-name="T1">)</text:span></text:p>
          </draw:text-box>
        </draw:frame>
        <draw:frame draw:style-name="gr5" draw:text-style-name="P2" draw:layer="layout" svg:width="1.2cm" svg:height="0.911cm" svg:x="0.276cm" svg:y="1.392cm">
          <draw:text-box>
            <text:p><text:span text:style-name="T1">(</text:span><text:span text:style-name="T2">ب</text:span><text:span text:style-name="T1">)</text:span></text:p>
          </draw:text-box>
        </draw:frame>
        <draw:frame draw:style-name="gr5" draw:text-style-name="P2" draw:layer="layout" svg:width="1.2cm" svg:height="0.911cm" svg:x="5.667cm" svg:y="2.867cm">
          <draw:text-box>
            <text:p><text:span text:style-name="T1">(</text:span><text:span text:style-name="T2">پ</text:span><text:span text:style-name="T1">)</text:span></text:p>
          </draw:text-box>
        </draw:frame>
        <draw:line draw:style-name="gr4" draw:text-style-name="P3" draw:layer="layout" svg:x1="2.869cm" svg:y1="5.486cm" svg:x2="2.869cm" svg:y2="5.865cm">
          <text:p/>
        </draw:line>
        <draw:line draw:style-name="gr4" draw:text-style-name="P3" draw:layer="layout" svg:x1="7.42cm" svg:y1="1.912cm" svg:x2="7.799cm" svg:y2="1.912cm">
          <text:p/>
        </draw:line>
        <draw:frame draw:style-name="gr1" draw:layer="layout" svg:width="0.324cm" svg:height="0.469cm" svg:x="7.824cm" svg:y="1.691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" draw:layer="layout" svg:width="0.953cm" svg:height="0.508cm" svg:x="4.228cm" svg:y="3.88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" draw:layer="layout" svg:width="0.425cm" svg:height="0.469cm" svg:x="4.143cm" svg:y="1.663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1" draw:layer="layout" svg:width="1.067cm" svg:height="0.508cm" svg:x="2.42cm" svg:y="0.332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1" draw:layer="layout" svg:width="0.974cm" svg:height="0.508cm" svg:x="5.328cm" svg:y="0.397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line draw:style-name="gr6" draw:text-style-name="P1" draw:layer="layout" svg:x1="5.034cm" svg:y1="1.91cm" svg:x2="5.038cm" svg:y2="1.902cm">
          <text:p/>
        </draw:line>
        <draw:line draw:style-name="gr6" draw:text-style-name="P1" draw:layer="layout" svg:x1="5.038cm" svg:y1="1.902cm" svg:x2="5.042cm" svg:y2="1.894cm">
          <text:p/>
        </draw:line>
        <draw:line draw:style-name="gr6" draw:text-style-name="P1" draw:layer="layout" svg:x1="5.042cm" svg:y1="1.894cm" svg:x2="5.046cm" svg:y2="1.886cm">
          <text:p/>
        </draw:line>
        <draw:line draw:style-name="gr6" draw:text-style-name="P1" draw:layer="layout" svg:x1="5.046cm" svg:y1="1.886cm" svg:x2="5.05cm" svg:y2="1.877cm">
          <text:p/>
        </draw:line>
        <draw:line draw:style-name="gr6" draw:text-style-name="P1" draw:layer="layout" svg:x1="5.05cm" svg:y1="1.877cm" svg:x2="5.053cm" svg:y2="1.869cm">
          <text:p/>
        </draw:line>
        <draw:line draw:style-name="gr6" draw:text-style-name="P1" draw:layer="layout" svg:x1="5.053cm" svg:y1="1.869cm" svg:x2="5.057cm" svg:y2="1.861cm">
          <text:p/>
        </draw:line>
        <draw:line draw:style-name="gr6" draw:text-style-name="P1" draw:layer="layout" svg:x1="5.057cm" svg:y1="1.861cm" svg:x2="5.061cm" svg:y2="1.853cm">
          <text:p/>
        </draw:line>
        <draw:line draw:style-name="gr6" draw:text-style-name="P1" draw:layer="layout" svg:x1="5.061cm" svg:y1="1.853cm" svg:x2="5.065cm" svg:y2="1.844cm">
          <text:p/>
        </draw:line>
        <draw:line draw:style-name="gr6" draw:text-style-name="P1" draw:layer="layout" svg:x1="5.065cm" svg:y1="1.844cm" svg:x2="5.069cm" svg:y2="1.836cm">
          <text:p/>
        </draw:line>
        <draw:line draw:style-name="gr6" draw:text-style-name="P1" draw:layer="layout" svg:x1="5.069cm" svg:y1="1.836cm" svg:x2="5.072cm" svg:y2="1.828cm">
          <text:p/>
        </draw:line>
        <draw:line draw:style-name="gr6" draw:text-style-name="P1" draw:layer="layout" svg:x1="5.072cm" svg:y1="1.828cm" svg:x2="5.076cm" svg:y2="1.819cm">
          <text:p/>
        </draw:line>
        <draw:line draw:style-name="gr6" draw:text-style-name="P1" draw:layer="layout" svg:x1="5.076cm" svg:y1="1.819cm" svg:x2="5.08cm" svg:y2="1.811cm">
          <text:p/>
        </draw:line>
        <draw:line draw:style-name="gr6" draw:text-style-name="P1" draw:layer="layout" svg:x1="5.08cm" svg:y1="1.811cm" svg:x2="5.084cm" svg:y2="1.803cm">
          <text:p/>
        </draw:line>
        <draw:line draw:style-name="gr6" draw:text-style-name="P1" draw:layer="layout" svg:x1="5.084cm" svg:y1="1.803cm" svg:x2="5.088cm" svg:y2="1.794cm">
          <text:p/>
        </draw:line>
        <draw:line draw:style-name="gr6" draw:text-style-name="P1" draw:layer="layout" svg:x1="5.088cm" svg:y1="1.794cm" svg:x2="5.091cm" svg:y2="1.786cm">
          <text:p/>
        </draw:line>
        <draw:line draw:style-name="gr6" draw:text-style-name="P1" draw:layer="layout" svg:x1="5.091cm" svg:y1="1.786cm" svg:x2="5.095cm" svg:y2="1.778cm">
          <text:p/>
        </draw:line>
        <draw:line draw:style-name="gr6" draw:text-style-name="P1" draw:layer="layout" svg:x1="5.095cm" svg:y1="1.778cm" svg:x2="5.099cm" svg:y2="1.77cm">
          <text:p/>
        </draw:line>
        <draw:line draw:style-name="gr6" draw:text-style-name="P1" draw:layer="layout" svg:x1="5.099cm" svg:y1="1.77cm" svg:x2="5.103cm" svg:y2="1.761cm">
          <text:p/>
        </draw:line>
        <draw:line draw:style-name="gr6" draw:text-style-name="P1" draw:layer="layout" svg:x1="5.103cm" svg:y1="1.761cm" svg:x2="5.107cm" svg:y2="1.753cm">
          <text:p/>
        </draw:line>
        <draw:line draw:style-name="gr6" draw:text-style-name="P1" draw:layer="layout" svg:x1="5.107cm" svg:y1="1.753cm" svg:x2="5.111cm" svg:y2="1.745cm">
          <text:p/>
        </draw:line>
        <draw:line draw:style-name="gr6" draw:text-style-name="P1" draw:layer="layout" svg:x1="5.111cm" svg:y1="1.745cm" svg:x2="5.114cm" svg:y2="1.737cm">
          <text:p/>
        </draw:line>
        <draw:line draw:style-name="gr6" draw:text-style-name="P1" draw:layer="layout" svg:x1="5.114cm" svg:y1="1.737cm" svg:x2="5.118cm" svg:y2="1.729cm">
          <text:p/>
        </draw:line>
        <draw:line draw:style-name="gr6" draw:text-style-name="P1" draw:layer="layout" svg:x1="5.118cm" svg:y1="1.729cm" svg:x2="5.122cm" svg:y2="1.721cm">
          <text:p/>
        </draw:line>
        <draw:line draw:style-name="gr6" draw:text-style-name="P1" draw:layer="layout" svg:x1="5.122cm" svg:y1="1.721cm" svg:x2="5.125cm" svg:y2="1.713cm">
          <text:p/>
        </draw:line>
        <draw:line draw:style-name="gr6" draw:text-style-name="P1" draw:layer="layout" svg:x1="5.125cm" svg:y1="1.713cm" svg:x2="5.129cm" svg:y2="1.704cm">
          <text:p/>
        </draw:line>
        <draw:line draw:style-name="gr6" draw:text-style-name="P1" draw:layer="layout" svg:x1="5.129cm" svg:y1="1.704cm" svg:x2="5.133cm" svg:y2="1.697cm">
          <text:p/>
        </draw:line>
        <draw:line draw:style-name="gr6" draw:text-style-name="P1" draw:layer="layout" svg:x1="5.133cm" svg:y1="1.697cm" svg:x2="5.136cm" svg:y2="1.689cm">
          <text:p/>
        </draw:line>
        <draw:line draw:style-name="gr6" draw:text-style-name="P1" draw:layer="layout" svg:x1="5.136cm" svg:y1="1.689cm" svg:x2="5.14cm" svg:y2="1.68cm">
          <text:p/>
        </draw:line>
        <draw:line draw:style-name="gr6" draw:text-style-name="P1" draw:layer="layout" svg:x1="5.14cm" svg:y1="1.68cm" svg:x2="5.144cm" svg:y2="1.673cm">
          <text:p/>
        </draw:line>
        <draw:line draw:style-name="gr6" draw:text-style-name="P1" draw:layer="layout" svg:x1="5.144cm" svg:y1="1.673cm" svg:x2="5.148cm" svg:y2="1.664cm">
          <text:p/>
        </draw:line>
        <draw:line draw:style-name="gr6" draw:text-style-name="P1" draw:layer="layout" svg:x1="5.148cm" svg:y1="1.664cm" svg:x2="5.152cm" svg:y2="1.656cm">
          <text:p/>
        </draw:line>
        <draw:line draw:style-name="gr6" draw:text-style-name="P1" draw:layer="layout" svg:x1="5.152cm" svg:y1="1.656cm" svg:x2="5.156cm" svg:y2="1.649cm">
          <text:p/>
        </draw:line>
        <draw:line draw:style-name="gr6" draw:text-style-name="P1" draw:layer="layout" svg:x1="5.156cm" svg:y1="1.649cm" svg:x2="5.159cm" svg:y2="1.641cm">
          <text:p/>
        </draw:line>
        <draw:line draw:style-name="gr6" draw:text-style-name="P1" draw:layer="layout" svg:x1="5.159cm" svg:y1="1.641cm" svg:x2="5.163cm" svg:y2="1.633cm">
          <text:p/>
        </draw:line>
        <draw:line draw:style-name="gr6" draw:text-style-name="P1" draw:layer="layout" svg:x1="5.163cm" svg:y1="1.633cm" svg:x2="5.167cm" svg:y2="1.625cm">
          <text:p/>
        </draw:line>
        <draw:line draw:style-name="gr6" draw:text-style-name="P1" draw:layer="layout" svg:x1="5.167cm" svg:y1="1.625cm" svg:x2="5.171cm" svg:y2="1.617cm">
          <text:p/>
        </draw:line>
        <draw:line draw:style-name="gr6" draw:text-style-name="P1" draw:layer="layout" svg:x1="5.171cm" svg:y1="1.617cm" svg:x2="5.175cm" svg:y2="1.609cm">
          <text:p/>
        </draw:line>
        <draw:line draw:style-name="gr6" draw:text-style-name="P1" draw:layer="layout" svg:x1="5.175cm" svg:y1="1.609cm" svg:x2="5.179cm" svg:y2="1.602cm">
          <text:p/>
        </draw:line>
        <draw:line draw:style-name="gr6" draw:text-style-name="P1" draw:layer="layout" svg:x1="5.179cm" svg:y1="1.602cm" svg:x2="5.182cm" svg:y2="1.594cm">
          <text:p/>
        </draw:line>
        <draw:line draw:style-name="gr6" draw:text-style-name="P1" draw:layer="layout" svg:x1="5.182cm" svg:y1="1.594cm" svg:x2="5.186cm" svg:y2="1.586cm">
          <text:p/>
        </draw:line>
        <draw:line draw:style-name="gr6" draw:text-style-name="P1" draw:layer="layout" svg:x1="5.186cm" svg:y1="1.586cm" svg:x2="5.19cm" svg:y2="1.578cm">
          <text:p/>
        </draw:line>
        <draw:line draw:style-name="gr6" draw:text-style-name="P1" draw:layer="layout" svg:x1="5.19cm" svg:y1="1.578cm" svg:x2="5.194cm" svg:y2="1.571cm">
          <text:p/>
        </draw:line>
        <draw:line draw:style-name="gr6" draw:text-style-name="P1" draw:layer="layout" svg:x1="5.194cm" svg:y1="1.571cm" svg:x2="5.197cm" svg:y2="1.563cm">
          <text:p/>
        </draw:line>
        <draw:line draw:style-name="gr6" draw:text-style-name="P1" draw:layer="layout" svg:x1="5.197cm" svg:y1="1.563cm" svg:x2="5.201cm" svg:y2="1.556cm">
          <text:p/>
        </draw:line>
        <draw:line draw:style-name="gr6" draw:text-style-name="P1" draw:layer="layout" svg:x1="5.201cm" svg:y1="1.556cm" svg:x2="5.205cm" svg:y2="1.548cm">
          <text:p/>
        </draw:line>
        <draw:line draw:style-name="gr6" draw:text-style-name="P1" draw:layer="layout" svg:x1="5.205cm" svg:y1="1.548cm" svg:x2="5.209cm" svg:y2="1.54cm">
          <text:p/>
        </draw:line>
        <draw:line draw:style-name="gr6" draw:text-style-name="P1" draw:layer="layout" svg:x1="5.209cm" svg:y1="1.54cm" svg:x2="5.213cm" svg:y2="1.533cm">
          <text:p/>
        </draw:line>
        <draw:line draw:style-name="gr6" draw:text-style-name="P1" draw:layer="layout" svg:x1="5.213cm" svg:y1="1.533cm" svg:x2="5.217cm" svg:y2="1.526cm">
          <text:p/>
        </draw:line>
        <draw:line draw:style-name="gr6" draw:text-style-name="P1" draw:layer="layout" svg:x1="5.217cm" svg:y1="1.526cm" svg:x2="5.22cm" svg:y2="1.518cm">
          <text:p/>
        </draw:line>
        <draw:line draw:style-name="gr6" draw:text-style-name="P1" draw:layer="layout" svg:x1="5.22cm" svg:y1="1.518cm" svg:x2="5.224cm" svg:y2="1.511cm">
          <text:p/>
        </draw:line>
        <draw:line draw:style-name="gr6" draw:text-style-name="P1" draw:layer="layout" svg:x1="5.224cm" svg:y1="1.511cm" svg:x2="5.228cm" svg:y2="1.504cm">
          <text:p/>
        </draw:line>
        <draw:line draw:style-name="gr6" draw:text-style-name="P1" draw:layer="layout" svg:x1="5.228cm" svg:y1="1.504cm" svg:x2="5.231cm" svg:y2="1.497cm">
          <text:p/>
        </draw:line>
        <draw:line draw:style-name="gr6" draw:text-style-name="P1" draw:layer="layout" svg:x1="5.231cm" svg:y1="1.497cm" svg:x2="5.235cm" svg:y2="1.489cm">
          <text:p/>
        </draw:line>
        <draw:line draw:style-name="gr6" draw:text-style-name="P1" draw:layer="layout" svg:x1="5.235cm" svg:y1="1.489cm" svg:x2="5.239cm" svg:y2="1.482cm">
          <text:p/>
        </draw:line>
        <draw:line draw:style-name="gr6" draw:text-style-name="P1" draw:layer="layout" svg:x1="5.239cm" svg:y1="1.482cm" svg:x2="5.243cm" svg:y2="1.475cm">
          <text:p/>
        </draw:line>
        <draw:line draw:style-name="gr6" draw:text-style-name="P1" draw:layer="layout" svg:x1="5.243cm" svg:y1="1.475cm" svg:x2="5.246cm" svg:y2="1.468cm">
          <text:p/>
        </draw:line>
        <draw:line draw:style-name="gr6" draw:text-style-name="P1" draw:layer="layout" svg:x1="5.246cm" svg:y1="1.468cm" svg:x2="5.25cm" svg:y2="1.461cm">
          <text:p/>
        </draw:line>
        <draw:line draw:style-name="gr6" draw:text-style-name="P1" draw:layer="layout" svg:x1="5.25cm" svg:y1="1.461cm" svg:x2="5.254cm" svg:y2="1.454cm">
          <text:p/>
        </draw:line>
        <draw:line draw:style-name="gr6" draw:text-style-name="P1" draw:layer="layout" svg:x1="5.254cm" svg:y1="1.454cm" svg:x2="5.258cm" svg:y2="1.447cm">
          <text:p/>
        </draw:line>
        <draw:line draw:style-name="gr6" draw:text-style-name="P1" draw:layer="layout" svg:x1="5.258cm" svg:y1="1.447cm" svg:x2="5.262cm" svg:y2="1.44cm">
          <text:p/>
        </draw:line>
        <draw:line draw:style-name="gr6" draw:text-style-name="P1" draw:layer="layout" svg:x1="5.262cm" svg:y1="1.44cm" svg:x2="5.266cm" svg:y2="1.433cm">
          <text:p/>
        </draw:line>
        <draw:line draw:style-name="gr6" draw:text-style-name="P1" draw:layer="layout" svg:x1="5.266cm" svg:y1="1.433cm" svg:x2="5.269cm" svg:y2="1.426cm">
          <text:p/>
        </draw:line>
        <draw:line draw:style-name="gr6" draw:text-style-name="P1" draw:layer="layout" svg:x1="5.269cm" svg:y1="1.426cm" svg:x2="5.273cm" svg:y2="1.42cm">
          <text:p/>
        </draw:line>
        <draw:line draw:style-name="gr6" draw:text-style-name="P1" draw:layer="layout" svg:x1="5.273cm" svg:y1="1.42cm" svg:x2="5.277cm" svg:y2="1.413cm">
          <text:p/>
        </draw:line>
        <draw:line draw:style-name="gr6" draw:text-style-name="P1" draw:layer="layout" svg:x1="5.277cm" svg:y1="1.413cm" svg:x2="5.281cm" svg:y2="1.406cm">
          <text:p/>
        </draw:line>
        <draw:line draw:style-name="gr6" draw:text-style-name="P1" draw:layer="layout" svg:x1="5.281cm" svg:y1="1.406cm" svg:x2="5.285cm" svg:y2="1.4cm">
          <text:p/>
        </draw:line>
        <draw:line draw:style-name="gr6" draw:text-style-name="P1" draw:layer="layout" svg:x1="5.285cm" svg:y1="1.4cm" svg:x2="5.288cm" svg:y2="1.393cm">
          <text:p/>
        </draw:line>
        <draw:line draw:style-name="gr6" draw:text-style-name="P1" draw:layer="layout" svg:x1="5.288cm" svg:y1="1.393cm" svg:x2="5.292cm" svg:y2="1.387cm">
          <text:p/>
        </draw:line>
        <draw:line draw:style-name="gr6" draw:text-style-name="P1" draw:layer="layout" svg:x1="5.292cm" svg:y1="1.387cm" svg:x2="5.296cm" svg:y2="1.38cm">
          <text:p/>
        </draw:line>
        <draw:line draw:style-name="gr6" draw:text-style-name="P1" draw:layer="layout" svg:x1="5.296cm" svg:y1="1.38cm" svg:x2="5.3cm" svg:y2="1.374cm">
          <text:p/>
        </draw:line>
        <draw:line draw:style-name="gr6" draw:text-style-name="P1" draw:layer="layout" svg:x1="5.3cm" svg:y1="1.374cm" svg:x2="5.303cm" svg:y2="1.367cm">
          <text:p/>
        </draw:line>
        <draw:line draw:style-name="gr6" draw:text-style-name="P1" draw:layer="layout" svg:x1="5.303cm" svg:y1="1.367cm" svg:x2="5.307cm" svg:y2="1.361cm">
          <text:p/>
        </draw:line>
        <draw:line draw:style-name="gr6" draw:text-style-name="P1" draw:layer="layout" svg:x1="5.307cm" svg:y1="1.361cm" svg:x2="5.311cm" svg:y2="1.355cm">
          <text:p/>
        </draw:line>
        <draw:line draw:style-name="gr6" draw:text-style-name="P1" draw:layer="layout" svg:x1="5.311cm" svg:y1="1.355cm" svg:x2="5.315cm" svg:y2="1.349cm">
          <text:p/>
        </draw:line>
        <draw:line draw:style-name="gr6" draw:text-style-name="P1" draw:layer="layout" svg:x1="5.315cm" svg:y1="1.349cm" svg:x2="5.319cm" svg:y2="1.343cm">
          <text:p/>
        </draw:line>
        <draw:line draw:style-name="gr6" draw:text-style-name="P1" draw:layer="layout" svg:x1="5.319cm" svg:y1="1.343cm" svg:x2="5.322cm" svg:y2="1.336cm">
          <text:p/>
        </draw:line>
        <draw:line draw:style-name="gr6" draw:text-style-name="P1" draw:layer="layout" svg:x1="5.322cm" svg:y1="1.336cm" svg:x2="5.326cm" svg:y2="1.331cm">
          <text:p/>
        </draw:line>
        <draw:line draw:style-name="gr6" draw:text-style-name="P1" draw:layer="layout" svg:x1="5.326cm" svg:y1="1.331cm" svg:x2="5.33cm" svg:y2="1.325cm">
          <text:p/>
        </draw:line>
        <draw:line draw:style-name="gr6" draw:text-style-name="P1" draw:layer="layout" svg:x1="5.33cm" svg:y1="1.325cm" svg:x2="5.334cm" svg:y2="1.319cm">
          <text:p/>
        </draw:line>
        <draw:line draw:style-name="gr6" draw:text-style-name="P1" draw:layer="layout" svg:x1="5.334cm" svg:y1="1.319cm" svg:x2="5.338cm" svg:y2="1.313cm">
          <text:p/>
        </draw:line>
        <draw:line draw:style-name="gr6" draw:text-style-name="P1" draw:layer="layout" svg:x1="5.338cm" svg:y1="1.313cm" svg:x2="5.341cm" svg:y2="1.307cm">
          <text:p/>
        </draw:line>
        <draw:line draw:style-name="gr6" draw:text-style-name="P1" draw:layer="layout" svg:x1="5.341cm" svg:y1="1.307cm" svg:x2="5.345cm" svg:y2="1.301cm">
          <text:p/>
        </draw:line>
        <draw:line draw:style-name="gr6" draw:text-style-name="P1" draw:layer="layout" svg:x1="5.345cm" svg:y1="1.301cm" svg:x2="5.349cm" svg:y2="1.296cm">
          <text:p/>
        </draw:line>
        <draw:line draw:style-name="gr6" draw:text-style-name="P1" draw:layer="layout" svg:x1="5.349cm" svg:y1="1.296cm" svg:x2="5.352cm" svg:y2="1.29cm">
          <text:p/>
        </draw:line>
        <draw:line draw:style-name="gr6" draw:text-style-name="P1" draw:layer="layout" svg:x1="5.352cm" svg:y1="1.29cm" svg:x2="5.356cm" svg:y2="1.285cm">
          <text:p/>
        </draw:line>
        <draw:line draw:style-name="gr6" draw:text-style-name="P1" draw:layer="layout" svg:x1="5.356cm" svg:y1="1.285cm" svg:x2="5.36cm" svg:y2="1.279cm">
          <text:p/>
        </draw:line>
        <draw:line draw:style-name="gr6" draw:text-style-name="P1" draw:layer="layout" svg:x1="5.36cm" svg:y1="1.279cm" svg:x2="5.364cm" svg:y2="1.274cm">
          <text:p/>
        </draw:line>
        <draw:line draw:style-name="gr6" draw:text-style-name="P1" draw:layer="layout" svg:x1="5.364cm" svg:y1="1.274cm" svg:x2="5.368cm" svg:y2="1.268cm">
          <text:p/>
        </draw:line>
        <draw:line draw:style-name="gr6" draw:text-style-name="P1" draw:layer="layout" svg:x1="5.368cm" svg:y1="1.268cm" svg:x2="5.372cm" svg:y2="1.263cm">
          <text:p/>
        </draw:line>
        <draw:line draw:style-name="gr6" draw:text-style-name="P1" draw:layer="layout" svg:x1="5.372cm" svg:y1="1.263cm" svg:x2="5.375cm" svg:y2="1.258cm">
          <text:p/>
        </draw:line>
        <draw:line draw:style-name="gr6" draw:text-style-name="P1" draw:layer="layout" svg:x1="5.375cm" svg:y1="1.258cm" svg:x2="5.379cm" svg:y2="1.252cm">
          <text:p/>
        </draw:line>
        <draw:line draw:style-name="gr6" draw:text-style-name="P1" draw:layer="layout" svg:x1="5.379cm" svg:y1="1.252cm" svg:x2="5.383cm" svg:y2="1.248cm">
          <text:p/>
        </draw:line>
        <draw:line draw:style-name="gr6" draw:text-style-name="P1" draw:layer="layout" svg:x1="5.383cm" svg:y1="1.248cm" svg:x2="5.387cm" svg:y2="1.243cm">
          <text:p/>
        </draw:line>
        <draw:line draw:style-name="gr6" draw:text-style-name="P1" draw:layer="layout" svg:x1="5.387cm" svg:y1="1.243cm" svg:x2="5.391cm" svg:y2="1.238cm">
          <text:p/>
        </draw:line>
        <draw:line draw:style-name="gr6" draw:text-style-name="P1" draw:layer="layout" svg:x1="5.391cm" svg:y1="1.238cm" svg:x2="5.395cm" svg:y2="1.233cm">
          <text:p/>
        </draw:line>
        <draw:line draw:style-name="gr6" draw:text-style-name="P1" draw:layer="layout" svg:x1="5.395cm" svg:y1="1.233cm" svg:x2="5.398cm" svg:y2="1.228cm">
          <text:p/>
        </draw:line>
        <draw:line draw:style-name="gr6" draw:text-style-name="P1" draw:layer="layout" svg:x1="5.398cm" svg:y1="1.228cm" svg:x2="5.402cm" svg:y2="1.223cm">
          <text:p/>
        </draw:line>
        <draw:line draw:style-name="gr6" draw:text-style-name="P1" draw:layer="layout" svg:x1="5.402cm" svg:y1="1.223cm" svg:x2="5.406cm" svg:y2="1.219cm">
          <text:p/>
        </draw:line>
        <draw:line draw:style-name="gr6" draw:text-style-name="P1" draw:layer="layout" svg:x1="5.406cm" svg:y1="1.219cm" svg:x2="5.409cm" svg:y2="1.214cm">
          <text:p/>
        </draw:line>
        <draw:line draw:style-name="gr6" draw:text-style-name="P1" draw:layer="layout" svg:x1="5.409cm" svg:y1="1.214cm" svg:x2="5.413cm" svg:y2="1.21cm">
          <text:p/>
        </draw:line>
        <draw:line draw:style-name="gr6" draw:text-style-name="P1" draw:layer="layout" svg:x1="5.413cm" svg:y1="1.21cm" svg:x2="5.417cm" svg:y2="1.205cm">
          <text:p/>
        </draw:line>
        <draw:line draw:style-name="gr6" draw:text-style-name="P1" draw:layer="layout" svg:x1="5.417cm" svg:y1="1.205cm" svg:x2="5.421cm" svg:y2="1.201cm">
          <text:p/>
        </draw:line>
        <draw:line draw:style-name="gr6" draw:text-style-name="P1" draw:layer="layout" svg:x1="5.421cm" svg:y1="1.201cm" svg:x2="5.424cm" svg:y2="1.196cm">
          <text:p/>
        </draw:line>
        <draw:line draw:style-name="gr6" draw:text-style-name="P1" draw:layer="layout" svg:x1="5.424cm" svg:y1="1.196cm" svg:x2="5.428cm" svg:y2="1.192cm">
          <text:p/>
        </draw:line>
        <draw:line draw:style-name="gr6" draw:text-style-name="P1" draw:layer="layout" svg:x1="5.428cm" svg:y1="1.192cm" svg:x2="5.432cm" svg:y2="1.188cm">
          <text:p/>
        </draw:line>
        <draw:line draw:style-name="gr6" draw:text-style-name="P1" draw:layer="layout" svg:x1="5.432cm" svg:y1="1.188cm" svg:x2="5.436cm" svg:y2="1.184cm">
          <text:p/>
        </draw:line>
        <draw:line draw:style-name="gr6" draw:text-style-name="P1" draw:layer="layout" svg:x1="5.436cm" svg:y1="1.184cm" svg:x2="5.44cm" svg:y2="1.18cm">
          <text:p/>
        </draw:line>
        <draw:line draw:style-name="gr6" draw:text-style-name="P1" draw:layer="layout" svg:x1="5.44cm" svg:y1="1.18cm" svg:x2="5.444cm" svg:y2="1.176cm">
          <text:p/>
        </draw:line>
        <draw:line draw:style-name="gr6" draw:text-style-name="P1" draw:layer="layout" svg:x1="5.444cm" svg:y1="1.176cm" svg:x2="5.447cm" svg:y2="1.172cm">
          <text:p/>
        </draw:line>
        <draw:line draw:style-name="gr6" draw:text-style-name="P1" draw:layer="layout" svg:x1="5.447cm" svg:y1="1.172cm" svg:x2="5.451cm" svg:y2="1.168cm">
          <text:p/>
        </draw:line>
        <draw:line draw:style-name="gr6" draw:text-style-name="P1" draw:layer="layout" svg:x1="5.451cm" svg:y1="1.168cm" svg:x2="5.455cm" svg:y2="1.164cm">
          <text:p/>
        </draw:line>
        <draw:line draw:style-name="gr6" draw:text-style-name="P1" draw:layer="layout" svg:x1="5.455cm" svg:y1="1.164cm" svg:x2="5.459cm" svg:y2="1.161cm">
          <text:p/>
        </draw:line>
        <draw:line draw:style-name="gr6" draw:text-style-name="P1" draw:layer="layout" svg:x1="5.459cm" svg:y1="1.161cm" svg:x2="5.462cm" svg:y2="1.157cm">
          <text:p/>
        </draw:line>
        <draw:line draw:style-name="gr6" draw:text-style-name="P1" draw:layer="layout" svg:x1="5.462cm" svg:y1="1.157cm" svg:x2="5.466cm" svg:y2="1.153cm">
          <text:p/>
        </draw:line>
        <draw:line draw:style-name="gr6" draw:text-style-name="P1" draw:layer="layout" svg:x1="5.466cm" svg:y1="1.153cm" svg:x2="5.47cm" svg:y2="1.15cm">
          <text:p/>
        </draw:line>
        <draw:line draw:style-name="gr6" draw:text-style-name="P1" draw:layer="layout" svg:x1="5.47cm" svg:y1="1.15cm" svg:x2="5.474cm" svg:y2="1.147cm">
          <text:p/>
        </draw:line>
        <draw:line draw:style-name="gr6" draw:text-style-name="P1" draw:layer="layout" svg:x1="5.474cm" svg:y1="1.147cm" svg:x2="5.478cm" svg:y2="1.143cm">
          <text:p/>
        </draw:line>
        <draw:line draw:style-name="gr6" draw:text-style-name="P1" draw:layer="layout" svg:x1="5.478cm" svg:y1="1.143cm" svg:x2="5.481cm" svg:y2="1.14cm">
          <text:p/>
        </draw:line>
        <draw:line draw:style-name="gr6" draw:text-style-name="P1" draw:layer="layout" svg:x1="5.481cm" svg:y1="1.14cm" svg:x2="5.485cm" svg:y2="1.137cm">
          <text:p/>
        </draw:line>
        <draw:line draw:style-name="gr6" draw:text-style-name="P1" draw:layer="layout" svg:x1="5.485cm" svg:y1="1.137cm" svg:x2="5.489cm" svg:y2="1.134cm">
          <text:p/>
        </draw:line>
        <draw:line draw:style-name="gr6" draw:text-style-name="P1" draw:layer="layout" svg:x1="5.489cm" svg:y1="1.134cm" svg:x2="5.493cm" svg:y2="1.131cm">
          <text:p/>
        </draw:line>
        <draw:line draw:style-name="gr6" draw:text-style-name="P1" draw:layer="layout" svg:x1="5.493cm" svg:y1="1.131cm" svg:x2="5.497cm" svg:y2="1.128cm">
          <text:p/>
        </draw:line>
        <draw:line draw:style-name="gr6" draw:text-style-name="P1" draw:layer="layout" svg:x1="5.497cm" svg:y1="1.128cm" svg:x2="5.501cm" svg:y2="1.125cm">
          <text:p/>
        </draw:line>
        <draw:line draw:style-name="gr6" draw:text-style-name="P1" draw:layer="layout" svg:x1="5.501cm" svg:y1="1.125cm" svg:x2="5.504cm" svg:y2="1.122cm">
          <text:p/>
        </draw:line>
        <draw:line draw:style-name="gr6" draw:text-style-name="P1" draw:layer="layout" svg:x1="5.504cm" svg:y1="1.122cm" svg:x2="5.508cm" svg:y2="1.12cm">
          <text:p/>
        </draw:line>
        <draw:line draw:style-name="gr6" draw:text-style-name="P1" draw:layer="layout" svg:x1="5.508cm" svg:y1="1.12cm" svg:x2="5.512cm" svg:y2="1.117cm">
          <text:p/>
        </draw:line>
        <draw:line draw:style-name="gr6" draw:text-style-name="P1" draw:layer="layout" svg:x1="5.512cm" svg:y1="1.117cm" svg:x2="5.516cm" svg:y2="1.115cm">
          <text:p/>
        </draw:line>
        <draw:line draw:style-name="gr6" draw:text-style-name="P1" draw:layer="layout" svg:x1="5.516cm" svg:y1="1.115cm" svg:x2="5.519cm" svg:y2="1.112cm">
          <text:p/>
        </draw:line>
        <draw:line draw:style-name="gr6" draw:text-style-name="P1" draw:layer="layout" svg:x1="5.519cm" svg:y1="1.112cm" svg:x2="5.523cm" svg:y2="1.11cm">
          <text:p/>
        </draw:line>
        <draw:line draw:style-name="gr6" draw:text-style-name="P1" draw:layer="layout" svg:x1="5.523cm" svg:y1="1.11cm" svg:x2="5.527cm" svg:y2="1.108cm">
          <text:p/>
        </draw:line>
        <draw:line draw:style-name="gr6" draw:text-style-name="P1" draw:layer="layout" svg:x1="5.527cm" svg:y1="1.108cm" svg:x2="5.53cm" svg:y2="1.106cm">
          <text:p/>
        </draw:line>
        <draw:line draw:style-name="gr6" draw:text-style-name="P1" draw:layer="layout" svg:x1="5.53cm" svg:y1="1.106cm" svg:x2="5.534cm" svg:y2="1.104cm">
          <text:p/>
        </draw:line>
        <draw:line draw:style-name="gr6" draw:text-style-name="P1" draw:layer="layout" svg:x1="5.534cm" svg:y1="1.104cm" svg:x2="5.538cm" svg:y2="1.102cm">
          <text:p/>
        </draw:line>
        <draw:line draw:style-name="gr6" draw:text-style-name="P1" draw:layer="layout" svg:x1="5.538cm" svg:y1="1.102cm" svg:x2="5.542cm" svg:y2="1.099cm">
          <text:p/>
        </draw:line>
        <draw:line draw:style-name="gr6" draw:text-style-name="P1" draw:layer="layout" svg:x1="5.542cm" svg:y1="1.099cm" svg:x2="5.546cm" svg:y2="1.097cm">
          <text:p/>
        </draw:line>
        <draw:line draw:style-name="gr6" draw:text-style-name="P1" draw:layer="layout" svg:x1="5.546cm" svg:y1="1.097cm" svg:x2="5.55cm" svg:y2="1.096cm">
          <text:p/>
        </draw:line>
        <draw:line draw:style-name="gr6" draw:text-style-name="P1" draw:layer="layout" svg:x1="5.55cm" svg:y1="1.096cm" svg:x2="5.553cm" svg:y2="1.094cm">
          <text:p/>
        </draw:line>
        <draw:line draw:style-name="gr6" draw:text-style-name="P1" draw:layer="layout" svg:x1="5.553cm" svg:y1="1.094cm" svg:x2="5.557cm" svg:y2="1.093cm">
          <text:p/>
        </draw:line>
        <draw:line draw:style-name="gr6" draw:text-style-name="P1" draw:layer="layout" svg:x1="5.557cm" svg:y1="1.093cm" svg:x2="5.561cm" svg:y2="1.091cm">
          <text:p/>
        </draw:line>
        <draw:line draw:style-name="gr6" draw:text-style-name="P1" draw:layer="layout" svg:x1="5.561cm" svg:y1="1.091cm" svg:x2="5.565cm" svg:y2="1.089cm">
          <text:p/>
        </draw:line>
        <draw:line draw:style-name="gr6" draw:text-style-name="P1" draw:layer="layout" svg:x1="5.565cm" svg:y1="1.089cm" svg:x2="5.568cm" svg:y2="1.088cm">
          <text:p/>
        </draw:line>
        <draw:line draw:style-name="gr6" draw:text-style-name="P1" draw:layer="layout" svg:x1="5.568cm" svg:y1="1.088cm" svg:x2="5.572cm" svg:y2="1.087cm">
          <text:p/>
        </draw:line>
        <draw:line draw:style-name="gr6" draw:text-style-name="P1" draw:layer="layout" svg:x1="5.572cm" svg:y1="1.087cm" svg:x2="5.576cm" svg:y2="1.086cm">
          <text:p/>
        </draw:line>
        <draw:line draw:style-name="gr6" draw:text-style-name="P1" draw:layer="layout" svg:x1="5.576cm" svg:y1="1.086cm" svg:x2="5.58cm" svg:y2="1.084cm">
          <text:p/>
        </draw:line>
        <draw:line draw:style-name="gr6" draw:text-style-name="P1" draw:layer="layout" svg:x1="5.58cm" svg:y1="1.084cm" svg:x2="5.584cm" svg:y2="1.083cm">
          <text:p/>
        </draw:line>
        <draw:line draw:style-name="gr6" draw:text-style-name="P1" draw:layer="layout" svg:x1="5.584cm" svg:y1="1.083cm" svg:x2="5.587cm" svg:y2="1.082cm">
          <text:p/>
        </draw:line>
        <draw:line draw:style-name="gr6" draw:text-style-name="P1" draw:layer="layout" svg:x1="5.587cm" svg:y1="1.082cm" svg:x2="5.591cm" svg:y2="1.082cm">
          <text:p/>
        </draw:line>
        <draw:line draw:style-name="gr6" draw:text-style-name="P1" draw:layer="layout" svg:x1="5.591cm" svg:y1="1.082cm" svg:x2="5.595cm" svg:y2="1.081cm">
          <text:p/>
        </draw:line>
        <draw:line draw:style-name="gr6" draw:text-style-name="P1" draw:layer="layout" svg:x1="5.595cm" svg:y1="1.081cm" svg:x2="5.599cm" svg:y2="1.08cm">
          <text:p/>
        </draw:line>
        <draw:line draw:style-name="gr6" draw:text-style-name="P1" draw:layer="layout" svg:x1="5.599cm" svg:y1="1.08cm" svg:x2="5.603cm" svg:y2="1.079cm">
          <text:p/>
        </draw:line>
        <draw:line draw:style-name="gr6" draw:text-style-name="P1" draw:layer="layout" svg:x1="5.603cm" svg:y1="1.079cm" svg:x2="5.607cm" svg:y2="1.079cm">
          <text:p/>
        </draw:line>
        <draw:line draw:style-name="gr6" draw:text-style-name="P1" draw:layer="layout" svg:x1="5.607cm" svg:y1="1.079cm" svg:x2="5.611cm" svg:y2="1.078cm">
          <text:p/>
        </draw:line>
        <draw:line draw:style-name="gr6" draw:text-style-name="P1" draw:layer="layout" svg:x1="5.611cm" svg:y1="1.078cm" svg:x2="5.614cm" svg:y2="1.078cm">
          <text:p/>
        </draw:line>
        <draw:line draw:style-name="gr6" draw:text-style-name="P1" draw:layer="layout" svg:x1="5.614cm" svg:y1="1.078cm" svg:x2="5.618cm" svg:y2="1.077cm">
          <text:p/>
        </draw:line>
        <draw:line draw:style-name="gr6" draw:text-style-name="P1" draw:layer="layout" svg:x1="5.618cm" svg:y1="1.077cm" svg:x2="5.622cm" svg:y2="1.077cm">
          <text:p/>
        </draw:line>
        <draw:line draw:style-name="gr6" draw:text-style-name="P1" draw:layer="layout" svg:x1="5.622cm" svg:y1="1.077cm" svg:x2="5.625cm" svg:y2="1.077cm">
          <text:p/>
        </draw:line>
        <draw:line draw:style-name="gr6" draw:text-style-name="P1" draw:layer="layout" svg:x1="5.625cm" svg:y1="1.077cm" svg:x2="5.629cm" svg:y2="1.077cm">
          <text:p/>
        </draw:line>
        <draw:line draw:style-name="gr6" draw:text-style-name="P1" draw:layer="layout" svg:x1="5.629cm" svg:y1="1.077cm" svg:x2="5.633cm" svg:y2="1.077cm">
          <text:p/>
        </draw:line>
        <draw:line draw:style-name="gr6" draw:text-style-name="P1" draw:layer="layout" svg:x1="5.633cm" svg:y1="1.077cm" svg:x2="5.636cm" svg:y2="1.077cm">
          <text:p/>
        </draw:line>
        <draw:line draw:style-name="gr6" draw:text-style-name="P1" draw:layer="layout" svg:x1="5.636cm" svg:y1="1.077cm" svg:x2="5.64cm" svg:y2="1.077cm">
          <text:p/>
        </draw:line>
        <draw:line draw:style-name="gr6" draw:text-style-name="P1" draw:layer="layout" svg:x1="5.64cm" svg:y1="1.077cm" svg:x2="5.644cm" svg:y2="1.078cm">
          <text:p/>
        </draw:line>
        <draw:line draw:style-name="gr6" draw:text-style-name="P1" draw:layer="layout" svg:x1="5.644cm" svg:y1="1.078cm" svg:x2="5.648cm" svg:y2="1.078cm">
          <text:p/>
        </draw:line>
        <draw:line draw:style-name="gr6" draw:text-style-name="P1" draw:layer="layout" svg:x1="5.648cm" svg:y1="1.078cm" svg:x2="5.652cm" svg:y2="1.079cm">
          <text:p/>
        </draw:line>
        <draw:line draw:style-name="gr6" draw:text-style-name="P1" draw:layer="layout" svg:x1="5.652cm" svg:y1="1.079cm" svg:x2="5.656cm" svg:y2="1.079cm">
          <text:p/>
        </draw:line>
        <draw:line draw:style-name="gr6" draw:text-style-name="P1" draw:layer="layout" svg:x1="5.656cm" svg:y1="1.079cm" svg:x2="5.659cm" svg:y2="1.08cm">
          <text:p/>
        </draw:line>
        <draw:line draw:style-name="gr6" draw:text-style-name="P1" draw:layer="layout" svg:x1="5.659cm" svg:y1="1.08cm" svg:x2="5.663cm" svg:y2="1.08cm">
          <text:p/>
        </draw:line>
        <draw:line draw:style-name="gr6" draw:text-style-name="P1" draw:layer="layout" svg:x1="5.663cm" svg:y1="1.08cm" svg:x2="5.667cm" svg:y2="1.081cm">
          <text:p/>
        </draw:line>
        <draw:line draw:style-name="gr6" draw:text-style-name="P1" draw:layer="layout" svg:x1="5.667cm" svg:y1="1.081cm" svg:x2="5.671cm" svg:y2="1.082cm">
          <text:p/>
        </draw:line>
        <draw:line draw:style-name="gr6" draw:text-style-name="P1" draw:layer="layout" svg:x1="5.671cm" svg:y1="1.082cm" svg:x2="5.675cm" svg:y2="1.083cm">
          <text:p/>
        </draw:line>
        <draw:line draw:style-name="gr6" draw:text-style-name="P1" draw:layer="layout" svg:x1="5.675cm" svg:y1="1.083cm" svg:x2="5.678cm" svg:y2="1.084cm">
          <text:p/>
        </draw:line>
        <draw:line draw:style-name="gr6" draw:text-style-name="P1" draw:layer="layout" svg:x1="5.678cm" svg:y1="1.084cm" svg:x2="5.682cm" svg:y2="1.085cm">
          <text:p/>
        </draw:line>
        <draw:line draw:style-name="gr6" draw:text-style-name="P1" draw:layer="layout" svg:x1="5.682cm" svg:y1="1.085cm" svg:x2="5.686cm" svg:y2="1.086cm">
          <text:p/>
        </draw:line>
        <draw:line draw:style-name="gr6" draw:text-style-name="P1" draw:layer="layout" svg:x1="5.686cm" svg:y1="1.086cm" svg:x2="5.69cm" svg:y2="1.088cm">
          <text:p/>
        </draw:line>
        <draw:line draw:style-name="gr6" draw:text-style-name="P1" draw:layer="layout" svg:x1="5.69cm" svg:y1="1.088cm" svg:x2="5.694cm" svg:y2="1.089cm">
          <text:p/>
        </draw:line>
        <draw:line draw:style-name="gr6" draw:text-style-name="P1" draw:layer="layout" svg:x1="5.694cm" svg:y1="1.089cm" svg:x2="5.697cm" svg:y2="1.09cm">
          <text:p/>
        </draw:line>
        <draw:line draw:style-name="gr6" draw:text-style-name="P1" draw:layer="layout" svg:x1="5.697cm" svg:y1="1.09cm" svg:x2="5.701cm" svg:y2="1.092cm">
          <text:p/>
        </draw:line>
        <draw:line draw:style-name="gr6" draw:text-style-name="P1" draw:layer="layout" svg:x1="5.701cm" svg:y1="1.092cm" svg:x2="5.705cm" svg:y2="1.094cm">
          <text:p/>
        </draw:line>
        <draw:line draw:style-name="gr6" draw:text-style-name="P1" draw:layer="layout" svg:x1="5.705cm" svg:y1="1.094cm" svg:x2="5.709cm" svg:y2="1.095cm">
          <text:p/>
        </draw:line>
        <draw:line draw:style-name="gr6" draw:text-style-name="P1" draw:layer="layout" svg:x1="5.709cm" svg:y1="1.095cm" svg:x2="5.713cm" svg:y2="1.097cm">
          <text:p/>
        </draw:line>
        <draw:line draw:style-name="gr6" draw:text-style-name="P1" draw:layer="layout" svg:x1="5.713cm" svg:y1="1.097cm" svg:x2="5.717cm" svg:y2="1.099cm">
          <text:p/>
        </draw:line>
        <draw:line draw:style-name="gr6" draw:text-style-name="P1" draw:layer="layout" svg:x1="5.717cm" svg:y1="1.099cm" svg:x2="5.72cm" svg:y2="1.101cm">
          <text:p/>
        </draw:line>
        <draw:line draw:style-name="gr6" draw:text-style-name="P1" draw:layer="layout" svg:x1="5.72cm" svg:y1="1.101cm" svg:x2="5.724cm" svg:y2="1.103cm">
          <text:p/>
        </draw:line>
        <draw:line draw:style-name="gr6" draw:text-style-name="P1" draw:layer="layout" svg:x1="5.724cm" svg:y1="1.103cm" svg:x2="5.728cm" svg:y2="1.105cm">
          <text:p/>
        </draw:line>
        <draw:line draw:style-name="gr6" draw:text-style-name="P1" draw:layer="layout" svg:x1="5.728cm" svg:y1="1.105cm" svg:x2="5.731cm" svg:y2="1.107cm">
          <text:p/>
        </draw:line>
        <draw:line draw:style-name="gr6" draw:text-style-name="P1" draw:layer="layout" svg:x1="5.731cm" svg:y1="1.107cm" svg:x2="5.735cm" svg:y2="1.109cm">
          <text:p/>
        </draw:line>
        <draw:line draw:style-name="gr6" draw:text-style-name="P1" draw:layer="layout" svg:x1="5.735cm" svg:y1="1.109cm" svg:x2="5.739cm" svg:y2="1.112cm">
          <text:p/>
        </draw:line>
        <draw:line draw:style-name="gr6" draw:text-style-name="P1" draw:layer="layout" svg:x1="5.739cm" svg:y1="1.112cm" svg:x2="5.742cm" svg:y2="1.114cm">
          <text:p/>
        </draw:line>
        <draw:line draw:style-name="gr6" draw:text-style-name="P1" draw:layer="layout" svg:x1="5.742cm" svg:y1="1.114cm" svg:x2="5.746cm" svg:y2="1.117cm">
          <text:p/>
        </draw:line>
        <draw:line draw:style-name="gr6" draw:text-style-name="P1" draw:layer="layout" svg:x1="5.746cm" svg:y1="1.117cm" svg:x2="5.75cm" svg:y2="1.119cm">
          <text:p/>
        </draw:line>
        <draw:line draw:style-name="gr6" draw:text-style-name="P1" draw:layer="layout" svg:x1="5.75cm" svg:y1="1.119cm" svg:x2="5.754cm" svg:y2="1.122cm">
          <text:p/>
        </draw:line>
        <draw:line draw:style-name="gr6" draw:text-style-name="P1" draw:layer="layout" svg:x1="5.754cm" svg:y1="1.122cm" svg:x2="5.758cm" svg:y2="1.125cm">
          <text:p/>
        </draw:line>
        <draw:line draw:style-name="gr6" draw:text-style-name="P1" draw:layer="layout" svg:x1="5.758cm" svg:y1="1.125cm" svg:x2="5.762cm" svg:y2="1.128cm">
          <text:p/>
        </draw:line>
        <draw:line draw:style-name="gr6" draw:text-style-name="P1" draw:layer="layout" svg:x1="5.762cm" svg:y1="1.128cm" svg:x2="5.766cm" svg:y2="1.13cm">
          <text:p/>
        </draw:line>
        <draw:line draw:style-name="gr6" draw:text-style-name="P1" draw:layer="layout" svg:x1="5.766cm" svg:y1="1.13cm" svg:x2="5.769cm" svg:y2="1.134cm">
          <text:p/>
        </draw:line>
        <draw:line draw:style-name="gr6" draw:text-style-name="P1" draw:layer="layout" svg:x1="5.769cm" svg:y1="1.134cm" svg:x2="5.773cm" svg:y2="1.136cm">
          <text:p/>
        </draw:line>
        <draw:line draw:style-name="gr6" draw:text-style-name="P1" draw:layer="layout" svg:x1="5.773cm" svg:y1="1.136cm" svg:x2="5.777cm" svg:y2="1.139cm">
          <text:p/>
        </draw:line>
        <draw:line draw:style-name="gr6" draw:text-style-name="P1" draw:layer="layout" svg:x1="5.777cm" svg:y1="1.139cm" svg:x2="5.781cm" svg:y2="1.143cm">
          <text:p/>
        </draw:line>
        <draw:line draw:style-name="gr6" draw:text-style-name="P1" draw:layer="layout" svg:x1="5.781cm" svg:y1="1.143cm" svg:x2="5.784cm" svg:y2="1.146cm">
          <text:p/>
        </draw:line>
        <draw:line draw:style-name="gr6" draw:text-style-name="P1" draw:layer="layout" svg:x1="5.784cm" svg:y1="1.146cm" svg:x2="5.788cm" svg:y2="1.15cm">
          <text:p/>
        </draw:line>
        <draw:line draw:style-name="gr6" draw:text-style-name="P1" draw:layer="layout" svg:x1="5.788cm" svg:y1="1.15cm" svg:x2="5.792cm" svg:y2="1.153cm">
          <text:p/>
        </draw:line>
        <draw:line draw:style-name="gr6" draw:text-style-name="P1" draw:layer="layout" svg:x1="5.792cm" svg:y1="1.153cm" svg:x2="5.796cm" svg:y2="1.157cm">
          <text:p/>
        </draw:line>
        <draw:line draw:style-name="gr6" draw:text-style-name="P1" draw:layer="layout" svg:x1="5.796cm" svg:y1="1.157cm" svg:x2="5.8cm" svg:y2="1.16cm">
          <text:p/>
        </draw:line>
        <draw:line draw:style-name="gr6" draw:text-style-name="P1" draw:layer="layout" svg:x1="5.8cm" svg:y1="1.16cm" svg:x2="5.803cm" svg:y2="1.164cm">
          <text:p/>
        </draw:line>
        <draw:line draw:style-name="gr6" draw:text-style-name="P1" draw:layer="layout" svg:x1="5.803cm" svg:y1="1.164cm" svg:x2="5.807cm" svg:y2="1.167cm">
          <text:p/>
        </draw:line>
        <draw:line draw:style-name="gr6" draw:text-style-name="P1" draw:layer="layout" svg:x1="5.807cm" svg:y1="1.167cm" svg:x2="5.811cm" svg:y2="1.171cm">
          <text:p/>
        </draw:line>
        <draw:line draw:style-name="gr6" draw:text-style-name="P1" draw:layer="layout" svg:x1="5.811cm" svg:y1="1.171cm" svg:x2="5.815cm" svg:y2="1.175cm">
          <text:p/>
        </draw:line>
        <draw:line draw:style-name="gr6" draw:text-style-name="P1" draw:layer="layout" svg:x1="5.815cm" svg:y1="1.175cm" svg:x2="5.819cm" svg:y2="1.179cm">
          <text:p/>
        </draw:line>
        <draw:line draw:style-name="gr6" draw:text-style-name="P1" draw:layer="layout" svg:x1="5.819cm" svg:y1="1.179cm" svg:x2="5.823cm" svg:y2="1.183cm">
          <text:p/>
        </draw:line>
        <draw:line draw:style-name="gr6" draw:text-style-name="P1" draw:layer="layout" svg:x1="5.823cm" svg:y1="1.183cm" svg:x2="5.826cm" svg:y2="1.187cm">
          <text:p/>
        </draw:line>
        <draw:line draw:style-name="gr6" draw:text-style-name="P1" draw:layer="layout" svg:x1="5.826cm" svg:y1="1.187cm" svg:x2="5.83cm" svg:y2="1.191cm">
          <text:p/>
        </draw:line>
        <draw:line draw:style-name="gr6" draw:text-style-name="P1" draw:layer="layout" svg:x1="5.83cm" svg:y1="1.191cm" svg:x2="5.834cm" svg:y2="1.195cm">
          <text:p/>
        </draw:line>
        <draw:line draw:style-name="gr6" draw:text-style-name="P1" draw:layer="layout" svg:x1="5.834cm" svg:y1="1.195cm" svg:x2="5.837cm" svg:y2="1.2cm">
          <text:p/>
        </draw:line>
        <draw:line draw:style-name="gr6" draw:text-style-name="P1" draw:layer="layout" svg:x1="5.837cm" svg:y1="1.2cm" svg:x2="5.841cm" svg:y2="1.204cm">
          <text:p/>
        </draw:line>
        <draw:line draw:style-name="gr6" draw:text-style-name="P1" draw:layer="layout" svg:x1="5.841cm" svg:y1="1.204cm" svg:x2="5.845cm" svg:y2="1.209cm">
          <text:p/>
        </draw:line>
        <draw:line draw:style-name="gr6" draw:text-style-name="P1" draw:layer="layout" svg:x1="5.845cm" svg:y1="1.209cm" svg:x2="5.849cm" svg:y2="1.213cm">
          <text:p/>
        </draw:line>
        <draw:line draw:style-name="gr6" draw:text-style-name="P1" draw:layer="layout" svg:x1="5.849cm" svg:y1="1.213cm" svg:x2="5.852cm" svg:y2="1.218cm">
          <text:p/>
        </draw:line>
        <draw:line draw:style-name="gr6" draw:text-style-name="P1" draw:layer="layout" svg:x1="5.852cm" svg:y1="1.218cm" svg:x2="5.856cm" svg:y2="1.222cm">
          <text:p/>
        </draw:line>
        <draw:line draw:style-name="gr6" draw:text-style-name="P1" draw:layer="layout" svg:x1="5.856cm" svg:y1="1.222cm" svg:x2="5.86cm" svg:y2="1.227cm">
          <text:p/>
        </draw:line>
        <draw:line draw:style-name="gr6" draw:text-style-name="P1" draw:layer="layout" svg:x1="5.86cm" svg:y1="1.227cm" svg:x2="5.864cm" svg:y2="1.232cm">
          <text:p/>
        </draw:line>
        <draw:line draw:style-name="gr6" draw:text-style-name="P1" draw:layer="layout" svg:x1="5.864cm" svg:y1="1.232cm" svg:x2="5.868cm" svg:y2="1.237cm">
          <text:p/>
        </draw:line>
        <draw:line draw:style-name="gr6" draw:text-style-name="P1" draw:layer="layout" svg:x1="5.868cm" svg:y1="1.237cm" svg:x2="5.872cm" svg:y2="1.242cm">
          <text:p/>
        </draw:line>
        <draw:line draw:style-name="gr6" draw:text-style-name="P1" draw:layer="layout" svg:x1="5.872cm" svg:y1="1.242cm" svg:x2="5.875cm" svg:y2="1.247cm">
          <text:p/>
        </draw:line>
        <draw:line draw:style-name="gr6" draw:text-style-name="P1" draw:layer="layout" svg:x1="5.875cm" svg:y1="1.247cm" svg:x2="5.879cm" svg:y2="1.252cm">
          <text:p/>
        </draw:line>
        <draw:line draw:style-name="gr6" draw:text-style-name="P1" draw:layer="layout" svg:x1="5.879cm" svg:y1="1.252cm" svg:x2="5.883cm" svg:y2="1.257cm">
          <text:p/>
        </draw:line>
        <draw:line draw:style-name="gr6" draw:text-style-name="P1" draw:layer="layout" svg:x1="5.883cm" svg:y1="1.257cm" svg:x2="5.887cm" svg:y2="1.262cm">
          <text:p/>
        </draw:line>
        <draw:line draw:style-name="gr6" draw:text-style-name="P1" draw:layer="layout" svg:x1="5.887cm" svg:y1="1.262cm" svg:x2="5.891cm" svg:y2="1.268cm">
          <text:p/>
        </draw:line>
        <draw:line draw:style-name="gr6" draw:text-style-name="P1" draw:layer="layout" svg:x1="5.891cm" svg:y1="1.268cm" svg:x2="5.894cm" svg:y2="1.273cm">
          <text:p/>
        </draw:line>
        <draw:line draw:style-name="gr6" draw:text-style-name="P1" draw:layer="layout" svg:x1="5.894cm" svg:y1="1.273cm" svg:x2="5.898cm" svg:y2="1.278cm">
          <text:p/>
        </draw:line>
        <draw:line draw:style-name="gr6" draw:text-style-name="P1" draw:layer="layout" svg:x1="5.898cm" svg:y1="1.278cm" svg:x2="5.902cm" svg:y2="1.283cm">
          <text:p/>
        </draw:line>
        <draw:line draw:style-name="gr6" draw:text-style-name="P1" draw:layer="layout" svg:x1="5.902cm" svg:y1="1.283cm" svg:x2="5.906cm" svg:y2="1.289cm">
          <text:p/>
        </draw:line>
        <draw:line draw:style-name="gr6" draw:text-style-name="P1" draw:layer="layout" svg:x1="5.906cm" svg:y1="1.289cm" svg:x2="5.909cm" svg:y2="1.295cm">
          <text:p/>
        </draw:line>
        <draw:line draw:style-name="gr6" draw:text-style-name="P1" draw:layer="layout" svg:x1="5.909cm" svg:y1="1.295cm" svg:x2="5.913cm" svg:y2="1.301cm">
          <text:p/>
        </draw:line>
        <draw:line draw:style-name="gr6" draw:text-style-name="P1" draw:layer="layout" svg:x1="5.913cm" svg:y1="1.301cm" svg:x2="5.917cm" svg:y2="1.306cm">
          <text:p/>
        </draw:line>
        <draw:line draw:style-name="gr6" draw:text-style-name="P1" draw:layer="layout" svg:x1="5.917cm" svg:y1="1.306cm" svg:x2="5.921cm" svg:y2="1.312cm">
          <text:p/>
        </draw:line>
        <draw:line draw:style-name="gr6" draw:text-style-name="P1" draw:layer="layout" svg:x1="5.921cm" svg:y1="1.312cm" svg:x2="5.925cm" svg:y2="1.318cm">
          <text:p/>
        </draw:line>
        <draw:line draw:style-name="gr6" draw:text-style-name="P1" draw:layer="layout" svg:x1="5.925cm" svg:y1="1.318cm" svg:x2="5.929cm" svg:y2="1.324cm">
          <text:p/>
        </draw:line>
        <draw:line draw:style-name="gr6" draw:text-style-name="P1" draw:layer="layout" svg:x1="5.929cm" svg:y1="1.324cm" svg:x2="5.932cm" svg:y2="1.33cm">
          <text:p/>
        </draw:line>
        <draw:line draw:style-name="gr6" draw:text-style-name="P1" draw:layer="layout" svg:x1="5.932cm" svg:y1="1.33cm" svg:x2="5.936cm" svg:y2="1.335cm">
          <text:p/>
        </draw:line>
        <draw:line draw:style-name="gr6" draw:text-style-name="P1" draw:layer="layout" svg:x1="5.936cm" svg:y1="1.335cm" svg:x2="5.94cm" svg:y2="1.341cm">
          <text:p/>
        </draw:line>
        <draw:line draw:style-name="gr6" draw:text-style-name="P1" draw:layer="layout" svg:x1="5.94cm" svg:y1="1.341cm" svg:x2="5.944cm" svg:y2="1.348cm">
          <text:p/>
        </draw:line>
        <draw:line draw:style-name="gr6" draw:text-style-name="P1" draw:layer="layout" svg:x1="5.944cm" svg:y1="1.348cm" svg:x2="5.947cm" svg:y2="1.354cm">
          <text:p/>
        </draw:line>
        <draw:line draw:style-name="gr6" draw:text-style-name="P1" draw:layer="layout" svg:x1="5.947cm" svg:y1="1.354cm" svg:x2="5.951cm" svg:y2="1.361cm">
          <text:p/>
        </draw:line>
        <draw:line draw:style-name="gr6" draw:text-style-name="P1" draw:layer="layout" svg:x1="5.951cm" svg:y1="1.361cm" svg:x2="5.955cm" svg:y2="1.366cm">
          <text:p/>
        </draw:line>
        <draw:line draw:style-name="gr6" draw:text-style-name="P1" draw:layer="layout" svg:x1="5.955cm" svg:y1="1.366cm" svg:x2="5.958cm" svg:y2="1.373cm">
          <text:p/>
        </draw:line>
        <draw:line draw:style-name="gr6" draw:text-style-name="P1" draw:layer="layout" svg:x1="5.958cm" svg:y1="1.373cm" svg:x2="5.962cm" svg:y2="1.379cm">
          <text:p/>
        </draw:line>
        <draw:line draw:style-name="gr6" draw:text-style-name="P1" draw:layer="layout" svg:x1="5.962cm" svg:y1="1.379cm" svg:x2="5.966cm" svg:y2="1.386cm">
          <text:p/>
        </draw:line>
        <draw:line draw:style-name="gr6" draw:text-style-name="P1" draw:layer="layout" svg:x1="5.966cm" svg:y1="1.386cm" svg:x2="5.97cm" svg:y2="1.392cm">
          <text:p/>
        </draw:line>
        <draw:line draw:style-name="gr6" draw:text-style-name="P1" draw:layer="layout" svg:x1="5.97cm" svg:y1="1.392cm" svg:x2="5.974cm" svg:y2="1.399cm">
          <text:p/>
        </draw:line>
        <draw:line draw:style-name="gr6" draw:text-style-name="P1" draw:layer="layout" svg:x1="5.974cm" svg:y1="1.399cm" svg:x2="5.978cm" svg:y2="1.405cm">
          <text:p/>
        </draw:line>
        <draw:line draw:style-name="gr6" draw:text-style-name="P1" draw:layer="layout" svg:x1="5.978cm" svg:y1="1.405cm" svg:x2="5.981cm" svg:y2="1.412cm">
          <text:p/>
        </draw:line>
        <draw:line draw:style-name="gr6" draw:text-style-name="P1" draw:layer="layout" svg:x1="5.981cm" svg:y1="1.412cm" svg:x2="5.985cm" svg:y2="1.418cm">
          <text:p/>
        </draw:line>
        <draw:line draw:style-name="gr6" draw:text-style-name="P1" draw:layer="layout" svg:x1="5.985cm" svg:y1="1.418cm" svg:x2="5.989cm" svg:y2="1.425cm">
          <text:p/>
        </draw:line>
        <draw:line draw:style-name="gr6" draw:text-style-name="P1" draw:layer="layout" svg:x1="5.989cm" svg:y1="1.425cm" svg:x2="5.993cm" svg:y2="1.432cm">
          <text:p/>
        </draw:line>
        <draw:line draw:style-name="gr6" draw:text-style-name="P1" draw:layer="layout" svg:x1="5.993cm" svg:y1="1.432cm" svg:x2="5.997cm" svg:y2="1.439cm">
          <text:p/>
        </draw:line>
        <draw:line draw:style-name="gr6" draw:text-style-name="P1" draw:layer="layout" svg:x1="5.997cm" svg:y1="1.439cm" svg:x2="6.001cm" svg:y2="1.446cm">
          <text:p/>
        </draw:line>
        <draw:line draw:style-name="gr6" draw:text-style-name="P1" draw:layer="layout" svg:x1="6.001cm" svg:y1="1.446cm" svg:x2="6.004cm" svg:y2="1.453cm">
          <text:p/>
        </draw:line>
        <draw:line draw:style-name="gr6" draw:text-style-name="P1" draw:layer="layout" svg:x1="6.004cm" svg:y1="1.453cm" svg:x2="6.008cm" svg:y2="1.46cm">
          <text:p/>
        </draw:line>
        <draw:line draw:style-name="gr6" draw:text-style-name="P1" draw:layer="layout" svg:x1="6.008cm" svg:y1="1.46cm" svg:x2="6.012cm" svg:y2="1.467cm">
          <text:p/>
        </draw:line>
        <draw:line draw:style-name="gr6" draw:text-style-name="P1" draw:layer="layout" svg:x1="6.012cm" svg:y1="1.467cm" svg:x2="6.015cm" svg:y2="1.474cm">
          <text:p/>
        </draw:line>
        <draw:line draw:style-name="gr6" draw:text-style-name="P1" draw:layer="layout" svg:x1="6.015cm" svg:y1="1.474cm" svg:x2="6.019cm" svg:y2="1.481cm">
          <text:p/>
        </draw:line>
        <draw:line draw:style-name="gr6" draw:text-style-name="P1" draw:layer="layout" svg:x1="6.019cm" svg:y1="1.481cm" svg:x2="6.023cm" svg:y2="1.488cm">
          <text:p/>
        </draw:line>
        <draw:line draw:style-name="gr6" draw:text-style-name="P1" draw:layer="layout" svg:x1="6.023cm" svg:y1="1.488cm" svg:x2="6.027cm" svg:y2="1.496cm">
          <text:p/>
        </draw:line>
        <draw:line draw:style-name="gr6" draw:text-style-name="P1" draw:layer="layout" svg:x1="6.027cm" svg:y1="1.496cm" svg:x2="6.03cm" svg:y2="1.503cm">
          <text:p/>
        </draw:line>
        <draw:line draw:style-name="gr6" draw:text-style-name="P1" draw:layer="layout" svg:x1="6.03cm" svg:y1="1.503cm" svg:x2="6.034cm" svg:y2="1.51cm">
          <text:p/>
        </draw:line>
        <draw:line draw:style-name="gr6" draw:text-style-name="P1" draw:layer="layout" svg:x1="6.034cm" svg:y1="1.51cm" svg:x2="6.038cm" svg:y2="1.517cm">
          <text:p/>
        </draw:line>
        <draw:line draw:style-name="gr6" draw:text-style-name="P1" draw:layer="layout" svg:x1="6.038cm" svg:y1="1.517cm" svg:x2="6.042cm" svg:y2="1.525cm">
          <text:p/>
        </draw:line>
        <draw:line draw:style-name="gr6" draw:text-style-name="P1" draw:layer="layout" svg:x1="6.042cm" svg:y1="1.525cm" svg:x2="6.046cm" svg:y2="1.532cm">
          <text:p/>
        </draw:line>
        <draw:line draw:style-name="gr6" draw:text-style-name="P1" draw:layer="layout" svg:x1="6.046cm" svg:y1="1.532cm" svg:x2="6.05cm" svg:y2="1.54cm">
          <text:p/>
        </draw:line>
        <draw:line draw:style-name="gr6" draw:text-style-name="P1" draw:layer="layout" svg:x1="6.05cm" svg:y1="1.54cm" svg:x2="6.053cm" svg:y2="1.547cm">
          <text:p/>
        </draw:line>
        <draw:line draw:style-name="gr6" draw:text-style-name="P1" draw:layer="layout" svg:x1="6.053cm" svg:y1="1.547cm" svg:x2="6.057cm" svg:y2="1.555cm">
          <text:p/>
        </draw:line>
        <draw:line draw:style-name="gr6" draw:text-style-name="P1" draw:layer="layout" svg:x1="6.057cm" svg:y1="1.555cm" svg:x2="6.061cm" svg:y2="1.562cm">
          <text:p/>
        </draw:line>
        <draw:line draw:style-name="gr6" draw:text-style-name="P1" draw:layer="layout" svg:x1="6.061cm" svg:y1="1.562cm" svg:x2="6.065cm" svg:y2="1.569cm">
          <text:p/>
        </draw:line>
        <draw:line draw:style-name="gr6" draw:text-style-name="P1" draw:layer="layout" svg:x1="6.065cm" svg:y1="1.569cm" svg:x2="6.068cm" svg:y2="1.577cm">
          <text:p/>
        </draw:line>
        <draw:line draw:style-name="gr6" draw:text-style-name="P1" draw:layer="layout" svg:x1="6.068cm" svg:y1="1.577cm" svg:x2="6.072cm" svg:y2="1.585cm">
          <text:p/>
        </draw:line>
        <draw:line draw:style-name="gr6" draw:text-style-name="P1" draw:layer="layout" svg:x1="6.072cm" svg:y1="1.585cm" svg:x2="6.076cm" svg:y2="1.593cm">
          <text:p/>
        </draw:line>
        <draw:line draw:style-name="gr6" draw:text-style-name="P1" draw:layer="layout" svg:x1="6.076cm" svg:y1="1.593cm" svg:x2="6.08cm" svg:y2="1.6cm">
          <text:p/>
        </draw:line>
        <draw:line draw:style-name="gr6" draw:text-style-name="P1" draw:layer="layout" svg:x1="6.08cm" svg:y1="1.6cm" svg:x2="6.084cm" svg:y2="1.608cm">
          <text:p/>
        </draw:line>
        <draw:line draw:style-name="gr6" draw:text-style-name="P1" draw:layer="layout" svg:x1="6.084cm" svg:y1="1.608cm" svg:x2="6.087cm" svg:y2="1.616cm">
          <text:p/>
        </draw:line>
        <draw:line draw:style-name="gr6" draw:text-style-name="P1" draw:layer="layout" svg:x1="6.087cm" svg:y1="1.616cm" svg:x2="6.091cm" svg:y2="1.624cm">
          <text:p/>
        </draw:line>
        <draw:line draw:style-name="gr6" draw:text-style-name="P1" draw:layer="layout" svg:x1="6.091cm" svg:y1="1.624cm" svg:x2="6.095cm" svg:y2="1.631cm">
          <text:p/>
        </draw:line>
        <draw:line draw:style-name="gr6" draw:text-style-name="P1" draw:layer="layout" svg:x1="6.095cm" svg:y1="1.631cm" svg:x2="6.099cm" svg:y2="1.64cm">
          <text:p/>
        </draw:line>
        <draw:line draw:style-name="gr6" draw:text-style-name="P1" draw:layer="layout" svg:x1="6.099cm" svg:y1="1.64cm" svg:x2="6.103cm" svg:y2="1.647cm">
          <text:p/>
        </draw:line>
        <draw:line draw:style-name="gr6" draw:text-style-name="P1" draw:layer="layout" svg:x1="6.103cm" svg:y1="1.647cm" svg:x2="6.107cm" svg:y2="1.655cm">
          <text:p/>
        </draw:line>
        <draw:line draw:style-name="gr6" draw:text-style-name="P1" draw:layer="layout" svg:x1="6.107cm" svg:y1="1.655cm" svg:x2="6.11cm" svg:y2="1.663cm">
          <text:p/>
        </draw:line>
        <draw:line draw:style-name="gr6" draw:text-style-name="P1" draw:layer="layout" svg:x1="6.11cm" svg:y1="1.663cm" svg:x2="6.114cm" svg:y2="1.671cm">
          <text:p/>
        </draw:line>
        <draw:line draw:style-name="gr6" draw:text-style-name="P1" draw:layer="layout" svg:x1="6.114cm" svg:y1="1.671cm" svg:x2="6.118cm" svg:y2="1.679cm">
          <text:p/>
        </draw:line>
        <draw:line draw:style-name="gr6" draw:text-style-name="P1" draw:layer="layout" svg:x1="6.118cm" svg:y1="1.679cm" svg:x2="6.122cm" svg:y2="1.687cm">
          <text:p/>
        </draw:line>
        <draw:line draw:style-name="gr6" draw:text-style-name="P1" draw:layer="layout" svg:x1="6.122cm" svg:y1="1.687cm" svg:x2="6.125cm" svg:y2="1.696cm">
          <text:p/>
        </draw:line>
        <draw:line draw:style-name="gr6" draw:text-style-name="P1" draw:layer="layout" svg:x1="6.125cm" svg:y1="1.696cm" svg:x2="6.129cm" svg:y2="1.703cm">
          <text:p/>
        </draw:line>
        <draw:line draw:style-name="gr6" draw:text-style-name="P1" draw:layer="layout" svg:x1="6.129cm" svg:y1="1.703cm" svg:x2="6.133cm" svg:y2="1.711cm">
          <text:p/>
        </draw:line>
        <draw:line draw:style-name="gr6" draw:text-style-name="P1" draw:layer="layout" svg:x1="6.133cm" svg:y1="1.711cm" svg:x2="6.136cm" svg:y2="1.72cm">
          <text:p/>
        </draw:line>
        <draw:line draw:style-name="gr6" draw:text-style-name="P1" draw:layer="layout" svg:x1="6.136cm" svg:y1="1.72cm" svg:x2="6.14cm" svg:y2="1.728cm">
          <text:p/>
        </draw:line>
        <draw:line draw:style-name="gr6" draw:text-style-name="P1" draw:layer="layout" svg:x1="6.14cm" svg:y1="1.728cm" svg:x2="6.144cm" svg:y2="1.735cm">
          <text:p/>
        </draw:line>
        <draw:line draw:style-name="gr6" draw:text-style-name="P1" draw:layer="layout" svg:x1="6.144cm" svg:y1="1.735cm" svg:x2="6.148cm" svg:y2="1.744cm">
          <text:p/>
        </draw:line>
        <draw:line draw:style-name="gr6" draw:text-style-name="P1" draw:layer="layout" svg:x1="6.148cm" svg:y1="1.744cm" svg:x2="6.152cm" svg:y2="1.752cm">
          <text:p/>
        </draw:line>
        <draw:line draw:style-name="gr6" draw:text-style-name="P1" draw:layer="layout" svg:x1="6.152cm" svg:y1="1.752cm" svg:x2="6.156cm" svg:y2="1.76cm">
          <text:p/>
        </draw:line>
        <draw:line draw:style-name="gr6" draw:text-style-name="P1" draw:layer="layout" svg:x1="6.156cm" svg:y1="1.76cm" svg:x2="6.159cm" svg:y2="1.769cm">
          <text:p/>
        </draw:line>
        <draw:line draw:style-name="gr6" draw:text-style-name="P1" draw:layer="layout" svg:x1="6.159cm" svg:y1="1.769cm" svg:x2="6.163cm" svg:y2="1.777cm">
          <text:p/>
        </draw:line>
        <draw:line draw:style-name="gr6" draw:text-style-name="P1" draw:layer="layout" svg:x1="6.163cm" svg:y1="1.777cm" svg:x2="6.167cm" svg:y2="1.785cm">
          <text:p/>
        </draw:line>
        <draw:line draw:style-name="gr6" draw:text-style-name="P1" draw:layer="layout" svg:x1="6.167cm" svg:y1="1.785cm" svg:x2="6.171cm" svg:y2="1.793cm">
          <text:p/>
        </draw:line>
        <draw:line draw:style-name="gr6" draw:text-style-name="P1" draw:layer="layout" svg:x1="6.171cm" svg:y1="1.793cm" svg:x2="6.174cm" svg:y2="1.802cm">
          <text:p/>
        </draw:line>
        <draw:line draw:style-name="gr6" draw:text-style-name="P1" draw:layer="layout" svg:x1="6.174cm" svg:y1="1.802cm" svg:x2="6.178cm" svg:y2="1.81cm">
          <text:p/>
        </draw:line>
        <draw:line draw:style-name="gr6" draw:text-style-name="P1" draw:layer="layout" svg:x1="6.178cm" svg:y1="1.81cm" svg:x2="6.182cm" svg:y2="1.818cm">
          <text:p/>
        </draw:line>
        <draw:line draw:style-name="gr6" draw:text-style-name="P1" draw:layer="layout" svg:x1="6.182cm" svg:y1="1.818cm" svg:x2="6.186cm" svg:y2="1.826cm">
          <text:p/>
        </draw:line>
        <draw:line draw:style-name="gr6" draw:text-style-name="P1" draw:layer="layout" svg:x1="6.186cm" svg:y1="1.826cm" svg:x2="6.19cm" svg:y2="1.835cm">
          <text:p/>
        </draw:line>
        <draw:line draw:style-name="gr6" draw:text-style-name="P1" draw:layer="layout" svg:x1="6.19cm" svg:y1="1.835cm" svg:x2="6.194cm" svg:y2="1.843cm">
          <text:p/>
        </draw:line>
        <draw:line draw:style-name="gr6" draw:text-style-name="P1" draw:layer="layout" svg:x1="6.194cm" svg:y1="1.843cm" svg:x2="6.197cm" svg:y2="1.851cm">
          <text:p/>
        </draw:line>
        <draw:line draw:style-name="gr6" draw:text-style-name="P1" draw:layer="layout" svg:x1="6.197cm" svg:y1="1.851cm" svg:x2="6.201cm" svg:y2="1.86cm">
          <text:p/>
        </draw:line>
        <draw:line draw:style-name="gr6" draw:text-style-name="P1" draw:layer="layout" svg:x1="6.201cm" svg:y1="1.86cm" svg:x2="6.205cm" svg:y2="1.868cm">
          <text:p/>
        </draw:line>
        <draw:line draw:style-name="gr6" draw:text-style-name="P1" draw:layer="layout" svg:x1="6.205cm" svg:y1="1.868cm" svg:x2="6.209cm" svg:y2="1.876cm">
          <text:p/>
        </draw:line>
        <draw:line draw:style-name="gr6" draw:text-style-name="P1" draw:layer="layout" svg:x1="6.209cm" svg:y1="1.876cm" svg:x2="6.213cm" svg:y2="1.884cm">
          <text:p/>
        </draw:line>
        <draw:line draw:style-name="gr6" draw:text-style-name="P1" draw:layer="layout" svg:x1="6.213cm" svg:y1="1.884cm" svg:x2="6.217cm" svg:y2="1.893cm">
          <text:p/>
        </draw:line>
        <draw:line draw:style-name="gr6" draw:text-style-name="P1" draw:layer="layout" svg:x1="6.217cm" svg:y1="1.893cm" svg:x2="6.22cm" svg:y2="1.901cm">
          <text:p/>
        </draw:line>
        <draw:line draw:style-name="gr6" draw:text-style-name="P1" draw:layer="layout" svg:x1="6.22cm" svg:y1="1.901cm" svg:x2="6.224cm" svg:y2="1.909cm">
          <text:p/>
        </draw:line>
        <draw:line draw:style-name="gr6" draw:text-style-name="P1" draw:layer="layout" svg:x1="6.224cm" svg:y1="1.909cm" svg:x2="6.228cm" svg:y2="1.918cm">
          <text:p/>
        </draw:line>
        <draw:line draw:style-name="gr6" draw:text-style-name="P1" draw:layer="layout" svg:x1="6.228cm" svg:y1="1.918cm" svg:x2="6.231cm" svg:y2="1.926cm">
          <text:p/>
        </draw:line>
        <draw:line draw:style-name="gr6" draw:text-style-name="P1" draw:layer="layout" svg:x1="6.231cm" svg:y1="1.926cm" svg:x2="6.235cm" svg:y2="1.934cm">
          <text:p/>
        </draw:line>
        <draw:line draw:style-name="gr6" draw:text-style-name="P1" draw:layer="layout" svg:x1="6.235cm" svg:y1="1.934cm" svg:x2="6.239cm" svg:y2="1.943cm">
          <text:p/>
        </draw:line>
        <draw:line draw:style-name="gr6" draw:text-style-name="P1" draw:layer="layout" svg:x1="6.239cm" svg:y1="1.943cm" svg:x2="6.242cm" svg:y2="1.951cm">
          <text:p/>
        </draw:line>
        <draw:line draw:style-name="gr6" draw:text-style-name="P1" draw:layer="layout" svg:x1="6.242cm" svg:y1="1.951cm" svg:x2="6.246cm" svg:y2="1.959cm">
          <text:p/>
        </draw:line>
        <draw:line draw:style-name="gr6" draw:text-style-name="P1" draw:layer="layout" svg:x1="6.246cm" svg:y1="1.959cm" svg:x2="6.25cm" svg:y2="1.968cm">
          <text:p/>
        </draw:line>
        <draw:line draw:style-name="gr6" draw:text-style-name="P1" draw:layer="layout" svg:x1="6.25cm" svg:y1="1.968cm" svg:x2="6.254cm" svg:y2="1.976cm">
          <text:p/>
        </draw:line>
        <draw:line draw:style-name="gr6" draw:text-style-name="P1" draw:layer="layout" svg:x1="6.254cm" svg:y1="1.976cm" svg:x2="6.258cm" svg:y2="1.984cm">
          <text:p/>
        </draw:line>
        <draw:line draw:style-name="gr6" draw:text-style-name="P1" draw:layer="layout" svg:x1="6.258cm" svg:y1="1.984cm" svg:x2="6.262cm" svg:y2="1.992cm">
          <text:p/>
        </draw:line>
        <draw:line draw:style-name="gr6" draw:text-style-name="P1" draw:layer="layout" svg:x1="6.262cm" svg:y1="1.992cm" svg:x2="6.265cm" svg:y2="2.001cm">
          <text:p/>
        </draw:line>
        <draw:line draw:style-name="gr6" draw:text-style-name="P1" draw:layer="layout" svg:x1="6.265cm" svg:y1="2.001cm" svg:x2="6.269cm" svg:y2="2.009cm">
          <text:p/>
        </draw:line>
        <draw:line draw:style-name="gr6" draw:text-style-name="P1" draw:layer="layout" svg:x1="6.269cm" svg:y1="2.009cm" svg:x2="6.273cm" svg:y2="2.017cm">
          <text:p/>
        </draw:line>
        <draw:line draw:style-name="gr6" draw:text-style-name="P1" draw:layer="layout" svg:x1="6.273cm" svg:y1="2.017cm" svg:x2="6.277cm" svg:y2="2.026cm">
          <text:p/>
        </draw:line>
        <draw:line draw:style-name="gr6" draw:text-style-name="P1" draw:layer="layout" svg:x1="6.277cm" svg:y1="2.026cm" svg:x2="6.281cm" svg:y2="2.034cm">
          <text:p/>
        </draw:line>
        <draw:line draw:style-name="gr6" draw:text-style-name="P1" draw:layer="layout" svg:x1="6.281cm" svg:y1="2.034cm" svg:x2="6.284cm" svg:y2="2.042cm">
          <text:p/>
        </draw:line>
        <draw:line draw:style-name="gr6" draw:text-style-name="P1" draw:layer="layout" svg:x1="6.284cm" svg:y1="2.042cm" svg:x2="6.288cm" svg:y2="2.05cm">
          <text:p/>
        </draw:line>
        <draw:line draw:style-name="gr6" draw:text-style-name="P1" draw:layer="layout" svg:x1="6.288cm" svg:y1="2.05cm" svg:x2="6.292cm" svg:y2="2.059cm">
          <text:p/>
        </draw:line>
        <draw:line draw:style-name="gr6" draw:text-style-name="P1" draw:layer="layout" svg:x1="6.292cm" svg:y1="2.059cm" svg:x2="6.296cm" svg:y2="2.067cm">
          <text:p/>
        </draw:line>
        <draw:line draw:style-name="gr6" draw:text-style-name="P1" draw:layer="layout" svg:x1="6.296cm" svg:y1="2.067cm" svg:x2="6.3cm" svg:y2="2.075cm">
          <text:p/>
        </draw:line>
        <draw:line draw:style-name="gr6" draw:text-style-name="P1" draw:layer="layout" svg:x1="6.3cm" svg:y1="2.075cm" svg:x2="6.303cm" svg:y2="2.083cm">
          <text:p/>
        </draw:line>
        <draw:line draw:style-name="gr6" draw:text-style-name="P1" draw:layer="layout" svg:x1="6.303cm" svg:y1="2.083cm" svg:x2="6.307cm" svg:y2="2.092cm">
          <text:p/>
        </draw:line>
        <draw:line draw:style-name="gr6" draw:text-style-name="P1" draw:layer="layout" svg:x1="6.307cm" svg:y1="2.092cm" svg:x2="6.311cm" svg:y2="2.1cm">
          <text:p/>
        </draw:line>
        <draw:line draw:style-name="gr6" draw:text-style-name="P1" draw:layer="layout" svg:x1="6.311cm" svg:y1="2.1cm" svg:x2="6.315cm" svg:y2="2.108cm">
          <text:p/>
        </draw:line>
        <draw:line draw:style-name="gr6" draw:text-style-name="P1" draw:layer="layout" svg:x1="6.315cm" svg:y1="2.108cm" svg:x2="6.319cm" svg:y2="2.116cm">
          <text:p/>
        </draw:line>
        <draw:line draw:style-name="gr6" draw:text-style-name="P1" draw:layer="layout" svg:x1="6.319cm" svg:y1="2.116cm" svg:x2="6.323cm" svg:y2="2.124cm">
          <text:p/>
        </draw:line>
        <draw:line draw:style-name="gr6" draw:text-style-name="P1" draw:layer="layout" svg:x1="6.323cm" svg:y1="2.124cm" svg:x2="6.326cm" svg:y2="2.132cm">
          <text:p/>
        </draw:line>
        <draw:line draw:style-name="gr6" draw:text-style-name="P1" draw:layer="layout" svg:x1="6.326cm" svg:y1="2.132cm" svg:x2="6.33cm" svg:y2="2.14cm">
          <text:p/>
        </draw:line>
        <draw:line draw:style-name="gr6" draw:text-style-name="P1" draw:layer="layout" svg:x1="6.33cm" svg:y1="2.14cm" svg:x2="6.334cm" svg:y2="2.148cm">
          <text:p/>
        </draw:line>
        <draw:line draw:style-name="gr6" draw:text-style-name="P1" draw:layer="layout" svg:x1="6.334cm" svg:y1="2.148cm" svg:x2="6.337cm" svg:y2="2.156cm">
          <text:p/>
        </draw:line>
        <draw:line draw:style-name="gr6" draw:text-style-name="P1" draw:layer="layout" svg:x1="6.337cm" svg:y1="2.156cm" svg:x2="6.341cm" svg:y2="2.164cm">
          <text:p/>
        </draw:line>
        <draw:line draw:style-name="gr6" draw:text-style-name="P1" draw:layer="layout" svg:x1="6.341cm" svg:y1="2.164cm" svg:x2="6.345cm" svg:y2="2.172cm">
          <text:p/>
        </draw:line>
        <draw:line draw:style-name="gr6" draw:text-style-name="P1" draw:layer="layout" svg:x1="6.345cm" svg:y1="2.172cm" svg:x2="6.348cm" svg:y2="2.18cm">
          <text:p/>
        </draw:line>
        <draw:line draw:style-name="gr6" draw:text-style-name="P1" draw:layer="layout" svg:x1="6.348cm" svg:y1="2.18cm" svg:x2="6.352cm" svg:y2="2.188cm">
          <text:p/>
        </draw:line>
        <draw:line draw:style-name="gr6" draw:text-style-name="P1" draw:layer="layout" svg:x1="6.352cm" svg:y1="2.188cm" svg:x2="6.356cm" svg:y2="2.195cm">
          <text:p/>
        </draw:line>
        <draw:line draw:style-name="gr6" draw:text-style-name="P1" draw:layer="layout" svg:x1="6.356cm" svg:y1="2.195cm" svg:x2="6.36cm" svg:y2="2.203cm">
          <text:p/>
        </draw:line>
        <draw:line draw:style-name="gr6" draw:text-style-name="P1" draw:layer="layout" svg:x1="6.36cm" svg:y1="2.203cm" svg:x2="6.364cm" svg:y2="2.211cm">
          <text:p/>
        </draw:line>
        <draw:line draw:style-name="gr6" draw:text-style-name="P1" draw:layer="layout" svg:x1="6.364cm" svg:y1="2.211cm" svg:x2="6.368cm" svg:y2="2.219cm">
          <text:p/>
        </draw:line>
        <draw:line draw:style-name="gr6" draw:text-style-name="P1" draw:layer="layout" svg:x1="6.368cm" svg:y1="2.219cm" svg:x2="6.372cm" svg:y2="2.226cm">
          <text:p/>
        </draw:line>
        <draw:line draw:style-name="gr6" draw:text-style-name="P1" draw:layer="layout" svg:x1="6.372cm" svg:y1="2.226cm" svg:x2="6.375cm" svg:y2="2.234cm">
          <text:p/>
        </draw:line>
        <draw:line draw:style-name="gr6" draw:text-style-name="P1" draw:layer="layout" svg:x1="6.375cm" svg:y1="2.234cm" svg:x2="6.379cm" svg:y2="2.242cm">
          <text:p/>
        </draw:line>
        <draw:line draw:style-name="gr6" draw:text-style-name="P1" draw:layer="layout" svg:x1="6.379cm" svg:y1="2.242cm" svg:x2="6.383cm" svg:y2="2.25cm">
          <text:p/>
        </draw:line>
        <draw:line draw:style-name="gr6" draw:text-style-name="P1" draw:layer="layout" svg:x1="6.383cm" svg:y1="2.25cm" svg:x2="6.387cm" svg:y2="2.257cm">
          <text:p/>
        </draw:line>
        <draw:line draw:style-name="gr6" draw:text-style-name="P1" draw:layer="layout" svg:x1="6.387cm" svg:y1="2.257cm" svg:x2="6.39cm" svg:y2="2.265cm">
          <text:p/>
        </draw:line>
        <draw:line draw:style-name="gr6" draw:text-style-name="P1" draw:layer="layout" svg:x1="6.39cm" svg:y1="2.265cm" svg:x2="6.394cm" svg:y2="2.272cm">
          <text:p/>
        </draw:line>
        <draw:line draw:style-name="gr6" draw:text-style-name="P1" draw:layer="layout" svg:x1="6.394cm" svg:y1="2.272cm" svg:x2="6.398cm" svg:y2="2.28cm">
          <text:p/>
        </draw:line>
        <draw:line draw:style-name="gr6" draw:text-style-name="P1" draw:layer="layout" svg:x1="6.398cm" svg:y1="2.28cm" svg:x2="6.402cm" svg:y2="2.287cm">
          <text:p/>
        </draw:line>
        <draw:line draw:style-name="gr6" draw:text-style-name="P1" draw:layer="layout" svg:x1="6.402cm" svg:y1="2.287cm" svg:x2="6.406cm" svg:y2="2.295cm">
          <text:p/>
        </draw:line>
        <draw:line draw:style-name="gr6" draw:text-style-name="P1" draw:layer="layout" svg:x1="6.406cm" svg:y1="2.295cm" svg:x2="6.409cm" svg:y2="2.302cm">
          <text:p/>
        </draw:line>
        <draw:line draw:style-name="gr6" draw:text-style-name="P1" draw:layer="layout" svg:x1="6.409cm" svg:y1="2.302cm" svg:x2="6.413cm" svg:y2="2.309cm">
          <text:p/>
        </draw:line>
        <draw:line draw:style-name="gr6" draw:text-style-name="P1" draw:layer="layout" svg:x1="6.413cm" svg:y1="2.309cm" svg:x2="6.417cm" svg:y2="2.316cm">
          <text:p/>
        </draw:line>
        <draw:line draw:style-name="gr6" draw:text-style-name="P1" draw:layer="layout" svg:x1="6.417cm" svg:y1="2.316cm" svg:x2="6.421cm" svg:y2="2.324cm">
          <text:p/>
        </draw:line>
        <draw:line draw:style-name="gr6" draw:text-style-name="P1" draw:layer="layout" svg:x1="6.421cm" svg:y1="2.324cm" svg:x2="6.425cm" svg:y2="2.331cm">
          <text:p/>
        </draw:line>
        <draw:line draw:style-name="gr6" draw:text-style-name="P1" draw:layer="layout" svg:x1="6.425cm" svg:y1="2.331cm" svg:x2="6.429cm" svg:y2="2.338cm">
          <text:p/>
        </draw:line>
        <draw:line draw:style-name="gr6" draw:text-style-name="P1" draw:layer="layout" svg:x1="6.429cm" svg:y1="2.338cm" svg:x2="6.432cm" svg:y2="2.345cm">
          <text:p/>
        </draw:line>
        <draw:line draw:style-name="gr6" draw:text-style-name="P1" draw:layer="layout" svg:x1="6.432cm" svg:y1="2.345cm" svg:x2="6.436cm" svg:y2="2.353cm">
          <text:p/>
        </draw:line>
        <draw:line draw:style-name="gr6" draw:text-style-name="P1" draw:layer="layout" svg:x1="6.436cm" svg:y1="2.353cm" svg:x2="6.44cm" svg:y2="2.359cm">
          <text:p/>
        </draw:line>
        <draw:line draw:style-name="gr6" draw:text-style-name="P1" draw:layer="layout" svg:x1="6.44cm" svg:y1="2.359cm" svg:x2="6.443cm" svg:y2="2.366cm">
          <text:p/>
        </draw:line>
        <draw:line draw:style-name="gr6" draw:text-style-name="P1" draw:layer="layout" svg:x1="6.443cm" svg:y1="2.366cm" svg:x2="6.447cm" svg:y2="2.374cm">
          <text:p/>
        </draw:line>
        <draw:line draw:style-name="gr6" draw:text-style-name="P1" draw:layer="layout" svg:x1="6.447cm" svg:y1="2.374cm" svg:x2="6.451cm" svg:y2="2.38cm">
          <text:p/>
        </draw:line>
        <draw:line draw:style-name="gr6" draw:text-style-name="P1" draw:layer="layout" svg:x1="6.451cm" svg:y1="2.38cm" svg:x2="6.455cm" svg:y2="2.387cm">
          <text:p/>
        </draw:line>
        <draw:line draw:style-name="gr6" draw:text-style-name="P1" draw:layer="layout" svg:x1="6.455cm" svg:y1="2.387cm" svg:x2="6.458cm" svg:y2="2.394cm">
          <text:p/>
        </draw:line>
        <draw:line draw:style-name="gr6" draw:text-style-name="P1" draw:layer="layout" svg:x1="6.458cm" svg:y1="2.394cm" svg:x2="6.462cm" svg:y2="2.401cm">
          <text:p/>
        </draw:line>
        <draw:line draw:style-name="gr6" draw:text-style-name="P1" draw:layer="layout" svg:x1="6.462cm" svg:y1="2.401cm" svg:x2="6.466cm" svg:y2="2.407cm">
          <text:p/>
        </draw:line>
        <draw:line draw:style-name="gr6" draw:text-style-name="P1" draw:layer="layout" svg:x1="6.466cm" svg:y1="2.407cm" svg:x2="6.47cm" svg:y2="2.414cm">
          <text:p/>
        </draw:line>
        <draw:line draw:style-name="gr6" draw:text-style-name="P1" draw:layer="layout" svg:x1="6.47cm" svg:y1="2.414cm" svg:x2="6.474cm" svg:y2="2.421cm">
          <text:p/>
        </draw:line>
        <draw:line draw:style-name="gr6" draw:text-style-name="P1" draw:layer="layout" svg:x1="6.474cm" svg:y1="2.421cm" svg:x2="6.478cm" svg:y2="2.427cm">
          <text:p/>
        </draw:line>
        <draw:line draw:style-name="gr6" draw:text-style-name="P1" draw:layer="layout" svg:x1="6.478cm" svg:y1="2.427cm" svg:x2="6.481cm" svg:y2="2.434cm">
          <text:p/>
        </draw:line>
        <draw:line draw:style-name="gr6" draw:text-style-name="P1" draw:layer="layout" svg:x1="6.481cm" svg:y1="2.434cm" svg:x2="6.485cm" svg:y2="2.44cm">
          <text:p/>
        </draw:line>
        <draw:line draw:style-name="gr6" draw:text-style-name="P1" draw:layer="layout" svg:x1="6.485cm" svg:y1="2.44cm" svg:x2="6.489cm" svg:y2="2.447cm">
          <text:p/>
        </draw:line>
        <draw:line draw:style-name="gr6" draw:text-style-name="P1" draw:layer="layout" svg:x1="6.489cm" svg:y1="2.447cm" svg:x2="6.493cm" svg:y2="2.453cm">
          <text:p/>
        </draw:line>
        <draw:line draw:style-name="gr6" draw:text-style-name="P1" draw:layer="layout" svg:x1="6.493cm" svg:y1="2.453cm" svg:x2="6.497cm" svg:y2="2.46cm">
          <text:p/>
        </draw:line>
        <draw:line draw:style-name="gr6" draw:text-style-name="P1" draw:layer="layout" svg:x1="6.497cm" svg:y1="2.46cm" svg:x2="6.5cm" svg:y2="2.466cm">
          <text:p/>
        </draw:line>
        <draw:line draw:style-name="gr6" draw:text-style-name="P1" draw:layer="layout" svg:x1="6.5cm" svg:y1="2.466cm" svg:x2="6.504cm" svg:y2="2.471cm">
          <text:p/>
        </draw:line>
        <draw:line draw:style-name="gr6" draw:text-style-name="P1" draw:layer="layout" svg:x1="6.504cm" svg:y1="2.471cm" svg:x2="6.508cm" svg:y2="2.478cm">
          <text:p/>
        </draw:line>
        <draw:line draw:style-name="gr6" draw:text-style-name="P1" draw:layer="layout" svg:x1="6.508cm" svg:y1="2.478cm" svg:x2="6.512cm" svg:y2="2.484cm">
          <text:p/>
        </draw:line>
        <draw:line draw:style-name="gr6" draw:text-style-name="P1" draw:layer="layout" svg:x1="6.512cm" svg:y1="2.484cm" svg:x2="6.515cm" svg:y2="2.49cm">
          <text:p/>
        </draw:line>
        <draw:line draw:style-name="gr6" draw:text-style-name="P1" draw:layer="layout" svg:x1="6.515cm" svg:y1="2.49cm" svg:x2="6.519cm" svg:y2="2.496cm">
          <text:p/>
        </draw:line>
        <draw:line draw:style-name="gr6" draw:text-style-name="P1" draw:layer="layout" svg:x1="6.519cm" svg:y1="2.496cm" svg:x2="6.523cm" svg:y2="2.502cm">
          <text:p/>
        </draw:line>
        <draw:line draw:style-name="gr6" draw:text-style-name="P1" draw:layer="layout" svg:x1="6.523cm" svg:y1="2.502cm" svg:x2="6.527cm" svg:y2="2.508cm">
          <text:p/>
        </draw:line>
        <draw:line draw:style-name="gr6" draw:text-style-name="P1" draw:layer="layout" svg:x1="6.527cm" svg:y1="2.508cm" svg:x2="6.531cm" svg:y2="2.513cm">
          <text:p/>
        </draw:line>
        <draw:line draw:style-name="gr6" draw:text-style-name="P1" draw:layer="layout" svg:x1="6.531cm" svg:y1="2.513cm" svg:x2="6.535cm" svg:y2="2.519cm">
          <text:p/>
        </draw:line>
        <draw:line draw:style-name="gr6" draw:text-style-name="P1" draw:layer="layout" svg:x1="6.535cm" svg:y1="2.519cm" svg:x2="6.538cm" svg:y2="2.525cm">
          <text:p/>
        </draw:line>
        <draw:line draw:style-name="gr6" draw:text-style-name="P1" draw:layer="layout" svg:x1="6.538cm" svg:y1="2.525cm" svg:x2="6.542cm" svg:y2="2.53cm">
          <text:p/>
        </draw:line>
        <draw:line draw:style-name="gr6" draw:text-style-name="P1" draw:layer="layout" svg:x1="6.542cm" svg:y1="2.53cm" svg:x2="6.546cm" svg:y2="2.536cm">
          <text:p/>
        </draw:line>
        <draw:line draw:style-name="gr6" draw:text-style-name="P1" draw:layer="layout" svg:x1="6.546cm" svg:y1="2.536cm" svg:x2="6.55cm" svg:y2="2.542cm">
          <text:p/>
        </draw:line>
        <draw:line draw:style-name="gr6" draw:text-style-name="P1" draw:layer="layout" svg:x1="6.55cm" svg:y1="2.542cm" svg:x2="6.553cm" svg:y2="2.547cm">
          <text:p/>
        </draw:line>
        <draw:line draw:style-name="gr6" draw:text-style-name="P1" draw:layer="layout" svg:x1="6.553cm" svg:y1="2.547cm" svg:x2="6.557cm" svg:y2="2.553cm">
          <text:p/>
        </draw:line>
        <draw:line draw:style-name="gr6" draw:text-style-name="P1" draw:layer="layout" svg:x1="6.557cm" svg:y1="2.553cm" svg:x2="6.561cm" svg:y2="2.558cm">
          <text:p/>
        </draw:line>
        <draw:line draw:style-name="gr6" draw:text-style-name="P1" draw:layer="layout" svg:x1="6.561cm" svg:y1="2.558cm" svg:x2="6.564cm" svg:y2="2.563cm">
          <text:p/>
        </draw:line>
        <draw:line draw:style-name="gr6" draw:text-style-name="P1" draw:layer="layout" svg:x1="6.564cm" svg:y1="2.563cm" svg:x2="6.568cm" svg:y2="2.568cm">
          <text:p/>
        </draw:line>
        <draw:line draw:style-name="gr6" draw:text-style-name="P1" draw:layer="layout" svg:x1="6.568cm" svg:y1="2.568cm" svg:x2="6.572cm" svg:y2="2.573cm">
          <text:p/>
        </draw:line>
        <draw:line draw:style-name="gr6" draw:text-style-name="P1" draw:layer="layout" svg:x1="6.572cm" svg:y1="2.573cm" svg:x2="6.576cm" svg:y2="2.578cm">
          <text:p/>
        </draw:line>
        <draw:line draw:style-name="gr6" draw:text-style-name="P1" draw:layer="layout" svg:x1="6.576cm" svg:y1="2.578cm" svg:x2="6.58cm" svg:y2="2.583cm">
          <text:p/>
        </draw:line>
        <draw:line draw:style-name="gr6" draw:text-style-name="P1" draw:layer="layout" svg:x1="6.58cm" svg:y1="2.583cm" svg:x2="6.584cm" svg:y2="2.588cm">
          <text:p/>
        </draw:line>
        <draw:line draw:style-name="gr6" draw:text-style-name="P1" draw:layer="layout" svg:x1="6.584cm" svg:y1="2.588cm" svg:x2="6.587cm" svg:y2="2.593cm">
          <text:p/>
        </draw:line>
        <draw:line draw:style-name="gr6" draw:text-style-name="P1" draw:layer="layout" svg:x1="6.587cm" svg:y1="2.593cm" svg:x2="6.591cm" svg:y2="2.598cm">
          <text:p/>
        </draw:line>
        <draw:line draw:style-name="gr6" draw:text-style-name="P1" draw:layer="layout" svg:x1="6.591cm" svg:y1="2.598cm" svg:x2="6.595cm" svg:y2="2.602cm">
          <text:p/>
        </draw:line>
        <draw:line draw:style-name="gr6" draw:text-style-name="P1" draw:layer="layout" svg:x1="6.595cm" svg:y1="2.602cm" svg:x2="6.599cm" svg:y2="2.607cm">
          <text:p/>
        </draw:line>
        <draw:line draw:style-name="gr6" draw:text-style-name="P1" draw:layer="layout" svg:x1="6.599cm" svg:y1="2.607cm" svg:x2="6.603cm" svg:y2="2.612cm">
          <text:p/>
        </draw:line>
        <draw:line draw:style-name="gr6" draw:text-style-name="P1" draw:layer="layout" svg:x1="6.603cm" svg:y1="2.612cm" svg:x2="6.606cm" svg:y2="2.616cm">
          <text:p/>
        </draw:line>
        <draw:line draw:style-name="gr6" draw:text-style-name="P1" draw:layer="layout" svg:x1="6.606cm" svg:y1="2.616cm" svg:x2="6.61cm" svg:y2="2.62cm">
          <text:p/>
        </draw:line>
        <draw:line draw:style-name="gr6" draw:text-style-name="P1" draw:layer="layout" svg:x1="6.61cm" svg:y1="2.62cm" svg:x2="6.614cm" svg:y2="2.624cm">
          <text:p/>
        </draw:line>
        <draw:line draw:style-name="gr6" draw:text-style-name="P1" draw:layer="layout" svg:x1="6.614cm" svg:y1="2.624cm" svg:x2="6.618cm" svg:y2="2.629cm">
          <text:p/>
        </draw:line>
        <draw:line draw:style-name="gr6" draw:text-style-name="P1" draw:layer="layout" svg:x1="6.618cm" svg:y1="2.629cm" svg:x2="6.622cm" svg:y2="2.633cm">
          <text:p/>
        </draw:line>
        <draw:line draw:style-name="gr6" draw:text-style-name="P1" draw:layer="layout" svg:x1="6.622cm" svg:y1="2.633cm" svg:x2="6.625cm" svg:y2="2.637cm">
          <text:p/>
        </draw:line>
        <draw:line draw:style-name="gr6" draw:text-style-name="P1" draw:layer="layout" svg:x1="6.625cm" svg:y1="2.637cm" svg:x2="6.629cm" svg:y2="2.641cm">
          <text:p/>
        </draw:line>
        <draw:line draw:style-name="gr6" draw:text-style-name="P1" draw:layer="layout" svg:x1="6.629cm" svg:y1="2.641cm" svg:x2="6.633cm" svg:y2="2.645cm">
          <text:p/>
        </draw:line>
        <draw:line draw:style-name="gr6" draw:text-style-name="P1" draw:layer="layout" svg:x1="6.633cm" svg:y1="2.645cm" svg:x2="6.637cm" svg:y2="2.649cm">
          <text:p/>
        </draw:line>
        <draw:line draw:style-name="gr6" draw:text-style-name="P1" draw:layer="layout" svg:x1="6.637cm" svg:y1="2.649cm" svg:x2="6.64cm" svg:y2="2.653cm">
          <text:p/>
        </draw:line>
        <draw:line draw:style-name="gr6" draw:text-style-name="P1" draw:layer="layout" svg:x1="6.64cm" svg:y1="2.653cm" svg:x2="6.644cm" svg:y2="2.657cm">
          <text:p/>
        </draw:line>
        <draw:line draw:style-name="gr6" draw:text-style-name="P1" draw:layer="layout" svg:x1="6.644cm" svg:y1="2.657cm" svg:x2="6.648cm" svg:y2="2.66cm">
          <text:p/>
        </draw:line>
        <draw:line draw:style-name="gr6" draw:text-style-name="P1" draw:layer="layout" svg:x1="6.648cm" svg:y1="2.66cm" svg:x2="6.652cm" svg:y2="2.664cm">
          <text:p/>
        </draw:line>
        <draw:line draw:style-name="gr6" draw:text-style-name="P1" draw:layer="layout" svg:x1="6.652cm" svg:y1="2.664cm" svg:x2="6.656cm" svg:y2="2.668cm">
          <text:p/>
        </draw:line>
        <draw:line draw:style-name="gr6" draw:text-style-name="P1" draw:layer="layout" svg:x1="6.656cm" svg:y1="2.668cm" svg:x2="6.659cm" svg:y2="2.671cm">
          <text:p/>
        </draw:line>
        <draw:line draw:style-name="gr6" draw:text-style-name="P1" draw:layer="layout" svg:x1="6.659cm" svg:y1="2.671cm" svg:x2="6.663cm" svg:y2="2.674cm">
          <text:p/>
        </draw:line>
        <draw:line draw:style-name="gr6" draw:text-style-name="P1" draw:layer="layout" svg:x1="6.663cm" svg:y1="2.674cm" svg:x2="6.667cm" svg:y2="2.677cm">
          <text:p/>
        </draw:line>
        <draw:line draw:style-name="gr6" draw:text-style-name="P1" draw:layer="layout" svg:x1="6.667cm" svg:y1="2.677cm" svg:x2="6.671cm" svg:y2="2.681cm">
          <text:p/>
        </draw:line>
        <draw:line draw:style-name="gr6" draw:text-style-name="P1" draw:layer="layout" svg:x1="6.671cm" svg:y1="2.681cm" svg:x2="6.674cm" svg:y2="2.684cm">
          <text:p/>
        </draw:line>
        <draw:line draw:style-name="gr6" draw:text-style-name="P1" draw:layer="layout" svg:x1="6.674cm" svg:y1="2.684cm" svg:x2="6.678cm" svg:y2="2.687cm">
          <text:p/>
        </draw:line>
        <draw:line draw:style-name="gr6" draw:text-style-name="P1" draw:layer="layout" svg:x1="6.678cm" svg:y1="2.687cm" svg:x2="6.682cm" svg:y2="2.69cm">
          <text:p/>
        </draw:line>
        <draw:line draw:style-name="gr6" draw:text-style-name="P1" draw:layer="layout" svg:x1="6.682cm" svg:y1="2.69cm" svg:x2="6.686cm" svg:y2="2.693cm">
          <text:p/>
        </draw:line>
        <draw:line draw:style-name="gr6" draw:text-style-name="P1" draw:layer="layout" svg:x1="6.686cm" svg:y1="2.693cm" svg:x2="6.69cm" svg:y2="2.696cm">
          <text:p/>
        </draw:line>
        <draw:line draw:style-name="gr6" draw:text-style-name="P1" draw:layer="layout" svg:x1="6.69cm" svg:y1="2.696cm" svg:x2="6.693cm" svg:y2="2.698cm">
          <text:p/>
        </draw:line>
        <draw:line draw:style-name="gr6" draw:text-style-name="P1" draw:layer="layout" svg:x1="6.693cm" svg:y1="2.698cm" svg:x2="6.697cm" svg:y2="2.701cm">
          <text:p/>
        </draw:line>
        <draw:line draw:style-name="gr6" draw:text-style-name="P1" draw:layer="layout" svg:x1="6.697cm" svg:y1="2.701cm" svg:x2="6.701cm" svg:y2="2.704cm">
          <text:p/>
        </draw:line>
        <draw:line draw:style-name="gr6" draw:text-style-name="P1" draw:layer="layout" svg:x1="6.701cm" svg:y1="2.704cm" svg:x2="6.705cm" svg:y2="2.706cm">
          <text:p/>
        </draw:line>
        <draw:line draw:style-name="gr6" draw:text-style-name="P1" draw:layer="layout" svg:x1="6.705cm" svg:y1="2.706cm" svg:x2="6.709cm" svg:y2="2.709cm">
          <text:p/>
        </draw:line>
        <draw:line draw:style-name="gr6" draw:text-style-name="P1" draw:layer="layout" svg:x1="6.709cm" svg:y1="2.709cm" svg:x2="6.713cm" svg:y2="2.711cm">
          <text:p/>
        </draw:line>
        <draw:line draw:style-name="gr6" draw:text-style-name="P1" draw:layer="layout" svg:x1="6.713cm" svg:y1="2.711cm" svg:x2="6.716cm" svg:y2="2.713cm">
          <text:p/>
        </draw:line>
        <draw:line draw:style-name="gr6" draw:text-style-name="P1" draw:layer="layout" svg:x1="6.716cm" svg:y1="2.713cm" svg:x2="6.72cm" svg:y2="2.716cm">
          <text:p/>
        </draw:line>
        <draw:line draw:style-name="gr6" draw:text-style-name="P1" draw:layer="layout" svg:x1="6.72cm" svg:y1="2.716cm" svg:x2="6.724cm" svg:y2="2.718cm">
          <text:p/>
        </draw:line>
        <draw:line draw:style-name="gr6" draw:text-style-name="P1" draw:layer="layout" svg:x1="6.724cm" svg:y1="2.718cm" svg:x2="6.728cm" svg:y2="2.72cm">
          <text:p/>
        </draw:line>
        <draw:line draw:style-name="gr6" draw:text-style-name="P1" draw:layer="layout" svg:x1="6.728cm" svg:y1="2.72cm" svg:x2="6.731cm" svg:y2="2.722cm">
          <text:p/>
        </draw:line>
        <draw:line draw:style-name="gr6" draw:text-style-name="P1" draw:layer="layout" svg:x1="6.731cm" svg:y1="2.722cm" svg:x2="6.735cm" svg:y2="2.724cm">
          <text:p/>
        </draw:line>
        <draw:line draw:style-name="gr6" draw:text-style-name="P1" draw:layer="layout" svg:x1="6.735cm" svg:y1="2.724cm" svg:x2="6.739cm" svg:y2="2.725cm">
          <text:p/>
        </draw:line>
        <draw:line draw:style-name="gr6" draw:text-style-name="P1" draw:layer="layout" svg:x1="6.739cm" svg:y1="2.725cm" svg:x2="6.742cm" svg:y2="2.727cm">
          <text:p/>
        </draw:line>
        <draw:line draw:style-name="gr6" draw:text-style-name="P1" draw:layer="layout" svg:x1="6.742cm" svg:y1="2.727cm" svg:x2="6.746cm" svg:y2="2.729cm">
          <text:p/>
        </draw:line>
        <draw:line draw:style-name="gr6" draw:text-style-name="P1" draw:layer="layout" svg:x1="6.746cm" svg:y1="2.729cm" svg:x2="6.75cm" svg:y2="2.731cm">
          <text:p/>
        </draw:line>
        <draw:line draw:style-name="gr6" draw:text-style-name="P1" draw:layer="layout" svg:x1="6.75cm" svg:y1="2.731cm" svg:x2="6.754cm" svg:y2="2.732cm">
          <text:p/>
        </draw:line>
        <draw:line draw:style-name="gr6" draw:text-style-name="P1" draw:layer="layout" svg:x1="6.754cm" svg:y1="2.732cm" svg:x2="6.758cm" svg:y2="2.733cm">
          <text:p/>
        </draw:line>
        <draw:line draw:style-name="gr6" draw:text-style-name="P1" draw:layer="layout" svg:x1="6.758cm" svg:y1="2.733cm" svg:x2="6.762cm" svg:y2="2.735cm">
          <text:p/>
        </draw:line>
        <draw:line draw:style-name="gr6" draw:text-style-name="P1" draw:layer="layout" svg:x1="6.762cm" svg:y1="2.735cm" svg:x2="6.765cm" svg:y2="2.736cm">
          <text:p/>
        </draw:line>
        <draw:line draw:style-name="gr6" draw:text-style-name="P1" draw:layer="layout" svg:x1="6.765cm" svg:y1="2.736cm" svg:x2="6.769cm" svg:y2="2.737cm">
          <text:p/>
        </draw:line>
        <draw:line draw:style-name="gr6" draw:text-style-name="P1" draw:layer="layout" svg:x1="6.769cm" svg:y1="2.737cm" svg:x2="6.773cm" svg:y2="2.738cm">
          <text:p/>
        </draw:line>
        <draw:line draw:style-name="gr6" draw:text-style-name="P1" draw:layer="layout" svg:x1="6.773cm" svg:y1="2.738cm" svg:x2="6.777cm" svg:y2="2.739cm">
          <text:p/>
        </draw:line>
        <draw:line draw:style-name="gr6" draw:text-style-name="P1" draw:layer="layout" svg:x1="6.777cm" svg:y1="2.739cm" svg:x2="6.78cm" svg:y2="2.74cm">
          <text:p/>
        </draw:line>
        <draw:line draw:style-name="gr6" draw:text-style-name="P1" draw:layer="layout" svg:x1="6.78cm" svg:y1="2.74cm" svg:x2="6.784cm" svg:y2="2.741cm">
          <text:p/>
        </draw:line>
        <draw:line draw:style-name="gr6" draw:text-style-name="P1" draw:layer="layout" svg:x1="6.784cm" svg:y1="2.741cm" svg:x2="6.788cm" svg:y2="2.742cm">
          <text:p/>
        </draw:line>
        <draw:line draw:style-name="gr6" draw:text-style-name="P1" draw:layer="layout" svg:x1="6.788cm" svg:y1="2.742cm" svg:x2="6.792cm" svg:y2="2.742cm">
          <text:p/>
        </draw:line>
        <draw:line draw:style-name="gr6" draw:text-style-name="P1" draw:layer="layout" svg:x1="6.792cm" svg:y1="2.742cm" svg:x2="6.796cm" svg:y2="2.743cm">
          <text:p/>
        </draw:line>
        <draw:line draw:style-name="gr6" draw:text-style-name="P1" draw:layer="layout" svg:x1="6.796cm" svg:y1="2.743cm" svg:x2="6.8cm" svg:y2="2.743cm">
          <text:p/>
        </draw:line>
        <draw:line draw:style-name="gr6" draw:text-style-name="P1" draw:layer="layout" svg:x1="6.8cm" svg:y1="2.743cm" svg:x2="6.803cm" svg:y2="2.744cm">
          <text:p/>
        </draw:line>
        <draw:line draw:style-name="gr6" draw:text-style-name="P1" draw:layer="layout" svg:x1="6.803cm" svg:y1="2.744cm" svg:x2="6.807cm" svg:y2="2.744cm">
          <text:p/>
        </draw:line>
        <draw:line draw:style-name="gr6" draw:text-style-name="P1" draw:layer="layout" svg:x1="6.807cm" svg:y1="2.744cm" svg:x2="6.811cm" svg:y2="2.744cm">
          <text:p/>
        </draw:line>
        <draw:line draw:style-name="gr6" draw:text-style-name="P1" draw:layer="layout" svg:x1="6.811cm" svg:y1="2.744cm" svg:x2="6.815cm" svg:y2="2.744cm">
          <text:p/>
        </draw:line>
        <draw:line draw:style-name="gr6" draw:text-style-name="P1" draw:layer="layout" svg:x1="6.815cm" svg:y1="2.744cm" svg:x2="6.819cm" svg:y2="2.744cm">
          <text:p/>
        </draw:line>
        <draw:line draw:style-name="gr6" draw:text-style-name="P1" draw:layer="layout" svg:x1="6.819cm" svg:y1="2.744cm" svg:x2="6.822cm" svg:y2="2.744cm">
          <text:p/>
        </draw:line>
        <draw:line draw:style-name="gr6" draw:text-style-name="P1" draw:layer="layout" svg:x1="6.822cm" svg:y1="2.744cm" svg:x2="6.826cm" svg:y2="2.744cm">
          <text:p/>
        </draw:line>
        <draw:line draw:style-name="gr6" draw:text-style-name="P1" draw:layer="layout" svg:x1="6.826cm" svg:y1="2.744cm" svg:x2="6.83cm" svg:y2="2.744cm">
          <text:p/>
        </draw:line>
        <draw:line draw:style-name="gr6" draw:text-style-name="P1" draw:layer="layout" svg:x1="6.83cm" svg:y1="2.744cm" svg:x2="6.834cm" svg:y2="2.744cm">
          <text:p/>
        </draw:line>
        <draw:line draw:style-name="gr6" draw:text-style-name="P1" draw:layer="layout" svg:x1="6.834cm" svg:y1="2.744cm" svg:x2="6.837cm" svg:y2="2.744cm">
          <text:p/>
        </draw:line>
        <draw:line draw:style-name="gr6" draw:text-style-name="P1" draw:layer="layout" svg:x1="6.837cm" svg:y1="2.744cm" svg:x2="6.841cm" svg:y2="2.743cm">
          <text:p/>
        </draw:line>
        <draw:line draw:style-name="gr6" draw:text-style-name="P1" draw:layer="layout" svg:x1="6.841cm" svg:y1="2.743cm" svg:x2="6.845cm" svg:y2="2.742cm">
          <text:p/>
        </draw:line>
        <draw:line draw:style-name="gr6" draw:text-style-name="P1" draw:layer="layout" svg:x1="6.845cm" svg:y1="2.742cm" svg:x2="6.848cm" svg:y2="2.742cm">
          <text:p/>
        </draw:line>
        <draw:line draw:style-name="gr6" draw:text-style-name="P1" draw:layer="layout" svg:x1="6.848cm" svg:y1="2.742cm" svg:x2="6.852cm" svg:y2="2.741cm">
          <text:p/>
        </draw:line>
        <draw:line draw:style-name="gr6" draw:text-style-name="P1" draw:layer="layout" svg:x1="6.852cm" svg:y1="2.741cm" svg:x2="6.856cm" svg:y2="2.74cm">
          <text:p/>
        </draw:line>
        <draw:line draw:style-name="gr6" draw:text-style-name="P1" draw:layer="layout" svg:x1="6.856cm" svg:y1="2.74cm" svg:x2="6.86cm" svg:y2="2.739cm">
          <text:p/>
        </draw:line>
        <draw:line draw:style-name="gr6" draw:text-style-name="P1" draw:layer="layout" svg:x1="6.86cm" svg:y1="2.739cm" svg:x2="6.864cm" svg:y2="2.739cm">
          <text:p/>
        </draw:line>
        <draw:line draw:style-name="gr6" draw:text-style-name="P1" draw:layer="layout" svg:x1="6.864cm" svg:y1="2.739cm" svg:x2="6.868cm" svg:y2="2.737cm">
          <text:p/>
        </draw:line>
        <draw:line draw:style-name="gr6" draw:text-style-name="P1" draw:layer="layout" svg:x1="6.868cm" svg:y1="2.737cm" svg:x2="6.871cm" svg:y2="2.736cm">
          <text:p/>
        </draw:line>
        <draw:line draw:style-name="gr6" draw:text-style-name="P1" draw:layer="layout" svg:x1="6.871cm" svg:y1="2.736cm" svg:x2="6.875cm" svg:y2="2.735cm">
          <text:p/>
        </draw:line>
        <draw:line draw:style-name="gr6" draw:text-style-name="P1" draw:layer="layout" svg:x1="6.875cm" svg:y1="2.735cm" svg:x2="6.879cm" svg:y2="2.734cm">
          <text:p/>
        </draw:line>
        <draw:line draw:style-name="gr6" draw:text-style-name="P1" draw:layer="layout" svg:x1="6.879cm" svg:y1="2.734cm" svg:x2="6.883cm" svg:y2="2.733cm">
          <text:p/>
        </draw:line>
        <draw:line draw:style-name="gr6" draw:text-style-name="P1" draw:layer="layout" svg:x1="6.883cm" svg:y1="2.733cm" svg:x2="6.887cm" svg:y2="2.731cm">
          <text:p/>
        </draw:line>
        <draw:line draw:style-name="gr6" draw:text-style-name="P1" draw:layer="layout" svg:x1="6.887cm" svg:y1="2.731cm" svg:x2="6.89cm" svg:y2="2.73cm">
          <text:p/>
        </draw:line>
        <draw:line draw:style-name="gr6" draw:text-style-name="P1" draw:layer="layout" svg:x1="6.89cm" svg:y1="2.73cm" svg:x2="6.894cm" svg:y2="2.728cm">
          <text:p/>
        </draw:line>
        <draw:line draw:style-name="gr6" draw:text-style-name="P1" draw:layer="layout" svg:x1="6.894cm" svg:y1="2.728cm" svg:x2="6.898cm" svg:y2="2.726cm">
          <text:p/>
        </draw:line>
        <draw:line draw:style-name="gr6" draw:text-style-name="P1" draw:layer="layout" svg:x1="6.898cm" svg:y1="2.726cm" svg:x2="6.902cm" svg:y2="2.725cm">
          <text:p/>
        </draw:line>
        <draw:line draw:style-name="gr6" draw:text-style-name="P1" draw:layer="layout" svg:x1="6.902cm" svg:y1="2.725cm" svg:x2="6.906cm" svg:y2="2.723cm">
          <text:p/>
        </draw:line>
        <draw:line draw:style-name="gr6" draw:text-style-name="P1" draw:layer="layout" svg:x1="6.906cm" svg:y1="2.723cm" svg:x2="6.909cm" svg:y2="2.721cm">
          <text:p/>
        </draw:line>
        <draw:line draw:style-name="gr6" draw:text-style-name="P1" draw:layer="layout" svg:x1="6.909cm" svg:y1="2.721cm" svg:x2="6.913cm" svg:y2="2.719cm">
          <text:p/>
        </draw:line>
        <draw:line draw:style-name="gr6" draw:text-style-name="P1" draw:layer="layout" svg:x1="6.913cm" svg:y1="2.719cm" svg:x2="6.917cm" svg:y2="2.717cm">
          <text:p/>
        </draw:line>
        <draw:line draw:style-name="gr6" draw:text-style-name="P1" draw:layer="layout" svg:x1="6.917cm" svg:y1="2.717cm" svg:x2="6.921cm" svg:y2="2.715cm">
          <text:p/>
        </draw:line>
        <draw:line draw:style-name="gr6" draw:text-style-name="P1" draw:layer="layout" svg:x1="6.921cm" svg:y1="2.715cm" svg:x2="6.925cm" svg:y2="2.713cm">
          <text:p/>
        </draw:line>
        <draw:line draw:style-name="gr6" draw:text-style-name="P1" draw:layer="layout" svg:x1="6.925cm" svg:y1="2.713cm" svg:x2="6.929cm" svg:y2="2.71cm">
          <text:p/>
        </draw:line>
        <draw:line draw:style-name="gr6" draw:text-style-name="P1" draw:layer="layout" svg:x1="6.929cm" svg:y1="2.71cm" svg:x2="6.932cm" svg:y2="2.708cm">
          <text:p/>
        </draw:line>
        <draw:line draw:style-name="gr6" draw:text-style-name="P1" draw:layer="layout" svg:x1="6.932cm" svg:y1="2.708cm" svg:x2="6.936cm" svg:y2="2.705cm">
          <text:p/>
        </draw:line>
        <draw:line draw:style-name="gr6" draw:text-style-name="P1" draw:layer="layout" svg:x1="6.936cm" svg:y1="2.705cm" svg:x2="6.94cm" svg:y2="2.702cm">
          <text:p/>
        </draw:line>
        <draw:line draw:style-name="gr6" draw:text-style-name="P1" draw:layer="layout" svg:x1="6.94cm" svg:y1="2.702cm" svg:x2="6.943cm" svg:y2="2.7cm">
          <text:p/>
        </draw:line>
        <draw:line draw:style-name="gr6" draw:text-style-name="P1" draw:layer="layout" svg:x1="6.943cm" svg:y1="2.7cm" svg:x2="6.947cm" svg:y2="2.697cm">
          <text:p/>
        </draw:line>
        <draw:line draw:style-name="gr6" draw:text-style-name="P1" draw:layer="layout" svg:x1="6.947cm" svg:y1="2.697cm" svg:x2="6.951cm" svg:y2="2.695cm">
          <text:p/>
        </draw:line>
        <draw:line draw:style-name="gr6" draw:text-style-name="P1" draw:layer="layout" svg:x1="6.951cm" svg:y1="2.695cm" svg:x2="6.954cm" svg:y2="2.692cm">
          <text:p/>
        </draw:line>
        <draw:line draw:style-name="gr6" draw:text-style-name="P1" draw:layer="layout" svg:x1="6.954cm" svg:y1="2.692cm" svg:x2="6.958cm" svg:y2="2.688cm">
          <text:p/>
        </draw:line>
        <draw:line draw:style-name="gr6" draw:text-style-name="P1" draw:layer="layout" svg:x1="6.958cm" svg:y1="2.688cm" svg:x2="6.962cm" svg:y2="2.686cm">
          <text:p/>
        </draw:line>
        <draw:line draw:style-name="gr6" draw:text-style-name="P1" draw:layer="layout" svg:x1="6.962cm" svg:y1="2.686cm" svg:x2="6.966cm" svg:y2="2.682cm">
          <text:p/>
        </draw:line>
        <draw:line draw:style-name="gr6" draw:text-style-name="P1" draw:layer="layout" svg:x1="6.966cm" svg:y1="2.682cm" svg:x2="6.97cm" svg:y2="2.679cm">
          <text:p/>
        </draw:line>
        <draw:line draw:style-name="gr6" draw:text-style-name="P1" draw:layer="layout" svg:x1="6.97cm" svg:y1="2.679cm" svg:x2="6.974cm" svg:y2="2.676cm">
          <text:p/>
        </draw:line>
        <draw:line draw:style-name="gr6" draw:text-style-name="P1" draw:layer="layout" svg:x1="6.974cm" svg:y1="2.676cm" svg:x2="6.978cm" svg:y2="2.673cm">
          <text:p/>
        </draw:line>
        <draw:line draw:style-name="gr6" draw:text-style-name="P1" draw:layer="layout" svg:x1="6.978cm" svg:y1="2.673cm" svg:x2="6.981cm" svg:y2="2.669cm">
          <text:p/>
        </draw:line>
        <draw:line draw:style-name="gr6" draw:text-style-name="P1" draw:layer="layout" svg:x1="6.981cm" svg:y1="2.669cm" svg:x2="6.985cm" svg:y2="2.666cm">
          <text:p/>
        </draw:line>
        <draw:line draw:style-name="gr6" draw:text-style-name="P1" draw:layer="layout" svg:x1="6.985cm" svg:y1="2.666cm" svg:x2="6.989cm" svg:y2="2.662cm">
          <text:p/>
        </draw:line>
        <draw:line draw:style-name="gr6" draw:text-style-name="P1" draw:layer="layout" svg:x1="6.989cm" svg:y1="2.662cm" svg:x2="6.993cm" svg:y2="2.659cm">
          <text:p/>
        </draw:line>
        <draw:line draw:style-name="gr6" draw:text-style-name="P1" draw:layer="layout" svg:x1="6.993cm" svg:y1="2.659cm" svg:x2="6.996cm" svg:y2="2.655cm">
          <text:p/>
        </draw:line>
        <draw:line draw:style-name="gr6" draw:text-style-name="P1" draw:layer="layout" svg:x1="6.996cm" svg:y1="2.655cm" svg:x2="7cm" svg:y2="2.651cm">
          <text:p/>
        </draw:line>
        <draw:line draw:style-name="gr6" draw:text-style-name="P1" draw:layer="layout" svg:x1="7cm" svg:y1="2.651cm" svg:x2="7.004cm" svg:y2="2.647cm">
          <text:p/>
        </draw:line>
        <draw:line draw:style-name="gr6" draw:text-style-name="P1" draw:layer="layout" svg:x1="7.004cm" svg:y1="2.647cm" svg:x2="7.008cm" svg:y2="2.643cm">
          <text:p/>
        </draw:line>
        <draw:line draw:style-name="gr6" draw:text-style-name="P1" draw:layer="layout" svg:x1="7.008cm" svg:y1="2.643cm" svg:x2="7.012cm" svg:y2="2.64cm">
          <text:p/>
        </draw:line>
        <draw:line draw:style-name="gr6" draw:text-style-name="P1" draw:layer="layout" svg:x1="7.012cm" svg:y1="2.64cm" svg:x2="7.015cm" svg:y2="2.635cm">
          <text:p/>
        </draw:line>
        <draw:line draw:style-name="gr6" draw:text-style-name="P1" draw:layer="layout" svg:x1="7.015cm" svg:y1="2.635cm" svg:x2="7.019cm" svg:y2="2.631cm">
          <text:p/>
        </draw:line>
        <draw:line draw:style-name="gr6" draw:text-style-name="P1" draw:layer="layout" svg:x1="7.019cm" svg:y1="2.631cm" svg:x2="7.023cm" svg:y2="2.627cm">
          <text:p/>
        </draw:line>
        <draw:line draw:style-name="gr6" draw:text-style-name="P1" draw:layer="layout" svg:x1="7.023cm" svg:y1="2.627cm" svg:x2="7.027cm" svg:y2="2.622cm">
          <text:p/>
        </draw:line>
        <draw:line draw:style-name="gr6" draw:text-style-name="P1" draw:layer="layout" svg:x1="7.027cm" svg:y1="2.622cm" svg:x2="7.031cm" svg:y2="2.618cm">
          <text:p/>
        </draw:line>
        <draw:line draw:style-name="gr6" draw:text-style-name="P1" draw:layer="layout" svg:x1="7.031cm" svg:y1="2.618cm" svg:x2="7.035cm" svg:y2="2.613cm">
          <text:p/>
        </draw:line>
        <draw:line draw:style-name="gr6" draw:text-style-name="P1" draw:layer="layout" svg:x1="7.035cm" svg:y1="2.613cm" svg:x2="7.038cm" svg:y2="2.609cm">
          <text:p/>
        </draw:line>
        <draw:line draw:style-name="gr6" draw:text-style-name="P1" draw:layer="layout" svg:x1="7.038cm" svg:y1="2.609cm" svg:x2="7.042cm" svg:y2="2.604cm">
          <text:p/>
        </draw:line>
        <draw:line draw:style-name="gr6" draw:text-style-name="P1" draw:layer="layout" svg:x1="7.042cm" svg:y1="2.604cm" svg:x2="7.046cm" svg:y2="2.6cm">
          <text:p/>
        </draw:line>
        <draw:line draw:style-name="gr6" draw:text-style-name="P1" draw:layer="layout" svg:x1="7.046cm" svg:y1="2.6cm" svg:x2="7.049cm" svg:y2="2.595cm">
          <text:p/>
        </draw:line>
        <draw:line draw:style-name="gr6" draw:text-style-name="P1" draw:layer="layout" svg:x1="7.049cm" svg:y1="2.595cm" svg:x2="7.053cm" svg:y2="2.59cm">
          <text:p/>
        </draw:line>
        <draw:line draw:style-name="gr6" draw:text-style-name="P1" draw:layer="layout" svg:x1="7.053cm" svg:y1="2.59cm" svg:x2="7.057cm" svg:y2="2.585cm">
          <text:p/>
        </draw:line>
        <draw:line draw:style-name="gr6" draw:text-style-name="P1" draw:layer="layout" svg:x1="7.057cm" svg:y1="2.585cm" svg:x2="7.061cm" svg:y2="2.581cm">
          <text:p/>
        </draw:line>
        <draw:line draw:style-name="gr6" draw:text-style-name="P1" draw:layer="layout" svg:x1="7.061cm" svg:y1="2.581cm" svg:x2="7.064cm" svg:y2="2.575cm">
          <text:p/>
        </draw:line>
        <draw:line draw:style-name="gr6" draw:text-style-name="P1" draw:layer="layout" svg:x1="7.064cm" svg:y1="2.575cm" svg:x2="7.068cm" svg:y2="2.571cm">
          <text:p/>
        </draw:line>
        <draw:line draw:style-name="gr6" draw:text-style-name="P1" draw:layer="layout" svg:x1="7.068cm" svg:y1="2.571cm" svg:x2="7.072cm" svg:y2="2.565cm">
          <text:p/>
        </draw:line>
        <draw:line draw:style-name="gr6" draw:text-style-name="P1" draw:layer="layout" svg:x1="7.072cm" svg:y1="2.565cm" svg:x2="7.076cm" svg:y2="2.56cm">
          <text:p/>
        </draw:line>
        <draw:line draw:style-name="gr6" draw:text-style-name="P1" draw:layer="layout" svg:x1="7.076cm" svg:y1="2.56cm" svg:x2="7.08cm" svg:y2="2.555cm">
          <text:p/>
        </draw:line>
        <draw:line draw:style-name="gr6" draw:text-style-name="P1" draw:layer="layout" svg:x1="7.08cm" svg:y1="2.555cm" svg:x2="7.084cm" svg:y2="2.55cm">
          <text:p/>
        </draw:line>
        <draw:line draw:style-name="gr6" draw:text-style-name="P1" draw:layer="layout" svg:x1="7.084cm" svg:y1="2.55cm" svg:x2="7.087cm" svg:y2="2.544cm">
          <text:p/>
        </draw:line>
        <draw:line draw:style-name="gr6" draw:text-style-name="P1" draw:layer="layout" svg:x1="7.087cm" svg:y1="2.544cm" svg:x2="7.091cm" svg:y2="2.539cm">
          <text:p/>
        </draw:line>
        <draw:line draw:style-name="gr6" draw:text-style-name="P1" draw:layer="layout" svg:x1="7.091cm" svg:y1="2.539cm" svg:x2="7.095cm" svg:y2="2.533cm">
          <text:p/>
        </draw:line>
        <draw:line draw:style-name="gr6" draw:text-style-name="P1" draw:layer="layout" svg:x1="7.095cm" svg:y1="2.533cm" svg:x2="7.099cm" svg:y2="2.527cm">
          <text:p/>
        </draw:line>
        <draw:line draw:style-name="gr6" draw:text-style-name="P1" draw:layer="layout" svg:x1="7.099cm" svg:y1="2.527cm" svg:x2="7.103cm" svg:y2="2.522cm">
          <text:p/>
        </draw:line>
        <draw:line draw:style-name="gr6" draw:text-style-name="P1" draw:layer="layout" svg:x1="7.103cm" svg:y1="2.522cm" svg:x2="7.106cm" svg:y2="2.516cm">
          <text:p/>
        </draw:line>
        <draw:line draw:style-name="gr6" draw:text-style-name="P1" draw:layer="layout" svg:x1="7.106cm" svg:y1="2.516cm" svg:x2="7.11cm" svg:y2="2.511cm">
          <text:p/>
        </draw:line>
        <draw:line draw:style-name="gr6" draw:text-style-name="P1" draw:layer="layout" svg:x1="7.11cm" svg:y1="2.511cm" svg:x2="7.114cm" svg:y2="2.504cm">
          <text:p/>
        </draw:line>
        <draw:line draw:style-name="gr6" draw:text-style-name="P1" draw:layer="layout" svg:x1="7.114cm" svg:y1="2.504cm" svg:x2="7.118cm" svg:y2="2.499cm">
          <text:p/>
        </draw:line>
        <draw:line draw:style-name="gr6" draw:text-style-name="P1" draw:layer="layout" svg:x1="7.118cm" svg:y1="2.499cm" svg:x2="7.121cm" svg:y2="2.493cm">
          <text:p/>
        </draw:line>
        <draw:line draw:style-name="gr6" draw:text-style-name="P1" draw:layer="layout" svg:x1="7.121cm" svg:y1="2.493cm" svg:x2="7.125cm" svg:y2="2.487cm">
          <text:p/>
        </draw:line>
        <draw:line draw:style-name="gr6" draw:text-style-name="P1" draw:layer="layout" svg:x1="7.125cm" svg:y1="2.487cm" svg:x2="7.129cm" svg:y2="2.481cm">
          <text:p/>
        </draw:line>
        <draw:line draw:style-name="gr6" draw:text-style-name="P1" draw:layer="layout" svg:x1="7.129cm" svg:y1="2.481cm" svg:x2="7.133cm" svg:y2="2.475cm">
          <text:p/>
        </draw:line>
        <draw:line draw:style-name="gr6" draw:text-style-name="P1" draw:layer="layout" svg:x1="7.133cm" svg:y1="2.475cm" svg:x2="7.137cm" svg:y2="2.469cm">
          <text:p/>
        </draw:line>
        <draw:line draw:style-name="gr6" draw:text-style-name="P1" draw:layer="layout" svg:x1="7.137cm" svg:y1="2.469cm" svg:x2="7.141cm" svg:y2="2.462cm">
          <text:p/>
        </draw:line>
        <draw:line draw:style-name="gr6" draw:text-style-name="P1" draw:layer="layout" svg:x1="7.141cm" svg:y1="2.462cm" svg:x2="7.144cm" svg:y2="2.456cm">
          <text:p/>
        </draw:line>
        <draw:line draw:style-name="gr6" draw:text-style-name="P1" draw:layer="layout" svg:x1="7.144cm" svg:y1="2.456cm" svg:x2="7.148cm" svg:y2="2.45cm">
          <text:p/>
        </draw:line>
        <draw:line draw:style-name="gr6" draw:text-style-name="P1" draw:layer="layout" svg:x1="7.148cm" svg:y1="2.45cm" svg:x2="7.152cm" svg:y2="2.443cm">
          <text:p/>
        </draw:line>
        <draw:line draw:style-name="gr6" draw:text-style-name="P1" draw:layer="layout" svg:x1="7.152cm" svg:y1="2.443cm" svg:x2="7.156cm" svg:y2="2.437cm">
          <text:p/>
        </draw:line>
        <draw:line draw:style-name="gr6" draw:text-style-name="P1" draw:layer="layout" svg:x1="7.156cm" svg:y1="2.437cm" svg:x2="7.159cm" svg:y2="2.431cm">
          <text:p/>
        </draw:line>
        <draw:line draw:style-name="gr6" draw:text-style-name="P1" draw:layer="layout" svg:x1="7.159cm" svg:y1="2.431cm" svg:x2="7.163cm" svg:y2="2.424cm">
          <text:p/>
        </draw:line>
        <draw:line draw:style-name="gr6" draw:text-style-name="P1" draw:layer="layout" svg:x1="7.163cm" svg:y1="2.424cm" svg:x2="7.167cm" svg:y2="2.417cm">
          <text:p/>
        </draw:line>
        <draw:line draw:style-name="gr6" draw:text-style-name="P1" draw:layer="layout" svg:x1="7.167cm" svg:y1="2.417cm" svg:x2="7.17cm" svg:y2="2.411cm">
          <text:p/>
        </draw:line>
        <draw:line draw:style-name="gr6" draw:text-style-name="P1" draw:layer="layout" svg:x1="7.17cm" svg:y1="2.411cm" svg:x2="7.174cm" svg:y2="2.404cm">
          <text:p/>
        </draw:line>
        <draw:line draw:style-name="gr6" draw:text-style-name="P1" draw:layer="layout" svg:x1="7.174cm" svg:y1="2.404cm" svg:x2="7.178cm" svg:y2="2.397cm">
          <text:p/>
        </draw:line>
        <draw:line draw:style-name="gr6" draw:text-style-name="P1" draw:layer="layout" svg:x1="7.178cm" svg:y1="2.397cm" svg:x2="7.182cm" svg:y2="2.39cm">
          <text:p/>
        </draw:line>
        <draw:line draw:style-name="gr6" draw:text-style-name="P1" draw:layer="layout" svg:x1="7.182cm" svg:y1="2.39cm" svg:x2="7.186cm" svg:y2="2.384cm">
          <text:p/>
        </draw:line>
        <draw:line draw:style-name="gr6" draw:text-style-name="P1" draw:layer="layout" svg:x1="7.186cm" svg:y1="2.384cm" svg:x2="7.19cm" svg:y2="2.377cm">
          <text:p/>
        </draw:line>
        <draw:line draw:style-name="gr6" draw:text-style-name="P1" draw:layer="layout" svg:x1="7.19cm" svg:y1="2.377cm" svg:x2="7.193cm" svg:y2="2.37cm">
          <text:p/>
        </draw:line>
        <draw:line draw:style-name="gr6" draw:text-style-name="P1" draw:layer="layout" svg:x1="7.193cm" svg:y1="2.37cm" svg:x2="7.197cm" svg:y2="2.363cm">
          <text:p/>
        </draw:line>
        <draw:line draw:style-name="gr6" draw:text-style-name="P1" draw:layer="layout" svg:x1="7.197cm" svg:y1="2.363cm" svg:x2="7.201cm" svg:y2="2.356cm">
          <text:p/>
        </draw:line>
        <draw:line draw:style-name="gr6" draw:text-style-name="P1" draw:layer="layout" svg:x1="7.201cm" svg:y1="2.356cm" svg:x2="7.205cm" svg:y2="2.349cm">
          <text:p/>
        </draw:line>
        <draw:line draw:style-name="gr6" draw:text-style-name="P1" draw:layer="layout" svg:x1="7.205cm" svg:y1="2.349cm" svg:x2="7.209cm" svg:y2="2.342cm">
          <text:p/>
        </draw:line>
        <draw:line draw:style-name="gr6" draw:text-style-name="P1" draw:layer="layout" svg:x1="7.209cm" svg:y1="2.342cm" svg:x2="7.212cm" svg:y2="2.334cm">
          <text:p/>
        </draw:line>
        <draw:line draw:style-name="gr6" draw:text-style-name="P1" draw:layer="layout" svg:x1="7.212cm" svg:y1="2.334cm" svg:x2="7.216cm" svg:y2="2.327cm">
          <text:p/>
        </draw:line>
        <draw:line draw:style-name="gr6" draw:text-style-name="P1" draw:layer="layout" svg:x1="7.216cm" svg:y1="2.327cm" svg:x2="7.22cm" svg:y2="2.32cm">
          <text:p/>
        </draw:line>
        <draw:line draw:style-name="gr6" draw:text-style-name="P1" draw:layer="layout" svg:x1="7.22cm" svg:y1="2.32cm" svg:x2="7.224cm" svg:y2="2.313cm">
          <text:p/>
        </draw:line>
        <draw:line draw:style-name="gr6" draw:text-style-name="P1" draw:layer="layout" svg:x1="7.224cm" svg:y1="2.313cm" svg:x2="7.228cm" svg:y2="2.305cm">
          <text:p/>
        </draw:line>
        <draw:line draw:style-name="gr6" draw:text-style-name="P1" draw:layer="layout" svg:x1="7.228cm" svg:y1="2.305cm" svg:x2="7.231cm" svg:y2="2.298cm">
          <text:p/>
        </draw:line>
        <draw:line draw:style-name="gr6" draw:text-style-name="P1" draw:layer="layout" svg:x1="7.231cm" svg:y1="2.298cm" svg:x2="7.235cm" svg:y2="2.291cm">
          <text:p/>
        </draw:line>
        <draw:line draw:style-name="gr6" draw:text-style-name="P1" draw:layer="layout" svg:x1="7.235cm" svg:y1="2.291cm" svg:x2="7.239cm" svg:y2="2.283cm">
          <text:p/>
        </draw:line>
        <draw:line draw:style-name="gr6" draw:text-style-name="P1" draw:layer="layout" svg:x1="7.239cm" svg:y1="2.283cm" svg:x2="7.243cm" svg:y2="2.276cm">
          <text:p/>
        </draw:line>
        <draw:line draw:style-name="gr6" draw:text-style-name="P1" draw:layer="layout" svg:x1="7.243cm" svg:y1="2.276cm" svg:x2="7.246cm" svg:y2="2.268cm">
          <text:p/>
        </draw:line>
        <draw:line draw:style-name="gr6" draw:text-style-name="P1" draw:layer="layout" svg:x1="7.246cm" svg:y1="2.268cm" svg:x2="7.25cm" svg:y2="2.261cm">
          <text:p/>
        </draw:line>
        <draw:line draw:style-name="gr6" draw:text-style-name="P1" draw:layer="layout" svg:x1="7.25cm" svg:y1="2.261cm" svg:x2="7.254cm" svg:y2="2.253cm">
          <text:p/>
        </draw:line>
        <draw:line draw:style-name="gr6" draw:text-style-name="P1" draw:layer="layout" svg:x1="7.254cm" svg:y1="2.253cm" svg:x2="7.258cm" svg:y2="2.245cm">
          <text:p/>
        </draw:line>
        <draw:line draw:style-name="gr6" draw:text-style-name="P1" draw:layer="layout" svg:x1="7.258cm" svg:y1="2.245cm" svg:x2="7.262cm" svg:y2="2.238cm">
          <text:p/>
        </draw:line>
        <draw:line draw:style-name="gr6" draw:text-style-name="P1" draw:layer="layout" svg:x1="7.262cm" svg:y1="2.238cm" svg:x2="7.265cm" svg:y2="2.23cm">
          <text:p/>
        </draw:line>
        <draw:line draw:style-name="gr6" draw:text-style-name="P1" draw:layer="layout" svg:x1="7.265cm" svg:y1="2.23cm" svg:x2="7.269cm" svg:y2="2.222cm">
          <text:p/>
        </draw:line>
        <draw:line draw:style-name="gr6" draw:text-style-name="P1" draw:layer="layout" svg:x1="7.269cm" svg:y1="2.222cm" svg:x2="7.273cm" svg:y2="2.214cm">
          <text:p/>
        </draw:line>
        <draw:line draw:style-name="gr6" draw:text-style-name="P1" draw:layer="layout" svg:x1="7.273cm" svg:y1="2.214cm" svg:x2="7.276cm" svg:y2="2.207cm">
          <text:p/>
        </draw:line>
        <draw:line draw:style-name="gr6" draw:text-style-name="P1" draw:layer="layout" svg:x1="7.276cm" svg:y1="2.207cm" svg:x2="7.28cm" svg:y2="2.199cm">
          <text:p/>
        </draw:line>
        <draw:line draw:style-name="gr6" draw:text-style-name="P1" draw:layer="layout" svg:x1="7.28cm" svg:y1="2.199cm" svg:x2="7.284cm" svg:y2="2.191cm">
          <text:p/>
        </draw:line>
        <draw:line draw:style-name="gr6" draw:text-style-name="P1" draw:layer="layout" svg:x1="7.284cm" svg:y1="2.191cm" svg:x2="7.288cm" svg:y2="2.183cm">
          <text:p/>
        </draw:line>
        <draw:line draw:style-name="gr6" draw:text-style-name="P1" draw:layer="layout" svg:x1="7.288cm" svg:y1="2.183cm" svg:x2="7.292cm" svg:y2="2.176cm">
          <text:p/>
        </draw:line>
        <draw:line draw:style-name="gr6" draw:text-style-name="P1" draw:layer="layout" svg:x1="7.292cm" svg:y1="2.176cm" svg:x2="7.296cm" svg:y2="2.168cm">
          <text:p/>
        </draw:line>
        <draw:line draw:style-name="gr6" draw:text-style-name="P1" draw:layer="layout" svg:x1="7.296cm" svg:y1="2.168cm" svg:x2="7.299cm" svg:y2="2.159cm">
          <text:p/>
        </draw:line>
        <draw:line draw:style-name="gr6" draw:text-style-name="P1" draw:layer="layout" svg:x1="7.299cm" svg:y1="2.159cm" svg:x2="7.303cm" svg:y2="2.152cm">
          <text:p/>
        </draw:line>
        <draw:line draw:style-name="gr6" draw:text-style-name="P1" draw:layer="layout" svg:x1="7.303cm" svg:y1="2.152cm" svg:x2="7.307cm" svg:y2="2.144cm">
          <text:p/>
        </draw:line>
        <draw:line draw:style-name="gr6" draw:text-style-name="P1" draw:layer="layout" svg:x1="7.307cm" svg:y1="2.144cm" svg:x2="7.311cm" svg:y2="2.136cm">
          <text:p/>
        </draw:line>
        <draw:line draw:style-name="gr6" draw:text-style-name="P1" draw:layer="layout" svg:x1="7.311cm" svg:y1="2.136cm" svg:x2="7.315cm" svg:y2="2.128cm">
          <text:p/>
        </draw:line>
        <draw:line draw:style-name="gr6" draw:text-style-name="P1" draw:layer="layout" svg:x1="7.315cm" svg:y1="2.128cm" svg:x2="7.319cm" svg:y2="2.12cm">
          <text:p/>
        </draw:line>
        <draw:line draw:style-name="gr6" draw:text-style-name="P1" draw:layer="layout" svg:x1="7.319cm" svg:y1="2.12cm" svg:x2="7.322cm" svg:y2="2.112cm">
          <text:p/>
        </draw:line>
        <draw:line draw:style-name="gr6" draw:text-style-name="P1" draw:layer="layout" svg:x1="7.322cm" svg:y1="2.112cm" svg:x2="7.326cm" svg:y2="2.103cm">
          <text:p/>
        </draw:line>
        <draw:line draw:style-name="gr6" draw:text-style-name="P1" draw:layer="layout" svg:x1="7.326cm" svg:y1="2.103cm" svg:x2="7.33cm" svg:y2="2.095cm">
          <text:p/>
        </draw:line>
        <draw:line draw:style-name="gr6" draw:text-style-name="P1" draw:layer="layout" svg:x1="7.33cm" svg:y1="2.095cm" svg:x2="7.334cm" svg:y2="2.087cm">
          <text:p/>
        </draw:line>
        <draw:line draw:style-name="gr6" draw:text-style-name="P1" draw:layer="layout" svg:x1="7.334cm" svg:y1="2.087cm" svg:x2="7.337cm" svg:y2="2.079cm">
          <text:p/>
        </draw:line>
        <draw:line draw:style-name="gr6" draw:text-style-name="P1" draw:layer="layout" svg:x1="7.337cm" svg:y1="2.079cm" svg:x2="7.341cm" svg:y2="2.071cm">
          <text:p/>
        </draw:line>
        <draw:line draw:style-name="gr6" draw:text-style-name="P1" draw:layer="layout" svg:x1="7.341cm" svg:y1="2.071cm" svg:x2="7.345cm" svg:y2="2.063cm">
          <text:p/>
        </draw:line>
        <draw:line draw:style-name="gr6" draw:text-style-name="P1" draw:layer="layout" svg:x1="7.345cm" svg:y1="2.063cm" svg:x2="7.348cm" svg:y2="2.055cm">
          <text:p/>
        </draw:line>
        <draw:line draw:style-name="gr6" draw:text-style-name="P1" draw:layer="layout" svg:x1="7.348cm" svg:y1="2.055cm" svg:x2="7.352cm" svg:y2="2.046cm">
          <text:p/>
        </draw:line>
        <draw:line draw:style-name="gr6" draw:text-style-name="P1" draw:layer="layout" svg:x1="7.352cm" svg:y1="2.046cm" svg:x2="7.356cm" svg:y2="2.038cm">
          <text:p/>
        </draw:line>
        <draw:line draw:style-name="gr6" draw:text-style-name="P1" draw:layer="layout" svg:x1="7.356cm" svg:y1="2.038cm" svg:x2="7.36cm" svg:y2="2.03cm">
          <text:p/>
        </draw:line>
        <draw:line draw:style-name="gr6" draw:text-style-name="P1" draw:layer="layout" svg:x1="7.36cm" svg:y1="2.03cm" svg:x2="7.364cm" svg:y2="2.021cm">
          <text:p/>
        </draw:line>
        <draw:line draw:style-name="gr6" draw:text-style-name="P1" draw:layer="layout" svg:x1="7.364cm" svg:y1="2.021cm" svg:x2="7.368cm" svg:y2="2.013cm">
          <text:p/>
        </draw:line>
        <draw:line draw:style-name="gr6" draw:text-style-name="P1" draw:layer="layout" svg:x1="7.368cm" svg:y1="2.013cm" svg:x2="7.371cm" svg:y2="2.005cm">
          <text:p/>
        </draw:line>
        <draw:line draw:style-name="gr6" draw:text-style-name="P1" draw:layer="layout" svg:x1="7.371cm" svg:y1="2.005cm" svg:x2="7.375cm" svg:y2="1.997cm">
          <text:p/>
        </draw:line>
        <draw:line draw:style-name="gr6" draw:text-style-name="P1" draw:layer="layout" svg:x1="7.375cm" svg:y1="1.997cm" svg:x2="7.379cm" svg:y2="1.988cm">
          <text:p/>
        </draw:line>
        <draw:line draw:style-name="gr6" draw:text-style-name="P1" draw:layer="layout" svg:x1="7.379cm" svg:y1="1.988cm" svg:x2="7.383cm" svg:y2="1.98cm">
          <text:p/>
        </draw:line>
        <draw:line draw:style-name="gr6" draw:text-style-name="P1" draw:layer="layout" svg:x1="7.383cm" svg:y1="1.98cm" svg:x2="7.386cm" svg:y2="1.972cm">
          <text:p/>
        </draw:line>
        <draw:line draw:style-name="gr6" draw:text-style-name="P1" draw:layer="layout" svg:x1="7.386cm" svg:y1="1.972cm" svg:x2="7.39cm" svg:y2="1.963cm">
          <text:p/>
        </draw:line>
        <draw:line draw:style-name="gr6" draw:text-style-name="P1" draw:layer="layout" svg:x1="7.39cm" svg:y1="1.963cm" svg:x2="7.394cm" svg:y2="1.955cm">
          <text:p/>
        </draw:line>
        <draw:line draw:style-name="gr6" draw:text-style-name="P1" draw:layer="layout" svg:x1="7.394cm" svg:y1="1.955cm" svg:x2="7.398cm" svg:y2="1.947cm">
          <text:p/>
        </draw:line>
        <draw:line draw:style-name="gr6" draw:text-style-name="P1" draw:layer="layout" svg:x1="7.398cm" svg:y1="1.947cm" svg:x2="7.402cm" svg:y2="1.938cm">
          <text:p/>
        </draw:line>
        <draw:line draw:style-name="gr6" draw:text-style-name="P1" draw:layer="layout" svg:x1="7.402cm" svg:y1="1.938cm" svg:x2="7.406cm" svg:y2="1.93cm">
          <text:p/>
        </draw:line>
        <draw:line draw:style-name="gr6" draw:text-style-name="P1" draw:layer="layout" svg:x1="7.406cm" svg:y1="1.93cm" svg:x2="7.409cm" svg:y2="1.922cm">
          <text:p/>
        </draw:line>
        <draw:line draw:style-name="gr6" draw:text-style-name="P1" draw:layer="layout" svg:x1="7.409cm" svg:y1="1.922cm" svg:x2="7.413cm" svg:y2="1.913cm">
          <text:p/>
        </draw:line>
        <draw:line draw:style-name="gr7" draw:text-style-name="P1" draw:layer="layout" svg:x1="5.272cm" svg:y1="1.421cm" svg:x2="5.273cm" svg:y2="1.421cm">
          <text:p/>
        </draw:line>
        <draw:line draw:style-name="gr7" draw:text-style-name="P1" draw:layer="layout" svg:x1="5.272cm" svg:y1="1.505cm" svg:x2="5.272cm" svg:y2="1.336cm">
          <text:p/>
        </draw:line>
        <draw:line draw:style-name="gr7" draw:text-style-name="P1" draw:layer="layout" svg:x1="5.343cm" svg:y1="1.463cm" svg:x2="5.201cm" svg:y2="1.379cm">
          <text:p/>
        </draw:line>
        <draw:line draw:style-name="gr7" draw:text-style-name="P1" draw:layer="layout" svg:x1="5.343cm" svg:y1="1.379cm" svg:x2="5.201cm" svg:y2="1.463cm">
          <text:p/>
        </draw:line>
        <draw:line draw:style-name="gr7" draw:text-style-name="P1" draw:layer="layout" svg:x1="5.828cm" svg:y1="1.274cm" svg:x2="5.828cm" svg:y2="1.105cm">
          <text:p/>
        </draw:line>
        <draw:line draw:style-name="gr7" draw:text-style-name="P1" draw:layer="layout" svg:x1="5.899cm" svg:y1="1.231cm" svg:x2="5.757cm" svg:y2="1.147cm">
          <text:p/>
        </draw:line>
        <draw:line draw:style-name="gr7" draw:text-style-name="P1" draw:layer="layout" svg:x1="5.899cm" svg:y1="1.147cm" svg:x2="5.757cm" svg:y2="1.231cm">
          <text:p/>
        </draw:line>
        <draw:line draw:style-name="gr7" draw:text-style-name="P1" draw:layer="layout" svg:x1="5.034cm" svg:y1="1.077cm" svg:x2="5.034cm" svg:y2="2.744cm">
          <text:p/>
        </draw:line>
        <draw:line draw:style-name="gr7" draw:text-style-name="P1" draw:layer="layout" svg:x1="5.034cm" svg:y1="1.91cm" svg:x2="7.414cm" svg:y2="1.91cm">
          <text:p/>
        </draw:line>
        <draw:line draw:style-name="gr6" draw:text-style-name="P1" draw:layer="layout" svg:x1="2.873cm" svg:y1="5.429cm" svg:x2="2.862cm" svg:y2="5.427cm">
          <text:p/>
        </draw:line>
        <draw:line draw:style-name="gr6" draw:text-style-name="P1" draw:layer="layout" svg:x1="2.862cm" svg:y1="5.427cm" svg:x2="2.851cm" svg:y2="5.425cm">
          <text:p/>
        </draw:line>
        <draw:line draw:style-name="gr6" draw:text-style-name="P1" draw:layer="layout" svg:x1="2.851cm" svg:y1="5.425cm" svg:x2="2.84cm" svg:y2="5.423cm">
          <text:p/>
        </draw:line>
        <draw:line draw:style-name="gr6" draw:text-style-name="P1" draw:layer="layout" svg:x1="2.84cm" svg:y1="5.423cm" svg:x2="2.83cm" svg:y2="5.421cm">
          <text:p/>
        </draw:line>
        <draw:line draw:style-name="gr6" draw:text-style-name="P1" draw:layer="layout" svg:x1="2.83cm" svg:y1="5.421cm" svg:x2="2.819cm" svg:y2="5.419cm">
          <text:p/>
        </draw:line>
        <draw:line draw:style-name="gr6" draw:text-style-name="P1" draw:layer="layout" svg:x1="2.819cm" svg:y1="5.419cm" svg:x2="2.809cm" svg:y2="5.417cm">
          <text:p/>
        </draw:line>
        <draw:line draw:style-name="gr6" draw:text-style-name="P1" draw:layer="layout" svg:x1="2.809cm" svg:y1="5.417cm" svg:x2="2.798cm" svg:y2="5.415cm">
          <text:p/>
        </draw:line>
        <draw:line draw:style-name="gr6" draw:text-style-name="P1" draw:layer="layout" svg:x1="2.798cm" svg:y1="5.415cm" svg:x2="2.788cm" svg:y2="5.413cm">
          <text:p/>
        </draw:line>
        <draw:line draw:style-name="gr6" draw:text-style-name="P1" draw:layer="layout" svg:x1="2.788cm" svg:y1="5.413cm" svg:x2="2.777cm" svg:y2="5.411cm">
          <text:p/>
        </draw:line>
        <draw:line draw:style-name="gr6" draw:text-style-name="P1" draw:layer="layout" svg:x1="2.777cm" svg:y1="5.411cm" svg:x2="2.767cm" svg:y2="5.409cm">
          <text:p/>
        </draw:line>
        <draw:line draw:style-name="gr6" draw:text-style-name="P1" draw:layer="layout" svg:x1="2.767cm" svg:y1="5.409cm" svg:x2="2.756cm" svg:y2="5.407cm">
          <text:p/>
        </draw:line>
        <draw:line draw:style-name="gr6" draw:text-style-name="P1" draw:layer="layout" svg:x1="2.756cm" svg:y1="5.407cm" svg:x2="2.745cm" svg:y2="5.404cm">
          <text:p/>
        </draw:line>
        <draw:line draw:style-name="gr6" draw:text-style-name="P1" draw:layer="layout" svg:x1="2.745cm" svg:y1="5.404cm" svg:x2="2.735cm" svg:y2="5.402cm">
          <text:p/>
        </draw:line>
        <draw:line draw:style-name="gr6" draw:text-style-name="P1" draw:layer="layout" svg:x1="2.735cm" svg:y1="5.402cm" svg:x2="2.724cm" svg:y2="5.4cm">
          <text:p/>
        </draw:line>
        <draw:line draw:style-name="gr6" draw:text-style-name="P1" draw:layer="layout" svg:x1="2.724cm" svg:y1="5.4cm" svg:x2="2.714cm" svg:y2="5.398cm">
          <text:p/>
        </draw:line>
        <draw:line draw:style-name="gr6" draw:text-style-name="P1" draw:layer="layout" svg:x1="2.714cm" svg:y1="5.398cm" svg:x2="2.703cm" svg:y2="5.396cm">
          <text:p/>
        </draw:line>
        <draw:line draw:style-name="gr6" draw:text-style-name="P1" draw:layer="layout" svg:x1="2.703cm" svg:y1="5.396cm" svg:x2="2.693cm" svg:y2="5.394cm">
          <text:p/>
        </draw:line>
        <draw:line draw:style-name="gr6" draw:text-style-name="P1" draw:layer="layout" svg:x1="2.693cm" svg:y1="5.394cm" svg:x2="2.683cm" svg:y2="5.392cm">
          <text:p/>
        </draw:line>
        <draw:line draw:style-name="gr6" draw:text-style-name="P1" draw:layer="layout" svg:x1="2.683cm" svg:y1="5.392cm" svg:x2="2.672cm" svg:y2="5.39cm">
          <text:p/>
        </draw:line>
        <draw:line draw:style-name="gr6" draw:text-style-name="P1" draw:layer="layout" svg:x1="2.672cm" svg:y1="5.39cm" svg:x2="2.662cm" svg:y2="5.388cm">
          <text:p/>
        </draw:line>
        <draw:line draw:style-name="gr6" draw:text-style-name="P1" draw:layer="layout" svg:x1="2.662cm" svg:y1="5.388cm" svg:x2="2.651cm" svg:y2="5.386cm">
          <text:p/>
        </draw:line>
        <draw:line draw:style-name="gr6" draw:text-style-name="P1" draw:layer="layout" svg:x1="2.651cm" svg:y1="5.386cm" svg:x2="2.641cm" svg:y2="5.384cm">
          <text:p/>
        </draw:line>
        <draw:line draw:style-name="gr6" draw:text-style-name="P1" draw:layer="layout" svg:x1="2.641cm" svg:y1="5.384cm" svg:x2="2.63cm" svg:y2="5.381cm">
          <text:p/>
        </draw:line>
        <draw:line draw:style-name="gr6" draw:text-style-name="P1" draw:layer="layout" svg:x1="2.63cm" svg:y1="5.381cm" svg:x2="2.62cm" svg:y2="5.379cm">
          <text:p/>
        </draw:line>
        <draw:line draw:style-name="gr6" draw:text-style-name="P1" draw:layer="layout" svg:x1="2.62cm" svg:y1="5.379cm" svg:x2="2.61cm" svg:y2="5.377cm">
          <text:p/>
        </draw:line>
        <draw:line draw:style-name="gr6" draw:text-style-name="P1" draw:layer="layout" svg:x1="2.61cm" svg:y1="5.377cm" svg:x2="2.6cm" svg:y2="5.375cm">
          <text:p/>
        </draw:line>
        <draw:line draw:style-name="gr6" draw:text-style-name="P1" draw:layer="layout" svg:x1="2.6cm" svg:y1="5.375cm" svg:x2="2.589cm" svg:y2="5.373cm">
          <text:p/>
        </draw:line>
        <draw:line draw:style-name="gr6" draw:text-style-name="P1" draw:layer="layout" svg:x1="2.589cm" svg:y1="5.373cm" svg:x2="2.579cm" svg:y2="5.371cm">
          <text:p/>
        </draw:line>
        <draw:line draw:style-name="gr6" draw:text-style-name="P1" draw:layer="layout" svg:x1="2.579cm" svg:y1="5.371cm" svg:x2="2.569cm" svg:y2="5.369cm">
          <text:p/>
        </draw:line>
        <draw:line draw:style-name="gr6" draw:text-style-name="P1" draw:layer="layout" svg:x1="2.569cm" svg:y1="5.369cm" svg:x2="2.559cm" svg:y2="5.367cm">
          <text:p/>
        </draw:line>
        <draw:line draw:style-name="gr6" draw:text-style-name="P1" draw:layer="layout" svg:x1="2.559cm" svg:y1="5.367cm" svg:x2="2.549cm" svg:y2="5.365cm">
          <text:p/>
        </draw:line>
        <draw:line draw:style-name="gr6" draw:text-style-name="P1" draw:layer="layout" svg:x1="2.549cm" svg:y1="5.365cm" svg:x2="2.539cm" svg:y2="5.363cm">
          <text:p/>
        </draw:line>
        <draw:line draw:style-name="gr6" draw:text-style-name="P1" draw:layer="layout" svg:x1="2.539cm" svg:y1="5.363cm" svg:x2="2.529cm" svg:y2="5.361cm">
          <text:p/>
        </draw:line>
        <draw:line draw:style-name="gr6" draw:text-style-name="P1" draw:layer="layout" svg:x1="2.529cm" svg:y1="5.361cm" svg:x2="2.518cm" svg:y2="5.358cm">
          <text:p/>
        </draw:line>
        <draw:line draw:style-name="gr6" draw:text-style-name="P1" draw:layer="layout" svg:x1="2.518cm" svg:y1="5.358cm" svg:x2="2.509cm" svg:y2="5.356cm">
          <text:p/>
        </draw:line>
        <draw:line draw:style-name="gr6" draw:text-style-name="P1" draw:layer="layout" svg:x1="2.509cm" svg:y1="5.356cm" svg:x2="2.499cm" svg:y2="5.354cm">
          <text:p/>
        </draw:line>
        <draw:line draw:style-name="gr6" draw:text-style-name="P1" draw:layer="layout" svg:x1="2.499cm" svg:y1="5.354cm" svg:x2="2.489cm" svg:y2="5.352cm">
          <text:p/>
        </draw:line>
        <draw:line draw:style-name="gr6" draw:text-style-name="P1" draw:layer="layout" svg:x1="2.489cm" svg:y1="5.352cm" svg:x2="2.479cm" svg:y2="5.35cm">
          <text:p/>
        </draw:line>
        <draw:line draw:style-name="gr6" draw:text-style-name="P1" draw:layer="layout" svg:x1="2.479cm" svg:y1="5.35cm" svg:x2="2.469cm" svg:y2="5.348cm">
          <text:p/>
        </draw:line>
        <draw:line draw:style-name="gr6" draw:text-style-name="P1" draw:layer="layout" svg:x1="2.469cm" svg:y1="5.348cm" svg:x2="2.459cm" svg:y2="5.346cm">
          <text:p/>
        </draw:line>
        <draw:line draw:style-name="gr6" draw:text-style-name="P1" draw:layer="layout" svg:x1="2.459cm" svg:y1="5.346cm" svg:x2="2.45cm" svg:y2="5.344cm">
          <text:p/>
        </draw:line>
        <draw:line draw:style-name="gr6" draw:text-style-name="P1" draw:layer="layout" svg:x1="2.45cm" svg:y1="5.344cm" svg:x2="2.44cm" svg:y2="5.342cm">
          <text:p/>
        </draw:line>
        <draw:line draw:style-name="gr6" draw:text-style-name="P1" draw:layer="layout" svg:x1="2.44cm" svg:y1="5.342cm" svg:x2="2.43cm" svg:y2="5.34cm">
          <text:p/>
        </draw:line>
        <draw:line draw:style-name="gr6" draw:text-style-name="P1" draw:layer="layout" svg:x1="2.43cm" svg:y1="5.34cm" svg:x2="2.421cm" svg:y2="5.338cm">
          <text:p/>
        </draw:line>
        <draw:line draw:style-name="gr6" draw:text-style-name="P1" draw:layer="layout" svg:x1="2.421cm" svg:y1="5.338cm" svg:x2="2.411cm" svg:y2="5.336cm">
          <text:p/>
        </draw:line>
        <draw:line draw:style-name="gr6" draw:text-style-name="P1" draw:layer="layout" svg:x1="2.411cm" svg:y1="5.336cm" svg:x2="2.401cm" svg:y2="5.334cm">
          <text:p/>
        </draw:line>
        <draw:line draw:style-name="gr6" draw:text-style-name="P1" draw:layer="layout" svg:x1="2.401cm" svg:y1="5.334cm" svg:x2="2.392cm" svg:y2="5.332cm">
          <text:p/>
        </draw:line>
        <draw:line draw:style-name="gr6" draw:text-style-name="P1" draw:layer="layout" svg:x1="2.392cm" svg:y1="5.332cm" svg:x2="2.383cm" svg:y2="5.329cm">
          <text:p/>
        </draw:line>
        <draw:line draw:style-name="gr6" draw:text-style-name="P1" draw:layer="layout" svg:x1="2.383cm" svg:y1="5.329cm" svg:x2="2.373cm" svg:y2="5.327cm">
          <text:p/>
        </draw:line>
        <draw:line draw:style-name="gr6" draw:text-style-name="P1" draw:layer="layout" svg:x1="2.373cm" svg:y1="5.327cm" svg:x2="2.364cm" svg:y2="5.325cm">
          <text:p/>
        </draw:line>
        <draw:line draw:style-name="gr6" draw:text-style-name="P1" draw:layer="layout" svg:x1="2.364cm" svg:y1="5.325cm" svg:x2="2.355cm" svg:y2="5.323cm">
          <text:p/>
        </draw:line>
        <draw:line draw:style-name="gr6" draw:text-style-name="P1" draw:layer="layout" svg:x1="2.355cm" svg:y1="5.323cm" svg:x2="2.346cm" svg:y2="5.321cm">
          <text:p/>
        </draw:line>
        <draw:line draw:style-name="gr6" draw:text-style-name="P1" draw:layer="layout" svg:x1="2.346cm" svg:y1="5.321cm" svg:x2="2.336cm" svg:y2="5.319cm">
          <text:p/>
        </draw:line>
        <draw:line draw:style-name="gr6" draw:text-style-name="P1" draw:layer="layout" svg:x1="2.336cm" svg:y1="5.319cm" svg:x2="2.327cm" svg:y2="5.317cm">
          <text:p/>
        </draw:line>
        <draw:line draw:style-name="gr6" draw:text-style-name="P1" draw:layer="layout" svg:x1="2.327cm" svg:y1="5.317cm" svg:x2="2.318cm" svg:y2="5.315cm">
          <text:p/>
        </draw:line>
        <draw:line draw:style-name="gr6" draw:text-style-name="P1" draw:layer="layout" svg:x1="2.318cm" svg:y1="5.315cm" svg:x2="2.309cm" svg:y2="5.312cm">
          <text:p/>
        </draw:line>
        <draw:line draw:style-name="gr6" draw:text-style-name="P1" draw:layer="layout" svg:x1="2.309cm" svg:y1="5.312cm" svg:x2="2.3cm" svg:y2="5.31cm">
          <text:p/>
        </draw:line>
        <draw:line draw:style-name="gr6" draw:text-style-name="P1" draw:layer="layout" svg:x1="2.3cm" svg:y1="5.31cm" svg:x2="2.291cm" svg:y2="5.309cm">
          <text:p/>
        </draw:line>
        <draw:line draw:style-name="gr6" draw:text-style-name="P1" draw:layer="layout" svg:x1="2.291cm" svg:y1="5.309cm" svg:x2="2.282cm" svg:y2="5.307cm">
          <text:p/>
        </draw:line>
        <draw:line draw:style-name="gr6" draw:text-style-name="P1" draw:layer="layout" svg:x1="2.282cm" svg:y1="5.307cm" svg:x2="2.274cm" svg:y2="5.305cm">
          <text:p/>
        </draw:line>
        <draw:line draw:style-name="gr6" draw:text-style-name="P1" draw:layer="layout" svg:x1="2.274cm" svg:y1="5.305cm" svg:x2="2.265cm" svg:y2="5.302cm">
          <text:p/>
        </draw:line>
        <draw:line draw:style-name="gr6" draw:text-style-name="P1" draw:layer="layout" svg:x1="2.265cm" svg:y1="5.302cm" svg:x2="2.256cm" svg:y2="5.3cm">
          <text:p/>
        </draw:line>
        <draw:line draw:style-name="gr6" draw:text-style-name="P1" draw:layer="layout" svg:x1="2.256cm" svg:y1="5.3cm" svg:x2="2.247cm" svg:y2="5.298cm">
          <text:p/>
        </draw:line>
        <draw:line draw:style-name="gr6" draw:text-style-name="P1" draw:layer="layout" svg:x1="2.247cm" svg:y1="5.298cm" svg:x2="2.239cm" svg:y2="5.296cm">
          <text:p/>
        </draw:line>
        <draw:line draw:style-name="gr6" draw:text-style-name="P1" draw:layer="layout" svg:x1="2.239cm" svg:y1="5.296cm" svg:x2="2.23cm" svg:y2="5.294cm">
          <text:p/>
        </draw:line>
        <draw:line draw:style-name="gr6" draw:text-style-name="P1" draw:layer="layout" svg:x1="2.23cm" svg:y1="5.294cm" svg:x2="2.222cm" svg:y2="5.292cm">
          <text:p/>
        </draw:line>
        <draw:line draw:style-name="gr6" draw:text-style-name="P1" draw:layer="layout" svg:x1="2.222cm" svg:y1="5.292cm" svg:x2="2.214cm" svg:y2="5.289cm">
          <text:p/>
        </draw:line>
        <draw:line draw:style-name="gr6" draw:text-style-name="P1" draw:layer="layout" svg:x1="2.214cm" svg:y1="5.289cm" svg:x2="2.205cm" svg:y2="5.287cm">
          <text:p/>
        </draw:line>
        <draw:line draw:style-name="gr6" draw:text-style-name="P1" draw:layer="layout" svg:x1="2.205cm" svg:y1="5.287cm" svg:x2="2.197cm" svg:y2="5.285cm">
          <text:p/>
        </draw:line>
        <draw:line draw:style-name="gr6" draw:text-style-name="P1" draw:layer="layout" svg:x1="2.197cm" svg:y1="5.285cm" svg:x2="2.189cm" svg:y2="5.283cm">
          <text:p/>
        </draw:line>
        <draw:line draw:style-name="gr6" draw:text-style-name="P1" draw:layer="layout" svg:x1="2.189cm" svg:y1="5.283cm" svg:x2="2.181cm" svg:y2="5.281cm">
          <text:p/>
        </draw:line>
        <draw:line draw:style-name="gr6" draw:text-style-name="P1" draw:layer="layout" svg:x1="2.181cm" svg:y1="5.281cm" svg:x2="2.173cm" svg:y2="5.279cm">
          <text:p/>
        </draw:line>
        <draw:line draw:style-name="gr6" draw:text-style-name="P1" draw:layer="layout" svg:x1="2.173cm" svg:y1="5.279cm" svg:x2="2.165cm" svg:y2="5.277cm">
          <text:p/>
        </draw:line>
        <draw:line draw:style-name="gr6" draw:text-style-name="P1" draw:layer="layout" svg:x1="2.165cm" svg:y1="5.277cm" svg:x2="2.157cm" svg:y2="5.275cm">
          <text:p/>
        </draw:line>
        <draw:line draw:style-name="gr6" draw:text-style-name="P1" draw:layer="layout" svg:x1="2.157cm" svg:y1="5.275cm" svg:x2="2.15cm" svg:y2="5.273cm">
          <text:p/>
        </draw:line>
        <draw:line draw:style-name="gr6" draw:text-style-name="P1" draw:layer="layout" svg:x1="2.15cm" svg:y1="5.273cm" svg:x2="2.142cm" svg:y2="5.271cm">
          <text:p/>
        </draw:line>
        <draw:line draw:style-name="gr6" draw:text-style-name="P1" draw:layer="layout" svg:x1="2.142cm" svg:y1="5.271cm" svg:x2="2.134cm" svg:y2="5.269cm">
          <text:p/>
        </draw:line>
        <draw:line draw:style-name="gr6" draw:text-style-name="P1" draw:layer="layout" svg:x1="2.134cm" svg:y1="5.269cm" svg:x2="2.126cm" svg:y2="5.267cm">
          <text:p/>
        </draw:line>
        <draw:line draw:style-name="gr6" draw:text-style-name="P1" draw:layer="layout" svg:x1="2.126cm" svg:y1="5.267cm" svg:x2="2.119cm" svg:y2="5.265cm">
          <text:p/>
        </draw:line>
        <draw:line draw:style-name="gr6" draw:text-style-name="P1" draw:layer="layout" svg:x1="2.119cm" svg:y1="5.265cm" svg:x2="2.111cm" svg:y2="5.263cm">
          <text:p/>
        </draw:line>
        <draw:line draw:style-name="gr6" draw:text-style-name="P1" draw:layer="layout" svg:x1="2.111cm" svg:y1="5.263cm" svg:x2="2.104cm" svg:y2="5.261cm">
          <text:p/>
        </draw:line>
        <draw:line draw:style-name="gr6" draw:text-style-name="P1" draw:layer="layout" svg:x1="2.104cm" svg:y1="5.261cm" svg:x2="2.097cm" svg:y2="5.258cm">
          <text:p/>
        </draw:line>
        <draw:line draw:style-name="gr6" draw:text-style-name="P1" draw:layer="layout" svg:x1="2.097cm" svg:y1="5.258cm" svg:x2="2.089cm" svg:y2="5.256cm">
          <text:p/>
        </draw:line>
        <draw:line draw:style-name="gr6" draw:text-style-name="P1" draw:layer="layout" svg:x1="2.089cm" svg:y1="5.256cm" svg:x2="2.083cm" svg:y2="5.254cm">
          <text:p/>
        </draw:line>
        <draw:line draw:style-name="gr6" draw:text-style-name="P1" draw:layer="layout" svg:x1="2.083cm" svg:y1="5.254cm" svg:x2="2.076cm" svg:y2="5.252cm">
          <text:p/>
        </draw:line>
        <draw:line draw:style-name="gr6" draw:text-style-name="P1" draw:layer="layout" svg:x1="2.076cm" svg:y1="5.252cm" svg:x2="2.069cm" svg:y2="5.25cm">
          <text:p/>
        </draw:line>
        <draw:line draw:style-name="gr6" draw:text-style-name="P1" draw:layer="layout" svg:x1="2.069cm" svg:y1="5.25cm" svg:x2="2.062cm" svg:y2="5.248cm">
          <text:p/>
        </draw:line>
        <draw:line draw:style-name="gr6" draw:text-style-name="P1" draw:layer="layout" svg:x1="2.062cm" svg:y1="5.248cm" svg:x2="2.055cm" svg:y2="5.246cm">
          <text:p/>
        </draw:line>
        <draw:line draw:style-name="gr6" draw:text-style-name="P1" draw:layer="layout" svg:x1="2.055cm" svg:y1="5.246cm" svg:x2="2.048cm" svg:y2="5.244cm">
          <text:p/>
        </draw:line>
        <draw:line draw:style-name="gr6" draw:text-style-name="P1" draw:layer="layout" svg:x1="2.048cm" svg:y1="5.244cm" svg:x2="2.042cm" svg:y2="5.242cm">
          <text:p/>
        </draw:line>
        <draw:line draw:style-name="gr6" draw:text-style-name="P1" draw:layer="layout" svg:x1="2.042cm" svg:y1="5.242cm" svg:x2="2.035cm" svg:y2="5.24cm">
          <text:p/>
        </draw:line>
        <draw:line draw:style-name="gr6" draw:text-style-name="P1" draw:layer="layout" svg:x1="2.035cm" svg:y1="5.24cm" svg:x2="2.029cm" svg:y2="5.238cm">
          <text:p/>
        </draw:line>
        <draw:line draw:style-name="gr6" draw:text-style-name="P1" draw:layer="layout" svg:x1="2.029cm" svg:y1="5.238cm" svg:x2="2.022cm" svg:y2="5.236cm">
          <text:p/>
        </draw:line>
        <draw:line draw:style-name="gr6" draw:text-style-name="P1" draw:layer="layout" svg:x1="2.022cm" svg:y1="5.236cm" svg:x2="2.016cm" svg:y2="5.233cm">
          <text:p/>
        </draw:line>
        <draw:line draw:style-name="gr6" draw:text-style-name="P1" draw:layer="layout" svg:x1="2.016cm" svg:y1="5.233cm" svg:x2="2.009cm" svg:y2="5.231cm">
          <text:p/>
        </draw:line>
        <draw:line draw:style-name="gr6" draw:text-style-name="P1" draw:layer="layout" svg:x1="2.009cm" svg:y1="5.231cm" svg:x2="2.003cm" svg:y2="5.229cm">
          <text:p/>
        </draw:line>
        <draw:line draw:style-name="gr6" draw:text-style-name="P1" draw:layer="layout" svg:x1="2.003cm" svg:y1="5.229cm" svg:x2="1.997cm" svg:y2="5.227cm">
          <text:p/>
        </draw:line>
        <draw:line draw:style-name="gr6" draw:text-style-name="P1" draw:layer="layout" svg:x1="1.997cm" svg:y1="5.227cm" svg:x2="1.991cm" svg:y2="5.225cm">
          <text:p/>
        </draw:line>
        <draw:line draw:style-name="gr6" draw:text-style-name="P1" draw:layer="layout" svg:x1="1.991cm" svg:y1="5.225cm" svg:x2="1.985cm" svg:y2="5.223cm">
          <text:p/>
        </draw:line>
        <draw:line draw:style-name="gr6" draw:text-style-name="P1" draw:layer="layout" svg:x1="1.985cm" svg:y1="5.223cm" svg:x2="1.98cm" svg:y2="5.221cm">
          <text:p/>
        </draw:line>
        <draw:line draw:style-name="gr6" draw:text-style-name="P1" draw:layer="layout" svg:x1="1.98cm" svg:y1="5.221cm" svg:x2="1.974cm" svg:y2="5.219cm">
          <text:p/>
        </draw:line>
        <draw:line draw:style-name="gr6" draw:text-style-name="P1" draw:layer="layout" svg:x1="1.974cm" svg:y1="5.219cm" svg:x2="1.969cm" svg:y2="5.217cm">
          <text:p/>
        </draw:line>
        <draw:line draw:style-name="gr6" draw:text-style-name="P1" draw:layer="layout" svg:x1="1.969cm" svg:y1="5.217cm" svg:x2="1.963cm" svg:y2="5.215cm">
          <text:p/>
        </draw:line>
        <draw:line draw:style-name="gr6" draw:text-style-name="P1" draw:layer="layout" svg:x1="1.963cm" svg:y1="5.215cm" svg:x2="1.958cm" svg:y2="5.213cm">
          <text:p/>
        </draw:line>
        <draw:line draw:style-name="gr6" draw:text-style-name="P1" draw:layer="layout" svg:x1="1.958cm" svg:y1="5.213cm" svg:x2="1.952cm" svg:y2="5.21cm">
          <text:p/>
        </draw:line>
        <draw:line draw:style-name="gr6" draw:text-style-name="P1" draw:layer="layout" svg:x1="1.952cm" svg:y1="5.21cm" svg:x2="1.947cm" svg:y2="5.208cm">
          <text:p/>
        </draw:line>
        <draw:line draw:style-name="gr6" draw:text-style-name="P1" draw:layer="layout" svg:x1="1.947cm" svg:y1="5.208cm" svg:x2="1.942cm" svg:y2="5.206cm">
          <text:p/>
        </draw:line>
        <draw:line draw:style-name="gr6" draw:text-style-name="P1" draw:layer="layout" svg:x1="1.942cm" svg:y1="5.206cm" svg:x2="1.937cm" svg:y2="5.204cm">
          <text:p/>
        </draw:line>
        <draw:line draw:style-name="gr6" draw:text-style-name="P1" draw:layer="layout" svg:x1="1.937cm" svg:y1="5.204cm" svg:x2="1.932cm" svg:y2="5.202cm">
          <text:p/>
        </draw:line>
        <draw:line draw:style-name="gr6" draw:text-style-name="P1" draw:layer="layout" svg:x1="1.932cm" svg:y1="5.202cm" svg:x2="1.927cm" svg:y2="5.2cm">
          <text:p/>
        </draw:line>
        <draw:line draw:style-name="gr6" draw:text-style-name="P1" draw:layer="layout" svg:x1="1.927cm" svg:y1="5.2cm" svg:x2="1.922cm" svg:y2="5.198cm">
          <text:p/>
        </draw:line>
        <draw:line draw:style-name="gr6" draw:text-style-name="P1" draw:layer="layout" svg:x1="1.922cm" svg:y1="5.198cm" svg:x2="1.918cm" svg:y2="5.196cm">
          <text:p/>
        </draw:line>
        <draw:line draw:style-name="gr6" draw:text-style-name="P1" draw:layer="layout" svg:x1="1.918cm" svg:y1="5.196cm" svg:x2="1.913cm" svg:y2="5.194cm">
          <text:p/>
        </draw:line>
        <draw:line draw:style-name="gr6" draw:text-style-name="P1" draw:layer="layout" svg:x1="1.913cm" svg:y1="5.194cm" svg:x2="1.908cm" svg:y2="5.192cm">
          <text:p/>
        </draw:line>
        <draw:line draw:style-name="gr6" draw:text-style-name="P1" draw:layer="layout" svg:x1="1.908cm" svg:y1="5.192cm" svg:x2="1.904cm" svg:y2="5.19cm">
          <text:p/>
        </draw:line>
        <draw:line draw:style-name="gr6" draw:text-style-name="P1" draw:layer="layout" svg:x1="1.904cm" svg:y1="5.19cm" svg:x2="1.9cm" svg:y2="5.188cm">
          <text:p/>
        </draw:line>
        <draw:line draw:style-name="gr6" draw:text-style-name="P1" draw:layer="layout" svg:x1="1.9cm" svg:y1="5.188cm" svg:x2="1.896cm" svg:y2="5.185cm">
          <text:p/>
        </draw:line>
        <draw:line draw:style-name="gr6" draw:text-style-name="P1" draw:layer="layout" svg:x1="1.896cm" svg:y1="5.185cm" svg:x2="1.892cm" svg:y2="5.183cm">
          <text:p/>
        </draw:line>
        <draw:line draw:style-name="gr6" draw:text-style-name="P1" draw:layer="layout" svg:x1="1.892cm" svg:y1="5.183cm" svg:x2="1.888cm" svg:y2="5.181cm">
          <text:p/>
        </draw:line>
        <draw:line draw:style-name="gr6" draw:text-style-name="P1" draw:layer="layout" svg:x1="1.888cm" svg:y1="5.181cm" svg:x2="1.884cm" svg:y2="5.179cm">
          <text:p/>
        </draw:line>
        <draw:line draw:style-name="gr6" draw:text-style-name="P1" draw:layer="layout" svg:x1="1.884cm" svg:y1="5.179cm" svg:x2="1.88cm" svg:y2="5.177cm">
          <text:p/>
        </draw:line>
        <draw:line draw:style-name="gr6" draw:text-style-name="P1" draw:layer="layout" svg:x1="1.88cm" svg:y1="5.177cm" svg:x2="1.877cm" svg:y2="5.175cm">
          <text:p/>
        </draw:line>
        <draw:line draw:style-name="gr6" draw:text-style-name="P1" draw:layer="layout" svg:x1="1.877cm" svg:y1="5.175cm" svg:x2="1.873cm" svg:y2="5.173cm">
          <text:p/>
        </draw:line>
        <draw:line draw:style-name="gr6" draw:text-style-name="P1" draw:layer="layout" svg:x1="1.873cm" svg:y1="5.173cm" svg:x2="1.87cm" svg:y2="5.171cm">
          <text:p/>
        </draw:line>
        <draw:line draw:style-name="gr6" draw:text-style-name="P1" draw:layer="layout" svg:x1="1.87cm" svg:y1="5.171cm" svg:x2="1.866cm" svg:y2="5.169cm">
          <text:p/>
        </draw:line>
        <draw:line draw:style-name="gr6" draw:text-style-name="P1" draw:layer="layout" svg:x1="1.866cm" svg:y1="5.169cm" svg:x2="1.863cm" svg:y2="5.167cm">
          <text:p/>
        </draw:line>
        <draw:line draw:style-name="gr6" draw:text-style-name="P1" draw:layer="layout" svg:x1="1.863cm" svg:y1="5.167cm" svg:x2="1.859cm" svg:y2="5.165cm">
          <text:p/>
        </draw:line>
        <draw:line draw:style-name="gr6" draw:text-style-name="P1" draw:layer="layout" svg:x1="1.859cm" svg:y1="5.165cm" svg:x2="1.857cm" svg:y2="5.163cm">
          <text:p/>
        </draw:line>
        <draw:line draw:style-name="gr6" draw:text-style-name="P1" draw:layer="layout" svg:x1="1.857cm" svg:y1="5.163cm" svg:x2="1.853cm" svg:y2="5.161cm">
          <text:p/>
        </draw:line>
        <draw:line draw:style-name="gr6" draw:text-style-name="P1" draw:layer="layout" svg:x1="1.853cm" svg:y1="5.161cm" svg:x2="1.85cm" svg:y2="5.159cm">
          <text:p/>
        </draw:line>
        <draw:line draw:style-name="gr6" draw:text-style-name="P1" draw:layer="layout" svg:x1="1.85cm" svg:y1="5.159cm" svg:x2="1.848cm" svg:y2="5.156cm">
          <text:p/>
        </draw:line>
        <draw:line draw:style-name="gr6" draw:text-style-name="P1" draw:layer="layout" svg:x1="1.848cm" svg:y1="5.156cm" svg:x2="1.845cm" svg:y2="5.154cm">
          <text:p/>
        </draw:line>
        <draw:line draw:style-name="gr6" draw:text-style-name="P1" draw:layer="layout" svg:x1="1.845cm" svg:y1="5.154cm" svg:x2="1.842cm" svg:y2="5.152cm">
          <text:p/>
        </draw:line>
        <draw:line draw:style-name="gr6" draw:text-style-name="P1" draw:layer="layout" svg:x1="1.842cm" svg:y1="5.152cm" svg:x2="1.84cm" svg:y2="5.15cm">
          <text:p/>
        </draw:line>
        <draw:line draw:style-name="gr6" draw:text-style-name="P1" draw:layer="layout" svg:x1="1.84cm" svg:y1="5.15cm" svg:x2="1.838cm" svg:y2="5.148cm">
          <text:p/>
        </draw:line>
        <draw:line draw:style-name="gr6" draw:text-style-name="P1" draw:layer="layout" svg:x1="1.838cm" svg:y1="5.148cm" svg:x2="1.835cm" svg:y2="5.146cm">
          <text:p/>
        </draw:line>
        <draw:line draw:style-name="gr6" draw:text-style-name="P1" draw:layer="layout" svg:x1="1.835cm" svg:y1="5.146cm" svg:x2="1.833cm" svg:y2="5.144cm">
          <text:p/>
        </draw:line>
        <draw:line draw:style-name="gr6" draw:text-style-name="P1" draw:layer="layout" svg:x1="1.833cm" svg:y1="5.144cm" svg:x2="1.831cm" svg:y2="5.141cm">
          <text:p/>
        </draw:line>
        <draw:line draw:style-name="gr6" draw:text-style-name="P1" draw:layer="layout" svg:x1="1.831cm" svg:y1="5.141cm" svg:x2="1.829cm" svg:y2="5.139cm">
          <text:p/>
        </draw:line>
        <draw:line draw:style-name="gr6" draw:text-style-name="P1" draw:layer="layout" svg:x1="1.829cm" svg:y1="5.139cm" svg:x2="1.827cm" svg:y2="5.138cm">
          <text:p/>
        </draw:line>
        <draw:line draw:style-name="gr6" draw:text-style-name="P1" draw:layer="layout" svg:x1="1.827cm" svg:y1="5.138cm" svg:x2="1.826cm" svg:y2="5.136cm">
          <text:p/>
        </draw:line>
        <draw:line draw:style-name="gr6" draw:text-style-name="P1" draw:layer="layout" svg:x1="1.826cm" svg:y1="5.136cm" svg:x2="1.824cm" svg:y2="5.134cm">
          <text:p/>
        </draw:line>
        <draw:line draw:style-name="gr6" draw:text-style-name="P1" draw:layer="layout" svg:x1="1.824cm" svg:y1="5.134cm" svg:x2="1.822cm" svg:y2="5.132cm">
          <text:p/>
        </draw:line>
        <draw:line draw:style-name="gr6" draw:text-style-name="P1" draw:layer="layout" svg:x1="1.822cm" svg:y1="5.132cm" svg:x2="1.821cm" svg:y2="5.129cm">
          <text:p/>
        </draw:line>
        <draw:line draw:style-name="gr6" draw:text-style-name="P1" draw:layer="layout" svg:x1="1.821cm" svg:y1="5.129cm" svg:x2="1.819cm" svg:y2="5.127cm">
          <text:p/>
        </draw:line>
        <draw:line draw:style-name="gr6" draw:text-style-name="P1" draw:layer="layout" svg:x1="1.819cm" svg:y1="5.127cm" svg:x2="1.818cm" svg:y2="5.125cm">
          <text:p/>
        </draw:line>
        <draw:line draw:style-name="gr6" draw:text-style-name="P1" draw:layer="layout" svg:x1="1.818cm" svg:y1="5.125cm" svg:x2="1.817cm" svg:y2="5.123cm">
          <text:p/>
        </draw:line>
        <draw:line draw:style-name="gr6" draw:text-style-name="P1" draw:layer="layout" svg:x1="1.817cm" svg:y1="5.123cm" svg:x2="1.816cm" svg:y2="5.121cm">
          <text:p/>
        </draw:line>
        <draw:line draw:style-name="gr6" draw:text-style-name="P1" draw:layer="layout" svg:x1="1.816cm" svg:y1="5.121cm" svg:x2="1.815cm" svg:y2="5.119cm">
          <text:p/>
        </draw:line>
        <draw:line draw:style-name="gr6" draw:text-style-name="P1" draw:layer="layout" svg:x1="1.815cm" svg:y1="5.119cm" svg:x2="1.814cm" svg:y2="5.117cm">
          <text:p/>
        </draw:line>
        <draw:line draw:style-name="gr6" draw:text-style-name="P1" draw:layer="layout" svg:x1="1.814cm" svg:y1="5.117cm" svg:x2="1.814cm" svg:y2="5.114cm">
          <text:p/>
        </draw:line>
        <draw:line draw:style-name="gr6" draw:text-style-name="P1" draw:layer="layout" svg:x1="1.814cm" svg:y1="5.114cm" svg:x2="1.813cm" svg:y2="5.112cm">
          <text:p/>
        </draw:line>
        <draw:line draw:style-name="gr6" draw:text-style-name="P1" draw:layer="layout" svg:x1="1.813cm" svg:y1="5.112cm" svg:x2="1.813cm" svg:y2="5.11cm">
          <text:p/>
        </draw:line>
        <draw:line draw:style-name="gr6" draw:text-style-name="P1" draw:layer="layout" svg:x1="1.813cm" svg:y1="5.11cm" svg:x2="1.812cm" svg:y2="5.109cm">
          <text:p/>
        </draw:line>
        <draw:line draw:style-name="gr6" draw:text-style-name="P1" draw:layer="layout" svg:x1="1.812cm" svg:y1="5.109cm" svg:x2="1.812cm" svg:y2="5.106cm">
          <text:p/>
        </draw:line>
        <draw:line draw:style-name="gr6" draw:text-style-name="P1" draw:layer="layout" svg:x1="1.812cm" svg:y1="5.106cm" svg:x2="1.812cm" svg:y2="5.104cm">
          <text:p/>
        </draw:line>
        <draw:line draw:style-name="gr6" draw:text-style-name="P1" draw:layer="layout" svg:x1="1.812cm" svg:y1="5.104cm" svg:x2="1.812cm" svg:y2="5.102cm">
          <text:p/>
        </draw:line>
        <draw:line draw:style-name="gr6" draw:text-style-name="P1" draw:layer="layout" svg:x1="1.812cm" svg:y1="5.102cm" svg:x2="1.812cm" svg:y2="5.1cm">
          <text:p/>
        </draw:line>
        <draw:line draw:style-name="gr6" draw:text-style-name="P1" draw:layer="layout" svg:x1="1.812cm" svg:y1="5.1cm" svg:x2="1.812cm" svg:y2="5.098cm">
          <text:p/>
        </draw:line>
        <draw:line draw:style-name="gr6" draw:text-style-name="P1" draw:layer="layout" svg:x1="1.812cm" svg:y1="5.098cm" svg:x2="1.812cm" svg:y2="5.096cm">
          <text:p/>
        </draw:line>
        <draw:line draw:style-name="gr6" draw:text-style-name="P1" draw:layer="layout" svg:x1="1.812cm" svg:y1="5.096cm" svg:x2="1.813cm" svg:y2="5.094cm">
          <text:p/>
        </draw:line>
        <draw:line draw:style-name="gr6" draw:text-style-name="P1" draw:layer="layout" svg:x1="1.813cm" svg:y1="5.094cm" svg:x2="1.813cm" svg:y2="5.092cm">
          <text:p/>
        </draw:line>
        <draw:line draw:style-name="gr6" draw:text-style-name="P1" draw:layer="layout" svg:x1="1.813cm" svg:y1="5.092cm" svg:x2="1.813cm" svg:y2="5.09cm">
          <text:p/>
        </draw:line>
        <draw:line draw:style-name="gr6" draw:text-style-name="P1" draw:layer="layout" svg:x1="1.813cm" svg:y1="5.09cm" svg:x2="1.814cm" svg:y2="5.088cm">
          <text:p/>
        </draw:line>
        <draw:line draw:style-name="gr6" draw:text-style-name="P1" draw:layer="layout" svg:x1="1.814cm" svg:y1="5.088cm" svg:x2="1.815cm" svg:y2="5.086cm">
          <text:p/>
        </draw:line>
        <draw:line draw:style-name="gr6" draw:text-style-name="P1" draw:layer="layout" svg:x1="1.815cm" svg:y1="5.086cm" svg:x2="1.816cm" svg:y2="5.083cm">
          <text:p/>
        </draw:line>
        <draw:line draw:style-name="gr6" draw:text-style-name="P1" draw:layer="layout" svg:x1="1.816cm" svg:y1="5.083cm" svg:x2="1.817cm" svg:y2="5.081cm">
          <text:p/>
        </draw:line>
        <draw:line draw:style-name="gr6" draw:text-style-name="P1" draw:layer="layout" svg:x1="1.817cm" svg:y1="5.081cm" svg:x2="1.818cm" svg:y2="5.079cm">
          <text:p/>
        </draw:line>
        <draw:line draw:style-name="gr6" draw:text-style-name="P1" draw:layer="layout" svg:x1="1.818cm" svg:y1="5.079cm" svg:x2="1.819cm" svg:y2="5.077cm">
          <text:p/>
        </draw:line>
        <draw:line draw:style-name="gr6" draw:text-style-name="P1" draw:layer="layout" svg:x1="1.819cm" svg:y1="5.077cm" svg:x2="1.82cm" svg:y2="5.075cm">
          <text:p/>
        </draw:line>
        <draw:line draw:style-name="gr6" draw:text-style-name="P1" draw:layer="layout" svg:x1="1.82cm" svg:y1="5.075cm" svg:x2="1.822cm" svg:y2="5.073cm">
          <text:p/>
        </draw:line>
        <draw:line draw:style-name="gr6" draw:text-style-name="P1" draw:layer="layout" svg:x1="1.822cm" svg:y1="5.073cm" svg:x2="1.824cm" svg:y2="5.071cm">
          <text:p/>
        </draw:line>
        <draw:line draw:style-name="gr6" draw:text-style-name="P1" draw:layer="layout" svg:x1="1.824cm" svg:y1="5.071cm" svg:x2="1.825cm" svg:y2="5.069cm">
          <text:p/>
        </draw:line>
        <draw:line draw:style-name="gr6" draw:text-style-name="P1" draw:layer="layout" svg:x1="1.825cm" svg:y1="5.069cm" svg:x2="1.827cm" svg:y2="5.067cm">
          <text:p/>
        </draw:line>
        <draw:line draw:style-name="gr6" draw:text-style-name="P1" draw:layer="layout" svg:x1="1.827cm" svg:y1="5.067cm" svg:x2="1.829cm" svg:y2="5.065cm">
          <text:p/>
        </draw:line>
        <draw:line draw:style-name="gr6" draw:text-style-name="P1" draw:layer="layout" svg:x1="1.829cm" svg:y1="5.065cm" svg:x2="1.831cm" svg:y2="5.063cm">
          <text:p/>
        </draw:line>
        <draw:line draw:style-name="gr6" draw:text-style-name="P1" draw:layer="layout" svg:x1="1.831cm" svg:y1="5.063cm" svg:x2="1.833cm" svg:y2="5.06cm">
          <text:p/>
        </draw:line>
        <draw:line draw:style-name="gr6" draw:text-style-name="P1" draw:layer="layout" svg:x1="1.833cm" svg:y1="5.06cm" svg:x2="1.835cm" svg:y2="5.058cm">
          <text:p/>
        </draw:line>
        <draw:line draw:style-name="gr6" draw:text-style-name="P1" draw:layer="layout" svg:x1="1.835cm" svg:y1="5.058cm" svg:x2="1.837cm" svg:y2="5.056cm">
          <text:p/>
        </draw:line>
        <draw:line draw:style-name="gr6" draw:text-style-name="P1" draw:layer="layout" svg:x1="1.837cm" svg:y1="5.056cm" svg:x2="1.84cm" svg:y2="5.054cm">
          <text:p/>
        </draw:line>
        <draw:line draw:style-name="gr6" draw:text-style-name="P1" draw:layer="layout" svg:x1="1.84cm" svg:y1="5.054cm" svg:x2="1.842cm" svg:y2="5.052cm">
          <text:p/>
        </draw:line>
        <draw:line draw:style-name="gr6" draw:text-style-name="P1" draw:layer="layout" svg:x1="1.842cm" svg:y1="5.052cm" svg:x2="1.844cm" svg:y2="5.05cm">
          <text:p/>
        </draw:line>
        <draw:line draw:style-name="gr6" draw:text-style-name="P1" draw:layer="layout" svg:x1="1.844cm" svg:y1="5.05cm" svg:x2="1.847cm" svg:y2="5.048cm">
          <text:p/>
        </draw:line>
        <draw:line draw:style-name="gr6" draw:text-style-name="P1" draw:layer="layout" svg:x1="1.847cm" svg:y1="5.048cm" svg:x2="1.85cm" svg:y2="5.046cm">
          <text:p/>
        </draw:line>
        <draw:line draw:style-name="gr6" draw:text-style-name="P1" draw:layer="layout" svg:x1="1.85cm" svg:y1="5.046cm" svg:x2="1.853cm" svg:y2="5.044cm">
          <text:p/>
        </draw:line>
        <draw:line draw:style-name="gr6" draw:text-style-name="P1" draw:layer="layout" svg:x1="1.853cm" svg:y1="5.044cm" svg:x2="1.856cm" svg:y2="5.042cm">
          <text:p/>
        </draw:line>
        <draw:line draw:style-name="gr6" draw:text-style-name="P1" draw:layer="layout" svg:x1="1.856cm" svg:y1="5.042cm" svg:x2="1.859cm" svg:y2="5.04cm">
          <text:p/>
        </draw:line>
        <draw:line draw:style-name="gr6" draw:text-style-name="P1" draw:layer="layout" svg:x1="1.859cm" svg:y1="5.04cm" svg:x2="1.862cm" svg:y2="5.037cm">
          <text:p/>
        </draw:line>
        <draw:line draw:style-name="gr6" draw:text-style-name="P1" draw:layer="layout" svg:x1="1.862cm" svg:y1="5.037cm" svg:x2="1.866cm" svg:y2="5.035cm">
          <text:p/>
        </draw:line>
        <draw:line draw:style-name="gr6" draw:text-style-name="P1" draw:layer="layout" svg:x1="1.866cm" svg:y1="5.035cm" svg:x2="1.869cm" svg:y2="5.033cm">
          <text:p/>
        </draw:line>
        <draw:line draw:style-name="gr6" draw:text-style-name="P1" draw:layer="layout" svg:x1="1.869cm" svg:y1="5.033cm" svg:x2="1.872cm" svg:y2="5.031cm">
          <text:p/>
        </draw:line>
        <draw:line draw:style-name="gr6" draw:text-style-name="P1" draw:layer="layout" svg:x1="1.872cm" svg:y1="5.031cm" svg:x2="1.876cm" svg:y2="5.029cm">
          <text:p/>
        </draw:line>
        <draw:line draw:style-name="gr6" draw:text-style-name="P1" draw:layer="layout" svg:x1="1.876cm" svg:y1="5.029cm" svg:x2="1.88cm" svg:y2="5.027cm">
          <text:p/>
        </draw:line>
        <draw:line draw:style-name="gr6" draw:text-style-name="P1" draw:layer="layout" svg:x1="1.88cm" svg:y1="5.027cm" svg:x2="1.883cm" svg:y2="5.025cm">
          <text:p/>
        </draw:line>
        <draw:line draw:style-name="gr6" draw:text-style-name="P1" draw:layer="layout" svg:x1="1.883cm" svg:y1="5.025cm" svg:x2="1.887cm" svg:y2="5.023cm">
          <text:p/>
        </draw:line>
        <draw:line draw:style-name="gr6" draw:text-style-name="P1" draw:layer="layout" svg:x1="1.887cm" svg:y1="5.023cm" svg:x2="1.891cm" svg:y2="5.021cm">
          <text:p/>
        </draw:line>
        <draw:line draw:style-name="gr6" draw:text-style-name="P1" draw:layer="layout" svg:x1="1.891cm" svg:y1="5.021cm" svg:x2="1.895cm" svg:y2="5.019cm">
          <text:p/>
        </draw:line>
        <draw:line draw:style-name="gr6" draw:text-style-name="P1" draw:layer="layout" svg:x1="1.895cm" svg:y1="5.019cm" svg:x2="1.899cm" svg:y2="5.017cm">
          <text:p/>
        </draw:line>
        <draw:line draw:style-name="gr6" draw:text-style-name="P1" draw:layer="layout" svg:x1="1.899cm" svg:y1="5.017cm" svg:x2="1.903cm" svg:y2="5.015cm">
          <text:p/>
        </draw:line>
        <draw:line draw:style-name="gr6" draw:text-style-name="P1" draw:layer="layout" svg:x1="1.903cm" svg:y1="5.015cm" svg:x2="1.908cm" svg:y2="5.012cm">
          <text:p/>
        </draw:line>
        <draw:line draw:style-name="gr6" draw:text-style-name="P1" draw:layer="layout" svg:x1="1.908cm" svg:y1="5.012cm" svg:x2="1.912cm" svg:y2="5.01cm">
          <text:p/>
        </draw:line>
        <draw:line draw:style-name="gr6" draw:text-style-name="P1" draw:layer="layout" svg:x1="1.912cm" svg:y1="5.01cm" svg:x2="1.917cm" svg:y2="5.008cm">
          <text:p/>
        </draw:line>
        <draw:line draw:style-name="gr6" draw:text-style-name="P1" draw:layer="layout" svg:x1="1.917cm" svg:y1="5.008cm" svg:x2="1.922cm" svg:y2="5.006cm">
          <text:p/>
        </draw:line>
        <draw:line draw:style-name="gr6" draw:text-style-name="P1" draw:layer="layout" svg:x1="1.922cm" svg:y1="5.006cm" svg:x2="1.927cm" svg:y2="5.004cm">
          <text:p/>
        </draw:line>
        <draw:line draw:style-name="gr6" draw:text-style-name="P1" draw:layer="layout" svg:x1="1.927cm" svg:y1="5.004cm" svg:x2="1.931cm" svg:y2="5.002cm">
          <text:p/>
        </draw:line>
        <draw:line draw:style-name="gr6" draw:text-style-name="P1" draw:layer="layout" svg:x1="1.931cm" svg:y1="5.002cm" svg:x2="1.936cm" svg:y2="5cm">
          <text:p/>
        </draw:line>
        <draw:line draw:style-name="gr6" draw:text-style-name="P1" draw:layer="layout" svg:x1="1.936cm" svg:y1="5cm" svg:x2="1.941cm" svg:y2="4.998cm">
          <text:p/>
        </draw:line>
        <draw:line draw:style-name="gr6" draw:text-style-name="P1" draw:layer="layout" svg:x1="1.941cm" svg:y1="4.998cm" svg:x2="1.947cm" svg:y2="4.996cm">
          <text:p/>
        </draw:line>
        <draw:line draw:style-name="gr6" draw:text-style-name="P1" draw:layer="layout" svg:x1="1.947cm" svg:y1="4.996cm" svg:x2="1.952cm" svg:y2="4.994cm">
          <text:p/>
        </draw:line>
        <draw:line draw:style-name="gr6" draw:text-style-name="P1" draw:layer="layout" svg:x1="1.952cm" svg:y1="4.994cm" svg:x2="1.957cm" svg:y2="4.992cm">
          <text:p/>
        </draw:line>
        <draw:line draw:style-name="gr6" draw:text-style-name="P1" draw:layer="layout" svg:x1="1.957cm" svg:y1="4.992cm" svg:x2="1.962cm" svg:y2="4.99cm">
          <text:p/>
        </draw:line>
        <draw:line draw:style-name="gr6" draw:text-style-name="P1" draw:layer="layout" svg:x1="1.962cm" svg:y1="4.99cm" svg:x2="1.968cm" svg:y2="4.988cm">
          <text:p/>
        </draw:line>
        <draw:line draw:style-name="gr6" draw:text-style-name="P1" draw:layer="layout" svg:x1="1.968cm" svg:y1="4.988cm" svg:x2="1.974cm" svg:y2="4.986cm">
          <text:p/>
        </draw:line>
        <draw:line draw:style-name="gr6" draw:text-style-name="P1" draw:layer="layout" svg:x1="1.974cm" svg:y1="4.986cm" svg:x2="1.979cm" svg:y2="4.984cm">
          <text:p/>
        </draw:line>
        <draw:line draw:style-name="gr6" draw:text-style-name="P1" draw:layer="layout" svg:x1="1.979cm" svg:y1="4.984cm" svg:x2="1.985cm" svg:y2="4.981cm">
          <text:p/>
        </draw:line>
        <draw:line draw:style-name="gr6" draw:text-style-name="P1" draw:layer="layout" svg:x1="1.985cm" svg:y1="4.981cm" svg:x2="1.991cm" svg:y2="4.979cm">
          <text:p/>
        </draw:line>
        <draw:line draw:style-name="gr6" draw:text-style-name="P1" draw:layer="layout" svg:x1="1.991cm" svg:y1="4.979cm" svg:x2="1.996cm" svg:y2="4.977cm">
          <text:p/>
        </draw:line>
        <draw:line draw:style-name="gr6" draw:text-style-name="P1" draw:layer="layout" svg:x1="1.996cm" svg:y1="4.977cm" svg:x2="2.002cm" svg:y2="4.975cm">
          <text:p/>
        </draw:line>
        <draw:line draw:style-name="gr6" draw:text-style-name="P1" draw:layer="layout" svg:x1="2.002cm" svg:y1="4.975cm" svg:x2="2.009cm" svg:y2="4.973cm">
          <text:p/>
        </draw:line>
        <draw:line draw:style-name="gr6" draw:text-style-name="P1" draw:layer="layout" svg:x1="2.009cm" svg:y1="4.973cm" svg:x2="2.015cm" svg:y2="4.971cm">
          <text:p/>
        </draw:line>
        <draw:line draw:style-name="gr6" draw:text-style-name="P1" draw:layer="layout" svg:x1="2.015cm" svg:y1="4.971cm" svg:x2="2.021cm" svg:y2="4.968cm">
          <text:p/>
        </draw:line>
        <draw:line draw:style-name="gr6" draw:text-style-name="P1" draw:layer="layout" svg:x1="2.021cm" svg:y1="4.968cm" svg:x2="2.027cm" svg:y2="4.967cm">
          <text:p/>
        </draw:line>
        <draw:line draw:style-name="gr6" draw:text-style-name="P1" draw:layer="layout" svg:x1="2.027cm" svg:y1="4.967cm" svg:x2="2.034cm" svg:y2="4.965cm">
          <text:p/>
        </draw:line>
        <draw:line draw:style-name="gr6" draw:text-style-name="P1" draw:layer="layout" svg:x1="2.034cm" svg:y1="4.965cm" svg:x2="2.04cm" svg:y2="4.963cm">
          <text:p/>
        </draw:line>
        <draw:line draw:style-name="gr6" draw:text-style-name="P1" draw:layer="layout" svg:x1="2.04cm" svg:y1="4.963cm" svg:x2="2.047cm" svg:y2="4.961cm">
          <text:p/>
        </draw:line>
        <draw:line draw:style-name="gr6" draw:text-style-name="P1" draw:layer="layout" svg:x1="2.047cm" svg:y1="4.961cm" svg:x2="2.054cm" svg:y2="4.958cm">
          <text:p/>
        </draw:line>
        <draw:line draw:style-name="gr6" draw:text-style-name="P1" draw:layer="layout" svg:x1="2.054cm" svg:y1="4.958cm" svg:x2="2.061cm" svg:y2="4.956cm">
          <text:p/>
        </draw:line>
        <draw:line draw:style-name="gr6" draw:text-style-name="P1" draw:layer="layout" svg:x1="2.061cm" svg:y1="4.956cm" svg:x2="2.068cm" svg:y2="4.954cm">
          <text:p/>
        </draw:line>
        <draw:line draw:style-name="gr6" draw:text-style-name="P1" draw:layer="layout" svg:x1="2.068cm" svg:y1="4.954cm" svg:x2="2.075cm" svg:y2="4.952cm">
          <text:p/>
        </draw:line>
        <draw:line draw:style-name="gr6" draw:text-style-name="P1" draw:layer="layout" svg:x1="2.075cm" svg:y1="4.952cm" svg:x2="2.082cm" svg:y2="4.95cm">
          <text:p/>
        </draw:line>
        <draw:line draw:style-name="gr6" draw:text-style-name="P1" draw:layer="layout" svg:x1="2.082cm" svg:y1="4.95cm" svg:x2="2.088cm" svg:y2="4.948cm">
          <text:p/>
        </draw:line>
        <draw:line draw:style-name="gr6" draw:text-style-name="P1" draw:layer="layout" svg:x1="2.088cm" svg:y1="4.948cm" svg:x2="2.096cm" svg:y2="4.946cm">
          <text:p/>
        </draw:line>
        <draw:line draw:style-name="gr6" draw:text-style-name="P1" draw:layer="layout" svg:x1="2.096cm" svg:y1="4.946cm" svg:x2="2.103cm" svg:y2="4.944cm">
          <text:p/>
        </draw:line>
        <draw:line draw:style-name="gr6" draw:text-style-name="P1" draw:layer="layout" svg:x1="2.103cm" svg:y1="4.944cm" svg:x2="2.11cm" svg:y2="4.941cm">
          <text:p/>
        </draw:line>
        <draw:line draw:style-name="gr6" draw:text-style-name="P1" draw:layer="layout" svg:x1="2.11cm" svg:y1="4.941cm" svg:x2="2.118cm" svg:y2="4.94cm">
          <text:p/>
        </draw:line>
        <draw:line draw:style-name="gr6" draw:text-style-name="P1" draw:layer="layout" svg:x1="2.118cm" svg:y1="4.94cm" svg:x2="2.125cm" svg:y2="4.938cm">
          <text:p/>
        </draw:line>
        <draw:line draw:style-name="gr6" draw:text-style-name="P1" draw:layer="layout" svg:x1="2.125cm" svg:y1="4.938cm" svg:x2="2.133cm" svg:y2="4.935cm">
          <text:p/>
        </draw:line>
        <draw:line draw:style-name="gr6" draw:text-style-name="P1" draw:layer="layout" svg:x1="2.133cm" svg:y1="4.935cm" svg:x2="2.141cm" svg:y2="4.933cm">
          <text:p/>
        </draw:line>
        <draw:line draw:style-name="gr6" draw:text-style-name="P1" draw:layer="layout" svg:x1="2.141cm" svg:y1="4.933cm" svg:x2="2.148cm" svg:y2="4.931cm">
          <text:p/>
        </draw:line>
        <draw:line draw:style-name="gr6" draw:text-style-name="P1" draw:layer="layout" svg:x1="2.148cm" svg:y1="4.931cm" svg:x2="2.156cm" svg:y2="4.929cm">
          <text:p/>
        </draw:line>
        <draw:line draw:style-name="gr6" draw:text-style-name="P1" draw:layer="layout" svg:x1="2.156cm" svg:y1="4.929cm" svg:x2="2.164cm" svg:y2="4.927cm">
          <text:p/>
        </draw:line>
        <draw:line draw:style-name="gr6" draw:text-style-name="P1" draw:layer="layout" svg:x1="2.164cm" svg:y1="4.927cm" svg:x2="2.172cm" svg:y2="4.925cm">
          <text:p/>
        </draw:line>
        <draw:line draw:style-name="gr6" draw:text-style-name="P1" draw:layer="layout" svg:x1="2.172cm" svg:y1="4.925cm" svg:x2="2.18cm" svg:y2="4.923cm">
          <text:p/>
        </draw:line>
        <draw:line draw:style-name="gr6" draw:text-style-name="P1" draw:layer="layout" svg:x1="2.18cm" svg:y1="4.923cm" svg:x2="2.188cm" svg:y2="4.921cm">
          <text:p/>
        </draw:line>
        <draw:line draw:style-name="gr6" draw:text-style-name="P1" draw:layer="layout" svg:x1="2.188cm" svg:y1="4.921cm" svg:x2="2.196cm" svg:y2="4.919cm">
          <text:p/>
        </draw:line>
        <draw:line draw:style-name="gr6" draw:text-style-name="P1" draw:layer="layout" svg:x1="2.196cm" svg:y1="4.919cm" svg:x2="2.204cm" svg:y2="4.917cm">
          <text:p/>
        </draw:line>
        <draw:line draw:style-name="gr6" draw:text-style-name="P1" draw:layer="layout" svg:x1="2.204cm" svg:y1="4.917cm" svg:x2="2.212cm" svg:y2="4.915cm">
          <text:p/>
        </draw:line>
        <draw:line draw:style-name="gr6" draw:text-style-name="P1" draw:layer="layout" svg:x1="2.212cm" svg:y1="4.915cm" svg:x2="2.221cm" svg:y2="4.912cm">
          <text:p/>
        </draw:line>
        <draw:line draw:style-name="gr6" draw:text-style-name="P1" draw:layer="layout" svg:x1="2.221cm" svg:y1="4.912cm" svg:x2="2.229cm" svg:y2="4.91cm">
          <text:p/>
        </draw:line>
        <draw:line draw:style-name="gr6" draw:text-style-name="P1" draw:layer="layout" svg:x1="2.229cm" svg:y1="4.91cm" svg:x2="2.238cm" svg:y2="4.908cm">
          <text:p/>
        </draw:line>
        <draw:line draw:style-name="gr6" draw:text-style-name="P1" draw:layer="layout" svg:x1="2.238cm" svg:y1="4.908cm" svg:x2="2.246cm" svg:y2="4.906cm">
          <text:p/>
        </draw:line>
        <draw:line draw:style-name="gr6" draw:text-style-name="P1" draw:layer="layout" svg:x1="2.246cm" svg:y1="4.906cm" svg:x2="2.255cm" svg:y2="4.904cm">
          <text:p/>
        </draw:line>
        <draw:line draw:style-name="gr6" draw:text-style-name="P1" draw:layer="layout" svg:x1="2.255cm" svg:y1="4.904cm" svg:x2="2.263cm" svg:y2="4.902cm">
          <text:p/>
        </draw:line>
        <draw:line draw:style-name="gr6" draw:text-style-name="P1" draw:layer="layout" svg:x1="2.263cm" svg:y1="4.902cm" svg:x2="2.272cm" svg:y2="4.9cm">
          <text:p/>
        </draw:line>
        <draw:line draw:style-name="gr6" draw:text-style-name="P1" draw:layer="layout" svg:x1="2.272cm" svg:y1="4.9cm" svg:x2="2.281cm" svg:y2="4.898cm">
          <text:p/>
        </draw:line>
        <draw:line draw:style-name="gr6" draw:text-style-name="P1" draw:layer="layout" svg:x1="2.281cm" svg:y1="4.898cm" svg:x2="2.289cm" svg:y2="4.896cm">
          <text:p/>
        </draw:line>
        <draw:line draw:style-name="gr6" draw:text-style-name="P1" draw:layer="layout" svg:x1="2.289cm" svg:y1="4.896cm" svg:x2="2.298cm" svg:y2="4.894cm">
          <text:p/>
        </draw:line>
        <draw:line draw:style-name="gr6" draw:text-style-name="P1" draw:layer="layout" svg:x1="2.298cm" svg:y1="4.894cm" svg:x2="2.307cm" svg:y2="4.892cm">
          <text:p/>
        </draw:line>
        <draw:line draw:style-name="gr6" draw:text-style-name="P1" draw:layer="layout" svg:x1="2.307cm" svg:y1="4.892cm" svg:x2="2.316cm" svg:y2="4.889cm">
          <text:p/>
        </draw:line>
        <draw:line draw:style-name="gr6" draw:text-style-name="P1" draw:layer="layout" svg:x1="2.316cm" svg:y1="4.889cm" svg:x2="2.326cm" svg:y2="4.887cm">
          <text:p/>
        </draw:line>
        <draw:line draw:style-name="gr6" draw:text-style-name="P1" draw:layer="layout" svg:x1="2.326cm" svg:y1="4.887cm" svg:x2="2.335cm" svg:y2="4.885cm">
          <text:p/>
        </draw:line>
        <draw:line draw:style-name="gr6" draw:text-style-name="P1" draw:layer="layout" svg:x1="2.335cm" svg:y1="4.885cm" svg:x2="2.344cm" svg:y2="4.883cm">
          <text:p/>
        </draw:line>
        <draw:line draw:style-name="gr6" draw:text-style-name="P1" draw:layer="layout" svg:x1="2.344cm" svg:y1="4.883cm" svg:x2="2.353cm" svg:y2="4.882cm">
          <text:p/>
        </draw:line>
        <draw:line draw:style-name="gr6" draw:text-style-name="P1" draw:layer="layout" svg:x1="2.353cm" svg:y1="4.882cm" svg:x2="2.362cm" svg:y2="4.879cm">
          <text:p/>
        </draw:line>
        <draw:line draw:style-name="gr6" draw:text-style-name="P1" draw:layer="layout" svg:x1="2.362cm" svg:y1="4.879cm" svg:x2="2.372cm" svg:y2="4.877cm">
          <text:p/>
        </draw:line>
        <draw:line draw:style-name="gr6" draw:text-style-name="P1" draw:layer="layout" svg:x1="2.372cm" svg:y1="4.877cm" svg:x2="2.381cm" svg:y2="4.875cm">
          <text:p/>
        </draw:line>
        <draw:line draw:style-name="gr6" draw:text-style-name="P1" draw:layer="layout" svg:x1="2.381cm" svg:y1="4.875cm" svg:x2="2.39cm" svg:y2="4.873cm">
          <text:p/>
        </draw:line>
        <draw:line draw:style-name="gr6" draw:text-style-name="P1" draw:layer="layout" svg:x1="2.39cm" svg:y1="4.873cm" svg:x2="2.4cm" svg:y2="4.871cm">
          <text:p/>
        </draw:line>
        <draw:line draw:style-name="gr6" draw:text-style-name="P1" draw:layer="layout" svg:x1="2.4cm" svg:y1="4.871cm" svg:x2="2.41cm" svg:y2="4.869cm">
          <text:p/>
        </draw:line>
        <draw:line draw:style-name="gr6" draw:text-style-name="P1" draw:layer="layout" svg:x1="2.41cm" svg:y1="4.869cm" svg:x2="2.419cm" svg:y2="4.866cm">
          <text:p/>
        </draw:line>
        <draw:line draw:style-name="gr6" draw:text-style-name="P1" draw:layer="layout" svg:x1="2.419cm" svg:y1="4.866cm" svg:x2="2.429cm" svg:y2="4.864cm">
          <text:p/>
        </draw:line>
        <draw:line draw:style-name="gr6" draw:text-style-name="P1" draw:layer="layout" svg:x1="2.429cm" svg:y1="4.864cm" svg:x2="2.438cm" svg:y2="4.862cm">
          <text:p/>
        </draw:line>
        <draw:line draw:style-name="gr6" draw:text-style-name="P1" draw:layer="layout" svg:x1="2.438cm" svg:y1="4.862cm" svg:x2="2.448cm" svg:y2="4.86cm">
          <text:p/>
        </draw:line>
        <draw:line draw:style-name="gr6" draw:text-style-name="P1" draw:layer="layout" svg:x1="2.448cm" svg:y1="4.86cm" svg:x2="2.458cm" svg:y2="4.858cm">
          <text:p/>
        </draw:line>
        <draw:line draw:style-name="gr6" draw:text-style-name="P1" draw:layer="layout" svg:x1="2.458cm" svg:y1="4.858cm" svg:x2="2.468cm" svg:y2="4.856cm">
          <text:p/>
        </draw:line>
        <draw:line draw:style-name="gr6" draw:text-style-name="P1" draw:layer="layout" svg:x1="2.468cm" svg:y1="4.856cm" svg:x2="2.478cm" svg:y2="4.854cm">
          <text:p/>
        </draw:line>
        <draw:line draw:style-name="gr6" draw:text-style-name="P1" draw:layer="layout" svg:x1="2.478cm" svg:y1="4.854cm" svg:x2="2.487cm" svg:y2="4.852cm">
          <text:p/>
        </draw:line>
        <draw:line draw:style-name="gr6" draw:text-style-name="P1" draw:layer="layout" svg:x1="2.487cm" svg:y1="4.852cm" svg:x2="2.497cm" svg:y2="4.85cm">
          <text:p/>
        </draw:line>
        <draw:line draw:style-name="gr6" draw:text-style-name="P1" draw:layer="layout" svg:x1="2.497cm" svg:y1="4.85cm" svg:x2="2.507cm" svg:y2="4.848cm">
          <text:p/>
        </draw:line>
        <draw:line draw:style-name="gr6" draw:text-style-name="P1" draw:layer="layout" svg:x1="2.507cm" svg:y1="4.848cm" svg:x2="2.517cm" svg:y2="4.846cm">
          <text:p/>
        </draw:line>
        <draw:line draw:style-name="gr6" draw:text-style-name="P1" draw:layer="layout" svg:x1="2.517cm" svg:y1="4.846cm" svg:x2="2.527cm" svg:y2="4.844cm">
          <text:p/>
        </draw:line>
        <draw:line draw:style-name="gr6" draw:text-style-name="P1" draw:layer="layout" svg:x1="2.527cm" svg:y1="4.844cm" svg:x2="2.537cm" svg:y2="4.842cm">
          <text:p/>
        </draw:line>
        <draw:line draw:style-name="gr6" draw:text-style-name="P1" draw:layer="layout" svg:x1="2.537cm" svg:y1="4.842cm" svg:x2="2.547cm" svg:y2="4.84cm">
          <text:p/>
        </draw:line>
        <draw:line draw:style-name="gr6" draw:text-style-name="P1" draw:layer="layout" svg:x1="2.547cm" svg:y1="4.84cm" svg:x2="2.557cm" svg:y2="4.837cm">
          <text:p/>
        </draw:line>
        <draw:line draw:style-name="gr6" draw:text-style-name="P1" draw:layer="layout" svg:x1="2.557cm" svg:y1="4.837cm" svg:x2="2.567cm" svg:y2="4.835cm">
          <text:p/>
        </draw:line>
        <draw:line draw:style-name="gr6" draw:text-style-name="P1" draw:layer="layout" svg:x1="2.567cm" svg:y1="4.835cm" svg:x2="2.578cm" svg:y2="4.833cm">
          <text:p/>
        </draw:line>
        <draw:line draw:style-name="gr6" draw:text-style-name="P1" draw:layer="layout" svg:x1="2.578cm" svg:y1="4.833cm" svg:x2="2.588cm" svg:y2="4.831cm">
          <text:p/>
        </draw:line>
        <draw:line draw:style-name="gr6" draw:text-style-name="P1" draw:layer="layout" svg:x1="2.588cm" svg:y1="4.831cm" svg:x2="2.598cm" svg:y2="4.829cm">
          <text:p/>
        </draw:line>
        <draw:line draw:style-name="gr6" draw:text-style-name="P1" draw:layer="layout" svg:x1="2.598cm" svg:y1="4.829cm" svg:x2="2.608cm" svg:y2="4.827cm">
          <text:p/>
        </draw:line>
        <draw:line draw:style-name="gr6" draw:text-style-name="P1" draw:layer="layout" svg:x1="2.608cm" svg:y1="4.827cm" svg:x2="2.619cm" svg:y2="4.825cm">
          <text:p/>
        </draw:line>
        <draw:line draw:style-name="gr6" draw:text-style-name="P1" draw:layer="layout" svg:x1="2.619cm" svg:y1="4.825cm" svg:x2="2.629cm" svg:y2="4.823cm">
          <text:p/>
        </draw:line>
        <draw:line draw:style-name="gr6" draw:text-style-name="P1" draw:layer="layout" svg:x1="2.629cm" svg:y1="4.823cm" svg:x2="2.639cm" svg:y2="4.821cm">
          <text:p/>
        </draw:line>
        <draw:line draw:style-name="gr6" draw:text-style-name="P1" draw:layer="layout" svg:x1="2.639cm" svg:y1="4.821cm" svg:x2="2.65cm" svg:y2="4.819cm">
          <text:p/>
        </draw:line>
        <draw:line draw:style-name="gr6" draw:text-style-name="P1" draw:layer="layout" svg:x1="2.65cm" svg:y1="4.819cm" svg:x2="2.66cm" svg:y2="4.817cm">
          <text:p/>
        </draw:line>
        <draw:line draw:style-name="gr6" draw:text-style-name="P1" draw:layer="layout" svg:x1="2.66cm" svg:y1="4.817cm" svg:x2="2.67cm" svg:y2="4.815cm">
          <text:p/>
        </draw:line>
        <draw:line draw:style-name="gr6" draw:text-style-name="P1" draw:layer="layout" svg:x1="2.67cm" svg:y1="4.815cm" svg:x2="2.681cm" svg:y2="4.813cm">
          <text:p/>
        </draw:line>
        <draw:line draw:style-name="gr6" draw:text-style-name="P1" draw:layer="layout" svg:x1="2.681cm" svg:y1="4.813cm" svg:x2="2.692cm" svg:y2="4.811cm">
          <text:p/>
        </draw:line>
        <draw:line draw:style-name="gr6" draw:text-style-name="P1" draw:layer="layout" svg:x1="2.692cm" svg:y1="4.811cm" svg:x2="2.701cm" svg:y2="4.808cm">
          <text:p/>
        </draw:line>
        <draw:line draw:style-name="gr6" draw:text-style-name="P1" draw:layer="layout" svg:x1="2.701cm" svg:y1="4.808cm" svg:x2="2.712cm" svg:y2="4.806cm">
          <text:p/>
        </draw:line>
        <draw:line draw:style-name="gr6" draw:text-style-name="P1" draw:layer="layout" svg:x1="2.712cm" svg:y1="4.806cm" svg:x2="2.723cm" svg:y2="4.804cm">
          <text:p/>
        </draw:line>
        <draw:line draw:style-name="gr6" draw:text-style-name="P1" draw:layer="layout" svg:x1="2.723cm" svg:y1="4.804cm" svg:x2="2.733cm" svg:y2="4.802cm">
          <text:p/>
        </draw:line>
        <draw:line draw:style-name="gr6" draw:text-style-name="P1" draw:layer="layout" svg:x1="2.733cm" svg:y1="4.802cm" svg:x2="2.744cm" svg:y2="4.8cm">
          <text:p/>
        </draw:line>
        <draw:line draw:style-name="gr6" draw:text-style-name="P1" draw:layer="layout" svg:x1="2.744cm" svg:y1="4.8cm" svg:x2="2.754cm" svg:y2="4.798cm">
          <text:p/>
        </draw:line>
        <draw:line draw:style-name="gr6" draw:text-style-name="P1" draw:layer="layout" svg:x1="2.754cm" svg:y1="4.798cm" svg:x2="2.765cm" svg:y2="4.796cm">
          <text:p/>
        </draw:line>
        <draw:line draw:style-name="gr6" draw:text-style-name="P1" draw:layer="layout" svg:x1="2.765cm" svg:y1="4.796cm" svg:x2="2.776cm" svg:y2="4.794cm">
          <text:p/>
        </draw:line>
        <draw:line draw:style-name="gr6" draw:text-style-name="P1" draw:layer="layout" svg:x1="2.776cm" svg:y1="4.794cm" svg:x2="2.786cm" svg:y2="4.792cm">
          <text:p/>
        </draw:line>
        <draw:line draw:style-name="gr6" draw:text-style-name="P1" draw:layer="layout" svg:x1="2.786cm" svg:y1="4.792cm" svg:x2="2.796cm" svg:y2="4.79cm">
          <text:p/>
        </draw:line>
        <draw:line draw:style-name="gr6" draw:text-style-name="P1" draw:layer="layout" svg:x1="2.796cm" svg:y1="4.79cm" svg:x2="2.807cm" svg:y2="4.788cm">
          <text:p/>
        </draw:line>
        <draw:line draw:style-name="gr6" draw:text-style-name="P1" draw:layer="layout" svg:x1="2.807cm" svg:y1="4.788cm" svg:x2="2.818cm" svg:y2="4.785cm">
          <text:p/>
        </draw:line>
        <draw:line draw:style-name="gr6" draw:text-style-name="P1" draw:layer="layout" svg:x1="2.818cm" svg:y1="4.785cm" svg:x2="2.828cm" svg:y2="4.783cm">
          <text:p/>
        </draw:line>
        <draw:line draw:style-name="gr6" draw:text-style-name="P1" draw:layer="layout" svg:x1="2.828cm" svg:y1="4.783cm" svg:x2="2.839cm" svg:y2="4.781cm">
          <text:p/>
        </draw:line>
        <draw:line draw:style-name="gr6" draw:text-style-name="P1" draw:layer="layout" svg:x1="2.839cm" svg:y1="4.781cm" svg:x2="2.849cm" svg:y2="4.779cm">
          <text:p/>
        </draw:line>
        <draw:line draw:style-name="gr6" draw:text-style-name="P1" draw:layer="layout" svg:x1="2.849cm" svg:y1="4.779cm" svg:x2="2.86cm" svg:y2="4.777cm">
          <text:p/>
        </draw:line>
        <draw:line draw:style-name="gr6" draw:text-style-name="P1" draw:layer="layout" svg:x1="2.86cm" svg:y1="4.777cm" svg:x2="2.871cm" svg:y2="4.775cm">
          <text:p/>
        </draw:line>
        <draw:line draw:style-name="gr6" draw:text-style-name="P1" draw:layer="layout" svg:x1="2.871cm" svg:y1="4.775cm" svg:x2="2.881cm" svg:y2="4.773cm">
          <text:p/>
        </draw:line>
        <draw:line draw:style-name="gr6" draw:text-style-name="P1" draw:layer="layout" svg:x1="2.881cm" svg:y1="4.773cm" svg:x2="2.892cm" svg:y2="4.771cm">
          <text:p/>
        </draw:line>
        <draw:line draw:style-name="gr6" draw:text-style-name="P1" draw:layer="layout" svg:x1="2.892cm" svg:y1="4.771cm" svg:x2="2.902cm" svg:y2="4.769cm">
          <text:p/>
        </draw:line>
        <draw:line draw:style-name="gr6" draw:text-style-name="P1" draw:layer="layout" svg:x1="2.902cm" svg:y1="4.769cm" svg:x2="2.913cm" svg:y2="4.767cm">
          <text:p/>
        </draw:line>
        <draw:line draw:style-name="gr6" draw:text-style-name="P1" draw:layer="layout" svg:x1="2.913cm" svg:y1="4.767cm" svg:x2="2.924cm" svg:y2="4.765cm">
          <text:p/>
        </draw:line>
        <draw:line draw:style-name="gr6" draw:text-style-name="P1" draw:layer="layout" svg:x1="2.924cm" svg:y1="4.765cm" svg:x2="2.934cm" svg:y2="4.762cm">
          <text:p/>
        </draw:line>
        <draw:line draw:style-name="gr6" draw:text-style-name="P1" draw:layer="layout" svg:x1="2.934cm" svg:y1="4.762cm" svg:x2="2.945cm" svg:y2="4.76cm">
          <text:p/>
        </draw:line>
        <draw:line draw:style-name="gr6" draw:text-style-name="P1" draw:layer="layout" svg:x1="2.945cm" svg:y1="4.76cm" svg:x2="2.955cm" svg:y2="4.758cm">
          <text:p/>
        </draw:line>
        <draw:line draw:style-name="gr6" draw:text-style-name="P1" draw:layer="layout" svg:x1="2.955cm" svg:y1="4.758cm" svg:x2="2.966cm" svg:y2="4.756cm">
          <text:p/>
        </draw:line>
        <draw:line draw:style-name="gr6" draw:text-style-name="P1" draw:layer="layout" svg:x1="2.966cm" svg:y1="4.756cm" svg:x2="2.977cm" svg:y2="4.754cm">
          <text:p/>
        </draw:line>
        <draw:line draw:style-name="gr6" draw:text-style-name="P1" draw:layer="layout" svg:x1="2.977cm" svg:y1="4.754cm" svg:x2="2.987cm" svg:y2="4.752cm">
          <text:p/>
        </draw:line>
        <draw:line draw:style-name="gr6" draw:text-style-name="P1" draw:layer="layout" svg:x1="2.987cm" svg:y1="4.752cm" svg:x2="2.997cm" svg:y2="4.75cm">
          <text:p/>
        </draw:line>
        <draw:line draw:style-name="gr6" draw:text-style-name="P1" draw:layer="layout" svg:x1="2.997cm" svg:y1="4.75cm" svg:x2="3.008cm" svg:y2="4.748cm">
          <text:p/>
        </draw:line>
        <draw:line draw:style-name="gr6" draw:text-style-name="P1" draw:layer="layout" svg:x1="3.008cm" svg:y1="4.748cm" svg:x2="3.018cm" svg:y2="4.746cm">
          <text:p/>
        </draw:line>
        <draw:line draw:style-name="gr6" draw:text-style-name="P1" draw:layer="layout" svg:x1="3.018cm" svg:y1="4.746cm" svg:x2="3.029cm" svg:y2="4.744cm">
          <text:p/>
        </draw:line>
        <draw:line draw:style-name="gr6" draw:text-style-name="P1" draw:layer="layout" svg:x1="3.029cm" svg:y1="4.744cm" svg:x2="3.04cm" svg:y2="4.742cm">
          <text:p/>
        </draw:line>
        <draw:line draw:style-name="gr6" draw:text-style-name="P1" draw:layer="layout" svg:x1="3.04cm" svg:y1="4.742cm" svg:x2="3.05cm" svg:y2="4.74cm">
          <text:p/>
        </draw:line>
        <draw:line draw:style-name="gr6" draw:text-style-name="P1" draw:layer="layout" svg:x1="3.05cm" svg:y1="4.74cm" svg:x2="3.061cm" svg:y2="4.738cm">
          <text:p/>
        </draw:line>
        <draw:line draw:style-name="gr6" draw:text-style-name="P1" draw:layer="layout" svg:x1="3.061cm" svg:y1="4.738cm" svg:x2="3.071cm" svg:y2="4.735cm">
          <text:p/>
        </draw:line>
        <draw:line draw:style-name="gr6" draw:text-style-name="P1" draw:layer="layout" svg:x1="3.071cm" svg:y1="4.735cm" svg:x2="3.082cm" svg:y2="4.733cm">
          <text:p/>
        </draw:line>
        <draw:line draw:style-name="gr6" draw:text-style-name="P1" draw:layer="layout" svg:x1="3.082cm" svg:y1="4.733cm" svg:x2="3.092cm" svg:y2="4.731cm">
          <text:p/>
        </draw:line>
        <draw:line draw:style-name="gr6" draw:text-style-name="P1" draw:layer="layout" svg:x1="3.092cm" svg:y1="4.731cm" svg:x2="3.102cm" svg:y2="4.729cm">
          <text:p/>
        </draw:line>
        <draw:line draw:style-name="gr6" draw:text-style-name="P1" draw:layer="layout" svg:x1="3.102cm" svg:y1="4.729cm" svg:x2="3.112cm" svg:y2="4.727cm">
          <text:p/>
        </draw:line>
        <draw:line draw:style-name="gr6" draw:text-style-name="P1" draw:layer="layout" svg:x1="3.112cm" svg:y1="4.727cm" svg:x2="3.123cm" svg:y2="4.725cm">
          <text:p/>
        </draw:line>
        <draw:line draw:style-name="gr6" draw:text-style-name="P1" draw:layer="layout" svg:x1="3.123cm" svg:y1="4.725cm" svg:x2="3.133cm" svg:y2="4.723cm">
          <text:p/>
        </draw:line>
        <draw:line draw:style-name="gr6" draw:text-style-name="P1" draw:layer="layout" svg:x1="3.133cm" svg:y1="4.723cm" svg:x2="3.143cm" svg:y2="4.721cm">
          <text:p/>
        </draw:line>
        <draw:line draw:style-name="gr6" draw:text-style-name="P1" draw:layer="layout" svg:x1="3.143cm" svg:y1="4.721cm" svg:x2="3.153cm" svg:y2="4.719cm">
          <text:p/>
        </draw:line>
        <draw:line draw:style-name="gr6" draw:text-style-name="P1" draw:layer="layout" svg:x1="3.153cm" svg:y1="4.719cm" svg:x2="3.164cm" svg:y2="4.716cm">
          <text:p/>
        </draw:line>
        <draw:line draw:style-name="gr6" draw:text-style-name="P1" draw:layer="layout" svg:x1="3.164cm" svg:y1="4.716cm" svg:x2="3.174cm" svg:y2="4.714cm">
          <text:p/>
        </draw:line>
        <draw:line draw:style-name="gr6" draw:text-style-name="P1" draw:layer="layout" svg:x1="3.174cm" svg:y1="4.714cm" svg:x2="3.184cm" svg:y2="4.713cm">
          <text:p/>
        </draw:line>
        <draw:line draw:style-name="gr6" draw:text-style-name="P1" draw:layer="layout" svg:x1="3.184cm" svg:y1="4.713cm" svg:x2="3.194cm" svg:y2="4.711cm">
          <text:p/>
        </draw:line>
        <draw:line draw:style-name="gr6" draw:text-style-name="P1" draw:layer="layout" svg:x1="3.194cm" svg:y1="4.711cm" svg:x2="3.204cm" svg:y2="4.709cm">
          <text:p/>
        </draw:line>
        <draw:line draw:style-name="gr6" draw:text-style-name="P1" draw:layer="layout" svg:x1="3.204cm" svg:y1="4.709cm" svg:x2="3.214cm" svg:y2="4.706cm">
          <text:p/>
        </draw:line>
        <draw:line draw:style-name="gr6" draw:text-style-name="P1" draw:layer="layout" svg:x1="3.214cm" svg:y1="4.706cm" svg:x2="3.224cm" svg:y2="4.704cm">
          <text:p/>
        </draw:line>
        <draw:line draw:style-name="gr6" draw:text-style-name="P1" draw:layer="layout" svg:x1="3.224cm" svg:y1="4.704cm" svg:x2="3.234cm" svg:y2="4.702cm">
          <text:p/>
        </draw:line>
        <draw:line draw:style-name="gr6" draw:text-style-name="P1" draw:layer="layout" svg:x1="3.234cm" svg:y1="4.702cm" svg:x2="3.244cm" svg:y2="4.7cm">
          <text:p/>
        </draw:line>
        <draw:line draw:style-name="gr6" draw:text-style-name="P1" draw:layer="layout" svg:x1="3.244cm" svg:y1="4.7cm" svg:x2="3.254cm" svg:y2="4.698cm">
          <text:p/>
        </draw:line>
        <draw:line draw:style-name="gr6" draw:text-style-name="P1" draw:layer="layout" svg:x1="3.254cm" svg:y1="4.698cm" svg:x2="3.264cm" svg:y2="4.696cm">
          <text:p/>
        </draw:line>
        <draw:line draw:style-name="gr6" draw:text-style-name="P1" draw:layer="layout" svg:x1="3.264cm" svg:y1="4.696cm" svg:x2="3.274cm" svg:y2="4.693cm">
          <text:p/>
        </draw:line>
        <draw:line draw:style-name="gr6" draw:text-style-name="P1" draw:layer="layout" svg:x1="3.274cm" svg:y1="4.693cm" svg:x2="3.284cm" svg:y2="4.691cm">
          <text:p/>
        </draw:line>
        <draw:line draw:style-name="gr6" draw:text-style-name="P1" draw:layer="layout" svg:x1="3.284cm" svg:y1="4.691cm" svg:x2="3.294cm" svg:y2="4.689cm">
          <text:p/>
        </draw:line>
        <draw:line draw:style-name="gr6" draw:text-style-name="P1" draw:layer="layout" svg:x1="3.294cm" svg:y1="4.689cm" svg:x2="3.303cm" svg:y2="4.687cm">
          <text:p/>
        </draw:line>
        <draw:line draw:style-name="gr6" draw:text-style-name="P1" draw:layer="layout" svg:x1="3.303cm" svg:y1="4.687cm" svg:x2="3.313cm" svg:y2="4.685cm">
          <text:p/>
        </draw:line>
        <draw:line draw:style-name="gr6" draw:text-style-name="P1" draw:layer="layout" svg:x1="3.313cm" svg:y1="4.685cm" svg:x2="3.322cm" svg:y2="4.683cm">
          <text:p/>
        </draw:line>
        <draw:line draw:style-name="gr6" draw:text-style-name="P1" draw:layer="layout" svg:x1="3.322cm" svg:y1="4.683cm" svg:x2="3.332cm" svg:y2="4.681cm">
          <text:p/>
        </draw:line>
        <draw:line draw:style-name="gr6" draw:text-style-name="P1" draw:layer="layout" svg:x1="3.332cm" svg:y1="4.681cm" svg:x2="3.342cm" svg:y2="4.679cm">
          <text:p/>
        </draw:line>
        <draw:line draw:style-name="gr6" draw:text-style-name="P1" draw:layer="layout" svg:x1="3.342cm" svg:y1="4.679cm" svg:x2="3.351cm" svg:y2="4.677cm">
          <text:p/>
        </draw:line>
        <draw:line draw:style-name="gr6" draw:text-style-name="P1" draw:layer="layout" svg:x1="3.351cm" svg:y1="4.677cm" svg:x2="3.36cm" svg:y2="4.675cm">
          <text:p/>
        </draw:line>
        <draw:line draw:style-name="gr6" draw:text-style-name="P1" draw:layer="layout" svg:x1="3.36cm" svg:y1="4.675cm" svg:x2="3.37cm" svg:y2="4.673cm">
          <text:p/>
        </draw:line>
        <draw:line draw:style-name="gr6" draw:text-style-name="P1" draw:layer="layout" svg:x1="3.37cm" svg:y1="4.673cm" svg:x2="3.379cm" svg:y2="4.671cm">
          <text:p/>
        </draw:line>
        <draw:line draw:style-name="gr6" draw:text-style-name="P1" draw:layer="layout" svg:x1="3.379cm" svg:y1="4.671cm" svg:x2="3.389cm" svg:y2="4.669cm">
          <text:p/>
        </draw:line>
        <draw:line draw:style-name="gr6" draw:text-style-name="P1" draw:layer="layout" svg:x1="3.389cm" svg:y1="4.669cm" svg:x2="3.398cm" svg:y2="4.667cm">
          <text:p/>
        </draw:line>
        <draw:line draw:style-name="gr6" draw:text-style-name="P1" draw:layer="layout" svg:x1="3.398cm" svg:y1="4.667cm" svg:x2="3.407cm" svg:y2="4.664cm">
          <text:p/>
        </draw:line>
        <draw:line draw:style-name="gr6" draw:text-style-name="P1" draw:layer="layout" svg:x1="3.407cm" svg:y1="4.664cm" svg:x2="3.416cm" svg:y2="4.662cm">
          <text:p/>
        </draw:line>
        <draw:line draw:style-name="gr6" draw:text-style-name="P1" draw:layer="layout" svg:x1="3.416cm" svg:y1="4.662cm" svg:x2="3.425cm" svg:y2="4.66cm">
          <text:p/>
        </draw:line>
        <draw:line draw:style-name="gr6" draw:text-style-name="P1" draw:layer="layout" svg:x1="3.425cm" svg:y1="4.66cm" svg:x2="3.434cm" svg:y2="4.658cm">
          <text:p/>
        </draw:line>
        <draw:line draw:style-name="gr6" draw:text-style-name="P1" draw:layer="layout" svg:x1="3.434cm" svg:y1="4.658cm" svg:x2="3.443cm" svg:y2="4.656cm">
          <text:p/>
        </draw:line>
        <draw:line draw:style-name="gr6" draw:text-style-name="P1" draw:layer="layout" svg:x1="3.443cm" svg:y1="4.656cm" svg:x2="3.452cm" svg:y2="4.654cm">
          <text:p/>
        </draw:line>
        <draw:line draw:style-name="gr6" draw:text-style-name="P1" draw:layer="layout" svg:x1="3.452cm" svg:y1="4.654cm" svg:x2="3.461cm" svg:y2="4.652cm">
          <text:p/>
        </draw:line>
        <draw:line draw:style-name="gr6" draw:text-style-name="P1" draw:layer="layout" svg:x1="3.461cm" svg:y1="4.652cm" svg:x2="3.47cm" svg:y2="4.65cm">
          <text:p/>
        </draw:line>
        <draw:line draw:style-name="gr6" draw:text-style-name="P1" draw:layer="layout" svg:x1="3.47cm" svg:y1="4.65cm" svg:x2="3.479cm" svg:y2="4.648cm">
          <text:p/>
        </draw:line>
        <draw:line draw:style-name="gr6" draw:text-style-name="P1" draw:layer="layout" svg:x1="3.479cm" svg:y1="4.648cm" svg:x2="3.487cm" svg:y2="4.646cm">
          <text:p/>
        </draw:line>
        <draw:line draw:style-name="gr6" draw:text-style-name="P1" draw:layer="layout" svg:x1="3.487cm" svg:y1="4.646cm" svg:x2="3.496cm" svg:y2="4.644cm">
          <text:p/>
        </draw:line>
        <draw:line draw:style-name="gr6" draw:text-style-name="P1" draw:layer="layout" svg:x1="3.496cm" svg:y1="4.644cm" svg:x2="3.504cm" svg:y2="4.642cm">
          <text:p/>
        </draw:line>
        <draw:line draw:style-name="gr6" draw:text-style-name="P1" draw:layer="layout" svg:x1="3.504cm" svg:y1="4.642cm" svg:x2="3.513cm" svg:y2="4.64cm">
          <text:p/>
        </draw:line>
        <draw:line draw:style-name="gr6" draw:text-style-name="P1" draw:layer="layout" svg:x1="3.513cm" svg:y1="4.64cm" svg:x2="3.521cm" svg:y2="4.637cm">
          <text:p/>
        </draw:line>
        <draw:line draw:style-name="gr6" draw:text-style-name="P1" draw:layer="layout" svg:x1="3.521cm" svg:y1="4.637cm" svg:x2="3.529cm" svg:y2="4.635cm">
          <text:p/>
        </draw:line>
        <draw:line draw:style-name="gr6" draw:text-style-name="P1" draw:layer="layout" svg:x1="3.529cm" svg:y1="4.635cm" svg:x2="3.538cm" svg:y2="4.633cm">
          <text:p/>
        </draw:line>
        <draw:line draw:style-name="gr6" draw:text-style-name="P1" draw:layer="layout" svg:x1="3.538cm" svg:y1="4.633cm" svg:x2="3.546cm" svg:y2="4.631cm">
          <text:p/>
        </draw:line>
        <draw:line draw:style-name="gr6" draw:text-style-name="P1" draw:layer="layout" svg:x1="3.546cm" svg:y1="4.631cm" svg:x2="3.554cm" svg:y2="4.629cm">
          <text:p/>
        </draw:line>
        <draw:line draw:style-name="gr6" draw:text-style-name="P1" draw:layer="layout" svg:x1="3.554cm" svg:y1="4.629cm" svg:x2="3.562cm" svg:y2="4.627cm">
          <text:p/>
        </draw:line>
        <draw:line draw:style-name="gr6" draw:text-style-name="P1" draw:layer="layout" svg:x1="3.562cm" svg:y1="4.627cm" svg:x2="3.57cm" svg:y2="4.625cm">
          <text:p/>
        </draw:line>
        <draw:line draw:style-name="gr6" draw:text-style-name="P1" draw:layer="layout" svg:x1="3.57cm" svg:y1="4.625cm" svg:x2="3.578cm" svg:y2="4.623cm">
          <text:p/>
        </draw:line>
        <draw:line draw:style-name="gr6" draw:text-style-name="P1" draw:layer="layout" svg:x1="3.578cm" svg:y1="4.623cm" svg:x2="3.586cm" svg:y2="4.621cm">
          <text:p/>
        </draw:line>
        <draw:line draw:style-name="gr6" draw:text-style-name="P1" draw:layer="layout" svg:x1="3.586cm" svg:y1="4.621cm" svg:x2="3.594cm" svg:y2="4.619cm">
          <text:p/>
        </draw:line>
        <draw:line draw:style-name="gr6" draw:text-style-name="P1" draw:layer="layout" svg:x1="3.594cm" svg:y1="4.619cm" svg:x2="3.602cm" svg:y2="4.617cm">
          <text:p/>
        </draw:line>
        <draw:line draw:style-name="gr6" draw:text-style-name="P1" draw:layer="layout" svg:x1="3.602cm" svg:y1="4.617cm" svg:x2="3.609cm" svg:y2="4.614cm">
          <text:p/>
        </draw:line>
        <draw:line draw:style-name="gr6" draw:text-style-name="P1" draw:layer="layout" svg:x1="3.609cm" svg:y1="4.614cm" svg:x2="3.617cm" svg:y2="4.612cm">
          <text:p/>
        </draw:line>
        <draw:line draw:style-name="gr6" draw:text-style-name="P1" draw:layer="layout" svg:x1="3.617cm" svg:y1="4.612cm" svg:x2="3.624cm" svg:y2="4.61cm">
          <text:p/>
        </draw:line>
        <draw:line draw:style-name="gr6" draw:text-style-name="P1" draw:layer="layout" svg:x1="3.624cm" svg:y1="4.61cm" svg:x2="3.632cm" svg:y2="4.608cm">
          <text:p/>
        </draw:line>
        <draw:line draw:style-name="gr6" draw:text-style-name="P1" draw:layer="layout" svg:x1="3.632cm" svg:y1="4.608cm" svg:x2="3.639cm" svg:y2="4.606cm">
          <text:p/>
        </draw:line>
        <draw:line draw:style-name="gr6" draw:text-style-name="P1" draw:layer="layout" svg:x1="3.639cm" svg:y1="4.606cm" svg:x2="3.647cm" svg:y2="4.604cm">
          <text:p/>
        </draw:line>
        <draw:line draw:style-name="gr6" draw:text-style-name="P1" draw:layer="layout" svg:x1="3.647cm" svg:y1="4.604cm" svg:x2="3.654cm" svg:y2="4.602cm">
          <text:p/>
        </draw:line>
        <draw:line draw:style-name="gr6" draw:text-style-name="P1" draw:layer="layout" svg:x1="3.654cm" svg:y1="4.602cm" svg:x2="3.661cm" svg:y2="4.6cm">
          <text:p/>
        </draw:line>
        <draw:line draw:style-name="gr6" draw:text-style-name="P1" draw:layer="layout" svg:x1="3.661cm" svg:y1="4.6cm" svg:x2="3.668cm" svg:y2="4.598cm">
          <text:p/>
        </draw:line>
        <draw:line draw:style-name="gr6" draw:text-style-name="P1" draw:layer="layout" svg:x1="3.668cm" svg:y1="4.598cm" svg:x2="3.675cm" svg:y2="4.596cm">
          <text:p/>
        </draw:line>
        <draw:line draw:style-name="gr6" draw:text-style-name="P1" draw:layer="layout" svg:x1="3.675cm" svg:y1="4.596cm" svg:x2="3.682cm" svg:y2="4.594cm">
          <text:p/>
        </draw:line>
        <draw:line draw:style-name="gr6" draw:text-style-name="P1" draw:layer="layout" svg:x1="3.682cm" svg:y1="4.594cm" svg:x2="3.689cm" svg:y2="4.591cm">
          <text:p/>
        </draw:line>
        <draw:line draw:style-name="gr6" draw:text-style-name="P1" draw:layer="layout" svg:x1="3.689cm" svg:y1="4.591cm" svg:x2="3.695cm" svg:y2="4.589cm">
          <text:p/>
        </draw:line>
        <draw:line draw:style-name="gr6" draw:text-style-name="P1" draw:layer="layout" svg:x1="3.695cm" svg:y1="4.589cm" svg:x2="3.702cm" svg:y2="4.587cm">
          <text:p/>
        </draw:line>
        <draw:line draw:style-name="gr6" draw:text-style-name="P1" draw:layer="layout" svg:x1="3.702cm" svg:y1="4.587cm" svg:x2="3.708cm" svg:y2="4.585cm">
          <text:p/>
        </draw:line>
        <draw:line draw:style-name="gr6" draw:text-style-name="P1" draw:layer="layout" svg:x1="3.708cm" svg:y1="4.585cm" svg:x2="3.715cm" svg:y2="4.583cm">
          <text:p/>
        </draw:line>
        <draw:line draw:style-name="gr6" draw:text-style-name="P1" draw:layer="layout" svg:x1="3.715cm" svg:y1="4.583cm" svg:x2="3.721cm" svg:y2="4.581cm">
          <text:p/>
        </draw:line>
        <draw:line draw:style-name="gr6" draw:text-style-name="P1" draw:layer="layout" svg:x1="3.721cm" svg:y1="4.581cm" svg:x2="3.728cm" svg:y2="4.579cm">
          <text:p/>
        </draw:line>
        <draw:line draw:style-name="gr6" draw:text-style-name="P1" draw:layer="layout" svg:x1="3.728cm" svg:y1="4.579cm" svg:x2="3.734cm" svg:y2="4.577cm">
          <text:p/>
        </draw:line>
        <draw:line draw:style-name="gr6" draw:text-style-name="P1" draw:layer="layout" svg:x1="3.734cm" svg:y1="4.577cm" svg:x2="3.74cm" svg:y2="4.575cm">
          <text:p/>
        </draw:line>
        <draw:line draw:style-name="gr6" draw:text-style-name="P1" draw:layer="layout" svg:x1="3.74cm" svg:y1="4.575cm" svg:x2="3.746cm" svg:y2="4.573cm">
          <text:p/>
        </draw:line>
        <draw:line draw:style-name="gr6" draw:text-style-name="P1" draw:layer="layout" svg:x1="3.746cm" svg:y1="4.573cm" svg:x2="3.752cm" svg:y2="4.571cm">
          <text:p/>
        </draw:line>
        <draw:line draw:style-name="gr6" draw:text-style-name="P1" draw:layer="layout" svg:x1="3.752cm" svg:y1="4.571cm" svg:x2="3.758cm" svg:y2="4.569cm">
          <text:p/>
        </draw:line>
        <draw:line draw:style-name="gr6" draw:text-style-name="P1" draw:layer="layout" svg:x1="3.758cm" svg:y1="4.569cm" svg:x2="3.764cm" svg:y2="4.567cm">
          <text:p/>
        </draw:line>
        <draw:line draw:style-name="gr6" draw:text-style-name="P1" draw:layer="layout" svg:x1="3.764cm" svg:y1="4.567cm" svg:x2="3.77cm" svg:y2="4.565cm">
          <text:p/>
        </draw:line>
        <draw:line draw:style-name="gr6" draw:text-style-name="P1" draw:layer="layout" svg:x1="3.77cm" svg:y1="4.565cm" svg:x2="3.775cm" svg:y2="4.562cm">
          <text:p/>
        </draw:line>
        <draw:line draw:style-name="gr6" draw:text-style-name="P1" draw:layer="layout" svg:x1="3.775cm" svg:y1="4.562cm" svg:x2="3.781cm" svg:y2="4.56cm">
          <text:p/>
        </draw:line>
        <draw:line draw:style-name="gr6" draw:text-style-name="P1" draw:layer="layout" svg:x1="3.781cm" svg:y1="4.56cm" svg:x2="3.786cm" svg:y2="4.558cm">
          <text:p/>
        </draw:line>
        <draw:line draw:style-name="gr6" draw:text-style-name="P1" draw:layer="layout" svg:x1="3.786cm" svg:y1="4.558cm" svg:x2="3.792cm" svg:y2="4.556cm">
          <text:p/>
        </draw:line>
        <draw:line draw:style-name="gr6" draw:text-style-name="P1" draw:layer="layout" svg:x1="3.792cm" svg:y1="4.556cm" svg:x2="3.797cm" svg:y2="4.554cm">
          <text:p/>
        </draw:line>
        <draw:line draw:style-name="gr6" draw:text-style-name="P1" draw:layer="layout" svg:x1="3.797cm" svg:y1="4.554cm" svg:x2="3.802cm" svg:y2="4.552cm">
          <text:p/>
        </draw:line>
        <draw:line draw:style-name="gr6" draw:text-style-name="P1" draw:layer="layout" svg:x1="3.802cm" svg:y1="4.552cm" svg:x2="3.807cm" svg:y2="4.55cm">
          <text:p/>
        </draw:line>
        <draw:line draw:style-name="gr6" draw:text-style-name="P1" draw:layer="layout" svg:x1="3.807cm" svg:y1="4.55cm" svg:x2="3.812cm" svg:y2="4.548cm">
          <text:p/>
        </draw:line>
        <draw:line draw:style-name="gr6" draw:text-style-name="P1" draw:layer="layout" svg:x1="3.812cm" svg:y1="4.548cm" svg:x2="3.816cm" svg:y2="4.545cm">
          <text:p/>
        </draw:line>
        <draw:line draw:style-name="gr6" draw:text-style-name="P1" draw:layer="layout" svg:x1="3.816cm" svg:y1="4.545cm" svg:x2="3.821cm" svg:y2="4.543cm">
          <text:p/>
        </draw:line>
        <draw:line draw:style-name="gr6" draw:text-style-name="P1" draw:layer="layout" svg:x1="3.821cm" svg:y1="4.543cm" svg:x2="3.826cm" svg:y2="4.542cm">
          <text:p/>
        </draw:line>
        <draw:line draw:style-name="gr6" draw:text-style-name="P1" draw:layer="layout" svg:x1="3.826cm" svg:y1="4.542cm" svg:x2="3.83cm" svg:y2="4.54cm">
          <text:p/>
        </draw:line>
        <draw:line draw:style-name="gr6" draw:text-style-name="P1" draw:layer="layout" svg:x1="3.83cm" svg:y1="4.54cm" svg:x2="3.835cm" svg:y2="4.538cm">
          <text:p/>
        </draw:line>
        <draw:line draw:style-name="gr6" draw:text-style-name="P1" draw:layer="layout" svg:x1="3.835cm" svg:y1="4.538cm" svg:x2="3.84cm" svg:y2="4.536cm">
          <text:p/>
        </draw:line>
        <draw:line draw:style-name="gr6" draw:text-style-name="P1" draw:layer="layout" svg:x1="3.84cm" svg:y1="4.536cm" svg:x2="3.844cm" svg:y2="4.533cm">
          <text:p/>
        </draw:line>
        <draw:line draw:style-name="gr6" draw:text-style-name="P1" draw:layer="layout" svg:x1="3.844cm" svg:y1="4.533cm" svg:x2="3.848cm" svg:y2="4.531cm">
          <text:p/>
        </draw:line>
        <draw:line draw:style-name="gr6" draw:text-style-name="P1" draw:layer="layout" svg:x1="3.848cm" svg:y1="4.531cm" svg:x2="3.852cm" svg:y2="4.529cm">
          <text:p/>
        </draw:line>
        <draw:line draw:style-name="gr6" draw:text-style-name="P1" draw:layer="layout" svg:x1="3.852cm" svg:y1="4.529cm" svg:x2="3.856cm" svg:y2="4.527cm">
          <text:p/>
        </draw:line>
        <draw:line draw:style-name="gr6" draw:text-style-name="P1" draw:layer="layout" svg:x1="3.856cm" svg:y1="4.527cm" svg:x2="3.86cm" svg:y2="4.525cm">
          <text:p/>
        </draw:line>
        <draw:line draw:style-name="gr6" draw:text-style-name="P1" draw:layer="layout" svg:x1="3.86cm" svg:y1="4.525cm" svg:x2="3.864cm" svg:y2="4.523cm">
          <text:p/>
        </draw:line>
        <draw:line draw:style-name="gr6" draw:text-style-name="P1" draw:layer="layout" svg:x1="3.864cm" svg:y1="4.523cm" svg:x2="3.868cm" svg:y2="4.52cm">
          <text:p/>
        </draw:line>
        <draw:line draw:style-name="gr6" draw:text-style-name="P1" draw:layer="layout" svg:x1="3.868cm" svg:y1="4.52cm" svg:x2="3.871cm" svg:y2="4.518cm">
          <text:p/>
        </draw:line>
        <draw:line draw:style-name="gr6" draw:text-style-name="P1" draw:layer="layout" svg:x1="3.871cm" svg:y1="4.518cm" svg:x2="3.875cm" svg:y2="4.516cm">
          <text:p/>
        </draw:line>
        <draw:line draw:style-name="gr6" draw:text-style-name="P1" draw:layer="layout" svg:x1="3.875cm" svg:y1="4.516cm" svg:x2="3.878cm" svg:y2="4.514cm">
          <text:p/>
        </draw:line>
        <draw:line draw:style-name="gr6" draw:text-style-name="P1" draw:layer="layout" svg:x1="3.878cm" svg:y1="4.514cm" svg:x2="3.882cm" svg:y2="4.513cm">
          <text:p/>
        </draw:line>
        <draw:line draw:style-name="gr6" draw:text-style-name="P1" draw:layer="layout" svg:x1="3.882cm" svg:y1="4.513cm" svg:x2="3.885cm" svg:y2="4.51cm">
          <text:p/>
        </draw:line>
        <draw:line draw:style-name="gr6" draw:text-style-name="P1" draw:layer="layout" svg:x1="3.885cm" svg:y1="4.51cm" svg:x2="3.888cm" svg:y2="4.508cm">
          <text:p/>
        </draw:line>
        <draw:line draw:style-name="gr6" draw:text-style-name="P1" draw:layer="layout" svg:x1="3.888cm" svg:y1="4.508cm" svg:x2="3.891cm" svg:y2="4.506cm">
          <text:p/>
        </draw:line>
        <draw:line draw:style-name="gr6" draw:text-style-name="P1" draw:layer="layout" svg:x1="3.891cm" svg:y1="4.506cm" svg:x2="3.894cm" svg:y2="4.504cm">
          <text:p/>
        </draw:line>
        <draw:line draw:style-name="gr6" draw:text-style-name="P1" draw:layer="layout" svg:x1="3.894cm" svg:y1="4.504cm" svg:x2="3.897cm" svg:y2="4.502cm">
          <text:p/>
        </draw:line>
        <draw:line draw:style-name="gr6" draw:text-style-name="P1" draw:layer="layout" svg:x1="3.897cm" svg:y1="4.502cm" svg:x2="3.899cm" svg:y2="4.5cm">
          <text:p/>
        </draw:line>
        <draw:line draw:style-name="gr6" draw:text-style-name="P1" draw:layer="layout" svg:x1="3.899cm" svg:y1="4.5cm" svg:x2="3.902cm" svg:y2="4.498cm">
          <text:p/>
        </draw:line>
        <draw:line draw:style-name="gr6" draw:text-style-name="P1" draw:layer="layout" svg:x1="3.902cm" svg:y1="4.498cm" svg:x2="3.904cm" svg:y2="4.496cm">
          <text:p/>
        </draw:line>
        <draw:line draw:style-name="gr6" draw:text-style-name="P1" draw:layer="layout" svg:x1="3.904cm" svg:y1="4.496cm" svg:x2="3.907cm" svg:y2="4.494cm">
          <text:p/>
        </draw:line>
        <draw:line draw:style-name="gr6" draw:text-style-name="P1" draw:layer="layout" svg:x1="3.907cm" svg:y1="4.494cm" svg:x2="3.909cm" svg:y2="4.492cm">
          <text:p/>
        </draw:line>
        <draw:line draw:style-name="gr6" draw:text-style-name="P1" draw:layer="layout" svg:x1="3.909cm" svg:y1="4.492cm" svg:x2="3.911cm" svg:y2="4.489cm">
          <text:p/>
        </draw:line>
        <draw:line draw:style-name="gr6" draw:text-style-name="P1" draw:layer="layout" svg:x1="3.911cm" svg:y1="4.489cm" svg:x2="3.913cm" svg:y2="4.487cm">
          <text:p/>
        </draw:line>
        <draw:line draw:style-name="gr6" draw:text-style-name="P1" draw:layer="layout" svg:x1="3.913cm" svg:y1="4.487cm" svg:x2="3.915cm" svg:y2="4.485cm">
          <text:p/>
        </draw:line>
        <draw:line draw:style-name="gr6" draw:text-style-name="P1" draw:layer="layout" svg:x1="3.915cm" svg:y1="4.485cm" svg:x2="3.917cm" svg:y2="4.483cm">
          <text:p/>
        </draw:line>
        <draw:line draw:style-name="gr6" draw:text-style-name="P1" draw:layer="layout" svg:x1="3.917cm" svg:y1="4.483cm" svg:x2="3.919cm" svg:y2="4.481cm">
          <text:p/>
        </draw:line>
        <draw:line draw:style-name="gr6" draw:text-style-name="P1" draw:layer="layout" svg:x1="3.919cm" svg:y1="4.481cm" svg:x2="3.92cm" svg:y2="4.479cm">
          <text:p/>
        </draw:line>
        <draw:line draw:style-name="gr6" draw:text-style-name="P1" draw:layer="layout" svg:x1="3.92cm" svg:y1="4.479cm" svg:x2="3.922cm" svg:y2="4.477cm">
          <text:p/>
        </draw:line>
        <draw:line draw:style-name="gr6" draw:text-style-name="P1" draw:layer="layout" svg:x1="3.922cm" svg:y1="4.477cm" svg:x2="3.924cm" svg:y2="4.475cm">
          <text:p/>
        </draw:line>
        <draw:line draw:style-name="gr6" draw:text-style-name="P1" draw:layer="layout" svg:x1="3.924cm" svg:y1="4.475cm" svg:x2="3.925cm" svg:y2="4.473cm">
          <text:p/>
        </draw:line>
        <draw:line draw:style-name="gr6" draw:text-style-name="P1" draw:layer="layout" svg:x1="3.925cm" svg:y1="4.473cm" svg:x2="3.926cm" svg:y2="4.471cm">
          <text:p/>
        </draw:line>
        <draw:line draw:style-name="gr6" draw:text-style-name="P1" draw:layer="layout" svg:x1="3.926cm" svg:y1="4.471cm" svg:x2="3.927cm" svg:y2="4.469cm">
          <text:p/>
        </draw:line>
        <draw:line draw:style-name="gr6" draw:text-style-name="P1" draw:layer="layout" svg:x1="3.927cm" svg:y1="4.469cm" svg:x2="3.928cm" svg:y2="4.467cm">
          <text:p/>
        </draw:line>
        <draw:line draw:style-name="gr6" draw:text-style-name="P1" draw:layer="layout" svg:x1="3.928cm" svg:y1="4.467cm" svg:x2="3.929cm" svg:y2="4.464cm">
          <text:p/>
        </draw:line>
        <draw:line draw:style-name="gr6" draw:text-style-name="P1" draw:layer="layout" svg:x1="3.929cm" svg:y1="4.464cm" svg:x2="3.93cm" svg:y2="4.462cm">
          <text:p/>
        </draw:line>
        <draw:line draw:style-name="gr6" draw:text-style-name="P1" draw:layer="layout" svg:x1="3.93cm" svg:y1="4.462cm" svg:x2="3.931cm" svg:y2="4.46cm">
          <text:p/>
        </draw:line>
        <draw:line draw:style-name="gr6" draw:text-style-name="P1" draw:layer="layout" svg:x1="3.931cm" svg:y1="4.46cm" svg:x2="3.931cm" svg:y2="4.458cm">
          <text:p/>
        </draw:line>
        <draw:line draw:style-name="gr6" draw:text-style-name="P1" draw:layer="layout" svg:x1="3.931cm" svg:y1="4.458cm" svg:x2="3.932cm" svg:y2="4.456cm">
          <text:p/>
        </draw:line>
        <draw:line draw:style-name="gr6" draw:text-style-name="P1" draw:layer="layout" svg:x1="3.932cm" svg:y1="4.456cm" svg:x2="3.932cm" svg:y2="4.454cm">
          <text:p/>
        </draw:line>
        <draw:line draw:style-name="gr6" draw:text-style-name="P1" draw:layer="layout" svg:x1="3.932cm" svg:y1="4.454cm" svg:x2="3.933cm" svg:y2="4.452cm">
          <text:p/>
        </draw:line>
        <draw:line draw:style-name="gr6" draw:text-style-name="P1" draw:layer="layout" svg:x1="3.933cm" svg:y1="4.452cm" svg:x2="3.933cm" svg:y2="4.45cm">
          <text:p/>
        </draw:line>
        <draw:line draw:style-name="gr6" draw:text-style-name="P1" draw:layer="layout" svg:x1="3.933cm" svg:y1="4.45cm" svg:x2="3.933cm" svg:y2="4.448cm">
          <text:p/>
        </draw:line>
        <draw:line draw:style-name="gr6" draw:text-style-name="P1" draw:layer="layout" svg:x1="3.933cm" svg:y1="4.448cm" svg:x2="3.933cm" svg:y2="4.446cm">
          <text:p/>
        </draw:line>
        <draw:line draw:style-name="gr6" draw:text-style-name="P1" draw:layer="layout" svg:x1="3.933cm" svg:y1="4.446cm" svg:x2="3.933cm" svg:y2="4.444cm">
          <text:p/>
        </draw:line>
        <draw:line draw:style-name="gr6" draw:text-style-name="P1" draw:layer="layout" svg:x1="3.933cm" svg:y1="4.444cm" svg:x2="3.932cm" svg:y2="4.441cm">
          <text:p/>
        </draw:line>
        <draw:line draw:style-name="gr6" draw:text-style-name="P1" draw:layer="layout" svg:x1="3.932cm" svg:y1="4.441cm" svg:x2="3.932cm" svg:y2="4.439cm">
          <text:p/>
        </draw:line>
        <draw:line draw:style-name="gr6" draw:text-style-name="P1" draw:layer="layout" svg:x1="3.932cm" svg:y1="4.439cm" svg:x2="3.931cm" svg:y2="4.437cm">
          <text:p/>
        </draw:line>
        <draw:line draw:style-name="gr6" draw:text-style-name="P1" draw:layer="layout" svg:x1="3.931cm" svg:y1="4.437cm" svg:x2="3.931cm" svg:y2="4.435cm">
          <text:p/>
        </draw:line>
        <draw:line draw:style-name="gr6" draw:text-style-name="P1" draw:layer="layout" svg:x1="3.931cm" svg:y1="4.435cm" svg:x2="3.93cm" svg:y2="4.433cm">
          <text:p/>
        </draw:line>
        <draw:line draw:style-name="gr6" draw:text-style-name="P1" draw:layer="layout" svg:x1="3.93cm" svg:y1="4.433cm" svg:x2="3.929cm" svg:y2="4.431cm">
          <text:p/>
        </draw:line>
        <draw:line draw:style-name="gr6" draw:text-style-name="P1" draw:layer="layout" svg:x1="3.929cm" svg:y1="4.431cm" svg:x2="3.929cm" svg:y2="4.429cm">
          <text:p/>
        </draw:line>
        <draw:line draw:style-name="gr6" draw:text-style-name="P1" draw:layer="layout" svg:x1="3.929cm" svg:y1="4.429cm" svg:x2="3.927cm" svg:y2="4.427cm">
          <text:p/>
        </draw:line>
        <draw:line draw:style-name="gr6" draw:text-style-name="P1" draw:layer="layout" svg:x1="3.927cm" svg:y1="4.427cm" svg:x2="3.927cm" svg:y2="4.425cm">
          <text:p/>
        </draw:line>
        <draw:line draw:style-name="gr6" draw:text-style-name="P1" draw:layer="layout" svg:x1="3.927cm" svg:y1="4.425cm" svg:x2="3.926cm" svg:y2="4.423cm">
          <text:p/>
        </draw:line>
        <draw:line draw:style-name="gr6" draw:text-style-name="P1" draw:layer="layout" svg:x1="3.926cm" svg:y1="4.423cm" svg:x2="3.924cm" svg:y2="4.421cm">
          <text:p/>
        </draw:line>
        <draw:line draw:style-name="gr6" draw:text-style-name="P1" draw:layer="layout" svg:x1="3.924cm" svg:y1="4.421cm" svg:x2="3.923cm" svg:y2="4.418cm">
          <text:p/>
        </draw:line>
        <draw:line draw:style-name="gr6" draw:text-style-name="P1" draw:layer="layout" svg:x1="3.923cm" svg:y1="4.418cm" svg:x2="3.921cm" svg:y2="4.416cm">
          <text:p/>
        </draw:line>
        <draw:line draw:style-name="gr6" draw:text-style-name="P1" draw:layer="layout" svg:x1="3.921cm" svg:y1="4.416cm" svg:x2="3.92cm" svg:y2="4.414cm">
          <text:p/>
        </draw:line>
        <draw:line draw:style-name="gr6" draw:text-style-name="P1" draw:layer="layout" svg:x1="3.92cm" svg:y1="4.414cm" svg:x2="3.918cm" svg:y2="4.412cm">
          <text:p/>
        </draw:line>
        <draw:line draw:style-name="gr6" draw:text-style-name="P1" draw:layer="layout" svg:x1="3.918cm" svg:y1="4.412cm" svg:x2="3.916cm" svg:y2="4.41cm">
          <text:p/>
        </draw:line>
        <draw:line draw:style-name="gr6" draw:text-style-name="P1" draw:layer="layout" svg:x1="3.916cm" svg:y1="4.41cm" svg:x2="3.914cm" svg:y2="4.408cm">
          <text:p/>
        </draw:line>
        <draw:line draw:style-name="gr6" draw:text-style-name="P1" draw:layer="layout" svg:x1="3.914cm" svg:y1="4.408cm" svg:x2="3.912cm" svg:y2="4.406cm">
          <text:p/>
        </draw:line>
        <draw:line draw:style-name="gr6" draw:text-style-name="P1" draw:layer="layout" svg:x1="3.912cm" svg:y1="4.406cm" svg:x2="3.91cm" svg:y2="4.404cm">
          <text:p/>
        </draw:line>
        <draw:line draw:style-name="gr6" draw:text-style-name="P1" draw:layer="layout" svg:x1="3.91cm" svg:y1="4.404cm" svg:x2="3.907cm" svg:y2="4.402cm">
          <text:p/>
        </draw:line>
        <draw:line draw:style-name="gr6" draw:text-style-name="P1" draw:layer="layout" svg:x1="3.907cm" svg:y1="4.402cm" svg:x2="3.905cm" svg:y2="4.4cm">
          <text:p/>
        </draw:line>
        <draw:line draw:style-name="gr6" draw:text-style-name="P1" draw:layer="layout" svg:x1="3.905cm" svg:y1="4.4cm" svg:x2="3.903cm" svg:y2="4.398cm">
          <text:p/>
        </draw:line>
        <draw:line draw:style-name="gr6" draw:text-style-name="P1" draw:layer="layout" svg:x1="3.903cm" svg:y1="4.398cm" svg:x2="3.901cm" svg:y2="4.396cm">
          <text:p/>
        </draw:line>
        <draw:line draw:style-name="gr6" draw:text-style-name="P1" draw:layer="layout" svg:x1="3.901cm" svg:y1="4.396cm" svg:x2="3.898cm" svg:y2="4.394cm">
          <text:p/>
        </draw:line>
        <draw:line draw:style-name="gr6" draw:text-style-name="P1" draw:layer="layout" svg:x1="3.898cm" svg:y1="4.394cm" svg:x2="3.895cm" svg:y2="4.392cm">
          <text:p/>
        </draw:line>
        <draw:line draw:style-name="gr6" draw:text-style-name="P1" draw:layer="layout" svg:x1="3.895cm" svg:y1="4.392cm" svg:x2="3.893cm" svg:y2="4.39cm">
          <text:p/>
        </draw:line>
        <draw:line draw:style-name="gr6" draw:text-style-name="P1" draw:layer="layout" svg:x1="3.893cm" svg:y1="4.39cm" svg:x2="3.889cm" svg:y2="4.387cm">
          <text:p/>
        </draw:line>
        <draw:line draw:style-name="gr6" draw:text-style-name="P1" draw:layer="layout" svg:x1="3.889cm" svg:y1="4.387cm" svg:x2="3.886cm" svg:y2="4.385cm">
          <text:p/>
        </draw:line>
        <draw:line draw:style-name="gr6" draw:text-style-name="P1" draw:layer="layout" svg:x1="3.886cm" svg:y1="4.385cm" svg:x2="3.883cm" svg:y2="4.383cm">
          <text:p/>
        </draw:line>
        <draw:line draw:style-name="gr6" draw:text-style-name="P1" draw:layer="layout" svg:x1="3.883cm" svg:y1="4.383cm" svg:x2="3.88cm" svg:y2="4.381cm">
          <text:p/>
        </draw:line>
        <draw:line draw:style-name="gr6" draw:text-style-name="P1" draw:layer="layout" svg:x1="3.88cm" svg:y1="4.381cm" svg:x2="3.876cm" svg:y2="4.379cm">
          <text:p/>
        </draw:line>
        <draw:line draw:style-name="gr6" draw:text-style-name="P1" draw:layer="layout" svg:x1="3.876cm" svg:y1="4.379cm" svg:x2="3.873cm" svg:y2="4.377cm">
          <text:p/>
        </draw:line>
        <draw:line draw:style-name="gr6" draw:text-style-name="P1" draw:layer="layout" svg:x1="3.873cm" svg:y1="4.377cm" svg:x2="3.869cm" svg:y2="4.375cm">
          <text:p/>
        </draw:line>
        <draw:line draw:style-name="gr6" draw:text-style-name="P1" draw:layer="layout" svg:x1="3.869cm" svg:y1="4.375cm" svg:x2="3.866cm" svg:y2="4.372cm">
          <text:p/>
        </draw:line>
        <draw:line draw:style-name="gr6" draw:text-style-name="P1" draw:layer="layout" svg:x1="3.866cm" svg:y1="4.372cm" svg:x2="3.862cm" svg:y2="4.371cm">
          <text:p/>
        </draw:line>
        <draw:line draw:style-name="gr6" draw:text-style-name="P1" draw:layer="layout" svg:x1="3.862cm" svg:y1="4.371cm" svg:x2="3.858cm" svg:y2="4.369cm">
          <text:p/>
        </draw:line>
        <draw:line draw:style-name="gr6" draw:text-style-name="P1" draw:layer="layout" svg:x1="3.858cm" svg:y1="4.369cm" svg:x2="3.854cm" svg:y2="4.367cm">
          <text:p/>
        </draw:line>
        <draw:line draw:style-name="gr6" draw:text-style-name="P1" draw:layer="layout" svg:x1="3.854cm" svg:y1="4.367cm" svg:x2="3.85cm" svg:y2="4.365cm">
          <text:p/>
        </draw:line>
        <draw:line draw:style-name="gr6" draw:text-style-name="P1" draw:layer="layout" svg:x1="3.85cm" svg:y1="4.365cm" svg:x2="3.846cm" svg:y2="4.362cm">
          <text:p/>
        </draw:line>
        <draw:line draw:style-name="gr6" draw:text-style-name="P1" draw:layer="layout" svg:x1="3.846cm" svg:y1="4.362cm" svg:x2="3.841cm" svg:y2="4.36cm">
          <text:p/>
        </draw:line>
        <draw:line draw:style-name="gr6" draw:text-style-name="P1" draw:layer="layout" svg:x1="3.841cm" svg:y1="4.36cm" svg:x2="3.837cm" svg:y2="4.358cm">
          <text:p/>
        </draw:line>
        <draw:line draw:style-name="gr6" draw:text-style-name="P1" draw:layer="layout" svg:x1="3.837cm" svg:y1="4.358cm" svg:x2="3.833cm" svg:y2="4.356cm">
          <text:p/>
        </draw:line>
        <draw:line draw:style-name="gr6" draw:text-style-name="P1" draw:layer="layout" svg:x1="3.833cm" svg:y1="4.356cm" svg:x2="3.828cm" svg:y2="4.354cm">
          <text:p/>
        </draw:line>
        <draw:line draw:style-name="gr6" draw:text-style-name="P1" draw:layer="layout" svg:x1="3.828cm" svg:y1="4.354cm" svg:x2="3.823cm" svg:y2="4.352cm">
          <text:p/>
        </draw:line>
        <draw:line draw:style-name="gr6" draw:text-style-name="P1" draw:layer="layout" svg:x1="3.823cm" svg:y1="4.352cm" svg:x2="3.819cm" svg:y2="4.35cm">
          <text:p/>
        </draw:line>
        <draw:line draw:style-name="gr6" draw:text-style-name="P1" draw:layer="layout" svg:x1="3.819cm" svg:y1="4.35cm" svg:x2="3.814cm" svg:y2="4.348cm">
          <text:p/>
        </draw:line>
        <draw:line draw:style-name="gr6" draw:text-style-name="P1" draw:layer="layout" svg:x1="3.814cm" svg:y1="4.348cm" svg:x2="3.809cm" svg:y2="4.345cm">
          <text:p/>
        </draw:line>
        <draw:line draw:style-name="gr6" draw:text-style-name="P1" draw:layer="layout" svg:x1="3.809cm" svg:y1="4.345cm" svg:x2="3.805cm" svg:y2="4.343cm">
          <text:p/>
        </draw:line>
        <draw:line draw:style-name="gr6" draw:text-style-name="P1" draw:layer="layout" svg:x1="3.805cm" svg:y1="4.343cm" svg:x2="3.799cm" svg:y2="4.342cm">
          <text:p/>
        </draw:line>
        <draw:line draw:style-name="gr6" draw:text-style-name="P1" draw:layer="layout" svg:x1="3.799cm" svg:y1="4.342cm" svg:x2="3.794cm" svg:y2="4.339cm">
          <text:p/>
        </draw:line>
        <draw:line draw:style-name="gr6" draw:text-style-name="P1" draw:layer="layout" svg:x1="3.794cm" svg:y1="4.339cm" svg:x2="3.789cm" svg:y2="4.337cm">
          <text:p/>
        </draw:line>
        <draw:line draw:style-name="gr6" draw:text-style-name="P1" draw:layer="layout" svg:x1="3.789cm" svg:y1="4.337cm" svg:x2="3.783cm" svg:y2="4.335cm">
          <text:p/>
        </draw:line>
        <draw:line draw:style-name="gr6" draw:text-style-name="P1" draw:layer="layout" svg:x1="3.783cm" svg:y1="4.335cm" svg:x2="3.778cm" svg:y2="4.333cm">
          <text:p/>
        </draw:line>
        <draw:line draw:style-name="gr6" draw:text-style-name="P1" draw:layer="layout" svg:x1="3.778cm" svg:y1="4.333cm" svg:x2="3.772cm" svg:y2="4.331cm">
          <text:p/>
        </draw:line>
        <draw:line draw:style-name="gr6" draw:text-style-name="P1" draw:layer="layout" svg:x1="3.772cm" svg:y1="4.331cm" svg:x2="3.766cm" svg:y2="4.329cm">
          <text:p/>
        </draw:line>
        <draw:line draw:style-name="gr6" draw:text-style-name="P1" draw:layer="layout" svg:x1="3.766cm" svg:y1="4.329cm" svg:x2="3.761cm" svg:y2="4.327cm">
          <text:p/>
        </draw:line>
        <draw:line draw:style-name="gr6" draw:text-style-name="P1" draw:layer="layout" svg:x1="3.761cm" svg:y1="4.327cm" svg:x2="3.755cm" svg:y2="4.325cm">
          <text:p/>
        </draw:line>
        <draw:line draw:style-name="gr6" draw:text-style-name="P1" draw:layer="layout" svg:x1="3.755cm" svg:y1="4.325cm" svg:x2="3.749cm" svg:y2="4.323cm">
          <text:p/>
        </draw:line>
        <draw:line draw:style-name="gr6" draw:text-style-name="P1" draw:layer="layout" svg:x1="3.749cm" svg:y1="4.323cm" svg:x2="3.743cm" svg:y2="4.321cm">
          <text:p/>
        </draw:line>
        <draw:line draw:style-name="gr6" draw:text-style-name="P1" draw:layer="layout" svg:x1="3.743cm" svg:y1="4.321cm" svg:x2="3.737cm" svg:y2="4.319cm">
          <text:p/>
        </draw:line>
        <draw:line draw:style-name="gr6" draw:text-style-name="P1" draw:layer="layout" svg:x1="3.737cm" svg:y1="4.319cm" svg:x2="3.731cm" svg:y2="4.316cm">
          <text:p/>
        </draw:line>
        <draw:line draw:style-name="gr6" draw:text-style-name="P1" draw:layer="layout" svg:x1="3.731cm" svg:y1="4.316cm" svg:x2="3.724cm" svg:y2="4.314cm">
          <text:p/>
        </draw:line>
        <draw:line draw:style-name="gr6" draw:text-style-name="P1" draw:layer="layout" svg:x1="3.724cm" svg:y1="4.314cm" svg:x2="3.718cm" svg:y2="4.312cm">
          <text:p/>
        </draw:line>
        <draw:line draw:style-name="gr6" draw:text-style-name="P1" draw:layer="layout" svg:x1="3.718cm" svg:y1="4.312cm" svg:x2="3.711cm" svg:y2="4.31cm">
          <text:p/>
        </draw:line>
        <draw:line draw:style-name="gr6" draw:text-style-name="P1" draw:layer="layout" svg:x1="3.711cm" svg:y1="4.31cm" svg:x2="3.705cm" svg:y2="4.308cm">
          <text:p/>
        </draw:line>
        <draw:line draw:style-name="gr6" draw:text-style-name="P1" draw:layer="layout" svg:x1="3.705cm" svg:y1="4.308cm" svg:x2="3.699cm" svg:y2="4.306cm">
          <text:p/>
        </draw:line>
        <draw:line draw:style-name="gr6" draw:text-style-name="P1" draw:layer="layout" svg:x1="3.699cm" svg:y1="4.306cm" svg:x2="3.692cm" svg:y2="4.304cm">
          <text:p/>
        </draw:line>
        <draw:line draw:style-name="gr6" draw:text-style-name="P1" draw:layer="layout" svg:x1="3.692cm" svg:y1="4.304cm" svg:x2="3.685cm" svg:y2="4.302cm">
          <text:p/>
        </draw:line>
        <draw:line draw:style-name="gr6" draw:text-style-name="P1" draw:layer="layout" svg:x1="3.685cm" svg:y1="4.302cm" svg:x2="3.678cm" svg:y2="4.3cm">
          <text:p/>
        </draw:line>
        <draw:line draw:style-name="gr6" draw:text-style-name="P1" draw:layer="layout" svg:x1="3.678cm" svg:y1="4.3cm" svg:x2="3.671cm" svg:y2="4.298cm">
          <text:p/>
        </draw:line>
        <draw:line draw:style-name="gr6" draw:text-style-name="P1" draw:layer="layout" svg:x1="3.671cm" svg:y1="4.298cm" svg:x2="3.664cm" svg:y2="4.296cm">
          <text:p/>
        </draw:line>
        <draw:line draw:style-name="gr6" draw:text-style-name="P1" draw:layer="layout" svg:x1="3.664cm" svg:y1="4.296cm" svg:x2="3.657cm" svg:y2="4.293cm">
          <text:p/>
        </draw:line>
        <draw:line draw:style-name="gr6" draw:text-style-name="P1" draw:layer="layout" svg:x1="3.657cm" svg:y1="4.293cm" svg:x2="3.65cm" svg:y2="4.291cm">
          <text:p/>
        </draw:line>
        <draw:line draw:style-name="gr6" draw:text-style-name="P1" draw:layer="layout" svg:x1="3.65cm" svg:y1="4.291cm" svg:x2="3.643cm" svg:y2="4.289cm">
          <text:p/>
        </draw:line>
        <draw:line draw:style-name="gr6" draw:text-style-name="P1" draw:layer="layout" svg:x1="3.643cm" svg:y1="4.289cm" svg:x2="3.635cm" svg:y2="4.287cm">
          <text:p/>
        </draw:line>
        <draw:line draw:style-name="gr6" draw:text-style-name="P1" draw:layer="layout" svg:x1="3.635cm" svg:y1="4.287cm" svg:x2="3.628cm" svg:y2="4.285cm">
          <text:p/>
        </draw:line>
        <draw:line draw:style-name="gr6" draw:text-style-name="P1" draw:layer="layout" svg:x1="3.628cm" svg:y1="4.285cm" svg:x2="3.62cm" svg:y2="4.283cm">
          <text:p/>
        </draw:line>
        <draw:line draw:style-name="gr6" draw:text-style-name="P1" draw:layer="layout" svg:x1="3.62cm" svg:y1="4.283cm" svg:x2="3.613cm" svg:y2="4.281cm">
          <text:p/>
        </draw:line>
        <draw:line draw:style-name="gr6" draw:text-style-name="P1" draw:layer="layout" svg:x1="3.613cm" svg:y1="4.281cm" svg:x2="3.605cm" svg:y2="4.279cm">
          <text:p/>
        </draw:line>
        <draw:line draw:style-name="gr6" draw:text-style-name="P1" draw:layer="layout" svg:x1="3.605cm" svg:y1="4.279cm" svg:x2="3.598cm" svg:y2="4.277cm">
          <text:p/>
        </draw:line>
        <draw:line draw:style-name="gr6" draw:text-style-name="P1" draw:layer="layout" svg:x1="3.598cm" svg:y1="4.277cm" svg:x2="3.59cm" svg:y2="4.275cm">
          <text:p/>
        </draw:line>
        <draw:line draw:style-name="gr6" draw:text-style-name="P1" draw:layer="layout" svg:x1="3.59cm" svg:y1="4.275cm" svg:x2="3.582cm" svg:y2="4.273cm">
          <text:p/>
        </draw:line>
        <draw:line draw:style-name="gr6" draw:text-style-name="P1" draw:layer="layout" svg:x1="3.582cm" svg:y1="4.273cm" svg:x2="3.574cm" svg:y2="4.27cm">
          <text:p/>
        </draw:line>
        <draw:line draw:style-name="gr6" draw:text-style-name="P1" draw:layer="layout" svg:x1="3.574cm" svg:y1="4.27cm" svg:x2="3.566cm" svg:y2="4.268cm">
          <text:p/>
        </draw:line>
        <draw:line draw:style-name="gr6" draw:text-style-name="P1" draw:layer="layout" svg:x1="3.566cm" svg:y1="4.268cm" svg:x2="3.558cm" svg:y2="4.266cm">
          <text:p/>
        </draw:line>
        <draw:line draw:style-name="gr6" draw:text-style-name="P1" draw:layer="layout" svg:x1="3.558cm" svg:y1="4.266cm" svg:x2="3.55cm" svg:y2="4.264cm">
          <text:p/>
        </draw:line>
        <draw:line draw:style-name="gr6" draw:text-style-name="P1" draw:layer="layout" svg:x1="3.55cm" svg:y1="4.264cm" svg:x2="3.542cm" svg:y2="4.262cm">
          <text:p/>
        </draw:line>
        <draw:line draw:style-name="gr6" draw:text-style-name="P1" draw:layer="layout" svg:x1="3.542cm" svg:y1="4.262cm" svg:x2="3.534cm" svg:y2="4.26cm">
          <text:p/>
        </draw:line>
        <draw:line draw:style-name="gr6" draw:text-style-name="P1" draw:layer="layout" svg:x1="3.534cm" svg:y1="4.26cm" svg:x2="3.525cm" svg:y2="4.258cm">
          <text:p/>
        </draw:line>
        <draw:line draw:style-name="gr6" draw:text-style-name="P1" draw:layer="layout" svg:x1="3.525cm" svg:y1="4.258cm" svg:x2="3.517cm" svg:y2="4.256cm">
          <text:p/>
        </draw:line>
        <draw:line draw:style-name="gr6" draw:text-style-name="P1" draw:layer="layout" svg:x1="3.517cm" svg:y1="4.256cm" svg:x2="3.508cm" svg:y2="4.254cm">
          <text:p/>
        </draw:line>
        <draw:line draw:style-name="gr6" draw:text-style-name="P1" draw:layer="layout" svg:x1="3.508cm" svg:y1="4.254cm" svg:x2="3.5cm" svg:y2="4.252cm">
          <text:p/>
        </draw:line>
        <draw:line draw:style-name="gr6" draw:text-style-name="P1" draw:layer="layout" svg:x1="3.5cm" svg:y1="4.252cm" svg:x2="3.492cm" svg:y2="4.25cm">
          <text:p/>
        </draw:line>
        <draw:line draw:style-name="gr6" draw:text-style-name="P1" draw:layer="layout" svg:x1="3.492cm" svg:y1="4.25cm" svg:x2="3.483cm" svg:y2="4.248cm">
          <text:p/>
        </draw:line>
        <draw:line draw:style-name="gr6" draw:text-style-name="P1" draw:layer="layout" svg:x1="3.483cm" svg:y1="4.248cm" svg:x2="3.474cm" svg:y2="4.246cm">
          <text:p/>
        </draw:line>
        <draw:line draw:style-name="gr6" draw:text-style-name="P1" draw:layer="layout" svg:x1="3.474cm" svg:y1="4.246cm" svg:x2="3.465cm" svg:y2="4.243cm">
          <text:p/>
        </draw:line>
        <draw:line draw:style-name="gr6" draw:text-style-name="P1" draw:layer="layout" svg:x1="3.465cm" svg:y1="4.243cm" svg:x2="3.456cm" svg:y2="4.241cm">
          <text:p/>
        </draw:line>
        <draw:line draw:style-name="gr6" draw:text-style-name="P1" draw:layer="layout" svg:x1="3.456cm" svg:y1="4.241cm" svg:x2="3.448cm" svg:y2="4.239cm">
          <text:p/>
        </draw:line>
        <draw:line draw:style-name="gr6" draw:text-style-name="P1" draw:layer="layout" svg:x1="3.448cm" svg:y1="4.239cm" svg:x2="3.439cm" svg:y2="4.237cm">
          <text:p/>
        </draw:line>
        <draw:line draw:style-name="gr6" draw:text-style-name="P1" draw:layer="layout" svg:x1="3.439cm" svg:y1="4.237cm" svg:x2="3.43cm" svg:y2="4.235cm">
          <text:p/>
        </draw:line>
        <draw:line draw:style-name="gr6" draw:text-style-name="P1" draw:layer="layout" svg:x1="3.43cm" svg:y1="4.235cm" svg:x2="3.42cm" svg:y2="4.233cm">
          <text:p/>
        </draw:line>
        <draw:line draw:style-name="gr6" draw:text-style-name="P1" draw:layer="layout" svg:x1="3.42cm" svg:y1="4.233cm" svg:x2="3.411cm" svg:y2="4.231cm">
          <text:p/>
        </draw:line>
        <draw:line draw:style-name="gr6" draw:text-style-name="P1" draw:layer="layout" svg:x1="3.411cm" svg:y1="4.231cm" svg:x2="3.402cm" svg:y2="4.229cm">
          <text:p/>
        </draw:line>
        <draw:line draw:style-name="gr6" draw:text-style-name="P1" draw:layer="layout" svg:x1="3.402cm" svg:y1="4.229cm" svg:x2="3.393cm" svg:y2="4.227cm">
          <text:p/>
        </draw:line>
        <draw:line draw:style-name="gr6" draw:text-style-name="P1" draw:layer="layout" svg:x1="3.393cm" svg:y1="4.227cm" svg:x2="3.384cm" svg:y2="4.225cm">
          <text:p/>
        </draw:line>
        <draw:line draw:style-name="gr6" draw:text-style-name="P1" draw:layer="layout" svg:x1="3.384cm" svg:y1="4.225cm" svg:x2="3.375cm" svg:y2="4.223cm">
          <text:p/>
        </draw:line>
        <draw:line draw:style-name="gr6" draw:text-style-name="P1" draw:layer="layout" svg:x1="3.375cm" svg:y1="4.223cm" svg:x2="3.365cm" svg:y2="4.221cm">
          <text:p/>
        </draw:line>
        <draw:line draw:style-name="gr6" draw:text-style-name="P1" draw:layer="layout" svg:x1="3.365cm" svg:y1="4.221cm" svg:x2="3.356cm" svg:y2="4.219cm">
          <text:p/>
        </draw:line>
        <draw:line draw:style-name="gr6" draw:text-style-name="P1" draw:layer="layout" svg:x1="3.356cm" svg:y1="4.219cm" svg:x2="3.346cm" svg:y2="4.217cm">
          <text:p/>
        </draw:line>
        <draw:line draw:style-name="gr6" draw:text-style-name="P1" draw:layer="layout" svg:x1="3.346cm" svg:y1="4.217cm" svg:x2="3.336cm" svg:y2="4.214cm">
          <text:p/>
        </draw:line>
        <draw:line draw:style-name="gr6" draw:text-style-name="P1" draw:layer="layout" svg:x1="3.336cm" svg:y1="4.214cm" svg:x2="3.327cm" svg:y2="4.212cm">
          <text:p/>
        </draw:line>
        <draw:line draw:style-name="gr6" draw:text-style-name="P1" draw:layer="layout" svg:x1="3.327cm" svg:y1="4.212cm" svg:x2="3.317cm" svg:y2="4.21cm">
          <text:p/>
        </draw:line>
        <draw:line draw:style-name="gr6" draw:text-style-name="P1" draw:layer="layout" svg:x1="3.317cm" svg:y1="4.21cm" svg:x2="3.308cm" svg:y2="4.208cm">
          <text:p/>
        </draw:line>
        <draw:line draw:style-name="gr6" draw:text-style-name="P1" draw:layer="layout" svg:x1="3.308cm" svg:y1="4.208cm" svg:x2="3.298cm" svg:y2="4.206cm">
          <text:p/>
        </draw:line>
        <draw:line draw:style-name="gr6" draw:text-style-name="P1" draw:layer="layout" svg:x1="3.298cm" svg:y1="4.206cm" svg:x2="3.289cm" svg:y2="4.204cm">
          <text:p/>
        </draw:line>
        <draw:line draw:style-name="gr6" draw:text-style-name="P1" draw:layer="layout" svg:x1="3.289cm" svg:y1="4.204cm" svg:x2="3.279cm" svg:y2="4.201cm">
          <text:p/>
        </draw:line>
        <draw:line draw:style-name="gr6" draw:text-style-name="P1" draw:layer="layout" svg:x1="3.279cm" svg:y1="4.201cm" svg:x2="3.269cm" svg:y2="4.2cm">
          <text:p/>
        </draw:line>
        <draw:line draw:style-name="gr6" draw:text-style-name="P1" draw:layer="layout" svg:x1="3.269cm" svg:y1="4.2cm" svg:x2="3.259cm" svg:y2="4.198cm">
          <text:p/>
        </draw:line>
        <draw:line draw:style-name="gr6" draw:text-style-name="P1" draw:layer="layout" svg:x1="3.259cm" svg:y1="4.198cm" svg:x2="3.249cm" svg:y2="4.196cm">
          <text:p/>
        </draw:line>
        <draw:line draw:style-name="gr6" draw:text-style-name="P1" draw:layer="layout" svg:x1="3.249cm" svg:y1="4.196cm" svg:x2="3.239cm" svg:y2="4.194cm">
          <text:p/>
        </draw:line>
        <draw:line draw:style-name="gr6" draw:text-style-name="P1" draw:layer="layout" svg:x1="3.239cm" svg:y1="4.194cm" svg:x2="3.229cm" svg:y2="4.191cm">
          <text:p/>
        </draw:line>
        <draw:line draw:style-name="gr6" draw:text-style-name="P1" draw:layer="layout" svg:x1="3.229cm" svg:y1="4.191cm" svg:x2="3.219cm" svg:y2="4.189cm">
          <text:p/>
        </draw:line>
        <draw:line draw:style-name="gr6" draw:text-style-name="P1" draw:layer="layout" svg:x1="3.219cm" svg:y1="4.189cm" svg:x2="3.209cm" svg:y2="4.187cm">
          <text:p/>
        </draw:line>
        <draw:line draw:style-name="gr6" draw:text-style-name="P1" draw:layer="layout" svg:x1="3.209cm" svg:y1="4.187cm" svg:x2="3.199cm" svg:y2="4.185cm">
          <text:p/>
        </draw:line>
        <draw:line draw:style-name="gr6" draw:text-style-name="P1" draw:layer="layout" svg:x1="3.199cm" svg:y1="4.185cm" svg:x2="3.189cm" svg:y2="4.183cm">
          <text:p/>
        </draw:line>
        <draw:line draw:style-name="gr6" draw:text-style-name="P1" draw:layer="layout" svg:x1="3.189cm" svg:y1="4.183cm" svg:x2="3.179cm" svg:y2="4.181cm">
          <text:p/>
        </draw:line>
        <draw:line draw:style-name="gr6" draw:text-style-name="P1" draw:layer="layout" svg:x1="3.179cm" svg:y1="4.181cm" svg:x2="3.169cm" svg:y2="4.179cm">
          <text:p/>
        </draw:line>
        <draw:line draw:style-name="gr6" draw:text-style-name="P1" draw:layer="layout" svg:x1="3.169cm" svg:y1="4.179cm" svg:x2="3.159cm" svg:y2="4.177cm">
          <text:p/>
        </draw:line>
        <draw:line draw:style-name="gr6" draw:text-style-name="P1" draw:layer="layout" svg:x1="3.159cm" svg:y1="4.177cm" svg:x2="3.148cm" svg:y2="4.175cm">
          <text:p/>
        </draw:line>
        <draw:line draw:style-name="gr6" draw:text-style-name="P1" draw:layer="layout" svg:x1="3.148cm" svg:y1="4.175cm" svg:x2="3.138cm" svg:y2="4.173cm">
          <text:p/>
        </draw:line>
        <draw:line draw:style-name="gr6" draw:text-style-name="P1" draw:layer="layout" svg:x1="3.138cm" svg:y1="4.173cm" svg:x2="3.127cm" svg:y2="4.171cm">
          <text:p/>
        </draw:line>
        <draw:line draw:style-name="gr6" draw:text-style-name="P1" draw:layer="layout" svg:x1="3.127cm" svg:y1="4.171cm" svg:x2="3.117cm" svg:y2="4.168cm">
          <text:p/>
        </draw:line>
        <draw:line draw:style-name="gr6" draw:text-style-name="P1" draw:layer="layout" svg:x1="3.117cm" svg:y1="4.168cm" svg:x2="3.107cm" svg:y2="4.166cm">
          <text:p/>
        </draw:line>
        <draw:line draw:style-name="gr6" draw:text-style-name="P1" draw:layer="layout" svg:x1="3.107cm" svg:y1="4.166cm" svg:x2="3.097cm" svg:y2="4.164cm">
          <text:p/>
        </draw:line>
        <draw:line draw:style-name="gr6" draw:text-style-name="P1" draw:layer="layout" svg:x1="3.097cm" svg:y1="4.164cm" svg:x2="3.087cm" svg:y2="4.162cm">
          <text:p/>
        </draw:line>
        <draw:line draw:style-name="gr6" draw:text-style-name="P1" draw:layer="layout" svg:x1="3.087cm" svg:y1="4.162cm" svg:x2="3.076cm" svg:y2="4.16cm">
          <text:p/>
        </draw:line>
        <draw:line draw:style-name="gr6" draw:text-style-name="P1" draw:layer="layout" svg:x1="3.076cm" svg:y1="4.16cm" svg:x2="3.065cm" svg:y2="4.158cm">
          <text:p/>
        </draw:line>
        <draw:line draw:style-name="gr6" draw:text-style-name="P1" draw:layer="layout" svg:x1="3.065cm" svg:y1="4.158cm" svg:x2="3.055cm" svg:y2="4.156cm">
          <text:p/>
        </draw:line>
        <draw:line draw:style-name="gr6" draw:text-style-name="P1" draw:layer="layout" svg:x1="3.055cm" svg:y1="4.156cm" svg:x2="3.045cm" svg:y2="4.154cm">
          <text:p/>
        </draw:line>
        <draw:line draw:style-name="gr6" draw:text-style-name="P1" draw:layer="layout" svg:x1="3.045cm" svg:y1="4.154cm" svg:x2="3.034cm" svg:y2="4.152cm">
          <text:p/>
        </draw:line>
        <draw:line draw:style-name="gr6" draw:text-style-name="P1" draw:layer="layout" svg:x1="3.034cm" svg:y1="4.152cm" svg:x2="3.023cm" svg:y2="4.15cm">
          <text:p/>
        </draw:line>
        <draw:line draw:style-name="gr6" draw:text-style-name="P1" draw:layer="layout" svg:x1="3.023cm" svg:y1="4.15cm" svg:x2="3.013cm" svg:y2="4.148cm">
          <text:p/>
        </draw:line>
        <draw:line draw:style-name="gr6" draw:text-style-name="P1" draw:layer="layout" svg:x1="3.013cm" svg:y1="4.148cm" svg:x2="3.003cm" svg:y2="4.145cm">
          <text:p/>
        </draw:line>
        <draw:line draw:style-name="gr6" draw:text-style-name="P1" draw:layer="layout" svg:x1="3.003cm" svg:y1="4.145cm" svg:x2="2.992cm" svg:y2="4.144cm">
          <text:p/>
        </draw:line>
        <draw:line draw:style-name="gr6" draw:text-style-name="P1" draw:layer="layout" svg:x1="2.992cm" svg:y1="4.144cm" svg:x2="2.982cm" svg:y2="4.141cm">
          <text:p/>
        </draw:line>
        <draw:line draw:style-name="gr6" draw:text-style-name="P1" draw:layer="layout" svg:x1="2.982cm" svg:y1="4.141cm" svg:x2="2.971cm" svg:y2="4.139cm">
          <text:p/>
        </draw:line>
        <draw:line draw:style-name="gr6" draw:text-style-name="P1" draw:layer="layout" svg:x1="2.971cm" svg:y1="4.139cm" svg:x2="2.961cm" svg:y2="4.137cm">
          <text:p/>
        </draw:line>
        <draw:line draw:style-name="gr6" draw:text-style-name="P1" draw:layer="layout" svg:x1="2.961cm" svg:y1="4.137cm" svg:x2="2.95cm" svg:y2="4.135cm">
          <text:p/>
        </draw:line>
        <draw:line draw:style-name="gr6" draw:text-style-name="P1" draw:layer="layout" svg:x1="2.95cm" svg:y1="4.135cm" svg:x2="2.939cm" svg:y2="4.133cm">
          <text:p/>
        </draw:line>
        <draw:line draw:style-name="gr6" draw:text-style-name="P1" draw:layer="layout" svg:x1="2.939cm" svg:y1="4.133cm" svg:x2="2.929cm" svg:y2="4.131cm">
          <text:p/>
        </draw:line>
        <draw:line draw:style-name="gr6" draw:text-style-name="P1" draw:layer="layout" svg:x1="2.929cm" svg:y1="4.131cm" svg:x2="2.918cm" svg:y2="4.129cm">
          <text:p/>
        </draw:line>
        <draw:line draw:style-name="gr6" draw:text-style-name="P1" draw:layer="layout" svg:x1="2.918cm" svg:y1="4.129cm" svg:x2="2.907cm" svg:y2="4.127cm">
          <text:p/>
        </draw:line>
        <draw:line draw:style-name="gr6" draw:text-style-name="P1" draw:layer="layout" svg:x1="2.907cm" svg:y1="4.127cm" svg:x2="2.897cm" svg:y2="4.125cm">
          <text:p/>
        </draw:line>
        <draw:line draw:style-name="gr6" draw:text-style-name="P1" draw:layer="layout" svg:x1="2.897cm" svg:y1="4.125cm" svg:x2="2.886cm" svg:y2="4.122cm">
          <text:p/>
        </draw:line>
        <draw:line draw:style-name="gr6" draw:text-style-name="P1" draw:layer="layout" svg:x1="2.886cm" svg:y1="4.122cm" svg:x2="2.876cm" svg:y2="4.12cm">
          <text:p/>
        </draw:line>
        <draw:line draw:style-name="gr7" draw:text-style-name="P1" draw:layer="layout" svg:x1="2.873cm" svg:y1="4.335cm" svg:x2="2.873cm" svg:y2="4.166cm">
          <text:p/>
        </draw:line>
        <draw:line draw:style-name="gr7" draw:text-style-name="P1" draw:layer="layout" svg:x1="2.944cm" svg:y1="4.293cm" svg:x2="2.801cm" svg:y2="4.208cm">
          <text:p/>
        </draw:line>
        <draw:line draw:style-name="gr7" draw:text-style-name="P1" draw:layer="layout" svg:x1="2.944cm" svg:y1="4.208cm" svg:x2="2.801cm" svg:y2="4.293cm">
          <text:p/>
        </draw:line>
        <draw:line draw:style-name="gr7" draw:text-style-name="P1" draw:layer="layout" svg:x1="3.496cm" svg:y1="4.335cm" svg:x2="3.496cm" svg:y2="4.166cm">
          <text:p/>
        </draw:line>
        <draw:line draw:style-name="gr7" draw:text-style-name="P1" draw:layer="layout" svg:x1="3.567cm" svg:y1="4.293cm" svg:x2="3.424cm" svg:y2="4.208cm">
          <text:p/>
        </draw:line>
        <draw:line draw:style-name="gr7" draw:text-style-name="P1" draw:layer="layout" svg:x1="3.567cm" svg:y1="4.208cm" svg:x2="3.424cm" svg:y2="4.293cm">
          <text:p/>
        </draw:line>
        <draw:line draw:style-name="gr7" draw:text-style-name="P1" draw:layer="layout" svg:x1="2.873cm" svg:y1="4.641cm" svg:x2="2.873cm" svg:y2="4.472cm">
          <text:p/>
        </draw:line>
        <draw:line draw:style-name="gr7" draw:text-style-name="P1" draw:layer="layout" svg:x1="2.944cm" svg:y1="4.599cm" svg:x2="2.801cm" svg:y2="4.514cm">
          <text:p/>
        </draw:line>
        <draw:line draw:style-name="gr7" draw:text-style-name="P1" draw:layer="layout" svg:x1="2.944cm" svg:y1="4.514cm" svg:x2="2.801cm" svg:y2="4.599cm">
          <text:p/>
        </draw:line>
        <draw:line draw:style-name="gr7" draw:text-style-name="P1" draw:layer="layout" svg:x1="3.791cm" svg:y1="4.641cm" svg:x2="3.791cm" svg:y2="4.472cm">
          <text:p/>
        </draw:line>
        <draw:line draw:style-name="gr7" draw:text-style-name="P1" draw:layer="layout" svg:x1="3.862cm" svg:y1="4.599cm" svg:x2="3.719cm" svg:y2="4.514cm">
          <text:p/>
        </draw:line>
        <draw:line draw:style-name="gr7" draw:text-style-name="P1" draw:layer="layout" svg:x1="3.862cm" svg:y1="4.514cm" svg:x2="3.719cm" svg:y2="4.599cm">
          <text:p/>
        </draw:line>
        <draw:line draw:style-name="gr7" draw:text-style-name="P1" draw:layer="layout" svg:x1="2.873cm" svg:y1="5.534cm" svg:x2="2.873cm" svg:y2="3.989cm">
          <text:p/>
        </draw:line>
        <draw:line draw:style-name="gr7" draw:text-style-name="P1" draw:layer="layout" svg:x1="1.547cm" svg:y1="4.12cm" svg:x2="4.198cm" svg:y2="4.12cm">
          <text:p/>
        </draw:line>
        <draw:line draw:style-name="gr6" draw:text-style-name="P1" draw:layer="layout" svg:x1="1.547cm" svg:y1="2.952cm" svg:x2="1.548cm" svg:y2="2.952cm">
          <text:p/>
        </draw:line>
        <draw:line draw:style-name="gr6" draw:text-style-name="P1" draw:layer="layout" svg:x1="1.548cm" svg:y1="2.952cm" svg:x2="1.549cm" svg:y2="2.951cm">
          <text:p/>
        </draw:line>
        <draw:line draw:style-name="gr6" draw:text-style-name="P1" draw:layer="layout" svg:x1="1.549cm" svg:y1="2.951cm" svg:x2="1.551cm" svg:y2="2.95cm">
          <text:p/>
        </draw:line>
        <draw:line draw:style-name="gr6" draw:text-style-name="P1" draw:layer="layout" svg:x1="1.551cm" svg:y1="2.95cm" svg:x2="1.552cm" svg:y2="2.949cm">
          <text:p/>
        </draw:line>
        <draw:line draw:style-name="gr6" draw:text-style-name="P1" draw:layer="layout" svg:x1="1.552cm" svg:y1="2.949cm" svg:x2="1.553cm" svg:y2="2.948cm">
          <text:p/>
        </draw:line>
        <draw:line draw:style-name="gr6" draw:text-style-name="P1" draw:layer="layout" svg:x1="1.553cm" svg:y1="2.948cm" svg:x2="1.555cm" svg:y2="2.946cm">
          <text:p/>
        </draw:line>
        <draw:line draw:style-name="gr6" draw:text-style-name="P1" draw:layer="layout" svg:x1="1.555cm" svg:y1="2.946cm" svg:x2="1.556cm" svg:y2="2.946cm">
          <text:p/>
        </draw:line>
        <draw:line draw:style-name="gr6" draw:text-style-name="P1" draw:layer="layout" svg:x1="1.556cm" svg:y1="2.946cm" svg:x2="1.557cm" svg:y2="2.944cm">
          <text:p/>
        </draw:line>
        <draw:line draw:style-name="gr6" draw:text-style-name="P1" draw:layer="layout" svg:x1="1.557cm" svg:y1="2.944cm" svg:x2="1.559cm" svg:y2="2.943cm">
          <text:p/>
        </draw:line>
        <draw:line draw:style-name="gr6" draw:text-style-name="P1" draw:layer="layout" svg:x1="1.559cm" svg:y1="2.943cm" svg:x2="1.56cm" svg:y2="2.942cm">
          <text:p/>
        </draw:line>
        <draw:line draw:style-name="gr6" draw:text-style-name="P1" draw:layer="layout" svg:x1="1.56cm" svg:y1="2.942cm" svg:x2="1.561cm" svg:y2="2.941cm">
          <text:p/>
        </draw:line>
        <draw:line draw:style-name="gr6" draw:text-style-name="P1" draw:layer="layout" svg:x1="1.561cm" svg:y1="2.941cm" svg:x2="1.563cm" svg:y2="2.94cm">
          <text:p/>
        </draw:line>
        <draw:line draw:style-name="gr6" draw:text-style-name="P1" draw:layer="layout" svg:x1="1.563cm" svg:y1="2.94cm" svg:x2="1.564cm" svg:y2="2.939cm">
          <text:p/>
        </draw:line>
        <draw:line draw:style-name="gr6" draw:text-style-name="P1" draw:layer="layout" svg:x1="1.564cm" svg:y1="2.939cm" svg:x2="1.565cm" svg:y2="2.938cm">
          <text:p/>
        </draw:line>
        <draw:line draw:style-name="gr6" draw:text-style-name="P1" draw:layer="layout" svg:x1="1.565cm" svg:y1="2.938cm" svg:x2="1.567cm" svg:y2="2.937cm">
          <text:p/>
        </draw:line>
        <draw:line draw:style-name="gr6" draw:text-style-name="P1" draw:layer="layout" svg:x1="1.567cm" svg:y1="2.937cm" svg:x2="1.568cm" svg:y2="2.936cm">
          <text:p/>
        </draw:line>
        <draw:line draw:style-name="gr6" draw:text-style-name="P1" draw:layer="layout" svg:x1="1.568cm" svg:y1="2.936cm" svg:x2="1.57cm" svg:y2="2.935cm">
          <text:p/>
        </draw:line>
        <draw:line draw:style-name="gr6" draw:text-style-name="P1" draw:layer="layout" svg:x1="1.57cm" svg:y1="2.935cm" svg:x2="1.571cm" svg:y2="2.934cm">
          <text:p/>
        </draw:line>
        <draw:line draw:style-name="gr6" draw:text-style-name="P1" draw:layer="layout" svg:x1="1.571cm" svg:y1="2.934cm" svg:x2="1.572cm" svg:y2="2.933cm">
          <text:p/>
        </draw:line>
        <draw:line draw:style-name="gr6" draw:text-style-name="P1" draw:layer="layout" svg:x1="1.572cm" svg:y1="2.933cm" svg:x2="1.573cm" svg:y2="2.932cm">
          <text:p/>
        </draw:line>
        <draw:line draw:style-name="gr6" draw:text-style-name="P1" draw:layer="layout" svg:x1="1.573cm" svg:y1="2.932cm" svg:x2="1.575cm" svg:y2="2.931cm">
          <text:p/>
        </draw:line>
        <draw:line draw:style-name="gr6" draw:text-style-name="P1" draw:layer="layout" svg:x1="1.575cm" svg:y1="2.931cm" svg:x2="1.576cm" svg:y2="2.93cm">
          <text:p/>
        </draw:line>
        <draw:line draw:style-name="gr6" draw:text-style-name="P1" draw:layer="layout" svg:x1="1.576cm" svg:y1="2.93cm" svg:x2="1.577cm" svg:y2="2.928cm">
          <text:p/>
        </draw:line>
        <draw:line draw:style-name="gr6" draw:text-style-name="P1" draw:layer="layout" svg:x1="1.577cm" svg:y1="2.928cm" svg:x2="1.579cm" svg:y2="2.928cm">
          <text:p/>
        </draw:line>
        <draw:line draw:style-name="gr6" draw:text-style-name="P1" draw:layer="layout" svg:x1="1.579cm" svg:y1="2.928cm" svg:x2="1.58cm" svg:y2="2.926cm">
          <text:p/>
        </draw:line>
        <draw:line draw:style-name="gr6" draw:text-style-name="P1" draw:layer="layout" svg:x1="1.58cm" svg:y1="2.926cm" svg:x2="1.581cm" svg:y2="2.926cm">
          <text:p/>
        </draw:line>
        <draw:line draw:style-name="gr6" draw:text-style-name="P1" draw:layer="layout" svg:x1="1.581cm" svg:y1="2.926cm" svg:x2="1.582cm" svg:y2="2.924cm">
          <text:p/>
        </draw:line>
        <draw:line draw:style-name="gr6" draw:text-style-name="P1" draw:layer="layout" svg:x1="1.582cm" svg:y1="2.924cm" svg:x2="1.584cm" svg:y2="2.923cm">
          <text:p/>
        </draw:line>
        <draw:line draw:style-name="gr6" draw:text-style-name="P1" draw:layer="layout" svg:x1="1.584cm" svg:y1="2.923cm" svg:x2="1.585cm" svg:y2="2.923cm">
          <text:p/>
        </draw:line>
        <draw:line draw:style-name="gr6" draw:text-style-name="P1" draw:layer="layout" svg:x1="1.585cm" svg:y1="2.923cm" svg:x2="1.586cm" svg:y2="2.921cm">
          <text:p/>
        </draw:line>
        <draw:line draw:style-name="gr6" draw:text-style-name="P1" draw:layer="layout" svg:x1="1.586cm" svg:y1="2.921cm" svg:x2="1.588cm" svg:y2="2.921cm">
          <text:p/>
        </draw:line>
        <draw:line draw:style-name="gr6" draw:text-style-name="P1" draw:layer="layout" svg:x1="1.588cm" svg:y1="2.921cm" svg:x2="1.589cm" svg:y2="2.919cm">
          <text:p/>
        </draw:line>
        <draw:line draw:style-name="gr6" draw:text-style-name="P1" draw:layer="layout" svg:x1="1.589cm" svg:y1="2.919cm" svg:x2="1.59cm" svg:y2="2.919cm">
          <text:p/>
        </draw:line>
        <draw:line draw:style-name="gr6" draw:text-style-name="P1" draw:layer="layout" svg:x1="1.59cm" svg:y1="2.919cm" svg:x2="1.592cm" svg:y2="2.917cm">
          <text:p/>
        </draw:line>
        <draw:line draw:style-name="gr6" draw:text-style-name="P1" draw:layer="layout" svg:x1="1.592cm" svg:y1="2.917cm" svg:x2="1.593cm" svg:y2="2.916cm">
          <text:p/>
        </draw:line>
        <draw:line draw:style-name="gr6" draw:text-style-name="P1" draw:layer="layout" svg:x1="1.593cm" svg:y1="2.916cm" svg:x2="1.594cm" svg:y2="2.915cm">
          <text:p/>
        </draw:line>
        <draw:line draw:style-name="gr6" draw:text-style-name="P1" draw:layer="layout" svg:x1="1.594cm" svg:y1="2.915cm" svg:x2="1.595cm" svg:y2="2.914cm">
          <text:p/>
        </draw:line>
        <draw:line draw:style-name="gr6" draw:text-style-name="P1" draw:layer="layout" svg:x1="1.595cm" svg:y1="2.914cm" svg:x2="1.597cm" svg:y2="2.913cm">
          <text:p/>
        </draw:line>
        <draw:line draw:style-name="gr6" draw:text-style-name="P1" draw:layer="layout" svg:x1="1.597cm" svg:y1="2.913cm" svg:x2="1.598cm" svg:y2="2.912cm">
          <text:p/>
        </draw:line>
        <draw:line draw:style-name="gr6" draw:text-style-name="P1" draw:layer="layout" svg:x1="1.598cm" svg:y1="2.912cm" svg:x2="1.6cm" svg:y2="2.911cm">
          <text:p/>
        </draw:line>
        <draw:line draw:style-name="gr6" draw:text-style-name="P1" draw:layer="layout" svg:x1="1.6cm" svg:y1="2.911cm" svg:x2="1.601cm" svg:y2="2.91cm">
          <text:p/>
        </draw:line>
        <draw:line draw:style-name="gr6" draw:text-style-name="P1" draw:layer="layout" svg:x1="1.601cm" svg:y1="2.91cm" svg:x2="1.602cm" svg:y2="2.909cm">
          <text:p/>
        </draw:line>
        <draw:line draw:style-name="gr6" draw:text-style-name="P1" draw:layer="layout" svg:x1="1.602cm" svg:y1="2.909cm" svg:x2="1.604cm" svg:y2="2.908cm">
          <text:p/>
        </draw:line>
        <draw:line draw:style-name="gr6" draw:text-style-name="P1" draw:layer="layout" svg:x1="1.604cm" svg:y1="2.908cm" svg:x2="1.605cm" svg:y2="2.907cm">
          <text:p/>
        </draw:line>
        <draw:line draw:style-name="gr6" draw:text-style-name="P1" draw:layer="layout" svg:x1="1.605cm" svg:y1="2.907cm" svg:x2="1.606cm" svg:y2="2.906cm">
          <text:p/>
        </draw:line>
        <draw:line draw:style-name="gr6" draw:text-style-name="P1" draw:layer="layout" svg:x1="1.606cm" svg:y1="2.906cm" svg:x2="1.608cm" svg:y2="2.905cm">
          <text:p/>
        </draw:line>
        <draw:line draw:style-name="gr6" draw:text-style-name="P1" draw:layer="layout" svg:x1="1.608cm" svg:y1="2.905cm" svg:x2="1.609cm" svg:y2="2.903cm">
          <text:p/>
        </draw:line>
        <draw:line draw:style-name="gr6" draw:text-style-name="P1" draw:layer="layout" svg:x1="1.609cm" svg:y1="2.903cm" svg:x2="1.61cm" svg:y2="2.903cm">
          <text:p/>
        </draw:line>
        <draw:line draw:style-name="gr6" draw:text-style-name="P1" draw:layer="layout" svg:x1="1.61cm" svg:y1="2.903cm" svg:x2="1.612cm" svg:y2="2.901cm">
          <text:p/>
        </draw:line>
        <draw:line draw:style-name="gr6" draw:text-style-name="P1" draw:layer="layout" svg:x1="1.612cm" svg:y1="2.901cm" svg:x2="1.613cm" svg:y2="2.9cm">
          <text:p/>
        </draw:line>
        <draw:line draw:style-name="gr6" draw:text-style-name="P1" draw:layer="layout" svg:x1="1.613cm" svg:y1="2.9cm" svg:x2="1.614cm" svg:y2="2.899cm">
          <text:p/>
        </draw:line>
        <draw:line draw:style-name="gr6" draw:text-style-name="P1" draw:layer="layout" svg:x1="1.614cm" svg:y1="2.899cm" svg:x2="1.615cm" svg:y2="2.898cm">
          <text:p/>
        </draw:line>
        <draw:line draw:style-name="gr6" draw:text-style-name="P1" draw:layer="layout" svg:x1="1.615cm" svg:y1="2.898cm" svg:x2="1.617cm" svg:y2="2.897cm">
          <text:p/>
        </draw:line>
        <draw:line draw:style-name="gr6" draw:text-style-name="P1" draw:layer="layout" svg:x1="1.617cm" svg:y1="2.897cm" svg:x2="1.618cm" svg:y2="2.896cm">
          <text:p/>
        </draw:line>
        <draw:line draw:style-name="gr6" draw:text-style-name="P1" draw:layer="layout" svg:x1="1.618cm" svg:y1="2.896cm" svg:x2="1.619cm" svg:y2="2.896cm">
          <text:p/>
        </draw:line>
        <draw:line draw:style-name="gr6" draw:text-style-name="P1" draw:layer="layout" svg:x1="1.619cm" svg:y1="2.896cm" svg:x2="1.621cm" svg:y2="2.895cm">
          <text:p/>
        </draw:line>
        <draw:line draw:style-name="gr6" draw:text-style-name="P1" draw:layer="layout" svg:x1="1.621cm" svg:y1="2.895cm" svg:x2="1.622cm" svg:y2="2.893cm">
          <text:p/>
        </draw:line>
        <draw:line draw:style-name="gr6" draw:text-style-name="P1" draw:layer="layout" svg:x1="1.622cm" svg:y1="2.893cm" svg:x2="1.624cm" svg:y2="2.892cm">
          <text:p/>
        </draw:line>
        <draw:line draw:style-name="gr6" draw:text-style-name="P1" draw:layer="layout" svg:x1="1.624cm" svg:y1="2.892cm" svg:x2="1.625cm" svg:y2="2.891cm">
          <text:p/>
        </draw:line>
        <draw:line draw:style-name="gr6" draw:text-style-name="P1" draw:layer="layout" svg:x1="1.625cm" svg:y1="2.891cm" svg:x2="1.626cm" svg:y2="2.89cm">
          <text:p/>
        </draw:line>
        <draw:line draw:style-name="gr6" draw:text-style-name="P1" draw:layer="layout" svg:x1="1.626cm" svg:y1="2.89cm" svg:x2="1.628cm" svg:y2="2.889cm">
          <text:p/>
        </draw:line>
        <draw:line draw:style-name="gr6" draw:text-style-name="P1" draw:layer="layout" svg:x1="1.628cm" svg:y1="2.889cm" svg:x2="1.629cm" svg:y2="2.888cm">
          <text:p/>
        </draw:line>
        <draw:line draw:style-name="gr6" draw:text-style-name="P1" draw:layer="layout" svg:x1="1.629cm" svg:y1="2.888cm" svg:x2="1.63cm" svg:y2="2.887cm">
          <text:p/>
        </draw:line>
        <draw:line draw:style-name="gr6" draw:text-style-name="P1" draw:layer="layout" svg:x1="1.63cm" svg:y1="2.887cm" svg:x2="1.632cm" svg:y2="2.886cm">
          <text:p/>
        </draw:line>
        <draw:line draw:style-name="gr6" draw:text-style-name="P1" draw:layer="layout" svg:x1="1.632cm" svg:y1="2.886cm" svg:x2="1.633cm" svg:y2="2.885cm">
          <text:p/>
        </draw:line>
        <draw:line draw:style-name="gr6" draw:text-style-name="P1" draw:layer="layout" svg:x1="1.633cm" svg:y1="2.885cm" svg:x2="1.634cm" svg:y2="2.884cm">
          <text:p/>
        </draw:line>
        <draw:line draw:style-name="gr6" draw:text-style-name="P1" draw:layer="layout" svg:x1="1.634cm" svg:y1="2.884cm" svg:x2="1.636cm" svg:y2="2.883cm">
          <text:p/>
        </draw:line>
        <draw:line draw:style-name="gr6" draw:text-style-name="P1" draw:layer="layout" svg:x1="1.636cm" svg:y1="2.883cm" svg:x2="1.637cm" svg:y2="2.882cm">
          <text:p/>
        </draw:line>
        <draw:line draw:style-name="gr6" draw:text-style-name="P1" draw:layer="layout" svg:x1="1.637cm" svg:y1="2.882cm" svg:x2="1.638cm" svg:y2="2.881cm">
          <text:p/>
        </draw:line>
        <draw:line draw:style-name="gr6" draw:text-style-name="P1" draw:layer="layout" svg:x1="1.638cm" svg:y1="2.881cm" svg:x2="1.639cm" svg:y2="2.88cm">
          <text:p/>
        </draw:line>
        <draw:line draw:style-name="gr6" draw:text-style-name="P1" draw:layer="layout" svg:x1="1.639cm" svg:y1="2.88cm" svg:x2="1.641cm" svg:y2="2.879cm">
          <text:p/>
        </draw:line>
        <draw:line draw:style-name="gr6" draw:text-style-name="P1" draw:layer="layout" svg:x1="1.641cm" svg:y1="2.879cm" svg:x2="1.642cm" svg:y2="2.877cm">
          <text:p/>
        </draw:line>
        <draw:line draw:style-name="gr6" draw:text-style-name="P1" draw:layer="layout" svg:x1="1.642cm" svg:y1="2.877cm" svg:x2="1.643cm" svg:y2="2.877cm">
          <text:p/>
        </draw:line>
        <draw:line draw:style-name="gr6" draw:text-style-name="P1" draw:layer="layout" svg:x1="1.643cm" svg:y1="2.877cm" svg:x2="1.645cm" svg:y2="2.875cm">
          <text:p/>
        </draw:line>
        <draw:line draw:style-name="gr6" draw:text-style-name="P1" draw:layer="layout" svg:x1="1.645cm" svg:y1="2.875cm" svg:x2="1.646cm" svg:y2="2.875cm">
          <text:p/>
        </draw:line>
        <draw:line draw:style-name="gr6" draw:text-style-name="P1" draw:layer="layout" svg:x1="1.646cm" svg:y1="2.875cm" svg:x2="1.648cm" svg:y2="2.873cm">
          <text:p/>
        </draw:line>
        <draw:line draw:style-name="gr6" draw:text-style-name="P1" draw:layer="layout" svg:x1="1.648cm" svg:y1="2.873cm" svg:x2="1.649cm" svg:y2="2.872cm">
          <text:p/>
        </draw:line>
        <draw:line draw:style-name="gr6" draw:text-style-name="P1" draw:layer="layout" svg:x1="1.649cm" svg:y1="2.872cm" svg:x2="1.65cm" svg:y2="2.871cm">
          <text:p/>
        </draw:line>
        <draw:line draw:style-name="gr6" draw:text-style-name="P1" draw:layer="layout" svg:x1="1.65cm" svg:y1="2.871cm" svg:x2="1.652cm" svg:y2="2.87cm">
          <text:p/>
        </draw:line>
        <draw:line draw:style-name="gr6" draw:text-style-name="P1" draw:layer="layout" svg:x1="1.652cm" svg:y1="2.87cm" svg:x2="1.653cm" svg:y2="2.869cm">
          <text:p/>
        </draw:line>
        <draw:line draw:style-name="gr6" draw:text-style-name="P1" draw:layer="layout" svg:x1="1.653cm" svg:y1="2.869cm" svg:x2="1.654cm" svg:y2="2.868cm">
          <text:p/>
        </draw:line>
        <draw:line draw:style-name="gr6" draw:text-style-name="P1" draw:layer="layout" svg:x1="1.654cm" svg:y1="2.868cm" svg:x2="1.656cm" svg:y2="2.867cm">
          <text:p/>
        </draw:line>
        <draw:line draw:style-name="gr6" draw:text-style-name="P1" draw:layer="layout" svg:x1="1.656cm" svg:y1="2.867cm" svg:x2="1.657cm" svg:y2="2.866cm">
          <text:p/>
        </draw:line>
        <draw:line draw:style-name="gr6" draw:text-style-name="P1" draw:layer="layout" svg:x1="1.657cm" svg:y1="2.866cm" svg:x2="1.658cm" svg:y2="2.865cm">
          <text:p/>
        </draw:line>
        <draw:line draw:style-name="gr6" draw:text-style-name="P1" draw:layer="layout" svg:x1="1.658cm" svg:y1="2.865cm" svg:x2="1.659cm" svg:y2="2.864cm">
          <text:p/>
        </draw:line>
        <draw:line draw:style-name="gr6" draw:text-style-name="P1" draw:layer="layout" svg:x1="1.659cm" svg:y1="2.864cm" svg:x2="1.661cm" svg:y2="2.863cm">
          <text:p/>
        </draw:line>
        <draw:line draw:style-name="gr6" draw:text-style-name="P1" draw:layer="layout" svg:x1="1.661cm" svg:y1="2.863cm" svg:x2="1.662cm" svg:y2="2.862cm">
          <text:p/>
        </draw:line>
        <draw:line draw:style-name="gr6" draw:text-style-name="P1" draw:layer="layout" svg:x1="1.662cm" svg:y1="2.862cm" svg:x2="1.663cm" svg:y2="2.861cm">
          <text:p/>
        </draw:line>
        <draw:line draw:style-name="gr6" draw:text-style-name="P1" draw:layer="layout" svg:x1="1.663cm" svg:y1="2.861cm" svg:x2="1.665cm" svg:y2="2.86cm">
          <text:p/>
        </draw:line>
        <draw:line draw:style-name="gr6" draw:text-style-name="P1" draw:layer="layout" svg:x1="1.665cm" svg:y1="2.86cm" svg:x2="1.666cm" svg:y2="2.859cm">
          <text:p/>
        </draw:line>
        <draw:line draw:style-name="gr6" draw:text-style-name="P1" draw:layer="layout" svg:x1="1.666cm" svg:y1="2.859cm" svg:x2="1.667cm" svg:y2="2.858cm">
          <text:p/>
        </draw:line>
        <draw:line draw:style-name="gr6" draw:text-style-name="P1" draw:layer="layout" svg:x1="1.667cm" svg:y1="2.858cm" svg:x2="1.669cm" svg:y2="2.857cm">
          <text:p/>
        </draw:line>
        <draw:line draw:style-name="gr6" draw:text-style-name="P1" draw:layer="layout" svg:x1="1.669cm" svg:y1="2.857cm" svg:x2="1.67cm" svg:y2="2.856cm">
          <text:p/>
        </draw:line>
        <draw:line draw:style-name="gr6" draw:text-style-name="P1" draw:layer="layout" svg:x1="1.67cm" svg:y1="2.856cm" svg:x2="1.672cm" svg:y2="2.855cm">
          <text:p/>
        </draw:line>
        <draw:line draw:style-name="gr6" draw:text-style-name="P1" draw:layer="layout" svg:x1="1.672cm" svg:y1="2.855cm" svg:x2="1.673cm" svg:y2="2.854cm">
          <text:p/>
        </draw:line>
        <draw:line draw:style-name="gr6" draw:text-style-name="P1" draw:layer="layout" svg:x1="1.673cm" svg:y1="2.854cm" svg:x2="1.674cm" svg:y2="2.852cm">
          <text:p/>
        </draw:line>
        <draw:line draw:style-name="gr6" draw:text-style-name="P1" draw:layer="layout" svg:x1="1.674cm" svg:y1="2.852cm" svg:x2="1.676cm" svg:y2="2.852cm">
          <text:p/>
        </draw:line>
        <draw:line draw:style-name="gr6" draw:text-style-name="P1" draw:layer="layout" svg:x1="1.676cm" svg:y1="2.852cm" svg:x2="1.677cm" svg:y2="2.85cm">
          <text:p/>
        </draw:line>
        <draw:line draw:style-name="gr6" draw:text-style-name="P1" draw:layer="layout" svg:x1="1.677cm" svg:y1="2.85cm" svg:x2="1.678cm" svg:y2="2.85cm">
          <text:p/>
        </draw:line>
        <draw:line draw:style-name="gr6" draw:text-style-name="P1" draw:layer="layout" svg:x1="1.678cm" svg:y1="2.85cm" svg:x2="1.679cm" svg:y2="2.848cm">
          <text:p/>
        </draw:line>
        <draw:line draw:style-name="gr6" draw:text-style-name="P1" draw:layer="layout" svg:x1="1.679cm" svg:y1="2.848cm" svg:x2="1.681cm" svg:y2="2.847cm">
          <text:p/>
        </draw:line>
        <draw:line draw:style-name="gr6" draw:text-style-name="P1" draw:layer="layout" svg:x1="1.681cm" svg:y1="2.847cm" svg:x2="1.682cm" svg:y2="2.846cm">
          <text:p/>
        </draw:line>
        <draw:line draw:style-name="gr6" draw:text-style-name="P1" draw:layer="layout" svg:x1="1.682cm" svg:y1="2.846cm" svg:x2="1.683cm" svg:y2="2.845cm">
          <text:p/>
        </draw:line>
        <draw:line draw:style-name="gr6" draw:text-style-name="P1" draw:layer="layout" svg:x1="1.683cm" svg:y1="2.845cm" svg:x2="1.684cm" svg:y2="2.844cm">
          <text:p/>
        </draw:line>
        <draw:line draw:style-name="gr6" draw:text-style-name="P1" draw:layer="layout" svg:x1="1.684cm" svg:y1="2.844cm" svg:x2="1.686cm" svg:y2="2.843cm">
          <text:p/>
        </draw:line>
        <draw:line draw:style-name="gr6" draw:text-style-name="P1" draw:layer="layout" svg:x1="1.686cm" svg:y1="2.843cm" svg:x2="1.687cm" svg:y2="2.842cm">
          <text:p/>
        </draw:line>
        <draw:line draw:style-name="gr6" draw:text-style-name="P1" draw:layer="layout" svg:x1="1.687cm" svg:y1="2.842cm" svg:x2="1.689cm" svg:y2="2.841cm">
          <text:p/>
        </draw:line>
        <draw:line draw:style-name="gr6" draw:text-style-name="P1" draw:layer="layout" svg:x1="1.689cm" svg:y1="2.841cm" svg:x2="1.69cm" svg:y2="2.84cm">
          <text:p/>
        </draw:line>
        <draw:line draw:style-name="gr6" draw:text-style-name="P1" draw:layer="layout" svg:x1="1.69cm" svg:y1="2.84cm" svg:x2="1.691cm" svg:y2="2.839cm">
          <text:p/>
        </draw:line>
        <draw:line draw:style-name="gr6" draw:text-style-name="P1" draw:layer="layout" svg:x1="1.691cm" svg:y1="2.839cm" svg:x2="1.692cm" svg:y2="2.838cm">
          <text:p/>
        </draw:line>
        <draw:line draw:style-name="gr6" draw:text-style-name="P1" draw:layer="layout" svg:x1="1.692cm" svg:y1="2.838cm" svg:x2="1.694cm" svg:y2="2.837cm">
          <text:p/>
        </draw:line>
        <draw:line draw:style-name="gr6" draw:text-style-name="P1" draw:layer="layout" svg:x1="1.694cm" svg:y1="2.837cm" svg:x2="1.695cm" svg:y2="2.836cm">
          <text:p/>
        </draw:line>
        <draw:line draw:style-name="gr6" draw:text-style-name="P1" draw:layer="layout" svg:x1="1.695cm" svg:y1="2.836cm" svg:x2="1.696cm" svg:y2="2.835cm">
          <text:p/>
        </draw:line>
        <draw:line draw:style-name="gr6" draw:text-style-name="P1" draw:layer="layout" svg:x1="1.696cm" svg:y1="2.835cm" svg:x2="1.698cm" svg:y2="2.834cm">
          <text:p/>
        </draw:line>
        <draw:line draw:style-name="gr6" draw:text-style-name="P1" draw:layer="layout" svg:x1="1.698cm" svg:y1="2.834cm" svg:x2="1.699cm" svg:y2="2.833cm">
          <text:p/>
        </draw:line>
        <draw:line draw:style-name="gr6" draw:text-style-name="P1" draw:layer="layout" svg:x1="1.699cm" svg:y1="2.833cm" svg:x2="1.7cm" svg:y2="2.832cm">
          <text:p/>
        </draw:line>
        <draw:line draw:style-name="gr6" draw:text-style-name="P1" draw:layer="layout" svg:x1="1.7cm" svg:y1="2.832cm" svg:x2="1.701cm" svg:y2="2.831cm">
          <text:p/>
        </draw:line>
        <draw:line draw:style-name="gr6" draw:text-style-name="P1" draw:layer="layout" svg:x1="1.701cm" svg:y1="2.831cm" svg:x2="1.703cm" svg:y2="2.83cm">
          <text:p/>
        </draw:line>
        <draw:line draw:style-name="gr6" draw:text-style-name="P1" draw:layer="layout" svg:x1="1.703cm" svg:y1="2.83cm" svg:x2="1.704cm" svg:y2="2.829cm">
          <text:p/>
        </draw:line>
        <draw:line draw:style-name="gr6" draw:text-style-name="P1" draw:layer="layout" svg:x1="1.704cm" svg:y1="2.829cm" svg:x2="1.706cm" svg:y2="2.828cm">
          <text:p/>
        </draw:line>
        <draw:line draw:style-name="gr6" draw:text-style-name="P1" draw:layer="layout" svg:x1="1.706cm" svg:y1="2.828cm" svg:x2="1.707cm" svg:y2="2.827cm">
          <text:p/>
        </draw:line>
        <draw:line draw:style-name="gr6" draw:text-style-name="P1" draw:layer="layout" svg:x1="1.707cm" svg:y1="2.827cm" svg:x2="1.708cm" svg:y2="2.826cm">
          <text:p/>
        </draw:line>
        <draw:line draw:style-name="gr6" draw:text-style-name="P1" draw:layer="layout" svg:x1="1.708cm" svg:y1="2.826cm" svg:x2="1.71cm" svg:y2="2.824cm">
          <text:p/>
        </draw:line>
        <draw:line draw:style-name="gr6" draw:text-style-name="P1" draw:layer="layout" svg:x1="1.71cm" svg:y1="2.824cm" svg:x2="1.711cm" svg:y2="2.824cm">
          <text:p/>
        </draw:line>
        <draw:line draw:style-name="gr6" draw:text-style-name="P1" draw:layer="layout" svg:x1="1.711cm" svg:y1="2.824cm" svg:x2="1.712cm" svg:y2="2.822cm">
          <text:p/>
        </draw:line>
        <draw:line draw:style-name="gr6" draw:text-style-name="P1" draw:layer="layout" svg:x1="1.712cm" svg:y1="2.822cm" svg:x2="1.714cm" svg:y2="2.821cm">
          <text:p/>
        </draw:line>
        <draw:line draw:style-name="gr6" draw:text-style-name="P1" draw:layer="layout" svg:x1="1.714cm" svg:y1="2.821cm" svg:x2="1.715cm" svg:y2="2.82cm">
          <text:p/>
        </draw:line>
        <draw:line draw:style-name="gr6" draw:text-style-name="P1" draw:layer="layout" svg:x1="1.715cm" svg:y1="2.82cm" svg:x2="1.716cm" svg:y2="2.819cm">
          <text:p/>
        </draw:line>
        <draw:line draw:style-name="gr6" draw:text-style-name="P1" draw:layer="layout" svg:x1="1.716cm" svg:y1="2.819cm" svg:x2="1.718cm" svg:y2="2.818cm">
          <text:p/>
        </draw:line>
        <draw:line draw:style-name="gr6" draw:text-style-name="P1" draw:layer="layout" svg:x1="1.718cm" svg:y1="2.818cm" svg:x2="1.719cm" svg:y2="2.817cm">
          <text:p/>
        </draw:line>
        <draw:line draw:style-name="gr6" draw:text-style-name="P1" draw:layer="layout" svg:x1="1.719cm" svg:y1="2.817cm" svg:x2="1.72cm" svg:y2="2.816cm">
          <text:p/>
        </draw:line>
        <draw:line draw:style-name="gr6" draw:text-style-name="P1" draw:layer="layout" svg:x1="1.72cm" svg:y1="2.816cm" svg:x2="1.722cm" svg:y2="2.815cm">
          <text:p/>
        </draw:line>
        <draw:line draw:style-name="gr6" draw:text-style-name="P1" draw:layer="layout" svg:x1="1.722cm" svg:y1="2.815cm" svg:x2="1.723cm" svg:y2="2.814cm">
          <text:p/>
        </draw:line>
        <draw:line draw:style-name="gr6" draw:text-style-name="P1" draw:layer="layout" svg:x1="1.723cm" svg:y1="2.814cm" svg:x2="1.724cm" svg:y2="2.813cm">
          <text:p/>
        </draw:line>
        <draw:line draw:style-name="gr6" draw:text-style-name="P1" draw:layer="layout" svg:x1="1.724cm" svg:y1="2.813cm" svg:x2="1.725cm" svg:y2="2.812cm">
          <text:p/>
        </draw:line>
        <draw:line draw:style-name="gr6" draw:text-style-name="P1" draw:layer="layout" svg:x1="1.725cm" svg:y1="2.812cm" svg:x2="1.727cm" svg:y2="2.811cm">
          <text:p/>
        </draw:line>
        <draw:line draw:style-name="gr6" draw:text-style-name="P1" draw:layer="layout" svg:x1="1.727cm" svg:y1="2.811cm" svg:x2="1.728cm" svg:y2="2.81cm">
          <text:p/>
        </draw:line>
        <draw:line draw:style-name="gr6" draw:text-style-name="P1" draw:layer="layout" svg:x1="1.728cm" svg:y1="2.81cm" svg:x2="1.73cm" svg:y2="2.809cm">
          <text:p/>
        </draw:line>
        <draw:line draw:style-name="gr6" draw:text-style-name="P1" draw:layer="layout" svg:x1="1.73cm" svg:y1="2.809cm" svg:x2="1.731cm" svg:y2="2.808cm">
          <text:p/>
        </draw:line>
        <draw:line draw:style-name="gr6" draw:text-style-name="P1" draw:layer="layout" svg:x1="1.731cm" svg:y1="2.808cm" svg:x2="1.732cm" svg:y2="2.807cm">
          <text:p/>
        </draw:line>
        <draw:line draw:style-name="gr6" draw:text-style-name="P1" draw:layer="layout" svg:x1="1.732cm" svg:y1="2.807cm" svg:x2="1.734cm" svg:y2="2.806cm">
          <text:p/>
        </draw:line>
        <draw:line draw:style-name="gr6" draw:text-style-name="P1" draw:layer="layout" svg:x1="1.734cm" svg:y1="2.806cm" svg:x2="1.735cm" svg:y2="2.805cm">
          <text:p/>
        </draw:line>
        <draw:line draw:style-name="gr6" draw:text-style-name="P1" draw:layer="layout" svg:x1="1.735cm" svg:y1="2.805cm" svg:x2="1.736cm" svg:y2="2.804cm">
          <text:p/>
        </draw:line>
        <draw:line draw:style-name="gr6" draw:text-style-name="P1" draw:layer="layout" svg:x1="1.736cm" svg:y1="2.804cm" svg:x2="1.738cm" svg:y2="2.803cm">
          <text:p/>
        </draw:line>
        <draw:line draw:style-name="gr6" draw:text-style-name="P1" draw:layer="layout" svg:x1="1.738cm" svg:y1="2.803cm" svg:x2="1.739cm" svg:y2="2.801cm">
          <text:p/>
        </draw:line>
        <draw:line draw:style-name="gr6" draw:text-style-name="P1" draw:layer="layout" svg:x1="1.739cm" svg:y1="2.801cm" svg:x2="1.74cm" svg:y2="2.801cm">
          <text:p/>
        </draw:line>
        <draw:line draw:style-name="gr6" draw:text-style-name="P1" draw:layer="layout" svg:x1="1.74cm" svg:y1="2.801cm" svg:x2="1.742cm" svg:y2="2.799cm">
          <text:p/>
        </draw:line>
        <draw:line draw:style-name="gr6" draw:text-style-name="P1" draw:layer="layout" svg:x1="1.742cm" svg:y1="2.799cm" svg:x2="1.743cm" svg:y2="2.799cm">
          <text:p/>
        </draw:line>
        <draw:line draw:style-name="gr6" draw:text-style-name="P1" draw:layer="layout" svg:x1="1.743cm" svg:y1="2.799cm" svg:x2="1.744cm" svg:y2="2.797cm">
          <text:p/>
        </draw:line>
        <draw:line draw:style-name="gr6" draw:text-style-name="P1" draw:layer="layout" svg:x1="1.744cm" svg:y1="2.797cm" svg:x2="1.745cm" svg:y2="2.796cm">
          <text:p/>
        </draw:line>
        <draw:line draw:style-name="gr6" draw:text-style-name="P1" draw:layer="layout" svg:x1="1.745cm" svg:y1="2.796cm" svg:x2="1.747cm" svg:y2="2.795cm">
          <text:p/>
        </draw:line>
        <draw:line draw:style-name="gr6" draw:text-style-name="P1" draw:layer="layout" svg:x1="1.747cm" svg:y1="2.795cm" svg:x2="1.748cm" svg:y2="2.794cm">
          <text:p/>
        </draw:line>
        <draw:line draw:style-name="gr6" draw:text-style-name="P1" draw:layer="layout" svg:x1="1.748cm" svg:y1="2.794cm" svg:x2="1.749cm" svg:y2="2.793cm">
          <text:p/>
        </draw:line>
        <draw:line draw:style-name="gr6" draw:text-style-name="P1" draw:layer="layout" svg:x1="1.749cm" svg:y1="2.793cm" svg:x2="1.751cm" svg:y2="2.792cm">
          <text:p/>
        </draw:line>
        <draw:line draw:style-name="gr6" draw:text-style-name="P1" draw:layer="layout" svg:x1="1.751cm" svg:y1="2.792cm" svg:x2="1.752cm" svg:y2="2.791cm">
          <text:p/>
        </draw:line>
        <draw:line draw:style-name="gr6" draw:text-style-name="P1" draw:layer="layout" svg:x1="1.752cm" svg:y1="2.791cm" svg:x2="1.754cm" svg:y2="2.79cm">
          <text:p/>
        </draw:line>
        <draw:line draw:style-name="gr6" draw:text-style-name="P1" draw:layer="layout" svg:x1="1.754cm" svg:y1="2.79cm" svg:x2="1.755cm" svg:y2="2.789cm">
          <text:p/>
        </draw:line>
        <draw:line draw:style-name="gr6" draw:text-style-name="P1" draw:layer="layout" svg:x1="1.755cm" svg:y1="2.789cm" svg:x2="1.756cm" svg:y2="2.788cm">
          <text:p/>
        </draw:line>
        <draw:line draw:style-name="gr6" draw:text-style-name="P1" draw:layer="layout" svg:x1="1.756cm" svg:y1="2.788cm" svg:x2="1.758cm" svg:y2="2.787cm">
          <text:p/>
        </draw:line>
        <draw:line draw:style-name="gr6" draw:text-style-name="P1" draw:layer="layout" svg:x1="1.758cm" svg:y1="2.787cm" svg:x2="1.759cm" svg:y2="2.786cm">
          <text:p/>
        </draw:line>
        <draw:line draw:style-name="gr6" draw:text-style-name="P1" draw:layer="layout" svg:x1="1.759cm" svg:y1="2.786cm" svg:x2="1.76cm" svg:y2="2.785cm">
          <text:p/>
        </draw:line>
        <draw:line draw:style-name="gr6" draw:text-style-name="P1" draw:layer="layout" svg:x1="1.76cm" svg:y1="2.785cm" svg:x2="1.762cm" svg:y2="2.784cm">
          <text:p/>
        </draw:line>
        <draw:line draw:style-name="gr6" draw:text-style-name="P1" draw:layer="layout" svg:x1="1.762cm" svg:y1="2.784cm" svg:x2="1.763cm" svg:y2="2.783cm">
          <text:p/>
        </draw:line>
        <draw:line draw:style-name="gr6" draw:text-style-name="P1" draw:layer="layout" svg:x1="1.763cm" svg:y1="2.783cm" svg:x2="1.764cm" svg:y2="2.782cm">
          <text:p/>
        </draw:line>
        <draw:line draw:style-name="gr6" draw:text-style-name="P1" draw:layer="layout" svg:x1="1.764cm" svg:y1="2.782cm" svg:x2="1.765cm" svg:y2="2.781cm">
          <text:p/>
        </draw:line>
        <draw:line draw:style-name="gr6" draw:text-style-name="P1" draw:layer="layout" svg:x1="1.765cm" svg:y1="2.781cm" svg:x2="1.767cm" svg:y2="2.78cm">
          <text:p/>
        </draw:line>
        <draw:line draw:style-name="gr6" draw:text-style-name="P1" draw:layer="layout" svg:x1="1.767cm" svg:y1="2.78cm" svg:x2="1.768cm" svg:y2="2.779cm">
          <text:p/>
        </draw:line>
        <draw:line draw:style-name="gr6" draw:text-style-name="P1" draw:layer="layout" svg:x1="1.768cm" svg:y1="2.779cm" svg:x2="1.769cm" svg:y2="2.778cm">
          <text:p/>
        </draw:line>
        <draw:line draw:style-name="gr6" draw:text-style-name="P1" draw:layer="layout" svg:x1="1.769cm" svg:y1="2.778cm" svg:x2="1.771cm" svg:y2="2.777cm">
          <text:p/>
        </draw:line>
        <draw:line draw:style-name="gr6" draw:text-style-name="P1" draw:layer="layout" svg:x1="1.771cm" svg:y1="2.777cm" svg:x2="1.772cm" svg:y2="2.776cm">
          <text:p/>
        </draw:line>
        <draw:line draw:style-name="gr6" draw:text-style-name="P1" draw:layer="layout" svg:x1="1.772cm" svg:y1="2.776cm" svg:x2="1.773cm" svg:y2="2.775cm">
          <text:p/>
        </draw:line>
        <draw:line draw:style-name="gr6" draw:text-style-name="P1" draw:layer="layout" svg:x1="1.773cm" svg:y1="2.775cm" svg:x2="1.775cm" svg:y2="2.773cm">
          <text:p/>
        </draw:line>
        <draw:line draw:style-name="gr6" draw:text-style-name="P1" draw:layer="layout" svg:x1="1.775cm" svg:y1="2.773cm" svg:x2="1.776cm" svg:y2="2.773cm">
          <text:p/>
        </draw:line>
        <draw:line draw:style-name="gr6" draw:text-style-name="P1" draw:layer="layout" svg:x1="1.776cm" svg:y1="2.773cm" svg:x2="1.778cm" svg:y2="2.771cm">
          <text:p/>
        </draw:line>
        <draw:line draw:style-name="gr6" draw:text-style-name="P1" draw:layer="layout" svg:x1="1.778cm" svg:y1="2.771cm" svg:x2="1.779cm" svg:y2="2.77cm">
          <text:p/>
        </draw:line>
        <draw:line draw:style-name="gr6" draw:text-style-name="P1" draw:layer="layout" svg:x1="1.779cm" svg:y1="2.77cm" svg:x2="1.78cm" svg:y2="2.769cm">
          <text:p/>
        </draw:line>
        <draw:line draw:style-name="gr6" draw:text-style-name="P1" draw:layer="layout" svg:x1="1.78cm" svg:y1="2.769cm" svg:x2="1.782cm" svg:y2="2.768cm">
          <text:p/>
        </draw:line>
        <draw:line draw:style-name="gr6" draw:text-style-name="P1" draw:layer="layout" svg:x1="1.782cm" svg:y1="2.768cm" svg:x2="1.782cm" svg:y2="2.767cm">
          <text:p/>
        </draw:line>
        <draw:line draw:style-name="gr6" draw:text-style-name="P1" draw:layer="layout" svg:x1="1.782cm" svg:y1="2.767cm" svg:x2="1.784cm" svg:y2="2.766cm">
          <text:p/>
        </draw:line>
        <draw:line draw:style-name="gr6" draw:text-style-name="P1" draw:layer="layout" svg:x1="1.784cm" svg:y1="2.766cm" svg:x2="1.785cm" svg:y2="2.765cm">
          <text:p/>
        </draw:line>
        <draw:line draw:style-name="gr6" draw:text-style-name="P1" draw:layer="layout" svg:x1="1.785cm" svg:y1="2.765cm" svg:x2="1.786cm" svg:y2="2.764cm">
          <text:p/>
        </draw:line>
        <draw:line draw:style-name="gr6" draw:text-style-name="P1" draw:layer="layout" svg:x1="1.786cm" svg:y1="2.764cm" svg:x2="1.788cm" svg:y2="2.763cm">
          <text:p/>
        </draw:line>
        <draw:line draw:style-name="gr6" draw:text-style-name="P1" draw:layer="layout" svg:x1="1.788cm" svg:y1="2.763cm" svg:x2="1.789cm" svg:y2="2.762cm">
          <text:p/>
        </draw:line>
        <draw:line draw:style-name="gr6" draw:text-style-name="P1" draw:layer="layout" svg:x1="1.789cm" svg:y1="2.762cm" svg:x2="1.79cm" svg:y2="2.761cm">
          <text:p/>
        </draw:line>
        <draw:line draw:style-name="gr6" draw:text-style-name="P1" draw:layer="layout" svg:x1="1.79cm" svg:y1="2.761cm" svg:x2="1.792cm" svg:y2="2.76cm">
          <text:p/>
        </draw:line>
        <draw:line draw:style-name="gr6" draw:text-style-name="P1" draw:layer="layout" svg:x1="1.792cm" svg:y1="2.76cm" svg:x2="1.793cm" svg:y2="2.759cm">
          <text:p/>
        </draw:line>
        <draw:line draw:style-name="gr6" draw:text-style-name="P1" draw:layer="layout" svg:x1="1.793cm" svg:y1="2.759cm" svg:x2="1.795cm" svg:y2="2.758cm">
          <text:p/>
        </draw:line>
        <draw:line draw:style-name="gr6" draw:text-style-name="P1" draw:layer="layout" svg:x1="1.795cm" svg:y1="2.758cm" svg:x2="1.796cm" svg:y2="2.757cm">
          <text:p/>
        </draw:line>
        <draw:line draw:style-name="gr6" draw:text-style-name="P1" draw:layer="layout" svg:x1="1.796cm" svg:y1="2.757cm" svg:x2="1.797cm" svg:y2="2.755cm">
          <text:p/>
        </draw:line>
        <draw:line draw:style-name="gr6" draw:text-style-name="P1" draw:layer="layout" svg:x1="1.797cm" svg:y1="2.755cm" svg:x2="1.798cm" svg:y2="2.755cm">
          <text:p/>
        </draw:line>
        <draw:line draw:style-name="gr6" draw:text-style-name="P1" draw:layer="layout" svg:x1="1.798cm" svg:y1="2.755cm" svg:x2="1.8cm" svg:y2="2.754cm">
          <text:p/>
        </draw:line>
        <draw:line draw:style-name="gr6" draw:text-style-name="P1" draw:layer="layout" svg:x1="1.8cm" svg:y1="2.754cm" svg:x2="1.801cm" svg:y2="2.753cm">
          <text:p/>
        </draw:line>
        <draw:line draw:style-name="gr6" draw:text-style-name="P1" draw:layer="layout" svg:x1="1.801cm" svg:y1="2.753cm" svg:x2="1.802cm" svg:y2="2.752cm">
          <text:p/>
        </draw:line>
        <draw:line draw:style-name="gr6" draw:text-style-name="P1" draw:layer="layout" svg:x1="1.802cm" svg:y1="2.752cm" svg:x2="1.804cm" svg:y2="2.75cm">
          <text:p/>
        </draw:line>
        <draw:line draw:style-name="gr6" draw:text-style-name="P1" draw:layer="layout" svg:x1="1.804cm" svg:y1="2.75cm" svg:x2="1.805cm" svg:y2="2.75cm">
          <text:p/>
        </draw:line>
        <draw:line draw:style-name="gr6" draw:text-style-name="P1" draw:layer="layout" svg:x1="1.805cm" svg:y1="2.75cm" svg:x2="1.806cm" svg:y2="2.748cm">
          <text:p/>
        </draw:line>
        <draw:line draw:style-name="gr6" draw:text-style-name="P1" draw:layer="layout" svg:x1="1.806cm" svg:y1="2.748cm" svg:x2="1.808cm" svg:y2="2.748cm">
          <text:p/>
        </draw:line>
        <draw:line draw:style-name="gr6" draw:text-style-name="P1" draw:layer="layout" svg:x1="1.808cm" svg:y1="2.748cm" svg:x2="1.809cm" svg:y2="2.746cm">
          <text:p/>
        </draw:line>
        <draw:line draw:style-name="gr6" draw:text-style-name="P1" draw:layer="layout" svg:x1="1.809cm" svg:y1="2.746cm" svg:x2="1.81cm" svg:y2="2.745cm">
          <text:p/>
        </draw:line>
        <draw:line draw:style-name="gr6" draw:text-style-name="P1" draw:layer="layout" svg:x1="1.81cm" svg:y1="2.745cm" svg:x2="1.812cm" svg:y2="2.744cm">
          <text:p/>
        </draw:line>
        <draw:line draw:style-name="gr6" draw:text-style-name="P1" draw:layer="layout" svg:x1="1.812cm" svg:y1="2.744cm" svg:x2="1.813cm" svg:y2="2.743cm">
          <text:p/>
        </draw:line>
        <draw:line draw:style-name="gr6" draw:text-style-name="P1" draw:layer="layout" svg:x1="1.813cm" svg:y1="2.743cm" svg:x2="1.814cm" svg:y2="2.742cm">
          <text:p/>
        </draw:line>
        <draw:line draw:style-name="gr6" draw:text-style-name="P1" draw:layer="layout" svg:x1="1.814cm" svg:y1="2.742cm" svg:x2="1.816cm" svg:y2="2.741cm">
          <text:p/>
        </draw:line>
        <draw:line draw:style-name="gr6" draw:text-style-name="P1" draw:layer="layout" svg:x1="1.816cm" svg:y1="2.741cm" svg:x2="1.817cm" svg:y2="2.74cm">
          <text:p/>
        </draw:line>
        <draw:line draw:style-name="gr6" draw:text-style-name="P1" draw:layer="layout" svg:x1="1.817cm" svg:y1="2.74cm" svg:x2="1.819cm" svg:y2="2.739cm">
          <text:p/>
        </draw:line>
        <draw:line draw:style-name="gr6" draw:text-style-name="P1" draw:layer="layout" svg:x1="1.819cm" svg:y1="2.739cm" svg:x2="1.82cm" svg:y2="2.738cm">
          <text:p/>
        </draw:line>
        <draw:line draw:style-name="gr6" draw:text-style-name="P1" draw:layer="layout" svg:x1="1.82cm" svg:y1="2.738cm" svg:x2="1.821cm" svg:y2="2.737cm">
          <text:p/>
        </draw:line>
        <draw:line draw:style-name="gr6" draw:text-style-name="P1" draw:layer="layout" svg:x1="1.821cm" svg:y1="2.737cm" svg:x2="1.822cm" svg:y2="2.736cm">
          <text:p/>
        </draw:line>
        <draw:line draw:style-name="gr6" draw:text-style-name="P1" draw:layer="layout" svg:x1="1.822cm" svg:y1="2.736cm" svg:x2="1.824cm" svg:y2="2.735cm">
          <text:p/>
        </draw:line>
        <draw:line draw:style-name="gr6" draw:text-style-name="P1" draw:layer="layout" svg:x1="1.824cm" svg:y1="2.735cm" svg:x2="1.825cm" svg:y2="2.734cm">
          <text:p/>
        </draw:line>
        <draw:line draw:style-name="gr6" draw:text-style-name="P1" draw:layer="layout" svg:x1="1.825cm" svg:y1="2.734cm" svg:x2="1.826cm" svg:y2="2.733cm">
          <text:p/>
        </draw:line>
        <draw:line draw:style-name="gr6" draw:text-style-name="P1" draw:layer="layout" svg:x1="1.826cm" svg:y1="2.733cm" svg:x2="1.828cm" svg:y2="2.732cm">
          <text:p/>
        </draw:line>
        <draw:line draw:style-name="gr6" draw:text-style-name="P1" draw:layer="layout" svg:x1="1.828cm" svg:y1="2.732cm" svg:x2="1.829cm" svg:y2="2.731cm">
          <text:p/>
        </draw:line>
        <draw:line draw:style-name="gr6" draw:text-style-name="P1" draw:layer="layout" svg:x1="1.829cm" svg:y1="2.731cm" svg:x2="1.83cm" svg:y2="2.73cm">
          <text:p/>
        </draw:line>
        <draw:line draw:style-name="gr6" draw:text-style-name="P1" draw:layer="layout" svg:x1="1.83cm" svg:y1="2.73cm" svg:x2="1.832cm" svg:y2="2.728cm">
          <text:p/>
        </draw:line>
        <draw:line draw:style-name="gr6" draw:text-style-name="P1" draw:layer="layout" svg:x1="1.832cm" svg:y1="2.728cm" svg:x2="1.833cm" svg:y2="2.727cm">
          <text:p/>
        </draw:line>
        <draw:line draw:style-name="gr6" draw:text-style-name="P1" draw:layer="layout" svg:x1="1.833cm" svg:y1="2.727cm" svg:x2="1.834cm" svg:y2="2.726cm">
          <text:p/>
        </draw:line>
        <draw:line draw:style-name="gr6" draw:text-style-name="P1" draw:layer="layout" svg:x1="1.834cm" svg:y1="2.726cm" svg:x2="1.836cm" svg:y2="2.725cm">
          <text:p/>
        </draw:line>
        <draw:line draw:style-name="gr6" draw:text-style-name="P1" draw:layer="layout" svg:x1="1.836cm" svg:y1="2.725cm" svg:x2="1.837cm" svg:y2="2.725cm">
          <text:p/>
        </draw:line>
        <draw:line draw:style-name="gr6" draw:text-style-name="P1" draw:layer="layout" svg:x1="1.837cm" svg:y1="2.725cm" svg:x2="1.838cm" svg:y2="2.724cm">
          <text:p/>
        </draw:line>
        <draw:line draw:style-name="gr6" draw:text-style-name="P1" draw:layer="layout" svg:x1="1.838cm" svg:y1="2.724cm" svg:x2="1.84cm" svg:y2="2.722cm">
          <text:p/>
        </draw:line>
        <draw:line draw:style-name="gr6" draw:text-style-name="P1" draw:layer="layout" svg:x1="1.84cm" svg:y1="2.722cm" svg:x2="1.841cm" svg:y2="2.722cm">
          <text:p/>
        </draw:line>
        <draw:line draw:style-name="gr6" draw:text-style-name="P1" draw:layer="layout" svg:x1="1.841cm" svg:y1="2.722cm" svg:x2="1.842cm" svg:y2="2.72cm">
          <text:p/>
        </draw:line>
        <draw:line draw:style-name="gr6" draw:text-style-name="P1" draw:layer="layout" svg:x1="1.842cm" svg:y1="2.72cm" svg:x2="1.844cm" svg:y2="2.719cm">
          <text:p/>
        </draw:line>
        <draw:line draw:style-name="gr6" draw:text-style-name="P1" draw:layer="layout" svg:x1="1.844cm" svg:y1="2.719cm" svg:x2="1.845cm" svg:y2="2.718cm">
          <text:p/>
        </draw:line>
        <draw:line draw:style-name="gr6" draw:text-style-name="P1" draw:layer="layout" svg:x1="1.845cm" svg:y1="2.718cm" svg:x2="1.846cm" svg:y2="2.717cm">
          <text:p/>
        </draw:line>
        <draw:line draw:style-name="gr6" draw:text-style-name="P1" draw:layer="layout" svg:x1="1.846cm" svg:y1="2.717cm" svg:x2="1.848cm" svg:y2="2.716cm">
          <text:p/>
        </draw:line>
        <draw:line draw:style-name="gr6" draw:text-style-name="P1" draw:layer="layout" svg:x1="1.848cm" svg:y1="2.716cm" svg:x2="1.849cm" svg:y2="2.715cm">
          <text:p/>
        </draw:line>
        <draw:line draw:style-name="gr6" draw:text-style-name="P1" draw:layer="layout" svg:x1="1.849cm" svg:y1="2.715cm" svg:x2="1.85cm" svg:y2="2.714cm">
          <text:p/>
        </draw:line>
        <draw:line draw:style-name="gr6" draw:text-style-name="P1" draw:layer="layout" svg:x1="1.85cm" svg:y1="2.714cm" svg:x2="1.852cm" svg:y2="2.713cm">
          <text:p/>
        </draw:line>
        <draw:line draw:style-name="gr6" draw:text-style-name="P1" draw:layer="layout" svg:x1="1.852cm" svg:y1="2.713cm" svg:x2="1.853cm" svg:y2="2.712cm">
          <text:p/>
        </draw:line>
        <draw:line draw:style-name="gr6" draw:text-style-name="P1" draw:layer="layout" svg:x1="1.853cm" svg:y1="2.712cm" svg:x2="1.854cm" svg:y2="2.711cm">
          <text:p/>
        </draw:line>
        <draw:line draw:style-name="gr6" draw:text-style-name="P1" draw:layer="layout" svg:x1="1.854cm" svg:y1="2.711cm" svg:x2="1.856cm" svg:y2="2.71cm">
          <text:p/>
        </draw:line>
        <draw:line draw:style-name="gr6" draw:text-style-name="P1" draw:layer="layout" svg:x1="1.856cm" svg:y1="2.71cm" svg:x2="1.857cm" svg:y2="2.709cm">
          <text:p/>
        </draw:line>
        <draw:line draw:style-name="gr6" draw:text-style-name="P1" draw:layer="layout" svg:x1="1.857cm" svg:y1="2.709cm" svg:x2="1.858cm" svg:y2="2.708cm">
          <text:p/>
        </draw:line>
        <draw:line draw:style-name="gr6" draw:text-style-name="P1" draw:layer="layout" svg:x1="1.858cm" svg:y1="2.708cm" svg:x2="1.86cm" svg:y2="2.707cm">
          <text:p/>
        </draw:line>
        <draw:line draw:style-name="gr6" draw:text-style-name="P1" draw:layer="layout" svg:x1="1.86cm" svg:y1="2.707cm" svg:x2="1.861cm" svg:y2="2.706cm">
          <text:p/>
        </draw:line>
        <draw:line draw:style-name="gr6" draw:text-style-name="P1" draw:layer="layout" svg:x1="1.861cm" svg:y1="2.706cm" svg:x2="1.862cm" svg:y2="2.704cm">
          <text:p/>
        </draw:line>
        <draw:line draw:style-name="gr6" draw:text-style-name="P1" draw:layer="layout" svg:x1="1.862cm" svg:y1="2.704cm" svg:x2="1.864cm" svg:y2="2.704cm">
          <text:p/>
        </draw:line>
        <draw:line draw:style-name="gr6" draw:text-style-name="P1" draw:layer="layout" svg:x1="1.864cm" svg:y1="2.704cm" svg:x2="1.865cm" svg:y2="2.702cm">
          <text:p/>
        </draw:line>
        <draw:line draw:style-name="gr6" draw:text-style-name="P1" draw:layer="layout" svg:x1="1.865cm" svg:y1="2.702cm" svg:x2="1.866cm" svg:y2="2.702cm">
          <text:p/>
        </draw:line>
        <draw:line draw:style-name="gr6" draw:text-style-name="P1" draw:layer="layout" svg:x1="1.866cm" svg:y1="2.702cm" svg:x2="1.868cm" svg:y2="2.7cm">
          <text:p/>
        </draw:line>
        <draw:line draw:style-name="gr6" draw:text-style-name="P1" draw:layer="layout" svg:x1="1.868cm" svg:y1="2.7cm" svg:x2="1.869cm" svg:y2="2.7cm">
          <text:p/>
        </draw:line>
        <draw:line draw:style-name="gr6" draw:text-style-name="P1" draw:layer="layout" svg:x1="1.869cm" svg:y1="2.7cm" svg:x2="1.87cm" svg:y2="2.698cm">
          <text:p/>
        </draw:line>
        <draw:line draw:style-name="gr6" draw:text-style-name="P1" draw:layer="layout" svg:x1="1.87cm" svg:y1="2.698cm" svg:x2="1.872cm" svg:y2="2.697cm">
          <text:p/>
        </draw:line>
        <draw:line draw:style-name="gr6" draw:text-style-name="P1" draw:layer="layout" svg:x1="1.872cm" svg:y1="2.697cm" svg:x2="1.873cm" svg:y2="2.697cm">
          <text:p/>
        </draw:line>
        <draw:line draw:style-name="gr6" draw:text-style-name="P1" draw:layer="layout" svg:x1="1.873cm" svg:y1="2.697cm" svg:x2="1.874cm" svg:y2="2.695cm">
          <text:p/>
        </draw:line>
        <draw:line draw:style-name="gr6" draw:text-style-name="P1" draw:layer="layout" svg:x1="1.874cm" svg:y1="2.695cm" svg:x2="1.875cm" svg:y2="2.695cm">
          <text:p/>
        </draw:line>
        <draw:line draw:style-name="gr6" draw:text-style-name="P1" draw:layer="layout" svg:x1="1.875cm" svg:y1="2.695cm" svg:x2="1.877cm" svg:y2="2.693cm">
          <text:p/>
        </draw:line>
        <draw:line draw:style-name="gr6" draw:text-style-name="P1" draw:layer="layout" svg:x1="1.877cm" svg:y1="2.693cm" svg:x2="1.878cm" svg:y2="2.692cm">
          <text:p/>
        </draw:line>
        <draw:line draw:style-name="gr6" draw:text-style-name="P1" draw:layer="layout" svg:x1="1.878cm" svg:y1="2.692cm" svg:x2="1.88cm" svg:y2="2.691cm">
          <text:p/>
        </draw:line>
        <draw:line draw:style-name="gr6" draw:text-style-name="P1" draw:layer="layout" svg:x1="1.88cm" svg:y1="2.691cm" svg:x2="1.881cm" svg:y2="2.69cm">
          <text:p/>
        </draw:line>
        <draw:line draw:style-name="gr6" draw:text-style-name="P1" draw:layer="layout" svg:x1="1.881cm" svg:y1="2.69cm" svg:x2="1.882cm" svg:y2="2.689cm">
          <text:p/>
        </draw:line>
        <draw:line draw:style-name="gr6" draw:text-style-name="P1" draw:layer="layout" svg:x1="1.882cm" svg:y1="2.689cm" svg:x2="1.883cm" svg:y2="2.688cm">
          <text:p/>
        </draw:line>
        <draw:line draw:style-name="gr6" draw:text-style-name="P1" draw:layer="layout" svg:x1="1.883cm" svg:y1="2.688cm" svg:x2="1.884cm" svg:y2="2.687cm">
          <text:p/>
        </draw:line>
        <draw:line draw:style-name="gr6" draw:text-style-name="P1" draw:layer="layout" svg:x1="1.884cm" svg:y1="2.687cm" svg:x2="1.886cm" svg:y2="2.686cm">
          <text:p/>
        </draw:line>
        <draw:line draw:style-name="gr6" draw:text-style-name="P1" draw:layer="layout" svg:x1="1.886cm" svg:y1="2.686cm" svg:x2="1.887cm" svg:y2="2.685cm">
          <text:p/>
        </draw:line>
        <draw:line draw:style-name="gr6" draw:text-style-name="P1" draw:layer="layout" svg:x1="1.887cm" svg:y1="2.685cm" svg:x2="1.888cm" svg:y2="2.684cm">
          <text:p/>
        </draw:line>
        <draw:line draw:style-name="gr6" draw:text-style-name="P1" draw:layer="layout" svg:x1="1.888cm" svg:y1="2.684cm" svg:x2="1.89cm" svg:y2="2.683cm">
          <text:p/>
        </draw:line>
        <draw:line draw:style-name="gr6" draw:text-style-name="P1" draw:layer="layout" svg:x1="1.89cm" svg:y1="2.683cm" svg:x2="1.891cm" svg:y2="2.682cm">
          <text:p/>
        </draw:line>
        <draw:line draw:style-name="gr6" draw:text-style-name="P1" draw:layer="layout" svg:x1="1.891cm" svg:y1="2.682cm" svg:x2="1.892cm" svg:y2="2.681cm">
          <text:p/>
        </draw:line>
        <draw:line draw:style-name="gr6" draw:text-style-name="P1" draw:layer="layout" svg:x1="1.892cm" svg:y1="2.681cm" svg:x2="1.894cm" svg:y2="2.68cm">
          <text:p/>
        </draw:line>
        <draw:line draw:style-name="gr6" draw:text-style-name="P1" draw:layer="layout" svg:x1="1.894cm" svg:y1="2.68cm" svg:x2="1.895cm" svg:y2="2.679cm">
          <text:p/>
        </draw:line>
        <draw:line draw:style-name="gr6" draw:text-style-name="P1" draw:layer="layout" svg:x1="1.895cm" svg:y1="2.679cm" svg:x2="1.897cm" svg:y2="2.677cm">
          <text:p/>
        </draw:line>
        <draw:line draw:style-name="gr6" draw:text-style-name="P1" draw:layer="layout" svg:x1="1.897cm" svg:y1="2.677cm" svg:x2="1.898cm" svg:y2="2.677cm">
          <text:p/>
        </draw:line>
        <draw:line draw:style-name="gr6" draw:text-style-name="P1" draw:layer="layout" svg:x1="1.898cm" svg:y1="2.677cm" svg:x2="1.899cm" svg:y2="2.675cm">
          <text:p/>
        </draw:line>
        <draw:line draw:style-name="gr6" draw:text-style-name="P1" draw:layer="layout" svg:x1="1.899cm" svg:y1="2.675cm" svg:x2="1.901cm" svg:y2="2.674cm">
          <text:p/>
        </draw:line>
        <draw:line draw:style-name="gr6" draw:text-style-name="P1" draw:layer="layout" svg:x1="1.901cm" svg:y1="2.674cm" svg:x2="1.902cm" svg:y2="2.673cm">
          <text:p/>
        </draw:line>
        <draw:line draw:style-name="gr6" draw:text-style-name="P1" draw:layer="layout" svg:x1="1.902cm" svg:y1="2.673cm" svg:x2="1.903cm" svg:y2="2.672cm">
          <text:p/>
        </draw:line>
        <draw:line draw:style-name="gr6" draw:text-style-name="P1" draw:layer="layout" svg:x1="1.903cm" svg:y1="2.672cm" svg:x2="1.905cm" svg:y2="2.671cm">
          <text:p/>
        </draw:line>
        <draw:line draw:style-name="gr6" draw:text-style-name="P1" draw:layer="layout" svg:x1="1.905cm" svg:y1="2.671cm" svg:x2="1.906cm" svg:y2="2.67cm">
          <text:p/>
        </draw:line>
        <draw:line draw:style-name="gr6" draw:text-style-name="P1" draw:layer="layout" svg:x1="1.906cm" svg:y1="2.67cm" svg:x2="1.907cm" svg:y2="2.669cm">
          <text:p/>
        </draw:line>
        <draw:line draw:style-name="gr6" draw:text-style-name="P1" draw:layer="layout" svg:x1="1.907cm" svg:y1="2.669cm" svg:x2="1.908cm" svg:y2="2.668cm">
          <text:p/>
        </draw:line>
        <draw:line draw:style-name="gr6" draw:text-style-name="P1" draw:layer="layout" svg:x1="1.908cm" svg:y1="2.668cm" svg:x2="1.91cm" svg:y2="2.667cm">
          <text:p/>
        </draw:line>
        <draw:line draw:style-name="gr6" draw:text-style-name="P1" draw:layer="layout" svg:x1="1.91cm" svg:y1="2.667cm" svg:x2="1.911cm" svg:y2="2.666cm">
          <text:p/>
        </draw:line>
        <draw:line draw:style-name="gr6" draw:text-style-name="P1" draw:layer="layout" svg:x1="1.911cm" svg:y1="2.666cm" svg:x2="1.912cm" svg:y2="2.665cm">
          <text:p/>
        </draw:line>
        <draw:line draw:style-name="gr6" draw:text-style-name="P1" draw:layer="layout" svg:x1="1.912cm" svg:y1="2.665cm" svg:x2="1.914cm" svg:y2="2.664cm">
          <text:p/>
        </draw:line>
        <draw:line draw:style-name="gr6" draw:text-style-name="P1" draw:layer="layout" svg:x1="1.914cm" svg:y1="2.664cm" svg:x2="1.915cm" svg:y2="2.663cm">
          <text:p/>
        </draw:line>
        <draw:line draw:style-name="gr6" draw:text-style-name="P1" draw:layer="layout" svg:x1="1.915cm" svg:y1="2.663cm" svg:x2="1.916cm" svg:y2="2.662cm">
          <text:p/>
        </draw:line>
        <draw:line draw:style-name="gr6" draw:text-style-name="P1" draw:layer="layout" svg:x1="1.916cm" svg:y1="2.662cm" svg:x2="1.918cm" svg:y2="2.661cm">
          <text:p/>
        </draw:line>
        <draw:line draw:style-name="gr6" draw:text-style-name="P1" draw:layer="layout" svg:x1="1.918cm" svg:y1="2.661cm" svg:x2="1.919cm" svg:y2="2.66cm">
          <text:p/>
        </draw:line>
        <draw:line draw:style-name="gr6" draw:text-style-name="P1" draw:layer="layout" svg:x1="1.919cm" svg:y1="2.66cm" svg:x2="1.921cm" svg:y2="2.659cm">
          <text:p/>
        </draw:line>
        <draw:line draw:style-name="gr6" draw:text-style-name="P1" draw:layer="layout" svg:x1="1.921cm" svg:y1="2.659cm" svg:x2="1.922cm" svg:y2="2.658cm">
          <text:p/>
        </draw:line>
        <draw:line draw:style-name="gr6" draw:text-style-name="P1" draw:layer="layout" svg:x1="1.922cm" svg:y1="2.658cm" svg:x2="1.923cm" svg:y2="2.657cm">
          <text:p/>
        </draw:line>
        <draw:line draw:style-name="gr6" draw:text-style-name="P1" draw:layer="layout" svg:x1="1.923cm" svg:y1="2.657cm" svg:x2="1.925cm" svg:y2="2.656cm">
          <text:p/>
        </draw:line>
        <draw:line draw:style-name="gr6" draw:text-style-name="P1" draw:layer="layout" svg:x1="1.925cm" svg:y1="2.656cm" svg:x2="1.926cm" svg:y2="2.655cm">
          <text:p/>
        </draw:line>
        <draw:line draw:style-name="gr6" draw:text-style-name="P1" draw:layer="layout" svg:x1="1.926cm" svg:y1="2.655cm" svg:x2="1.927cm" svg:y2="2.654cm">
          <text:p/>
        </draw:line>
        <draw:line draw:style-name="gr6" draw:text-style-name="P1" draw:layer="layout" svg:x1="1.927cm" svg:y1="2.654cm" svg:x2="1.928cm" svg:y2="2.653cm">
          <text:p/>
        </draw:line>
        <draw:line draw:style-name="gr6" draw:text-style-name="P1" draw:layer="layout" svg:x1="1.928cm" svg:y1="2.653cm" svg:x2="1.93cm" svg:y2="2.651cm">
          <text:p/>
        </draw:line>
        <draw:line draw:style-name="gr6" draw:text-style-name="P1" draw:layer="layout" svg:x1="1.93cm" svg:y1="2.651cm" svg:x2="1.931cm" svg:y2="2.651cm">
          <text:p/>
        </draw:line>
        <draw:line draw:style-name="gr6" draw:text-style-name="P1" draw:layer="layout" svg:x1="1.931cm" svg:y1="2.651cm" svg:x2="1.932cm" svg:y2="2.649cm">
          <text:p/>
        </draw:line>
        <draw:line draw:style-name="gr6" draw:text-style-name="P1" draw:layer="layout" svg:x1="1.932cm" svg:y1="2.649cm" svg:x2="1.934cm" svg:y2="2.649cm">
          <text:p/>
        </draw:line>
        <draw:line draw:style-name="gr6" draw:text-style-name="P1" draw:layer="layout" svg:x1="1.934cm" svg:y1="2.649cm" svg:x2="1.935cm" svg:y2="2.647cm">
          <text:p/>
        </draw:line>
        <draw:line draw:style-name="gr6" draw:text-style-name="P1" draw:layer="layout" svg:x1="1.935cm" svg:y1="2.647cm" svg:x2="1.936cm" svg:y2="2.646cm">
          <text:p/>
        </draw:line>
        <draw:line draw:style-name="gr6" draw:text-style-name="P1" draw:layer="layout" svg:x1="1.936cm" svg:y1="2.646cm" svg:x2="1.938cm" svg:y2="2.645cm">
          <text:p/>
        </draw:line>
        <draw:line draw:style-name="gr6" draw:text-style-name="P1" draw:layer="layout" svg:x1="1.938cm" svg:y1="2.645cm" svg:x2="1.939cm" svg:y2="2.644cm">
          <text:p/>
        </draw:line>
        <draw:line draw:style-name="gr6" draw:text-style-name="P1" draw:layer="layout" svg:x1="1.939cm" svg:y1="2.644cm" svg:x2="1.94cm" svg:y2="2.643cm">
          <text:p/>
        </draw:line>
        <draw:line draw:style-name="gr6" draw:text-style-name="P1" draw:layer="layout" svg:x1="1.94cm" svg:y1="2.643cm" svg:x2="1.942cm" svg:y2="2.642cm">
          <text:p/>
        </draw:line>
        <draw:line draw:style-name="gr6" draw:text-style-name="P1" draw:layer="layout" svg:x1="1.942cm" svg:y1="2.642cm" svg:x2="1.943cm" svg:y2="2.641cm">
          <text:p/>
        </draw:line>
        <draw:line draw:style-name="gr6" draw:text-style-name="P1" draw:layer="layout" svg:x1="1.943cm" svg:y1="2.641cm" svg:x2="1.945cm" svg:y2="2.64cm">
          <text:p/>
        </draw:line>
        <draw:line draw:style-name="gr6" draw:text-style-name="P1" draw:layer="layout" svg:x1="1.945cm" svg:y1="2.64cm" svg:x2="1.946cm" svg:y2="2.639cm">
          <text:p/>
        </draw:line>
        <draw:line draw:style-name="gr6" draw:text-style-name="P1" draw:layer="layout" svg:x1="1.946cm" svg:y1="2.639cm" svg:x2="1.947cm" svg:y2="2.638cm">
          <text:p/>
        </draw:line>
        <draw:line draw:style-name="gr6" draw:text-style-name="P1" draw:layer="layout" svg:x1="1.947cm" svg:y1="2.638cm" svg:x2="1.949cm" svg:y2="2.637cm">
          <text:p/>
        </draw:line>
        <draw:line draw:style-name="gr6" draw:text-style-name="P1" draw:layer="layout" svg:x1="1.949cm" svg:y1="2.637cm" svg:x2="1.95cm" svg:y2="2.636cm">
          <text:p/>
        </draw:line>
        <draw:line draw:style-name="gr6" draw:text-style-name="P1" draw:layer="layout" svg:x1="1.95cm" svg:y1="2.636cm" svg:x2="1.951cm" svg:y2="2.635cm">
          <text:p/>
        </draw:line>
        <draw:line draw:style-name="gr6" draw:text-style-name="P1" draw:layer="layout" svg:x1="1.951cm" svg:y1="2.635cm" svg:x2="1.952cm" svg:y2="2.634cm">
          <text:p/>
        </draw:line>
        <draw:line draw:style-name="gr6" draw:text-style-name="P1" draw:layer="layout" svg:x1="1.952cm" svg:y1="2.634cm" svg:x2="1.954cm" svg:y2="2.633cm">
          <text:p/>
        </draw:line>
        <draw:line draw:style-name="gr6" draw:text-style-name="P1" draw:layer="layout" svg:x1="1.954cm" svg:y1="2.633cm" svg:x2="1.955cm" svg:y2="2.632cm">
          <text:p/>
        </draw:line>
        <draw:line draw:style-name="gr6" draw:text-style-name="P1" draw:layer="layout" svg:x1="1.955cm" svg:y1="2.632cm" svg:x2="1.956cm" svg:y2="2.631cm">
          <text:p/>
        </draw:line>
        <draw:line draw:style-name="gr6" draw:text-style-name="P1" draw:layer="layout" svg:x1="1.956cm" svg:y1="2.631cm" svg:x2="1.958cm" svg:y2="2.63cm">
          <text:p/>
        </draw:line>
        <draw:line draw:style-name="gr6" draw:text-style-name="P1" draw:layer="layout" svg:x1="1.958cm" svg:y1="2.63cm" svg:x2="1.959cm" svg:y2="2.629cm">
          <text:p/>
        </draw:line>
        <draw:line draw:style-name="gr6" draw:text-style-name="P1" draw:layer="layout" svg:x1="1.959cm" svg:y1="2.629cm" svg:x2="1.96cm" svg:y2="2.628cm">
          <text:p/>
        </draw:line>
        <draw:line draw:style-name="gr6" draw:text-style-name="P1" draw:layer="layout" svg:x1="1.96cm" svg:y1="2.628cm" svg:x2="1.962cm" svg:y2="2.626cm">
          <text:p/>
        </draw:line>
        <draw:line draw:style-name="gr6" draw:text-style-name="P1" draw:layer="layout" svg:x1="1.962cm" svg:y1="2.626cm" svg:x2="1.963cm" svg:y2="2.626cm">
          <text:p/>
        </draw:line>
        <draw:line draw:style-name="gr6" draw:text-style-name="P1" draw:layer="layout" svg:x1="1.963cm" svg:y1="2.626cm" svg:x2="1.964cm" svg:y2="2.624cm">
          <text:p/>
        </draw:line>
        <draw:line draw:style-name="gr6" draw:text-style-name="P1" draw:layer="layout" svg:x1="1.964cm" svg:y1="2.624cm" svg:x2="1.966cm" svg:y2="2.623cm">
          <text:p/>
        </draw:line>
        <draw:line draw:style-name="gr6" draw:text-style-name="P1" draw:layer="layout" svg:x1="1.966cm" svg:y1="2.623cm" svg:x2="1.967cm" svg:y2="2.622cm">
          <text:p/>
        </draw:line>
        <draw:line draw:style-name="gr6" draw:text-style-name="P1" draw:layer="layout" svg:x1="1.967cm" svg:y1="2.622cm" svg:x2="1.969cm" svg:y2="2.621cm">
          <text:p/>
        </draw:line>
        <draw:line draw:style-name="gr6" draw:text-style-name="P1" draw:layer="layout" svg:x1="1.969cm" svg:y1="2.621cm" svg:x2="1.97cm" svg:y2="2.62cm">
          <text:p/>
        </draw:line>
        <draw:line draw:style-name="gr6" draw:text-style-name="P1" draw:layer="layout" svg:x1="1.97cm" svg:y1="2.62cm" svg:x2="1.971cm" svg:y2="2.619cm">
          <text:p/>
        </draw:line>
        <draw:line draw:style-name="gr6" draw:text-style-name="P1" draw:layer="layout" svg:x1="1.971cm" svg:y1="2.619cm" svg:x2="1.972cm" svg:y2="2.618cm">
          <text:p/>
        </draw:line>
        <draw:line draw:style-name="gr6" draw:text-style-name="P1" draw:layer="layout" svg:x1="1.972cm" svg:y1="2.618cm" svg:x2="1.974cm" svg:y2="2.617cm">
          <text:p/>
        </draw:line>
        <draw:line draw:style-name="gr6" draw:text-style-name="P1" draw:layer="layout" svg:x1="1.974cm" svg:y1="2.617cm" svg:x2="1.975cm" svg:y2="2.616cm">
          <text:p/>
        </draw:line>
        <draw:line draw:style-name="gr6" draw:text-style-name="P1" draw:layer="layout" svg:x1="1.975cm" svg:y1="2.616cm" svg:x2="1.976cm" svg:y2="2.615cm">
          <text:p/>
        </draw:line>
        <draw:line draw:style-name="gr6" draw:text-style-name="P1" draw:layer="layout" svg:x1="1.976cm" svg:y1="2.615cm" svg:x2="1.978cm" svg:y2="2.614cm">
          <text:p/>
        </draw:line>
        <draw:line draw:style-name="gr6" draw:text-style-name="P1" draw:layer="layout" svg:x1="1.978cm" svg:y1="2.614cm" svg:x2="1.979cm" svg:y2="2.613cm">
          <text:p/>
        </draw:line>
        <draw:line draw:style-name="gr6" draw:text-style-name="P1" draw:layer="layout" svg:x1="1.979cm" svg:y1="2.613cm" svg:x2="1.98cm" svg:y2="2.612cm">
          <text:p/>
        </draw:line>
        <draw:line draw:style-name="gr6" draw:text-style-name="P1" draw:layer="layout" svg:x1="1.98cm" svg:y1="2.612cm" svg:x2="1.981cm" svg:y2="2.611cm">
          <text:p/>
        </draw:line>
        <draw:line draw:style-name="gr6" draw:text-style-name="P1" draw:layer="layout" svg:x1="1.981cm" svg:y1="2.611cm" svg:x2="1.983cm" svg:y2="2.61cm">
          <text:p/>
        </draw:line>
        <draw:line draw:style-name="gr6" draw:text-style-name="P1" draw:layer="layout" svg:x1="1.983cm" svg:y1="2.61cm" svg:x2="1.984cm" svg:y2="2.609cm">
          <text:p/>
        </draw:line>
        <draw:line draw:style-name="gr6" draw:text-style-name="P1" draw:layer="layout" svg:x1="1.984cm" svg:y1="2.609cm" svg:x2="1.985cm" svg:y2="2.608cm">
          <text:p/>
        </draw:line>
        <draw:line draw:style-name="gr6" draw:text-style-name="P1" draw:layer="layout" svg:x1="1.985cm" svg:y1="2.608cm" svg:x2="1.987cm" svg:y2="2.607cm">
          <text:p/>
        </draw:line>
        <draw:line draw:style-name="gr6" draw:text-style-name="P1" draw:layer="layout" svg:x1="1.987cm" svg:y1="2.607cm" svg:x2="1.988cm" svg:y2="2.606cm">
          <text:p/>
        </draw:line>
        <draw:line draw:style-name="gr6" draw:text-style-name="P1" draw:layer="layout" svg:x1="1.988cm" svg:y1="2.606cm" svg:x2="1.989cm" svg:y2="2.605cm">
          <text:p/>
        </draw:line>
        <draw:line draw:style-name="gr6" draw:text-style-name="P1" draw:layer="layout" svg:x1="1.989cm" svg:y1="2.605cm" svg:x2="1.991cm" svg:y2="2.604cm">
          <text:p/>
        </draw:line>
        <draw:line draw:style-name="gr6" draw:text-style-name="P1" draw:layer="layout" svg:x1="1.991cm" svg:y1="2.604cm" svg:x2="1.992cm" svg:y2="2.603cm">
          <text:p/>
        </draw:line>
        <draw:line draw:style-name="gr6" draw:text-style-name="P1" draw:layer="layout" svg:x1="1.992cm" svg:y1="2.603cm" svg:x2="1.993cm" svg:y2="2.602cm">
          <text:p/>
        </draw:line>
        <draw:line draw:style-name="gr6" draw:text-style-name="P1" draw:layer="layout" svg:x1="1.993cm" svg:y1="2.602cm" svg:x2="1.994cm" svg:y2="2.6cm">
          <text:p/>
        </draw:line>
        <draw:line draw:style-name="gr6" draw:text-style-name="P1" draw:layer="layout" svg:x1="1.994cm" svg:y1="2.6cm" svg:x2="1.996cm" svg:y2="2.6cm">
          <text:p/>
        </draw:line>
        <draw:line draw:style-name="gr6" draw:text-style-name="P1" draw:layer="layout" svg:x1="1.996cm" svg:y1="2.6cm" svg:x2="1.997cm" svg:y2="2.598cm">
          <text:p/>
        </draw:line>
        <draw:line draw:style-name="gr6" draw:text-style-name="P1" draw:layer="layout" svg:x1="1.997cm" svg:y1="2.598cm" svg:x2="1.998cm" svg:y2="2.598cm">
          <text:p/>
        </draw:line>
        <draw:line draw:style-name="gr6" draw:text-style-name="P1" draw:layer="layout" svg:x1="1.998cm" svg:y1="2.598cm" svg:x2="2cm" svg:y2="2.596cm">
          <text:p/>
        </draw:line>
        <draw:line draw:style-name="gr6" draw:text-style-name="P1" draw:layer="layout" svg:x1="2cm" svg:y1="2.596cm" svg:x2="2.001cm" svg:y2="2.595cm">
          <text:p/>
        </draw:line>
        <draw:line draw:style-name="gr6" draw:text-style-name="P1" draw:layer="layout" svg:x1="2.001cm" svg:y1="2.595cm" svg:x2="2.003cm" svg:y2="2.594cm">
          <text:p/>
        </draw:line>
        <draw:line draw:style-name="gr6" draw:text-style-name="P1" draw:layer="layout" svg:x1="2.003cm" svg:y1="2.594cm" svg:x2="2.004cm" svg:y2="2.593cm">
          <text:p/>
        </draw:line>
        <draw:line draw:style-name="gr6" draw:text-style-name="P1" draw:layer="layout" svg:x1="2.004cm" svg:y1="2.593cm" svg:x2="2.005cm" svg:y2="2.592cm">
          <text:p/>
        </draw:line>
        <draw:line draw:style-name="gr6" draw:text-style-name="P1" draw:layer="layout" svg:x1="2.005cm" svg:y1="2.592cm" svg:x2="2.007cm" svg:y2="2.591cm">
          <text:p/>
        </draw:line>
        <draw:line draw:style-name="gr6" draw:text-style-name="P1" draw:layer="layout" svg:x1="2.007cm" svg:y1="2.591cm" svg:x2="2.008cm" svg:y2="2.59cm">
          <text:p/>
        </draw:line>
        <draw:line draw:style-name="gr6" draw:text-style-name="P1" draw:layer="layout" svg:x1="2.008cm" svg:y1="2.59cm" svg:x2="2.009cm" svg:y2="2.589cm">
          <text:p/>
        </draw:line>
        <draw:line draw:style-name="gr6" draw:text-style-name="P1" draw:layer="layout" svg:x1="2.009cm" svg:y1="2.589cm" svg:x2="2.011cm" svg:y2="2.588cm">
          <text:p/>
        </draw:line>
        <draw:line draw:style-name="gr6" draw:text-style-name="P1" draw:layer="layout" svg:x1="2.011cm" svg:y1="2.588cm" svg:x2="2.012cm" svg:y2="2.587cm">
          <text:p/>
        </draw:line>
        <draw:line draw:style-name="gr6" draw:text-style-name="P1" draw:layer="layout" svg:x1="2.012cm" svg:y1="2.587cm" svg:x2="2.013cm" svg:y2="2.586cm">
          <text:p/>
        </draw:line>
        <draw:line draw:style-name="gr6" draw:text-style-name="P1" draw:layer="layout" svg:x1="2.013cm" svg:y1="2.586cm" svg:x2="2.014cm" svg:y2="2.585cm">
          <text:p/>
        </draw:line>
        <draw:line draw:style-name="gr6" draw:text-style-name="P1" draw:layer="layout" svg:x1="2.014cm" svg:y1="2.585cm" svg:x2="2.016cm" svg:y2="2.584cm">
          <text:p/>
        </draw:line>
        <draw:line draw:style-name="gr6" draw:text-style-name="P1" draw:layer="layout" svg:x1="2.016cm" svg:y1="2.584cm" svg:x2="2.017cm" svg:y2="2.583cm">
          <text:p/>
        </draw:line>
        <draw:line draw:style-name="gr6" draw:text-style-name="P1" draw:layer="layout" svg:x1="2.017cm" svg:y1="2.583cm" svg:x2="2.018cm" svg:y2="2.582cm">
          <text:p/>
        </draw:line>
        <draw:line draw:style-name="gr6" draw:text-style-name="P1" draw:layer="layout" svg:x1="2.018cm" svg:y1="2.582cm" svg:x2="2.02cm" svg:y2="2.581cm">
          <text:p/>
        </draw:line>
        <draw:line draw:style-name="gr6" draw:text-style-name="P1" draw:layer="layout" svg:x1="2.02cm" svg:y1="2.581cm" svg:x2="2.021cm" svg:y2="2.58cm">
          <text:p/>
        </draw:line>
        <draw:line draw:style-name="gr6" draw:text-style-name="P1" draw:layer="layout" svg:x1="2.021cm" svg:y1="2.58cm" svg:x2="2.022cm" svg:y2="2.579cm">
          <text:p/>
        </draw:line>
        <draw:line draw:style-name="gr6" draw:text-style-name="P1" draw:layer="layout" svg:x1="2.022cm" svg:y1="2.579cm" svg:x2="2.024cm" svg:y2="2.578cm">
          <text:p/>
        </draw:line>
        <draw:line draw:style-name="gr6" draw:text-style-name="P1" draw:layer="layout" svg:x1="2.024cm" svg:y1="2.578cm" svg:x2="2.025cm" svg:y2="2.577cm">
          <text:p/>
        </draw:line>
        <draw:line draw:style-name="gr6" draw:text-style-name="P1" draw:layer="layout" svg:x1="2.025cm" svg:y1="2.577cm" svg:x2="2.027cm" svg:y2="2.575cm">
          <text:p/>
        </draw:line>
        <draw:line draw:style-name="gr6" draw:text-style-name="P1" draw:layer="layout" svg:x1="2.027cm" svg:y1="2.575cm" svg:x2="2.028cm" svg:y2="2.575cm">
          <text:p/>
        </draw:line>
        <draw:line draw:style-name="gr6" draw:text-style-name="P1" draw:layer="layout" svg:x1="2.028cm" svg:y1="2.575cm" svg:x2="2.029cm" svg:y2="2.573cm">
          <text:p/>
        </draw:line>
        <draw:line draw:style-name="gr6" draw:text-style-name="P1" draw:layer="layout" svg:x1="2.029cm" svg:y1="2.573cm" svg:x2="2.031cm" svg:y2="2.572cm">
          <text:p/>
        </draw:line>
        <draw:line draw:style-name="gr6" draw:text-style-name="P1" draw:layer="layout" svg:x1="2.031cm" svg:y1="2.572cm" svg:x2="2.032cm" svg:y2="2.571cm">
          <text:p/>
        </draw:line>
        <draw:line draw:style-name="gr6" draw:text-style-name="P1" draw:layer="layout" svg:x1="2.032cm" svg:y1="2.571cm" svg:x2="2.033cm" svg:y2="2.57cm">
          <text:p/>
        </draw:line>
        <draw:line draw:style-name="gr6" draw:text-style-name="P1" draw:layer="layout" svg:x1="2.033cm" svg:y1="2.57cm" svg:x2="2.035cm" svg:y2="2.569cm">
          <text:p/>
        </draw:line>
        <draw:line draw:style-name="gr6" draw:text-style-name="P1" draw:layer="layout" svg:x1="2.035cm" svg:y1="2.569cm" svg:x2="2.036cm" svg:y2="2.568cm">
          <text:p/>
        </draw:line>
        <draw:line draw:style-name="gr6" draw:text-style-name="P1" draw:layer="layout" svg:x1="2.036cm" svg:y1="2.568cm" svg:x2="2.037cm" svg:y2="2.567cm">
          <text:p/>
        </draw:line>
        <draw:line draw:style-name="gr6" draw:text-style-name="P1" draw:layer="layout" svg:x1="2.037cm" svg:y1="2.567cm" svg:x2="2.038cm" svg:y2="2.566cm">
          <text:p/>
        </draw:line>
        <draw:line draw:style-name="gr6" draw:text-style-name="P1" draw:layer="layout" svg:x1="2.038cm" svg:y1="2.566cm" svg:x2="2.04cm" svg:y2="2.565cm">
          <text:p/>
        </draw:line>
        <draw:line draw:style-name="gr6" draw:text-style-name="P1" draw:layer="layout" svg:x1="2.04cm" svg:y1="2.565cm" svg:x2="2.041cm" svg:y2="2.564cm">
          <text:p/>
        </draw:line>
        <draw:line draw:style-name="gr6" draw:text-style-name="P1" draw:layer="layout" svg:x1="2.041cm" svg:y1="2.564cm" svg:x2="2.042cm" svg:y2="2.563cm">
          <text:p/>
        </draw:line>
        <draw:line draw:style-name="gr6" draw:text-style-name="P1" draw:layer="layout" svg:x1="2.042cm" svg:y1="2.563cm" svg:x2="2.044cm" svg:y2="2.562cm">
          <text:p/>
        </draw:line>
        <draw:line draw:style-name="gr6" draw:text-style-name="P1" draw:layer="layout" svg:x1="2.044cm" svg:y1="2.562cm" svg:x2="2.045cm" svg:y2="2.561cm">
          <text:p/>
        </draw:line>
        <draw:line draw:style-name="gr6" draw:text-style-name="P1" draw:layer="layout" svg:x1="2.045cm" svg:y1="2.561cm" svg:x2="2.046cm" svg:y2="2.56cm">
          <text:p/>
        </draw:line>
        <draw:line draw:style-name="gr6" draw:text-style-name="P1" draw:layer="layout" svg:x1="2.046cm" svg:y1="2.56cm" svg:x2="2.048cm" svg:y2="2.559cm">
          <text:p/>
        </draw:line>
        <draw:line draw:style-name="gr6" draw:text-style-name="P1" draw:layer="layout" svg:x1="2.048cm" svg:y1="2.559cm" svg:x2="2.049cm" svg:y2="2.558cm">
          <text:p/>
        </draw:line>
        <draw:line draw:style-name="gr6" draw:text-style-name="P1" draw:layer="layout" svg:x1="2.049cm" svg:y1="2.558cm" svg:x2="2.051cm" svg:y2="2.557cm">
          <text:p/>
        </draw:line>
        <draw:line draw:style-name="gr6" draw:text-style-name="P1" draw:layer="layout" svg:x1="2.051cm" svg:y1="2.557cm" svg:x2="2.052cm" svg:y2="2.555cm">
          <text:p/>
        </draw:line>
        <draw:line draw:style-name="gr6" draw:text-style-name="P1" draw:layer="layout" svg:x1="2.052cm" svg:y1="2.555cm" svg:x2="2.053cm" svg:y2="2.555cm">
          <text:p/>
        </draw:line>
        <draw:line draw:style-name="gr6" draw:text-style-name="P1" draw:layer="layout" svg:x1="2.053cm" svg:y1="2.555cm" svg:x2="2.055cm" svg:y2="2.554cm">
          <text:p/>
        </draw:line>
        <draw:line draw:style-name="gr6" draw:text-style-name="P1" draw:layer="layout" svg:x1="2.055cm" svg:y1="2.554cm" svg:x2="2.056cm" svg:y2="2.553cm">
          <text:p/>
        </draw:line>
        <draw:line draw:style-name="gr6" draw:text-style-name="P1" draw:layer="layout" svg:x1="2.056cm" svg:y1="2.553cm" svg:x2="2.057cm" svg:y2="2.552cm">
          <text:p/>
        </draw:line>
        <draw:line draw:style-name="gr6" draw:text-style-name="P1" draw:layer="layout" svg:x1="2.057cm" svg:y1="2.552cm" svg:x2="2.058cm" svg:y2="2.551cm">
          <text:p/>
        </draw:line>
        <draw:line draw:style-name="gr6" draw:text-style-name="P1" draw:layer="layout" svg:x1="2.058cm" svg:y1="2.551cm" svg:x2="2.06cm" svg:y2="2.549cm">
          <text:p/>
        </draw:line>
        <draw:line draw:style-name="gr6" draw:text-style-name="P1" draw:layer="layout" svg:x1="2.06cm" svg:y1="2.549cm" svg:x2="2.061cm" svg:y2="2.549cm">
          <text:p/>
        </draw:line>
        <draw:line draw:style-name="gr6" draw:text-style-name="P1" draw:layer="layout" svg:x1="2.061cm" svg:y1="2.549cm" svg:x2="2.062cm" svg:y2="2.547cm">
          <text:p/>
        </draw:line>
        <draw:line draw:style-name="gr6" draw:text-style-name="P1" draw:layer="layout" svg:x1="2.062cm" svg:y1="2.547cm" svg:x2="2.064cm" svg:y2="2.547cm">
          <text:p/>
        </draw:line>
        <draw:line draw:style-name="gr6" draw:text-style-name="P1" draw:layer="layout" svg:x1="2.064cm" svg:y1="2.547cm" svg:x2="2.065cm" svg:y2="2.545cm">
          <text:p/>
        </draw:line>
        <draw:line draw:style-name="gr6" draw:text-style-name="P1" draw:layer="layout" svg:x1="2.065cm" svg:y1="2.545cm" svg:x2="2.066cm" svg:y2="2.544cm">
          <text:p/>
        </draw:line>
        <draw:line draw:style-name="gr6" draw:text-style-name="P1" draw:layer="layout" svg:x1="2.066cm" svg:y1="2.544cm" svg:x2="2.068cm" svg:y2="2.543cm">
          <text:p/>
        </draw:line>
        <draw:line draw:style-name="gr6" draw:text-style-name="P1" draw:layer="layout" svg:x1="2.068cm" svg:y1="2.543cm" svg:x2="2.069cm" svg:y2="2.542cm">
          <text:p/>
        </draw:line>
        <draw:line draw:style-name="gr6" draw:text-style-name="P1" draw:layer="layout" svg:x1="2.069cm" svg:y1="2.542cm" svg:x2="2.07cm" svg:y2="2.541cm">
          <text:p/>
        </draw:line>
        <draw:line draw:style-name="gr6" draw:text-style-name="P1" draw:layer="layout" svg:x1="2.07cm" svg:y1="2.541cm" svg:x2="2.072cm" svg:y2="2.54cm">
          <text:p/>
        </draw:line>
        <draw:line draw:style-name="gr6" draw:text-style-name="P1" draw:layer="layout" svg:x1="2.072cm" svg:y1="2.54cm" svg:x2="2.073cm" svg:y2="2.539cm">
          <text:p/>
        </draw:line>
        <draw:line draw:style-name="gr6" draw:text-style-name="P1" draw:layer="layout" svg:x1="2.073cm" svg:y1="2.539cm" svg:x2="2.075cm" svg:y2="2.538cm">
          <text:p/>
        </draw:line>
        <draw:line draw:style-name="gr6" draw:text-style-name="P1" draw:layer="layout" svg:x1="2.075cm" svg:y1="2.538cm" svg:x2="2.076cm" svg:y2="2.537cm">
          <text:p/>
        </draw:line>
        <draw:line draw:style-name="gr6" draw:text-style-name="P1" draw:layer="layout" svg:x1="2.076cm" svg:y1="2.537cm" svg:x2="2.077cm" svg:y2="2.536cm">
          <text:p/>
        </draw:line>
        <draw:line draw:style-name="gr6" draw:text-style-name="P1" draw:layer="layout" svg:x1="2.077cm" svg:y1="2.536cm" svg:x2="2.079cm" svg:y2="2.535cm">
          <text:p/>
        </draw:line>
        <draw:line draw:style-name="gr6" draw:text-style-name="P1" draw:layer="layout" svg:x1="2.079cm" svg:y1="2.535cm" svg:x2="2.08cm" svg:y2="2.534cm">
          <text:p/>
        </draw:line>
        <draw:line draw:style-name="gr6" draw:text-style-name="P1" draw:layer="layout" svg:x1="2.08cm" svg:y1="2.534cm" svg:x2="2.081cm" svg:y2="2.533cm">
          <text:p/>
        </draw:line>
        <draw:line draw:style-name="gr6" draw:text-style-name="P1" draw:layer="layout" svg:x1="2.081cm" svg:y1="2.533cm" svg:x2="2.082cm" svg:y2="2.531cm">
          <text:p/>
        </draw:line>
        <draw:line draw:style-name="gr6" draw:text-style-name="P1" draw:layer="layout" svg:x1="2.082cm" svg:y1="2.531cm" svg:x2="2.084cm" svg:y2="2.531cm">
          <text:p/>
        </draw:line>
        <draw:line draw:style-name="gr6" draw:text-style-name="P1" draw:layer="layout" svg:x1="2.084cm" svg:y1="2.531cm" svg:x2="2.085cm" svg:y2="2.529cm">
          <text:p/>
        </draw:line>
        <draw:line draw:style-name="gr6" draw:text-style-name="P1" draw:layer="layout" svg:x1="2.085cm" svg:y1="2.529cm" svg:x2="2.086cm" svg:y2="2.529cm">
          <text:p/>
        </draw:line>
        <draw:line draw:style-name="gr6" draw:text-style-name="P1" draw:layer="layout" svg:x1="2.086cm" svg:y1="2.529cm" svg:x2="2.088cm" svg:y2="2.527cm">
          <text:p/>
        </draw:line>
        <draw:line draw:style-name="gr6" draw:text-style-name="P1" draw:layer="layout" svg:x1="2.088cm" svg:y1="2.527cm" svg:x2="2.089cm" svg:y2="2.527cm">
          <text:p/>
        </draw:line>
        <draw:line draw:style-name="gr6" draw:text-style-name="P1" draw:layer="layout" svg:x1="2.089cm" svg:y1="2.527cm" svg:x2="2.09cm" svg:y2="2.526cm">
          <text:p/>
        </draw:line>
        <draw:line draw:style-name="gr6" draw:text-style-name="P1" draw:layer="layout" svg:x1="2.09cm" svg:y1="2.526cm" svg:x2="2.091cm" svg:y2="2.524cm">
          <text:p/>
        </draw:line>
        <draw:line draw:style-name="gr6" draw:text-style-name="P1" draw:layer="layout" svg:x1="2.091cm" svg:y1="2.524cm" svg:x2="2.093cm" svg:y2="2.524cm">
          <text:p/>
        </draw:line>
        <draw:line draw:style-name="gr6" draw:text-style-name="P1" draw:layer="layout" svg:x1="2.093cm" svg:y1="2.524cm" svg:x2="2.094cm" svg:y2="2.522cm">
          <text:p/>
        </draw:line>
        <draw:line draw:style-name="gr6" draw:text-style-name="P1" draw:layer="layout" svg:x1="2.094cm" svg:y1="2.522cm" svg:x2="2.095cm" svg:y2="2.522cm">
          <text:p/>
        </draw:line>
        <draw:line draw:style-name="gr6" draw:text-style-name="P1" draw:layer="layout" svg:x1="2.095cm" svg:y1="2.522cm" svg:x2="2.097cm" svg:y2="2.52cm">
          <text:p/>
        </draw:line>
        <draw:line draw:style-name="gr6" draw:text-style-name="P1" draw:layer="layout" svg:x1="2.097cm" svg:y1="2.52cm" svg:x2="2.098cm" svg:y2="2.519cm">
          <text:p/>
        </draw:line>
        <draw:line draw:style-name="gr6" draw:text-style-name="P1" draw:layer="layout" svg:x1="2.098cm" svg:y1="2.519cm" svg:x2="2.099cm" svg:y2="2.518cm">
          <text:p/>
        </draw:line>
        <draw:line draw:style-name="gr6" draw:text-style-name="P1" draw:layer="layout" svg:x1="2.099cm" svg:y1="2.518cm" svg:x2="2.1cm" svg:y2="2.517cm">
          <text:p/>
        </draw:line>
        <draw:line draw:style-name="gr6" draw:text-style-name="P1" draw:layer="layout" svg:x1="2.1cm" svg:y1="2.517cm" svg:x2="2.102cm" svg:y2="2.516cm">
          <text:p/>
        </draw:line>
        <draw:line draw:style-name="gr6" draw:text-style-name="P1" draw:layer="layout" svg:x1="2.102cm" svg:y1="2.516cm" svg:x2="2.103cm" svg:y2="2.515cm">
          <text:p/>
        </draw:line>
        <draw:line draw:style-name="gr6" draw:text-style-name="P1" draw:layer="layout" svg:x1="2.103cm" svg:y1="2.515cm" svg:x2="2.105cm" svg:y2="2.514cm">
          <text:p/>
        </draw:line>
        <draw:line draw:style-name="gr6" draw:text-style-name="P1" draw:layer="layout" svg:x1="2.105cm" svg:y1="2.514cm" svg:x2="2.106cm" svg:y2="2.513cm">
          <text:p/>
        </draw:line>
        <draw:line draw:style-name="gr6" draw:text-style-name="P1" draw:layer="layout" svg:x1="2.106cm" svg:y1="2.513cm" svg:x2="2.107cm" svg:y2="2.512cm">
          <text:p/>
        </draw:line>
        <draw:line draw:style-name="gr6" draw:text-style-name="P1" draw:layer="layout" svg:x1="2.107cm" svg:y1="2.512cm" svg:x2="2.109cm" svg:y2="2.511cm">
          <text:p/>
        </draw:line>
        <draw:line draw:style-name="gr6" draw:text-style-name="P1" draw:layer="layout" svg:x1="2.109cm" svg:y1="2.511cm" svg:x2="2.11cm" svg:y2="2.51cm">
          <text:p/>
        </draw:line>
        <draw:line draw:style-name="gr6" draw:text-style-name="P1" draw:layer="layout" svg:x1="2.11cm" svg:y1="2.51cm" svg:x2="2.111cm" svg:y2="2.509cm">
          <text:p/>
        </draw:line>
        <draw:line draw:style-name="gr6" draw:text-style-name="P1" draw:layer="layout" svg:x1="2.111cm" svg:y1="2.509cm" svg:x2="2.113cm" svg:y2="2.508cm">
          <text:p/>
        </draw:line>
        <draw:line draw:style-name="gr6" draw:text-style-name="P1" draw:layer="layout" svg:x1="2.113cm" svg:y1="2.508cm" svg:x2="2.114cm" svg:y2="2.507cm">
          <text:p/>
        </draw:line>
        <draw:line draw:style-name="gr6" draw:text-style-name="P1" draw:layer="layout" svg:x1="2.114cm" svg:y1="2.507cm" svg:x2="2.115cm" svg:y2="2.506cm">
          <text:p/>
        </draw:line>
        <draw:line draw:style-name="gr6" draw:text-style-name="P1" draw:layer="layout" svg:x1="2.115cm" svg:y1="2.506cm" svg:x2="2.117cm" svg:y2="2.504cm">
          <text:p/>
        </draw:line>
        <draw:line draw:style-name="gr6" draw:text-style-name="P1" draw:layer="layout" svg:x1="2.117cm" svg:y1="2.504cm" svg:x2="2.118cm" svg:y2="2.503cm">
          <text:p/>
        </draw:line>
        <draw:line draw:style-name="gr6" draw:text-style-name="P1" draw:layer="layout" svg:x1="2.118cm" svg:y1="2.503cm" svg:x2="2.119cm" svg:y2="2.502cm">
          <text:p/>
        </draw:line>
        <draw:line draw:style-name="gr6" draw:text-style-name="P1" draw:layer="layout" svg:x1="2.119cm" svg:y1="2.502cm" svg:x2="2.121cm" svg:y2="2.501cm">
          <text:p/>
        </draw:line>
        <draw:line draw:style-name="gr6" draw:text-style-name="P1" draw:layer="layout" svg:x1="2.121cm" svg:y1="2.501cm" svg:x2="2.122cm" svg:y2="2.5cm">
          <text:p/>
        </draw:line>
        <draw:line draw:style-name="gr6" draw:text-style-name="P1" draw:layer="layout" svg:x1="2.122cm" svg:y1="2.5cm" svg:x2="2.123cm" svg:y2="2.499cm">
          <text:p/>
        </draw:line>
        <draw:line draw:style-name="gr6" draw:text-style-name="P1" draw:layer="layout" svg:x1="2.123cm" svg:y1="2.499cm" svg:x2="2.124cm" svg:y2="2.498cm">
          <text:p/>
        </draw:line>
        <draw:line draw:style-name="gr6" draw:text-style-name="P1" draw:layer="layout" svg:x1="2.124cm" svg:y1="2.498cm" svg:x2="2.126cm" svg:y2="2.498cm">
          <text:p/>
        </draw:line>
        <draw:line draw:style-name="gr6" draw:text-style-name="P1" draw:layer="layout" svg:x1="2.126cm" svg:y1="2.498cm" svg:x2="2.127cm" svg:y2="2.496cm">
          <text:p/>
        </draw:line>
        <draw:line draw:style-name="gr6" draw:text-style-name="P1" draw:layer="layout" svg:x1="2.127cm" svg:y1="2.496cm" svg:x2="2.129cm" svg:y2="2.496cm">
          <text:p/>
        </draw:line>
        <draw:line draw:style-name="gr6" draw:text-style-name="P1" draw:layer="layout" svg:x1="2.129cm" svg:y1="2.496cm" svg:x2="2.13cm" svg:y2="2.494cm">
          <text:p/>
        </draw:line>
        <draw:line draw:style-name="gr6" draw:text-style-name="P1" draw:layer="layout" svg:x1="2.13cm" svg:y1="2.494cm" svg:x2="2.131cm" svg:y2="2.493cm">
          <text:p/>
        </draw:line>
        <draw:line draw:style-name="gr6" draw:text-style-name="P1" draw:layer="layout" svg:x1="2.131cm" svg:y1="2.493cm" svg:x2="2.133cm" svg:y2="2.492cm">
          <text:p/>
        </draw:line>
        <draw:line draw:style-name="gr6" draw:text-style-name="P1" draw:layer="layout" svg:x1="2.133cm" svg:y1="2.492cm" svg:x2="2.134cm" svg:y2="2.491cm">
          <text:p/>
        </draw:line>
        <draw:line draw:style-name="gr6" draw:text-style-name="P1" draw:layer="layout" svg:x1="2.134cm" svg:y1="2.491cm" svg:x2="2.135cm" svg:y2="2.49cm">
          <text:p/>
        </draw:line>
        <draw:line draw:style-name="gr6" draw:text-style-name="P1" draw:layer="layout" svg:x1="2.135cm" svg:y1="2.49cm" svg:x2="2.137cm" svg:y2="2.489cm">
          <text:p/>
        </draw:line>
        <draw:line draw:style-name="gr6" draw:text-style-name="P1" draw:layer="layout" svg:x1="2.137cm" svg:y1="2.489cm" svg:x2="2.138cm" svg:y2="2.488cm">
          <text:p/>
        </draw:line>
        <draw:line draw:style-name="gr6" draw:text-style-name="P1" draw:layer="layout" svg:x1="2.138cm" svg:y1="2.488cm" svg:x2="2.139cm" svg:y2="2.487cm">
          <text:p/>
        </draw:line>
        <draw:line draw:style-name="gr6" draw:text-style-name="P1" draw:layer="layout" svg:x1="2.139cm" svg:y1="2.487cm" svg:x2="2.141cm" svg:y2="2.486cm">
          <text:p/>
        </draw:line>
        <draw:line draw:style-name="gr6" draw:text-style-name="P1" draw:layer="layout" svg:x1="2.141cm" svg:y1="2.486cm" svg:x2="2.142cm" svg:y2="2.485cm">
          <text:p/>
        </draw:line>
        <draw:line draw:style-name="gr6" draw:text-style-name="P1" draw:layer="layout" svg:x1="2.142cm" svg:y1="2.485cm" svg:x2="2.143cm" svg:y2="2.484cm">
          <text:p/>
        </draw:line>
        <draw:line draw:style-name="gr6" draw:text-style-name="P1" draw:layer="layout" svg:x1="2.143cm" svg:y1="2.484cm" svg:x2="2.144cm" svg:y2="2.483cm">
          <text:p/>
        </draw:line>
        <draw:line draw:style-name="gr6" draw:text-style-name="P1" draw:layer="layout" svg:x1="2.144cm" svg:y1="2.483cm" svg:x2="2.146cm" svg:y2="2.482cm">
          <text:p/>
        </draw:line>
        <draw:line draw:style-name="gr6" draw:text-style-name="P1" draw:layer="layout" svg:x1="2.146cm" svg:y1="2.482cm" svg:x2="2.147cm" svg:y2="2.481cm">
          <text:p/>
        </draw:line>
        <draw:line draw:style-name="gr6" draw:text-style-name="P1" draw:layer="layout" svg:x1="2.147cm" svg:y1="2.481cm" svg:x2="2.148cm" svg:y2="2.48cm">
          <text:p/>
        </draw:line>
        <draw:line draw:style-name="gr6" draw:text-style-name="P1" draw:layer="layout" svg:x1="2.148cm" svg:y1="2.48cm" svg:x2="2.15cm" svg:y2="2.478cm">
          <text:p/>
        </draw:line>
        <draw:line draw:style-name="gr6" draw:text-style-name="P1" draw:layer="layout" svg:x1="2.15cm" svg:y1="2.478cm" svg:x2="2.151cm" svg:y2="2.478cm">
          <text:p/>
        </draw:line>
        <draw:line draw:style-name="gr6" draw:text-style-name="P1" draw:layer="layout" svg:x1="2.151cm" svg:y1="2.478cm" svg:x2="2.153cm" svg:y2="2.476cm">
          <text:p/>
        </draw:line>
        <draw:line draw:style-name="gr6" draw:text-style-name="P1" draw:layer="layout" svg:x1="2.153cm" svg:y1="2.476cm" svg:x2="2.154cm" svg:y2="2.476cm">
          <text:p/>
        </draw:line>
        <draw:line draw:style-name="gr6" draw:text-style-name="P1" draw:layer="layout" svg:x1="2.154cm" svg:y1="2.476cm" svg:x2="2.155cm" svg:y2="2.474cm">
          <text:p/>
        </draw:line>
        <draw:line draw:style-name="gr6" draw:text-style-name="P1" draw:layer="layout" svg:x1="2.155cm" svg:y1="2.474cm" svg:x2="2.157cm" svg:y2="2.473cm">
          <text:p/>
        </draw:line>
        <draw:line draw:style-name="gr6" draw:text-style-name="P1" draw:layer="layout" svg:x1="2.157cm" svg:y1="2.473cm" svg:x2="2.158cm" svg:y2="2.472cm">
          <text:p/>
        </draw:line>
        <draw:line draw:style-name="gr6" draw:text-style-name="P1" draw:layer="layout" svg:x1="2.158cm" svg:y1="2.472cm" svg:x2="2.159cm" svg:y2="2.471cm">
          <text:p/>
        </draw:line>
        <draw:line draw:style-name="gr6" draw:text-style-name="P1" draw:layer="layout" svg:x1="2.159cm" svg:y1="2.471cm" svg:x2="2.161cm" svg:y2="2.47cm">
          <text:p/>
        </draw:line>
        <draw:line draw:style-name="gr6" draw:text-style-name="P1" draw:layer="layout" svg:x1="2.161cm" svg:y1="2.47cm" svg:x2="2.162cm" svg:y2="2.469cm">
          <text:p/>
        </draw:line>
        <draw:line draw:style-name="gr6" draw:text-style-name="P1" draw:layer="layout" svg:x1="2.162cm" svg:y1="2.469cm" svg:x2="2.163cm" svg:y2="2.468cm">
          <text:p/>
        </draw:line>
        <draw:line draw:style-name="gr6" draw:text-style-name="P1" draw:layer="layout" svg:x1="2.163cm" svg:y1="2.468cm" svg:x2="2.165cm" svg:y2="2.467cm">
          <text:p/>
        </draw:line>
        <draw:line draw:style-name="gr6" draw:text-style-name="P1" draw:layer="layout" svg:x1="2.165cm" svg:y1="2.467cm" svg:x2="2.166cm" svg:y2="2.466cm">
          <text:p/>
        </draw:line>
        <draw:line draw:style-name="gr6" draw:text-style-name="P1" draw:layer="layout" svg:x1="2.166cm" svg:y1="2.466cm" svg:x2="2.167cm" svg:y2="2.465cm">
          <text:p/>
        </draw:line>
        <draw:line draw:style-name="gr6" draw:text-style-name="P1" draw:layer="layout" svg:x1="2.167cm" svg:y1="2.465cm" svg:x2="2.168cm" svg:y2="2.464cm">
          <text:p/>
        </draw:line>
        <draw:line draw:style-name="gr6" draw:text-style-name="P1" draw:layer="layout" svg:x1="2.168cm" svg:y1="2.464cm" svg:x2="2.17cm" svg:y2="2.463cm">
          <text:p/>
        </draw:line>
        <draw:line draw:style-name="gr6" draw:text-style-name="P1" draw:layer="layout" svg:x1="2.17cm" svg:y1="2.463cm" svg:x2="2.171cm" svg:y2="2.462cm">
          <text:p/>
        </draw:line>
        <draw:line draw:style-name="gr6" draw:text-style-name="P1" draw:layer="layout" svg:x1="2.171cm" svg:y1="2.462cm" svg:x2="2.172cm" svg:y2="2.461cm">
          <text:p/>
        </draw:line>
        <draw:line draw:style-name="gr6" draw:text-style-name="P1" draw:layer="layout" svg:x1="2.172cm" svg:y1="2.461cm" svg:x2="2.174cm" svg:y2="2.46cm">
          <text:p/>
        </draw:line>
        <draw:line draw:style-name="gr6" draw:text-style-name="P1" draw:layer="layout" svg:x1="2.174cm" svg:y1="2.46cm" svg:x2="2.175cm" svg:y2="2.459cm">
          <text:p/>
        </draw:line>
        <draw:line draw:style-name="gr6" draw:text-style-name="P1" draw:layer="layout" svg:x1="2.175cm" svg:y1="2.459cm" svg:x2="2.177cm" svg:y2="2.458cm">
          <text:p/>
        </draw:line>
        <draw:line draw:style-name="gr6" draw:text-style-name="P1" draw:layer="layout" svg:x1="2.177cm" svg:y1="2.458cm" svg:x2="2.178cm" svg:y2="2.457cm">
          <text:p/>
        </draw:line>
        <draw:line draw:style-name="gr6" draw:text-style-name="P1" draw:layer="layout" svg:x1="2.178cm" svg:y1="2.457cm" svg:x2="2.179cm" svg:y2="2.456cm">
          <text:p/>
        </draw:line>
        <draw:line draw:style-name="gr6" draw:text-style-name="P1" draw:layer="layout" svg:x1="2.179cm" svg:y1="2.456cm" svg:x2="2.181cm" svg:y2="2.455cm">
          <text:p/>
        </draw:line>
        <draw:line draw:style-name="gr6" draw:text-style-name="P1" draw:layer="layout" svg:x1="2.181cm" svg:y1="2.455cm" svg:x2="2.182cm" svg:y2="2.454cm">
          <text:p/>
        </draw:line>
        <draw:line draw:style-name="gr6" draw:text-style-name="P1" draw:layer="layout" svg:x1="2.182cm" svg:y1="2.454cm" svg:x2="2.183cm" svg:y2="2.453cm">
          <text:p/>
        </draw:line>
        <draw:line draw:style-name="gr6" draw:text-style-name="P1" draw:layer="layout" svg:x1="2.183cm" svg:y1="2.453cm" svg:x2="2.185cm" svg:y2="2.451cm">
          <text:p/>
        </draw:line>
        <draw:line draw:style-name="gr6" draw:text-style-name="P1" draw:layer="layout" svg:x1="2.185cm" svg:y1="2.451cm" svg:x2="2.186cm" svg:y2="2.45cm">
          <text:p/>
        </draw:line>
        <draw:line draw:style-name="gr6" draw:text-style-name="P1" draw:layer="layout" svg:x1="2.186cm" svg:y1="2.45cm" svg:x2="2.187cm" svg:y2="2.449cm">
          <text:p/>
        </draw:line>
        <draw:line draw:style-name="gr6" draw:text-style-name="P1" draw:layer="layout" svg:x1="2.187cm" svg:y1="2.449cm" svg:x2="2.188cm" svg:y2="2.448cm">
          <text:p/>
        </draw:line>
        <draw:line draw:style-name="gr6" draw:text-style-name="P1" draw:layer="layout" svg:x1="2.188cm" svg:y1="2.448cm" svg:x2="2.189cm" svg:y2="2.447cm">
          <text:p/>
        </draw:line>
        <draw:line draw:style-name="gr6" draw:text-style-name="P1" draw:layer="layout" svg:x1="2.189cm" svg:y1="2.447cm" svg:x2="2.191cm" svg:y2="2.446cm">
          <text:p/>
        </draw:line>
        <draw:line draw:style-name="gr6" draw:text-style-name="P1" draw:layer="layout" svg:x1="2.191cm" svg:y1="2.446cm" svg:x2="2.192cm" svg:y2="2.445cm">
          <text:p/>
        </draw:line>
        <draw:line draw:style-name="gr6" draw:text-style-name="P1" draw:layer="layout" svg:x1="2.192cm" svg:y1="2.445cm" svg:x2="2.194cm" svg:y2="2.444cm">
          <text:p/>
        </draw:line>
        <draw:line draw:style-name="gr6" draw:text-style-name="P1" draw:layer="layout" svg:x1="2.194cm" svg:y1="2.444cm" svg:x2="2.195cm" svg:y2="2.443cm">
          <text:p/>
        </draw:line>
        <draw:line draw:style-name="gr6" draw:text-style-name="P1" draw:layer="layout" svg:x1="2.195cm" svg:y1="2.443cm" svg:x2="2.196cm" svg:y2="2.442cm">
          <text:p/>
        </draw:line>
        <draw:line draw:style-name="gr6" draw:text-style-name="P1" draw:layer="layout" svg:x1="2.196cm" svg:y1="2.442cm" svg:x2="2.197cm" svg:y2="2.441cm">
          <text:p/>
        </draw:line>
        <draw:line draw:style-name="gr6" draw:text-style-name="P1" draw:layer="layout" svg:x1="2.197cm" svg:y1="2.441cm" svg:x2="2.199cm" svg:y2="2.44cm">
          <text:p/>
        </draw:line>
        <draw:line draw:style-name="gr6" draw:text-style-name="P1" draw:layer="layout" svg:x1="2.199cm" svg:y1="2.44cm" svg:x2="2.2cm" svg:y2="2.439cm">
          <text:p/>
        </draw:line>
        <draw:line draw:style-name="gr6" draw:text-style-name="P1" draw:layer="layout" svg:x1="2.2cm" svg:y1="2.439cm" svg:x2="2.201cm" svg:y2="2.438cm">
          <text:p/>
        </draw:line>
        <draw:line draw:style-name="gr6" draw:text-style-name="P1" draw:layer="layout" svg:x1="2.201cm" svg:y1="2.438cm" svg:x2="2.203cm" svg:y2="2.437cm">
          <text:p/>
        </draw:line>
        <draw:line draw:style-name="gr6" draw:text-style-name="P1" draw:layer="layout" svg:x1="2.203cm" svg:y1="2.437cm" svg:x2="2.204cm" svg:y2="2.436cm">
          <text:p/>
        </draw:line>
        <draw:line draw:style-name="gr6" draw:text-style-name="P1" draw:layer="layout" svg:x1="2.204cm" svg:y1="2.436cm" svg:x2="2.205cm" svg:y2="2.435cm">
          <text:p/>
        </draw:line>
        <draw:line draw:style-name="gr6" draw:text-style-name="P1" draw:layer="layout" svg:x1="2.205cm" svg:y1="2.435cm" svg:x2="2.207cm" svg:y2="2.434cm">
          <text:p/>
        </draw:line>
        <draw:line draw:style-name="gr6" draw:text-style-name="P1" draw:layer="layout" svg:x1="2.207cm" svg:y1="2.434cm" svg:x2="2.208cm" svg:y2="2.433cm">
          <text:p/>
        </draw:line>
        <draw:line draw:style-name="gr6" draw:text-style-name="P1" draw:layer="layout" svg:x1="2.208cm" svg:y1="2.433cm" svg:x2="2.209cm" svg:y2="2.432cm">
          <text:p/>
        </draw:line>
        <draw:line draw:style-name="gr6" draw:text-style-name="P1" draw:layer="layout" svg:x1="2.209cm" svg:y1="2.432cm" svg:x2="2.211cm" svg:y2="2.431cm">
          <text:p/>
        </draw:line>
        <draw:line draw:style-name="gr6" draw:text-style-name="P1" draw:layer="layout" svg:x1="2.211cm" svg:y1="2.431cm" svg:x2="2.212cm" svg:y2="2.43cm">
          <text:p/>
        </draw:line>
        <draw:line draw:style-name="gr6" draw:text-style-name="P1" draw:layer="layout" svg:x1="2.212cm" svg:y1="2.43cm" svg:x2="2.213cm" svg:y2="2.429cm">
          <text:p/>
        </draw:line>
        <draw:line draw:style-name="gr6" draw:text-style-name="P1" draw:layer="layout" svg:x1="2.213cm" svg:y1="2.429cm" svg:x2="2.215cm" svg:y2="2.427cm">
          <text:p/>
        </draw:line>
        <draw:line draw:style-name="gr6" draw:text-style-name="P1" draw:layer="layout" svg:x1="2.215cm" svg:y1="2.427cm" svg:x2="2.216cm" svg:y2="2.427cm">
          <text:p/>
        </draw:line>
        <draw:line draw:style-name="gr6" draw:text-style-name="P1" draw:layer="layout" svg:x1="2.216cm" svg:y1="2.427cm" svg:x2="2.218cm" svg:y2="2.425cm">
          <text:p/>
        </draw:line>
        <draw:line draw:style-name="gr6" draw:text-style-name="P1" draw:layer="layout" svg:x1="2.218cm" svg:y1="2.425cm" svg:x2="2.219cm" svg:y2="2.425cm">
          <text:p/>
        </draw:line>
        <draw:line draw:style-name="gr6" draw:text-style-name="P1" draw:layer="layout" svg:x1="2.219cm" svg:y1="2.425cm" svg:x2="2.22cm" svg:y2="2.423cm">
          <text:p/>
        </draw:line>
        <draw:line draw:style-name="gr6" draw:text-style-name="P1" draw:layer="layout" svg:x1="2.22cm" svg:y1="2.423cm" svg:x2="2.221cm" svg:y2="2.422cm">
          <text:p/>
        </draw:line>
        <draw:line draw:style-name="gr6" draw:text-style-name="P1" draw:layer="layout" svg:x1="2.221cm" svg:y1="2.422cm" svg:x2="2.223cm" svg:y2="2.421cm">
          <text:p/>
        </draw:line>
        <draw:line draw:style-name="gr6" draw:text-style-name="P1" draw:layer="layout" svg:x1="2.223cm" svg:y1="2.421cm" svg:x2="2.224cm" svg:y2="2.42cm">
          <text:p/>
        </draw:line>
        <draw:line draw:style-name="gr6" draw:text-style-name="P1" draw:layer="layout" svg:x1="2.224cm" svg:y1="2.42cm" svg:x2="2.225cm" svg:y2="2.419cm">
          <text:p/>
        </draw:line>
        <draw:line draw:style-name="gr6" draw:text-style-name="P1" draw:layer="layout" svg:x1="2.225cm" svg:y1="2.419cm" svg:x2="2.227cm" svg:y2="2.418cm">
          <text:p/>
        </draw:line>
        <draw:line draw:style-name="gr6" draw:text-style-name="P1" draw:layer="layout" svg:x1="2.227cm" svg:y1="2.418cm" svg:x2="2.228cm" svg:y2="2.417cm">
          <text:p/>
        </draw:line>
        <draw:line draw:style-name="gr6" draw:text-style-name="P1" draw:layer="layout" svg:x1="2.228cm" svg:y1="2.417cm" svg:x2="2.229cm" svg:y2="2.416cm">
          <text:p/>
        </draw:line>
        <draw:line draw:style-name="gr6" draw:text-style-name="P1" draw:layer="layout" svg:x1="2.229cm" svg:y1="2.416cm" svg:x2="2.23cm" svg:y2="2.415cm">
          <text:p/>
        </draw:line>
        <draw:line draw:style-name="gr6" draw:text-style-name="P1" draw:layer="layout" svg:x1="2.23cm" svg:y1="2.415cm" svg:x2="2.232cm" svg:y2="2.414cm">
          <text:p/>
        </draw:line>
        <draw:line draw:style-name="gr6" draw:text-style-name="P1" draw:layer="layout" svg:x1="2.232cm" svg:y1="2.414cm" svg:x2="2.233cm" svg:y2="2.413cm">
          <text:p/>
        </draw:line>
        <draw:line draw:style-name="gr6" draw:text-style-name="P1" draw:layer="layout" svg:x1="2.233cm" svg:y1="2.413cm" svg:x2="2.235cm" svg:y2="2.412cm">
          <text:p/>
        </draw:line>
        <draw:line draw:style-name="gr6" draw:text-style-name="P1" draw:layer="layout" svg:x1="2.235cm" svg:y1="2.412cm" svg:x2="2.236cm" svg:y2="2.411cm">
          <text:p/>
        </draw:line>
        <draw:line draw:style-name="gr6" draw:text-style-name="P1" draw:layer="layout" svg:x1="2.236cm" svg:y1="2.411cm" svg:x2="2.237cm" svg:y2="2.41cm">
          <text:p/>
        </draw:line>
        <draw:line draw:style-name="gr6" draw:text-style-name="P1" draw:layer="layout" svg:x1="2.237cm" svg:y1="2.41cm" svg:x2="2.239cm" svg:y2="2.409cm">
          <text:p/>
        </draw:line>
        <draw:line draw:style-name="gr6" draw:text-style-name="P1" draw:layer="layout" svg:x1="2.239cm" svg:y1="2.409cm" svg:x2="2.24cm" svg:y2="2.408cm">
          <text:p/>
        </draw:line>
        <draw:line draw:style-name="gr6" draw:text-style-name="P1" draw:layer="layout" svg:x1="2.24cm" svg:y1="2.408cm" svg:x2="2.241cm" svg:y2="2.407cm">
          <text:p/>
        </draw:line>
        <draw:line draw:style-name="gr6" draw:text-style-name="P1" draw:layer="layout" svg:x1="2.241cm" svg:y1="2.407cm" svg:x2="2.243cm" svg:y2="2.406cm">
          <text:p/>
        </draw:line>
        <draw:line draw:style-name="gr6" draw:text-style-name="P1" draw:layer="layout" svg:x1="2.243cm" svg:y1="2.406cm" svg:x2="2.244cm" svg:y2="2.405cm">
          <text:p/>
        </draw:line>
        <draw:line draw:style-name="gr6" draw:text-style-name="P1" draw:layer="layout" svg:x1="2.244cm" svg:y1="2.405cm" svg:x2="2.245cm" svg:y2="2.404cm">
          <text:p/>
        </draw:line>
        <draw:line draw:style-name="gr6" draw:text-style-name="P1" draw:layer="layout" svg:x1="2.245cm" svg:y1="2.404cm" svg:x2="2.247cm" svg:y2="2.403cm">
          <text:p/>
        </draw:line>
        <draw:line draw:style-name="gr6" draw:text-style-name="P1" draw:layer="layout" svg:x1="2.247cm" svg:y1="2.403cm" svg:x2="2.248cm" svg:y2="2.402cm">
          <text:p/>
        </draw:line>
        <draw:line draw:style-name="gr6" draw:text-style-name="P1" draw:layer="layout" svg:x1="2.248cm" svg:y1="2.402cm" svg:x2="2.249cm" svg:y2="2.4cm">
          <text:p/>
        </draw:line>
        <draw:line draw:style-name="gr6" draw:text-style-name="P1" draw:layer="layout" svg:x1="2.249cm" svg:y1="2.4cm" svg:x2="2.251cm" svg:y2="2.399cm">
          <text:p/>
        </draw:line>
        <draw:line draw:style-name="gr6" draw:text-style-name="P1" draw:layer="layout" svg:x1="2.251cm" svg:y1="2.399cm" svg:x2="2.252cm" svg:y2="2.398cm">
          <text:p/>
        </draw:line>
        <draw:line draw:style-name="gr6" draw:text-style-name="P1" draw:layer="layout" svg:x1="2.252cm" svg:y1="2.398cm" svg:x2="2.253cm" svg:y2="2.397cm">
          <text:p/>
        </draw:line>
        <draw:line draw:style-name="gr6" draw:text-style-name="P1" draw:layer="layout" svg:x1="2.253cm" svg:y1="2.397cm" svg:x2="2.254cm" svg:y2="2.396cm">
          <text:p/>
        </draw:line>
        <draw:line draw:style-name="gr6" draw:text-style-name="P1" draw:layer="layout" svg:x1="2.254cm" svg:y1="2.396cm" svg:x2="2.256cm" svg:y2="2.395cm">
          <text:p/>
        </draw:line>
        <draw:line draw:style-name="gr6" draw:text-style-name="P1" draw:layer="layout" svg:x1="2.256cm" svg:y1="2.395cm" svg:x2="2.257cm" svg:y2="2.394cm">
          <text:p/>
        </draw:line>
        <draw:line draw:style-name="gr6" draw:text-style-name="P1" draw:layer="layout" svg:x1="2.257cm" svg:y1="2.394cm" svg:x2="2.259cm" svg:y2="2.393cm">
          <text:p/>
        </draw:line>
        <draw:line draw:style-name="gr6" draw:text-style-name="P1" draw:layer="layout" svg:x1="2.259cm" svg:y1="2.393cm" svg:x2="2.26cm" svg:y2="2.392cm">
          <text:p/>
        </draw:line>
        <draw:line draw:style-name="gr6" draw:text-style-name="P1" draw:layer="layout" svg:x1="2.26cm" svg:y1="2.392cm" svg:x2="2.261cm" svg:y2="2.391cm">
          <text:p/>
        </draw:line>
        <draw:line draw:style-name="gr6" draw:text-style-name="P1" draw:layer="layout" svg:x1="2.261cm" svg:y1="2.391cm" svg:x2="2.263cm" svg:y2="2.39cm">
          <text:p/>
        </draw:line>
        <draw:line draw:style-name="gr6" draw:text-style-name="P1" draw:layer="layout" svg:x1="2.263cm" svg:y1="2.39cm" svg:x2="2.264cm" svg:y2="2.389cm">
          <text:p/>
        </draw:line>
        <draw:line draw:style-name="gr6" draw:text-style-name="P1" draw:layer="layout" svg:x1="2.264cm" svg:y1="2.389cm" svg:x2="2.265cm" svg:y2="2.388cm">
          <text:p/>
        </draw:line>
        <draw:line draw:style-name="gr6" draw:text-style-name="P1" draw:layer="layout" svg:x1="2.265cm" svg:y1="2.388cm" svg:x2="2.267cm" svg:y2="2.387cm">
          <text:p/>
        </draw:line>
        <draw:line draw:style-name="gr6" draw:text-style-name="P1" draw:layer="layout" svg:x1="2.267cm" svg:y1="2.387cm" svg:x2="2.268cm" svg:y2="2.386cm">
          <text:p/>
        </draw:line>
        <draw:line draw:style-name="gr6" draw:text-style-name="P1" draw:layer="layout" svg:x1="2.268cm" svg:y1="2.386cm" svg:x2="2.269cm" svg:y2="2.385cm">
          <text:p/>
        </draw:line>
        <draw:line draw:style-name="gr6" draw:text-style-name="P1" draw:layer="layout" svg:x1="2.269cm" svg:y1="2.385cm" svg:x2="2.271cm" svg:y2="2.384cm">
          <text:p/>
        </draw:line>
        <draw:line draw:style-name="gr6" draw:text-style-name="P1" draw:layer="layout" svg:x1="2.271cm" svg:y1="2.384cm" svg:x2="2.272cm" svg:y2="2.383cm">
          <text:p/>
        </draw:line>
        <draw:line draw:style-name="gr6" draw:text-style-name="P1" draw:layer="layout" svg:x1="2.272cm" svg:y1="2.383cm" svg:x2="2.273cm" svg:y2="2.382cm">
          <text:p/>
        </draw:line>
        <draw:line draw:style-name="gr6" draw:text-style-name="P1" draw:layer="layout" svg:x1="2.273cm" svg:y1="2.382cm" svg:x2="2.274cm" svg:y2="2.381cm">
          <text:p/>
        </draw:line>
        <draw:line draw:style-name="gr6" draw:text-style-name="P1" draw:layer="layout" svg:x1="2.274cm" svg:y1="2.381cm" svg:x2="2.276cm" svg:y2="2.38cm">
          <text:p/>
        </draw:line>
        <draw:line draw:style-name="gr6" draw:text-style-name="P1" draw:layer="layout" svg:x1="2.276cm" svg:y1="2.38cm" svg:x2="2.277cm" svg:y2="2.379cm">
          <text:p/>
        </draw:line>
        <draw:line draw:style-name="gr6" draw:text-style-name="P1" draw:layer="layout" svg:x1="2.277cm" svg:y1="2.379cm" svg:x2="2.278cm" svg:y2="2.378cm">
          <text:p/>
        </draw:line>
        <draw:line draw:style-name="gr6" draw:text-style-name="P1" draw:layer="layout" svg:x1="2.278cm" svg:y1="2.378cm" svg:x2="2.28cm" svg:y2="2.376cm">
          <text:p/>
        </draw:line>
        <draw:line draw:style-name="gr6" draw:text-style-name="P1" draw:layer="layout" svg:x1="2.28cm" svg:y1="2.376cm" svg:x2="2.281cm" svg:y2="2.376cm">
          <text:p/>
        </draw:line>
        <draw:line draw:style-name="gr6" draw:text-style-name="P1" draw:layer="layout" svg:x1="2.281cm" svg:y1="2.376cm" svg:x2="2.283cm" svg:y2="2.374cm">
          <text:p/>
        </draw:line>
        <draw:line draw:style-name="gr6" draw:text-style-name="P1" draw:layer="layout" svg:x1="2.283cm" svg:y1="2.374cm" svg:x2="2.284cm" svg:y2="2.374cm">
          <text:p/>
        </draw:line>
        <draw:line draw:style-name="gr6" draw:text-style-name="P1" draw:layer="layout" svg:x1="2.284cm" svg:y1="2.374cm" svg:x2="2.285cm" svg:y2="2.372cm">
          <text:p/>
        </draw:line>
        <draw:line draw:style-name="gr6" draw:text-style-name="P1" draw:layer="layout" svg:x1="2.285cm" svg:y1="2.372cm" svg:x2="2.287cm" svg:y2="2.371cm">
          <text:p/>
        </draw:line>
        <draw:line draw:style-name="gr6" draw:text-style-name="P1" draw:layer="layout" svg:x1="2.287cm" svg:y1="2.371cm" svg:x2="2.288cm" svg:y2="2.37cm">
          <text:p/>
        </draw:line>
        <draw:line draw:style-name="gr6" draw:text-style-name="P1" draw:layer="layout" svg:x1="2.288cm" svg:y1="2.37cm" svg:x2="2.289cm" svg:y2="2.369cm">
          <text:p/>
        </draw:line>
        <draw:line draw:style-name="gr6" draw:text-style-name="P1" draw:layer="layout" svg:x1="2.289cm" svg:y1="2.369cm" svg:x2="2.29cm" svg:y2="2.368cm">
          <text:p/>
        </draw:line>
        <draw:line draw:style-name="gr6" draw:text-style-name="P1" draw:layer="layout" svg:x1="2.29cm" svg:y1="2.368cm" svg:x2="2.291cm" svg:y2="2.367cm">
          <text:p/>
        </draw:line>
        <draw:line draw:style-name="gr6" draw:text-style-name="P1" draw:layer="layout" svg:x1="2.291cm" svg:y1="2.367cm" svg:x2="2.293cm" svg:y2="2.366cm">
          <text:p/>
        </draw:line>
        <draw:line draw:style-name="gr6" draw:text-style-name="P1" draw:layer="layout" svg:x1="2.293cm" svg:y1="2.366cm" svg:x2="2.294cm" svg:y2="2.365cm">
          <text:p/>
        </draw:line>
        <draw:line draw:style-name="gr6" draw:text-style-name="P1" draw:layer="layout" svg:x1="2.294cm" svg:y1="2.365cm" svg:x2="2.296cm" svg:y2="2.364cm">
          <text:p/>
        </draw:line>
        <draw:line draw:style-name="gr6" draw:text-style-name="P1" draw:layer="layout" svg:x1="2.296cm" svg:y1="2.364cm" svg:x2="2.297cm" svg:y2="2.363cm">
          <text:p/>
        </draw:line>
        <draw:line draw:style-name="gr6" draw:text-style-name="P1" draw:layer="layout" svg:x1="2.297cm" svg:y1="2.363cm" svg:x2="2.298cm" svg:y2="2.362cm">
          <text:p/>
        </draw:line>
        <draw:line draw:style-name="gr6" draw:text-style-name="P1" draw:layer="layout" svg:x1="2.298cm" svg:y1="2.362cm" svg:x2="2.3cm" svg:y2="2.361cm">
          <text:p/>
        </draw:line>
        <draw:line draw:style-name="gr6" draw:text-style-name="P1" draw:layer="layout" svg:x1="2.3cm" svg:y1="2.361cm" svg:x2="2.301cm" svg:y2="2.36cm">
          <text:p/>
        </draw:line>
        <draw:line draw:style-name="gr6" draw:text-style-name="P1" draw:layer="layout" svg:x1="2.301cm" svg:y1="2.36cm" svg:x2="2.302cm" svg:y2="2.358cm">
          <text:p/>
        </draw:line>
        <draw:line draw:style-name="gr6" draw:text-style-name="P1" draw:layer="layout" svg:x1="2.302cm" svg:y1="2.358cm" svg:x2="2.304cm" svg:y2="2.358cm">
          <text:p/>
        </draw:line>
        <draw:line draw:style-name="gr6" draw:text-style-name="P1" draw:layer="layout" svg:x1="2.304cm" svg:y1="2.358cm" svg:x2="2.305cm" svg:y2="2.356cm">
          <text:p/>
        </draw:line>
        <draw:line draw:style-name="gr6" draw:text-style-name="P1" draw:layer="layout" svg:x1="2.305cm" svg:y1="2.356cm" svg:x2="2.306cm" svg:y2="2.356cm">
          <text:p/>
        </draw:line>
        <draw:line draw:style-name="gr6" draw:text-style-name="P1" draw:layer="layout" svg:x1="2.306cm" svg:y1="2.356cm" svg:x2="2.307cm" svg:y2="2.355cm">
          <text:p/>
        </draw:line>
        <draw:line draw:style-name="gr6" draw:text-style-name="P1" draw:layer="layout" svg:x1="2.307cm" svg:y1="2.355cm" svg:x2="2.309cm" svg:y2="2.354cm">
          <text:p/>
        </draw:line>
        <draw:line draw:style-name="gr6" draw:text-style-name="P1" draw:layer="layout" svg:x1="2.309cm" svg:y1="2.354cm" svg:x2="2.31cm" svg:y2="2.353cm">
          <text:p/>
        </draw:line>
        <draw:line draw:style-name="gr6" draw:text-style-name="P1" draw:layer="layout" svg:x1="2.31cm" svg:y1="2.353cm" svg:x2="2.311cm" svg:y2="2.352cm">
          <text:p/>
        </draw:line>
        <draw:line draw:style-name="gr6" draw:text-style-name="P1" draw:layer="layout" svg:x1="2.311cm" svg:y1="2.352cm" svg:x2="2.313cm" svg:y2="2.351cm">
          <text:p/>
        </draw:line>
        <draw:line draw:style-name="gr6" draw:text-style-name="P1" draw:layer="layout" svg:x1="2.313cm" svg:y1="2.351cm" svg:x2="2.314cm" svg:y2="2.349cm">
          <text:p/>
        </draw:line>
        <draw:line draw:style-name="gr6" draw:text-style-name="P1" draw:layer="layout" svg:x1="2.314cm" svg:y1="2.349cm" svg:x2="2.315cm" svg:y2="2.349cm">
          <text:p/>
        </draw:line>
        <draw:line draw:style-name="gr6" draw:text-style-name="P1" draw:layer="layout" svg:x1="2.315cm" svg:y1="2.349cm" svg:x2="2.317cm" svg:y2="2.347cm">
          <text:p/>
        </draw:line>
        <draw:line draw:style-name="gr6" draw:text-style-name="P1" draw:layer="layout" svg:x1="2.317cm" svg:y1="2.347cm" svg:x2="2.318cm" svg:y2="2.346cm">
          <text:p/>
        </draw:line>
        <draw:line draw:style-name="gr6" draw:text-style-name="P1" draw:layer="layout" svg:x1="2.318cm" svg:y1="2.346cm" svg:x2="2.319cm" svg:y2="2.345cm">
          <text:p/>
        </draw:line>
        <draw:line draw:style-name="gr6" draw:text-style-name="P1" draw:layer="layout" svg:x1="2.319cm" svg:y1="2.345cm" svg:x2="2.321cm" svg:y2="2.344cm">
          <text:p/>
        </draw:line>
        <draw:line draw:style-name="gr6" draw:text-style-name="P1" draw:layer="layout" svg:x1="2.321cm" svg:y1="2.344cm" svg:x2="2.322cm" svg:y2="2.343cm">
          <text:p/>
        </draw:line>
        <draw:line draw:style-name="gr6" draw:text-style-name="P1" draw:layer="layout" svg:x1="2.322cm" svg:y1="2.343cm" svg:x2="2.324cm" svg:y2="2.342cm">
          <text:p/>
        </draw:line>
        <draw:line draw:style-name="gr6" draw:text-style-name="P1" draw:layer="layout" svg:x1="2.324cm" svg:y1="2.342cm" svg:x2="2.325cm" svg:y2="2.341cm">
          <text:p/>
        </draw:line>
        <draw:line draw:style-name="gr6" draw:text-style-name="P1" draw:layer="layout" svg:x1="2.325cm" svg:y1="2.341cm" svg:x2="2.326cm" svg:y2="2.34cm">
          <text:p/>
        </draw:line>
        <draw:line draw:style-name="gr6" draw:text-style-name="P1" draw:layer="layout" svg:x1="2.326cm" svg:y1="2.34cm" svg:x2="2.327cm" svg:y2="2.339cm">
          <text:p/>
        </draw:line>
        <draw:line draw:style-name="gr6" draw:text-style-name="P1" draw:layer="layout" svg:x1="2.327cm" svg:y1="2.339cm" svg:x2="2.329cm" svg:y2="2.338cm">
          <text:p/>
        </draw:line>
        <draw:line draw:style-name="gr6" draw:text-style-name="P1" draw:layer="layout" svg:x1="2.329cm" svg:y1="2.338cm" svg:x2="2.33cm" svg:y2="2.337cm">
          <text:p/>
        </draw:line>
        <draw:line draw:style-name="gr6" draw:text-style-name="P1" draw:layer="layout" svg:x1="2.33cm" svg:y1="2.337cm" svg:x2="2.331cm" svg:y2="2.336cm">
          <text:p/>
        </draw:line>
        <draw:line draw:style-name="gr6" draw:text-style-name="P1" draw:layer="layout" svg:x1="2.331cm" svg:y1="2.336cm" svg:x2="2.333cm" svg:y2="2.335cm">
          <text:p/>
        </draw:line>
        <draw:line draw:style-name="gr6" draw:text-style-name="P1" draw:layer="layout" svg:x1="2.333cm" svg:y1="2.335cm" svg:x2="2.334cm" svg:y2="2.334cm">
          <text:p/>
        </draw:line>
        <draw:line draw:style-name="gr6" draw:text-style-name="P1" draw:layer="layout" svg:x1="2.334cm" svg:y1="2.334cm" svg:x2="2.335cm" svg:y2="2.333cm">
          <text:p/>
        </draw:line>
        <draw:line draw:style-name="gr6" draw:text-style-name="P1" draw:layer="layout" svg:x1="2.335cm" svg:y1="2.333cm" svg:x2="2.337cm" svg:y2="2.332cm">
          <text:p/>
        </draw:line>
        <draw:line draw:style-name="gr6" draw:text-style-name="P1" draw:layer="layout" svg:x1="2.337cm" svg:y1="2.332cm" svg:x2="2.338cm" svg:y2="2.33cm">
          <text:p/>
        </draw:line>
        <draw:line draw:style-name="gr6" draw:text-style-name="P1" draw:layer="layout" svg:x1="2.338cm" svg:y1="2.33cm" svg:x2="2.339cm" svg:y2="2.329cm">
          <text:p/>
        </draw:line>
        <draw:line draw:style-name="gr6" draw:text-style-name="P1" draw:layer="layout" svg:x1="2.339cm" svg:y1="2.329cm" svg:x2="2.341cm" svg:y2="2.328cm">
          <text:p/>
        </draw:line>
        <draw:line draw:style-name="gr6" draw:text-style-name="P1" draw:layer="layout" svg:x1="2.341cm" svg:y1="2.328cm" svg:x2="2.342cm" svg:y2="2.327cm">
          <text:p/>
        </draw:line>
        <draw:line draw:style-name="gr6" draw:text-style-name="P1" draw:layer="layout" svg:x1="2.342cm" svg:y1="2.327cm" svg:x2="2.343cm" svg:y2="2.327cm">
          <text:p/>
        </draw:line>
        <draw:line draw:style-name="gr6" draw:text-style-name="P1" draw:layer="layout" svg:x1="2.343cm" svg:y1="2.327cm" svg:x2="2.345cm" svg:y2="2.326cm">
          <text:p/>
        </draw:line>
        <draw:line draw:style-name="gr6" draw:text-style-name="P1" draw:layer="layout" svg:x1="2.345cm" svg:y1="2.326cm" svg:x2="2.346cm" svg:y2="2.325cm">
          <text:p/>
        </draw:line>
        <draw:line draw:style-name="gr6" draw:text-style-name="P1" draw:layer="layout" svg:x1="2.346cm" svg:y1="2.325cm" svg:x2="2.348cm" svg:y2="2.323cm">
          <text:p/>
        </draw:line>
        <draw:line draw:style-name="gr6" draw:text-style-name="P1" draw:layer="layout" svg:x1="2.348cm" svg:y1="2.323cm" svg:x2="2.349cm" svg:y2="2.323cm">
          <text:p/>
        </draw:line>
        <draw:line draw:style-name="gr6" draw:text-style-name="P1" draw:layer="layout" svg:x1="2.349cm" svg:y1="2.323cm" svg:x2="2.35cm" svg:y2="2.321cm">
          <text:p/>
        </draw:line>
        <draw:line draw:style-name="gr6" draw:text-style-name="P1" draw:layer="layout" svg:x1="2.35cm" svg:y1="2.321cm" svg:x2="2.351cm" svg:y2="2.321cm">
          <text:p/>
        </draw:line>
        <draw:line draw:style-name="gr6" draw:text-style-name="P1" draw:layer="layout" svg:x1="2.351cm" svg:y1="2.321cm" svg:x2="2.353cm" svg:y2="2.319cm">
          <text:p/>
        </draw:line>
        <draw:line draw:style-name="gr6" draw:text-style-name="P1" draw:layer="layout" svg:x1="2.353cm" svg:y1="2.319cm" svg:x2="2.354cm" svg:y2="2.318cm">
          <text:p/>
        </draw:line>
        <draw:line draw:style-name="gr6" draw:text-style-name="P1" draw:layer="layout" svg:x1="2.354cm" svg:y1="2.318cm" svg:x2="2.355cm" svg:y2="2.317cm">
          <text:p/>
        </draw:line>
        <draw:line draw:style-name="gr6" draw:text-style-name="P1" draw:layer="layout" svg:x1="2.355cm" svg:y1="2.317cm" svg:x2="2.357cm" svg:y2="2.316cm">
          <text:p/>
        </draw:line>
        <draw:line draw:style-name="gr6" draw:text-style-name="P1" draw:layer="layout" svg:x1="2.357cm" svg:y1="2.316cm" svg:x2="2.358cm" svg:y2="2.315cm">
          <text:p/>
        </draw:line>
        <draw:line draw:style-name="gr6" draw:text-style-name="P1" draw:layer="layout" svg:x1="2.358cm" svg:y1="2.315cm" svg:x2="2.359cm" svg:y2="2.314cm">
          <text:p/>
        </draw:line>
        <draw:line draw:style-name="gr6" draw:text-style-name="P1" draw:layer="layout" svg:x1="2.359cm" svg:y1="2.314cm" svg:x2="2.361cm" svg:y2="2.313cm">
          <text:p/>
        </draw:line>
        <draw:line draw:style-name="gr6" draw:text-style-name="P1" draw:layer="layout" svg:x1="2.361cm" svg:y1="2.313cm" svg:x2="2.362cm" svg:y2="2.312cm">
          <text:p/>
        </draw:line>
        <draw:line draw:style-name="gr6" draw:text-style-name="P1" draw:layer="layout" svg:x1="2.362cm" svg:y1="2.312cm" svg:x2="2.363cm" svg:y2="2.311cm">
          <text:p/>
        </draw:line>
        <draw:line draw:style-name="gr6" draw:text-style-name="P1" draw:layer="layout" svg:x1="2.363cm" svg:y1="2.311cm" svg:x2="2.365cm" svg:y2="2.31cm">
          <text:p/>
        </draw:line>
        <draw:line draw:style-name="gr6" draw:text-style-name="P1" draw:layer="layout" svg:x1="2.365cm" svg:y1="2.31cm" svg:x2="2.366cm" svg:y2="2.309cm">
          <text:p/>
        </draw:line>
        <draw:line draw:style-name="gr6" draw:text-style-name="P1" draw:layer="layout" svg:x1="2.366cm" svg:y1="2.309cm" svg:x2="2.367cm" svg:y2="2.307cm">
          <text:p/>
        </draw:line>
        <draw:line draw:style-name="gr6" draw:text-style-name="P1" draw:layer="layout" svg:x1="2.367cm" svg:y1="2.307cm" svg:x2="2.369cm" svg:y2="2.307cm">
          <text:p/>
        </draw:line>
        <draw:line draw:style-name="gr6" draw:text-style-name="P1" draw:layer="layout" svg:x1="2.369cm" svg:y1="2.307cm" svg:x2="2.37cm" svg:y2="2.305cm">
          <text:p/>
        </draw:line>
        <draw:line draw:style-name="gr6" draw:text-style-name="P1" draw:layer="layout" svg:x1="2.37cm" svg:y1="2.305cm" svg:x2="2.371cm" svg:y2="2.305cm">
          <text:p/>
        </draw:line>
        <draw:line draw:style-name="gr6" draw:text-style-name="P1" draw:layer="layout" svg:x1="2.371cm" svg:y1="2.305cm" svg:x2="2.373cm" svg:y2="2.303cm">
          <text:p/>
        </draw:line>
        <draw:line draw:style-name="gr6" draw:text-style-name="P1" draw:layer="layout" svg:x1="2.373cm" svg:y1="2.303cm" svg:x2="2.374cm" svg:y2="2.303cm">
          <text:p/>
        </draw:line>
        <draw:line draw:style-name="gr6" draw:text-style-name="P1" draw:layer="layout" svg:x1="2.374cm" svg:y1="2.303cm" svg:x2="2.375cm" svg:y2="2.301cm">
          <text:p/>
        </draw:line>
        <draw:line draw:style-name="gr6" draw:text-style-name="P1" draw:layer="layout" svg:x1="2.375cm" svg:y1="2.301cm" svg:x2="2.377cm" svg:y2="2.3cm">
          <text:p/>
        </draw:line>
        <draw:line draw:style-name="gr6" draw:text-style-name="P1" draw:layer="layout" svg:x1="2.377cm" svg:y1="2.3cm" svg:x2="2.378cm" svg:y2="2.299cm">
          <text:p/>
        </draw:line>
        <draw:line draw:style-name="gr6" draw:text-style-name="P1" draw:layer="layout" svg:x1="2.378cm" svg:y1="2.299cm" svg:x2="2.379cm" svg:y2="2.298cm">
          <text:p/>
        </draw:line>
        <draw:line draw:style-name="gr6" draw:text-style-name="P1" draw:layer="layout" svg:x1="2.379cm" svg:y1="2.298cm" svg:x2="2.381cm" svg:y2="2.298cm">
          <text:p/>
        </draw:line>
        <draw:line draw:style-name="gr6" draw:text-style-name="P1" draw:layer="layout" svg:x1="2.381cm" svg:y1="2.298cm" svg:x2="2.382cm" svg:y2="2.296cm">
          <text:p/>
        </draw:line>
        <draw:line draw:style-name="gr6" draw:text-style-name="P1" draw:layer="layout" svg:x1="2.382cm" svg:y1="2.296cm" svg:x2="2.383cm" svg:y2="2.295cm">
          <text:p/>
        </draw:line>
        <draw:line draw:style-name="gr6" draw:text-style-name="P1" draw:layer="layout" svg:x1="2.383cm" svg:y1="2.295cm" svg:x2="2.385cm" svg:y2="2.294cm">
          <text:p/>
        </draw:line>
        <draw:line draw:style-name="gr6" draw:text-style-name="P1" draw:layer="layout" svg:x1="2.385cm" svg:y1="2.294cm" svg:x2="2.386cm" svg:y2="2.293cm">
          <text:p/>
        </draw:line>
        <draw:line draw:style-name="gr6" draw:text-style-name="P1" draw:layer="layout" svg:x1="2.386cm" svg:y1="2.293cm" svg:x2="2.387cm" svg:y2="2.292cm">
          <text:p/>
        </draw:line>
        <draw:line draw:style-name="gr6" draw:text-style-name="P1" draw:layer="layout" svg:x1="2.387cm" svg:y1="2.292cm" svg:x2="2.389cm" svg:y2="2.291cm">
          <text:p/>
        </draw:line>
        <draw:line draw:style-name="gr6" draw:text-style-name="P1" draw:layer="layout" svg:x1="2.389cm" svg:y1="2.291cm" svg:x2="2.39cm" svg:y2="2.29cm">
          <text:p/>
        </draw:line>
        <draw:line draw:style-name="gr6" draw:text-style-name="P1" draw:layer="layout" svg:x1="2.39cm" svg:y1="2.29cm" svg:x2="2.391cm" svg:y2="2.289cm">
          <text:p/>
        </draw:line>
        <draw:line draw:style-name="gr6" draw:text-style-name="P1" draw:layer="layout" svg:x1="2.391cm" svg:y1="2.289cm" svg:x2="2.392cm" svg:y2="2.288cm">
          <text:p/>
        </draw:line>
        <draw:line draw:style-name="gr6" draw:text-style-name="P1" draw:layer="layout" svg:x1="2.392cm" svg:y1="2.288cm" svg:x2="2.393cm" svg:y2="2.287cm">
          <text:p/>
        </draw:line>
        <draw:line draw:style-name="gr6" draw:text-style-name="P1" draw:layer="layout" svg:x1="2.393cm" svg:y1="2.287cm" svg:x2="2.395cm" svg:y2="2.286cm">
          <text:p/>
        </draw:line>
        <draw:line draw:style-name="gr6" draw:text-style-name="P1" draw:layer="layout" svg:x1="2.395cm" svg:y1="2.286cm" svg:x2="2.396cm" svg:y2="2.285cm">
          <text:p/>
        </draw:line>
        <draw:line draw:style-name="gr6" draw:text-style-name="P1" draw:layer="layout" svg:x1="2.396cm" svg:y1="2.285cm" svg:x2="2.397cm" svg:y2="2.284cm">
          <text:p/>
        </draw:line>
        <draw:line draw:style-name="gr6" draw:text-style-name="P1" draw:layer="layout" svg:x1="2.397cm" svg:y1="2.284cm" svg:x2="2.399cm" svg:y2="2.283cm">
          <text:p/>
        </draw:line>
        <draw:line draw:style-name="gr6" draw:text-style-name="P1" draw:layer="layout" svg:x1="2.399cm" svg:y1="2.283cm" svg:x2="2.4cm" svg:y2="2.282cm">
          <text:p/>
        </draw:line>
        <draw:line draw:style-name="gr6" draw:text-style-name="P1" draw:layer="layout" svg:x1="2.4cm" svg:y1="2.282cm" svg:x2="2.402cm" svg:y2="2.281cm">
          <text:p/>
        </draw:line>
        <draw:line draw:style-name="gr6" draw:text-style-name="P1" draw:layer="layout" svg:x1="2.402cm" svg:y1="2.281cm" svg:x2="2.403cm" svg:y2="2.28cm">
          <text:p/>
        </draw:line>
        <draw:line draw:style-name="gr6" draw:text-style-name="P1" draw:layer="layout" svg:x1="2.403cm" svg:y1="2.28cm" svg:x2="2.404cm" svg:y2="2.278cm">
          <text:p/>
        </draw:line>
        <draw:line draw:style-name="gr6" draw:text-style-name="P1" draw:layer="layout" svg:x1="2.404cm" svg:y1="2.278cm" svg:x2="2.406cm" svg:y2="2.277cm">
          <text:p/>
        </draw:line>
        <draw:line draw:style-name="gr6" draw:text-style-name="P1" draw:layer="layout" svg:x1="2.406cm" svg:y1="2.277cm" svg:x2="2.407cm" svg:y2="2.276cm">
          <text:p/>
        </draw:line>
        <draw:line draw:style-name="gr6" draw:text-style-name="P1" draw:layer="layout" svg:x1="2.407cm" svg:y1="2.276cm" svg:x2="2.408cm" svg:y2="2.275cm">
          <text:p/>
        </draw:line>
        <draw:line draw:style-name="gr6" draw:text-style-name="P1" draw:layer="layout" svg:x1="2.408cm" svg:y1="2.275cm" svg:x2="2.41cm" svg:y2="2.274cm">
          <text:p/>
        </draw:line>
        <draw:line draw:style-name="gr6" draw:text-style-name="P1" draw:layer="layout" svg:x1="2.41cm" svg:y1="2.274cm" svg:x2="2.411cm" svg:y2="2.273cm">
          <text:p/>
        </draw:line>
        <draw:line draw:style-name="gr6" draw:text-style-name="P1" draw:layer="layout" svg:x1="2.411cm" svg:y1="2.273cm" svg:x2="2.412cm" svg:y2="2.272cm">
          <text:p/>
        </draw:line>
        <draw:line draw:style-name="gr6" draw:text-style-name="P1" draw:layer="layout" svg:x1="2.412cm" svg:y1="2.272cm" svg:x2="2.414cm" svg:y2="2.271cm">
          <text:p/>
        </draw:line>
        <draw:line draw:style-name="gr6" draw:text-style-name="P1" draw:layer="layout" svg:x1="2.414cm" svg:y1="2.271cm" svg:x2="2.415cm" svg:y2="2.27cm">
          <text:p/>
        </draw:line>
        <draw:line draw:style-name="gr6" draw:text-style-name="P1" draw:layer="layout" svg:x1="2.415cm" svg:y1="2.27cm" svg:x2="2.416cm" svg:y2="2.27cm">
          <text:p/>
        </draw:line>
        <draw:line draw:style-name="gr6" draw:text-style-name="P1" draw:layer="layout" svg:x1="2.416cm" svg:y1="2.27cm" svg:x2="2.417cm" svg:y2="2.268cm">
          <text:p/>
        </draw:line>
        <draw:line draw:style-name="gr6" draw:text-style-name="P1" draw:layer="layout" svg:x1="2.417cm" svg:y1="2.268cm" svg:x2="2.419cm" svg:y2="2.267cm">
          <text:p/>
        </draw:line>
        <draw:line draw:style-name="gr6" draw:text-style-name="P1" draw:layer="layout" svg:x1="2.419cm" svg:y1="2.267cm" svg:x2="2.42cm" svg:y2="2.266cm">
          <text:p/>
        </draw:line>
        <draw:line draw:style-name="gr6" draw:text-style-name="P1" draw:layer="layout" svg:x1="2.42cm" svg:y1="2.266cm" svg:x2="2.421cm" svg:y2="2.265cm">
          <text:p/>
        </draw:line>
        <draw:line draw:style-name="gr6" draw:text-style-name="P1" draw:layer="layout" svg:x1="2.421cm" svg:y1="2.265cm" svg:x2="2.423cm" svg:y2="2.264cm">
          <text:p/>
        </draw:line>
        <draw:line draw:style-name="gr6" draw:text-style-name="P1" draw:layer="layout" svg:x1="2.423cm" svg:y1="2.264cm" svg:x2="2.424cm" svg:y2="2.263cm">
          <text:p/>
        </draw:line>
        <draw:line draw:style-name="gr6" draw:text-style-name="P1" draw:layer="layout" svg:x1="2.424cm" svg:y1="2.263cm" svg:x2="2.426cm" svg:y2="2.262cm">
          <text:p/>
        </draw:line>
        <draw:line draw:style-name="gr6" draw:text-style-name="P1" draw:layer="layout" svg:x1="2.426cm" svg:y1="2.262cm" svg:x2="2.427cm" svg:y2="2.261cm">
          <text:p/>
        </draw:line>
        <draw:line draw:style-name="gr6" draw:text-style-name="P1" draw:layer="layout" svg:x1="2.427cm" svg:y1="2.261cm" svg:x2="2.428cm" svg:y2="2.26cm">
          <text:p/>
        </draw:line>
        <draw:line draw:style-name="gr6" draw:text-style-name="P1" draw:layer="layout" svg:x1="2.428cm" svg:y1="2.26cm" svg:x2="2.43cm" svg:y2="2.259cm">
          <text:p/>
        </draw:line>
        <draw:line draw:style-name="gr6" draw:text-style-name="P1" draw:layer="layout" svg:x1="2.43cm" svg:y1="2.259cm" svg:x2="2.431cm" svg:y2="2.258cm">
          <text:p/>
        </draw:line>
        <draw:line draw:style-name="gr6" draw:text-style-name="P1" draw:layer="layout" svg:x1="2.431cm" svg:y1="2.258cm" svg:x2="2.432cm" svg:y2="2.257cm">
          <text:p/>
        </draw:line>
        <draw:line draw:style-name="gr6" draw:text-style-name="P1" draw:layer="layout" svg:x1="2.432cm" svg:y1="2.257cm" svg:x2="2.434cm" svg:y2="2.256cm">
          <text:p/>
        </draw:line>
        <draw:line draw:style-name="gr6" draw:text-style-name="P1" draw:layer="layout" svg:x1="2.434cm" svg:y1="2.256cm" svg:x2="2.435cm" svg:y2="2.254cm">
          <text:p/>
        </draw:line>
        <draw:line draw:style-name="gr6" draw:text-style-name="P1" draw:layer="layout" svg:x1="2.435cm" svg:y1="2.254cm" svg:x2="2.436cm" svg:y2="2.254cm">
          <text:p/>
        </draw:line>
        <draw:line draw:style-name="gr6" draw:text-style-name="P1" draw:layer="layout" svg:x1="2.436cm" svg:y1="2.254cm" svg:x2="2.437cm" svg:y2="2.252cm">
          <text:p/>
        </draw:line>
        <draw:line draw:style-name="gr6" draw:text-style-name="P1" draw:layer="layout" svg:x1="2.437cm" svg:y1="2.252cm" svg:x2="2.439cm" svg:y2="2.252cm">
          <text:p/>
        </draw:line>
        <draw:line draw:style-name="gr6" draw:text-style-name="P1" draw:layer="layout" svg:x1="2.439cm" svg:y1="2.252cm" svg:x2="2.44cm" svg:y2="2.25cm">
          <text:p/>
        </draw:line>
        <draw:line draw:style-name="gr6" draw:text-style-name="P1" draw:layer="layout" svg:x1="2.44cm" svg:y1="2.25cm" svg:x2="2.441cm" svg:y2="2.249cm">
          <text:p/>
        </draw:line>
        <draw:line draw:style-name="gr6" draw:text-style-name="P1" draw:layer="layout" svg:x1="2.441cm" svg:y1="2.249cm" svg:x2="2.443cm" svg:y2="2.248cm">
          <text:p/>
        </draw:line>
        <draw:line draw:style-name="gr6" draw:text-style-name="P1" draw:layer="layout" svg:x1="2.443cm" svg:y1="2.248cm" svg:x2="2.444cm" svg:y2="2.247cm">
          <text:p/>
        </draw:line>
        <draw:line draw:style-name="gr6" draw:text-style-name="P1" draw:layer="layout" svg:x1="2.444cm" svg:y1="2.247cm" svg:x2="2.445cm" svg:y2="2.246cm">
          <text:p/>
        </draw:line>
        <draw:line draw:style-name="gr6" draw:text-style-name="P1" draw:layer="layout" svg:x1="2.445cm" svg:y1="2.246cm" svg:x2="2.447cm" svg:y2="2.245cm">
          <text:p/>
        </draw:line>
        <draw:line draw:style-name="gr6" draw:text-style-name="P1" draw:layer="layout" svg:x1="2.447cm" svg:y1="2.245cm" svg:x2="2.448cm" svg:y2="2.244cm">
          <text:p/>
        </draw:line>
        <draw:line draw:style-name="gr6" draw:text-style-name="P1" draw:layer="layout" svg:x1="2.448cm" svg:y1="2.244cm" svg:x2="2.45cm" svg:y2="2.243cm">
          <text:p/>
        </draw:line>
        <draw:line draw:style-name="gr6" draw:text-style-name="P1" draw:layer="layout" svg:x1="2.45cm" svg:y1="2.243cm" svg:x2="2.451cm" svg:y2="2.242cm">
          <text:p/>
        </draw:line>
        <draw:line draw:style-name="gr6" draw:text-style-name="P1" draw:layer="layout" svg:x1="2.451cm" svg:y1="2.242cm" svg:x2="2.452cm" svg:y2="2.241cm">
          <text:p/>
        </draw:line>
        <draw:line draw:style-name="gr6" draw:text-style-name="P1" draw:layer="layout" svg:x1="2.452cm" svg:y1="2.241cm" svg:x2="2.454cm" svg:y2="2.24cm">
          <text:p/>
        </draw:line>
        <draw:line draw:style-name="gr6" draw:text-style-name="P1" draw:layer="layout" svg:x1="2.454cm" svg:y1="2.24cm" svg:x2="2.455cm" svg:y2="2.239cm">
          <text:p/>
        </draw:line>
        <draw:line draw:style-name="gr6" draw:text-style-name="P1" draw:layer="layout" svg:x1="2.455cm" svg:y1="2.239cm" svg:x2="2.456cm" svg:y2="2.238cm">
          <text:p/>
        </draw:line>
        <draw:line draw:style-name="gr6" draw:text-style-name="P1" draw:layer="layout" svg:x1="2.456cm" svg:y1="2.238cm" svg:x2="2.457cm" svg:y2="2.237cm">
          <text:p/>
        </draw:line>
        <draw:line draw:style-name="gr6" draw:text-style-name="P1" draw:layer="layout" svg:x1="2.457cm" svg:y1="2.237cm" svg:x2="2.459cm" svg:y2="2.236cm">
          <text:p/>
        </draw:line>
        <draw:line draw:style-name="gr6" draw:text-style-name="P1" draw:layer="layout" svg:x1="2.459cm" svg:y1="2.236cm" svg:x2="2.46cm" svg:y2="2.235cm">
          <text:p/>
        </draw:line>
        <draw:line draw:style-name="gr6" draw:text-style-name="P1" draw:layer="layout" svg:x1="2.46cm" svg:y1="2.235cm" svg:x2="2.461cm" svg:y2="2.234cm">
          <text:p/>
        </draw:line>
        <draw:line draw:style-name="gr6" draw:text-style-name="P1" draw:layer="layout" svg:x1="2.461cm" svg:y1="2.234cm" svg:x2="2.463cm" svg:y2="2.233cm">
          <text:p/>
        </draw:line>
        <draw:line draw:style-name="gr6" draw:text-style-name="P1" draw:layer="layout" svg:x1="2.463cm" svg:y1="2.233cm" svg:x2="2.464cm" svg:y2="2.232cm">
          <text:p/>
        </draw:line>
        <draw:line draw:style-name="gr6" draw:text-style-name="P1" draw:layer="layout" svg:x1="2.464cm" svg:y1="2.232cm" svg:x2="2.465cm" svg:y2="2.231cm">
          <text:p/>
        </draw:line>
        <draw:line draw:style-name="gr6" draw:text-style-name="P1" draw:layer="layout" svg:x1="2.465cm" svg:y1="2.231cm" svg:x2="2.467cm" svg:y2="2.23cm">
          <text:p/>
        </draw:line>
        <draw:line draw:style-name="gr6" draw:text-style-name="P1" draw:layer="layout" svg:x1="2.467cm" svg:y1="2.23cm" svg:x2="2.468cm" svg:y2="2.229cm">
          <text:p/>
        </draw:line>
        <draw:line draw:style-name="gr6" draw:text-style-name="P1" draw:layer="layout" svg:x1="2.468cm" svg:y1="2.229cm" svg:x2="2.469cm" svg:y2="2.227cm">
          <text:p/>
        </draw:line>
        <draw:line draw:style-name="gr6" draw:text-style-name="P1" draw:layer="layout" svg:x1="2.469cm" svg:y1="2.227cm" svg:x2="2.471cm" svg:y2="2.226cm">
          <text:p/>
        </draw:line>
        <draw:line draw:style-name="gr6" draw:text-style-name="P1" draw:layer="layout" svg:x1="2.471cm" svg:y1="2.226cm" svg:x2="2.472cm" svg:y2="2.225cm">
          <text:p/>
        </draw:line>
        <draw:line draw:style-name="gr6" draw:text-style-name="P1" draw:layer="layout" svg:x1="2.472cm" svg:y1="2.225cm" svg:x2="2.474cm" svg:y2="2.224cm">
          <text:p/>
        </draw:line>
        <draw:line draw:style-name="gr6" draw:text-style-name="P1" draw:layer="layout" svg:x1="2.474cm" svg:y1="2.224cm" svg:x2="2.475cm" svg:y2="2.223cm">
          <text:p/>
        </draw:line>
        <draw:line draw:style-name="gr6" draw:text-style-name="P1" draw:layer="layout" svg:x1="2.475cm" svg:y1="2.223cm" svg:x2="2.476cm" svg:y2="2.222cm">
          <text:p/>
        </draw:line>
        <draw:line draw:style-name="gr6" draw:text-style-name="P1" draw:layer="layout" svg:x1="2.476cm" svg:y1="2.222cm" svg:x2="2.478cm" svg:y2="2.221cm">
          <text:p/>
        </draw:line>
        <draw:line draw:style-name="gr6" draw:text-style-name="P1" draw:layer="layout" svg:x1="2.478cm" svg:y1="2.221cm" svg:x2="2.479cm" svg:y2="2.22cm">
          <text:p/>
        </draw:line>
        <draw:line draw:style-name="gr6" draw:text-style-name="P1" draw:layer="layout" svg:x1="2.479cm" svg:y1="2.22cm" svg:x2="2.48cm" svg:y2="2.219cm">
          <text:p/>
        </draw:line>
        <draw:line draw:style-name="gr6" draw:text-style-name="P1" draw:layer="layout" svg:x1="2.48cm" svg:y1="2.219cm" svg:x2="2.481cm" svg:y2="2.218cm">
          <text:p/>
        </draw:line>
        <draw:line draw:style-name="gr6" draw:text-style-name="P1" draw:layer="layout" svg:x1="2.481cm" svg:y1="2.218cm" svg:x2="2.483cm" svg:y2="2.217cm">
          <text:p/>
        </draw:line>
        <draw:line draw:style-name="gr6" draw:text-style-name="P1" draw:layer="layout" svg:x1="2.483cm" svg:y1="2.217cm" svg:x2="2.484cm" svg:y2="2.216cm">
          <text:p/>
        </draw:line>
        <draw:line draw:style-name="gr6" draw:text-style-name="P1" draw:layer="layout" svg:x1="2.484cm" svg:y1="2.216cm" svg:x2="2.485cm" svg:y2="2.215cm">
          <text:p/>
        </draw:line>
        <draw:line draw:style-name="gr6" draw:text-style-name="P1" draw:layer="layout" svg:x1="2.485cm" svg:y1="2.215cm" svg:x2="2.487cm" svg:y2="2.214cm">
          <text:p/>
        </draw:line>
        <draw:line draw:style-name="gr6" draw:text-style-name="P1" draw:layer="layout" svg:x1="2.487cm" svg:y1="2.214cm" svg:x2="2.488cm" svg:y2="2.213cm">
          <text:p/>
        </draw:line>
        <draw:line draw:style-name="gr6" draw:text-style-name="P1" draw:layer="layout" svg:x1="2.488cm" svg:y1="2.213cm" svg:x2="2.489cm" svg:y2="2.212cm">
          <text:p/>
        </draw:line>
        <draw:line draw:style-name="gr6" draw:text-style-name="P1" draw:layer="layout" svg:x1="2.489cm" svg:y1="2.212cm" svg:x2="2.49cm" svg:y2="2.211cm">
          <text:p/>
        </draw:line>
        <draw:line draw:style-name="gr6" draw:text-style-name="P1" draw:layer="layout" svg:x1="2.49cm" svg:y1="2.211cm" svg:x2="2.492cm" svg:y2="2.21cm">
          <text:p/>
        </draw:line>
        <draw:line draw:style-name="gr6" draw:text-style-name="P1" draw:layer="layout" svg:x1="2.492cm" svg:y1="2.21cm" svg:x2="2.493cm" svg:y2="2.209cm">
          <text:p/>
        </draw:line>
        <draw:line draw:style-name="gr6" draw:text-style-name="P1" draw:layer="layout" svg:x1="2.493cm" svg:y1="2.209cm" svg:x2="2.494cm" svg:y2="2.208cm">
          <text:p/>
        </draw:line>
        <draw:line draw:style-name="gr6" draw:text-style-name="P1" draw:layer="layout" svg:x1="2.494cm" svg:y1="2.208cm" svg:x2="2.496cm" svg:y2="2.207cm">
          <text:p/>
        </draw:line>
        <draw:line draw:style-name="gr6" draw:text-style-name="P1" draw:layer="layout" svg:x1="2.496cm" svg:y1="2.207cm" svg:x2="2.497cm" svg:y2="2.206cm">
          <text:p/>
        </draw:line>
        <draw:line draw:style-name="gr6" draw:text-style-name="P1" draw:layer="layout" svg:x1="2.497cm" svg:y1="2.206cm" svg:x2="2.498cm" svg:y2="2.205cm">
          <text:p/>
        </draw:line>
        <draw:line draw:style-name="gr6" draw:text-style-name="P1" draw:layer="layout" svg:x1="2.498cm" svg:y1="2.205cm" svg:x2="2.5cm" svg:y2="2.203cm">
          <text:p/>
        </draw:line>
        <draw:line draw:style-name="gr6" draw:text-style-name="P1" draw:layer="layout" svg:x1="2.5cm" svg:y1="2.203cm" svg:x2="2.501cm" svg:y2="2.203cm">
          <text:p/>
        </draw:line>
        <draw:line draw:style-name="gr6" draw:text-style-name="P1" draw:layer="layout" svg:x1="2.501cm" svg:y1="2.203cm" svg:x2="2.502cm" svg:y2="2.201cm">
          <text:p/>
        </draw:line>
        <draw:line draw:style-name="gr6" draw:text-style-name="P1" draw:layer="layout" svg:x1="2.502cm" svg:y1="2.201cm" svg:x2="2.503cm" svg:y2="2.201cm">
          <text:p/>
        </draw:line>
        <draw:line draw:style-name="gr6" draw:text-style-name="P1" draw:layer="layout" svg:x1="2.503cm" svg:y1="2.201cm" svg:x2="2.505cm" svg:y2="2.199cm">
          <text:p/>
        </draw:line>
        <draw:line draw:style-name="gr6" draw:text-style-name="P1" draw:layer="layout" svg:x1="2.505cm" svg:y1="2.199cm" svg:x2="2.506cm" svg:y2="2.198cm">
          <text:p/>
        </draw:line>
        <draw:line draw:style-name="gr6" draw:text-style-name="P1" draw:layer="layout" svg:x1="2.506cm" svg:y1="2.198cm" svg:x2="2.508cm" svg:y2="2.197cm">
          <text:p/>
        </draw:line>
        <draw:line draw:style-name="gr6" draw:text-style-name="P1" draw:layer="layout" svg:x1="2.508cm" svg:y1="2.197cm" svg:x2="2.509cm" svg:y2="2.196cm">
          <text:p/>
        </draw:line>
        <draw:line draw:style-name="gr6" draw:text-style-name="P1" draw:layer="layout" svg:x1="2.509cm" svg:y1="2.196cm" svg:x2="2.51cm" svg:y2="2.195cm">
          <text:p/>
        </draw:line>
        <draw:line draw:style-name="gr6" draw:text-style-name="P1" draw:layer="layout" svg:x1="2.51cm" svg:y1="2.195cm" svg:x2="2.512cm" svg:y2="2.194cm">
          <text:p/>
        </draw:line>
        <draw:line draw:style-name="gr6" draw:text-style-name="P1" draw:layer="layout" svg:x1="2.512cm" svg:y1="2.194cm" svg:x2="2.513cm" svg:y2="2.193cm">
          <text:p/>
        </draw:line>
        <draw:line draw:style-name="gr6" draw:text-style-name="P1" draw:layer="layout" svg:x1="2.513cm" svg:y1="2.193cm" svg:x2="2.514cm" svg:y2="2.192cm">
          <text:p/>
        </draw:line>
        <draw:line draw:style-name="gr6" draw:text-style-name="P1" draw:layer="layout" svg:x1="2.514cm" svg:y1="2.192cm" svg:x2="2.516cm" svg:y2="2.191cm">
          <text:p/>
        </draw:line>
        <draw:line draw:style-name="gr6" draw:text-style-name="P1" draw:layer="layout" svg:x1="2.516cm" svg:y1="2.191cm" svg:x2="2.517cm" svg:y2="2.19cm">
          <text:p/>
        </draw:line>
        <draw:line draw:style-name="gr6" draw:text-style-name="P1" draw:layer="layout" svg:x1="2.517cm" svg:y1="2.19cm" svg:x2="2.518cm" svg:y2="2.189cm">
          <text:p/>
        </draw:line>
        <draw:line draw:style-name="gr6" draw:text-style-name="P1" draw:layer="layout" svg:x1="2.518cm" svg:y1="2.189cm" svg:x2="2.52cm" svg:y2="2.188cm">
          <text:p/>
        </draw:line>
        <draw:line draw:style-name="gr6" draw:text-style-name="P1" draw:layer="layout" svg:x1="2.52cm" svg:y1="2.188cm" svg:x2="2.521cm" svg:y2="2.187cm">
          <text:p/>
        </draw:line>
        <draw:line draw:style-name="gr6" draw:text-style-name="P1" draw:layer="layout" svg:x1="2.521cm" svg:y1="2.187cm" svg:x2="2.522cm" svg:y2="2.185cm">
          <text:p/>
        </draw:line>
        <draw:line draw:style-name="gr6" draw:text-style-name="P1" draw:layer="layout" svg:x1="2.522cm" svg:y1="2.185cm" svg:x2="2.523cm" svg:y2="2.185cm">
          <text:p/>
        </draw:line>
        <draw:line draw:style-name="gr6" draw:text-style-name="P1" draw:layer="layout" svg:x1="2.523cm" svg:y1="2.185cm" svg:x2="2.525cm" svg:y2="2.184cm">
          <text:p/>
        </draw:line>
        <draw:line draw:style-name="gr6" draw:text-style-name="P1" draw:layer="layout" svg:x1="2.525cm" svg:y1="2.184cm" svg:x2="2.526cm" svg:y2="2.183cm">
          <text:p/>
        </draw:line>
        <draw:line draw:style-name="gr6" draw:text-style-name="P1" draw:layer="layout" svg:x1="2.526cm" svg:y1="2.183cm" svg:x2="2.527cm" svg:y2="2.182cm">
          <text:p/>
        </draw:line>
        <draw:line draw:style-name="gr6" draw:text-style-name="P1" draw:layer="layout" svg:x1="2.527cm" svg:y1="2.182cm" svg:x2="2.529cm" svg:y2="2.181cm">
          <text:p/>
        </draw:line>
        <draw:line draw:style-name="gr6" draw:text-style-name="P1" draw:layer="layout" svg:x1="2.529cm" svg:y1="2.181cm" svg:x2="2.53cm" svg:y2="2.18cm">
          <text:p/>
        </draw:line>
        <draw:line draw:style-name="gr6" draw:text-style-name="P1" draw:layer="layout" svg:x1="2.53cm" svg:y1="2.18cm" svg:x2="2.532cm" svg:y2="2.179cm">
          <text:p/>
        </draw:line>
        <draw:line draw:style-name="gr6" draw:text-style-name="P1" draw:layer="layout" svg:x1="2.532cm" svg:y1="2.179cm" svg:x2="2.533cm" svg:y2="2.178cm">
          <text:p/>
        </draw:line>
        <draw:line draw:style-name="gr6" draw:text-style-name="P1" draw:layer="layout" svg:x1="2.533cm" svg:y1="2.178cm" svg:x2="2.534cm" svg:y2="2.176cm">
          <text:p/>
        </draw:line>
        <draw:line draw:style-name="gr6" draw:text-style-name="P1" draw:layer="layout" svg:x1="2.534cm" svg:y1="2.176cm" svg:x2="2.536cm" svg:y2="2.175cm">
          <text:p/>
        </draw:line>
        <draw:line draw:style-name="gr6" draw:text-style-name="P1" draw:layer="layout" svg:x1="2.536cm" svg:y1="2.175cm" svg:x2="2.537cm" svg:y2="2.174cm">
          <text:p/>
        </draw:line>
        <draw:line draw:style-name="gr6" draw:text-style-name="P1" draw:layer="layout" svg:x1="2.537cm" svg:y1="2.174cm" svg:x2="2.538cm" svg:y2="2.173cm">
          <text:p/>
        </draw:line>
        <draw:line draw:style-name="gr6" draw:text-style-name="P1" draw:layer="layout" svg:x1="2.538cm" svg:y1="2.173cm" svg:x2="2.54cm" svg:y2="2.172cm">
          <text:p/>
        </draw:line>
        <draw:line draw:style-name="gr6" draw:text-style-name="P1" draw:layer="layout" svg:x1="2.54cm" svg:y1="2.172cm" svg:x2="2.541cm" svg:y2="2.171cm">
          <text:p/>
        </draw:line>
        <draw:line draw:style-name="gr6" draw:text-style-name="P1" draw:layer="layout" svg:x1="2.541cm" svg:y1="2.171cm" svg:x2="2.542cm" svg:y2="2.17cm">
          <text:p/>
        </draw:line>
        <draw:line draw:style-name="gr6" draw:text-style-name="P1" draw:layer="layout" svg:x1="2.542cm" svg:y1="2.17cm" svg:x2="2.543cm" svg:y2="2.169cm">
          <text:p/>
        </draw:line>
        <draw:line draw:style-name="gr6" draw:text-style-name="P1" draw:layer="layout" svg:x1="2.543cm" svg:y1="2.169cm" svg:x2="2.545cm" svg:y2="2.168cm">
          <text:p/>
        </draw:line>
        <draw:line draw:style-name="gr6" draw:text-style-name="P1" draw:layer="layout" svg:x1="2.545cm" svg:y1="2.168cm" svg:x2="2.546cm" svg:y2="2.167cm">
          <text:p/>
        </draw:line>
        <draw:line draw:style-name="gr6" draw:text-style-name="P1" draw:layer="layout" svg:x1="2.546cm" svg:y1="2.167cm" svg:x2="2.547cm" svg:y2="2.166cm">
          <text:p/>
        </draw:line>
        <draw:line draw:style-name="gr6" draw:text-style-name="P1" draw:layer="layout" svg:x1="2.547cm" svg:y1="2.166cm" svg:x2="2.549cm" svg:y2="2.165cm">
          <text:p/>
        </draw:line>
        <draw:line draw:style-name="gr6" draw:text-style-name="P1" draw:layer="layout" svg:x1="2.549cm" svg:y1="2.165cm" svg:x2="2.55cm" svg:y2="2.164cm">
          <text:p/>
        </draw:line>
        <draw:line draw:style-name="gr6" draw:text-style-name="P1" draw:layer="layout" svg:x1="2.55cm" svg:y1="2.164cm" svg:x2="2.551cm" svg:y2="2.163cm">
          <text:p/>
        </draw:line>
        <draw:line draw:style-name="gr6" draw:text-style-name="P1" draw:layer="layout" svg:x1="2.551cm" svg:y1="2.163cm" svg:x2="2.553cm" svg:y2="2.162cm">
          <text:p/>
        </draw:line>
        <draw:line draw:style-name="gr6" draw:text-style-name="P1" draw:layer="layout" svg:x1="2.553cm" svg:y1="2.162cm" svg:x2="2.554cm" svg:y2="2.161cm">
          <text:p/>
        </draw:line>
        <draw:line draw:style-name="gr6" draw:text-style-name="P1" draw:layer="layout" svg:x1="2.554cm" svg:y1="2.161cm" svg:x2="2.556cm" svg:y2="2.16cm">
          <text:p/>
        </draw:line>
        <draw:line draw:style-name="gr6" draw:text-style-name="P1" draw:layer="layout" svg:x1="2.556cm" svg:y1="2.16cm" svg:x2="2.557cm" svg:y2="2.159cm">
          <text:p/>
        </draw:line>
        <draw:line draw:style-name="gr6" draw:text-style-name="P1" draw:layer="layout" svg:x1="2.557cm" svg:y1="2.159cm" svg:x2="2.558cm" svg:y2="2.157cm">
          <text:p/>
        </draw:line>
        <draw:line draw:style-name="gr6" draw:text-style-name="P1" draw:layer="layout" svg:x1="2.558cm" svg:y1="2.157cm" svg:x2="2.56cm" svg:y2="2.157cm">
          <text:p/>
        </draw:line>
        <draw:line draw:style-name="gr6" draw:text-style-name="P1" draw:layer="layout" svg:x1="2.56cm" svg:y1="2.157cm" svg:x2="2.561cm" svg:y2="2.156cm">
          <text:p/>
        </draw:line>
        <draw:line draw:style-name="gr6" draw:text-style-name="P1" draw:layer="layout" svg:x1="2.561cm" svg:y1="2.156cm" svg:x2="2.562cm" svg:y2="2.155cm">
          <text:p/>
        </draw:line>
        <draw:line draw:style-name="gr6" draw:text-style-name="P1" draw:layer="layout" svg:x1="2.562cm" svg:y1="2.155cm" svg:x2="2.564cm" svg:y2="2.154cm">
          <text:p/>
        </draw:line>
        <draw:line draw:style-name="gr6" draw:text-style-name="P1" draw:layer="layout" svg:x1="2.564cm" svg:y1="2.154cm" svg:x2="2.565cm" svg:y2="2.152cm">
          <text:p/>
        </draw:line>
        <draw:line draw:style-name="gr6" draw:text-style-name="P1" draw:layer="layout" svg:x1="2.565cm" svg:y1="2.152cm" svg:x2="2.566cm" svg:y2="2.152cm">
          <text:p/>
        </draw:line>
        <draw:line draw:style-name="gr6" draw:text-style-name="P1" draw:layer="layout" svg:x1="2.566cm" svg:y1="2.152cm" svg:x2="2.567cm" svg:y2="2.15cm">
          <text:p/>
        </draw:line>
        <draw:line draw:style-name="gr6" draw:text-style-name="P1" draw:layer="layout" svg:x1="2.567cm" svg:y1="2.15cm" svg:x2="2.569cm" svg:y2="2.15cm">
          <text:p/>
        </draw:line>
        <draw:line draw:style-name="gr6" draw:text-style-name="P1" draw:layer="layout" svg:x1="2.569cm" svg:y1="2.15cm" svg:x2="2.57cm" svg:y2="2.148cm">
          <text:p/>
        </draw:line>
        <draw:line draw:style-name="gr6" draw:text-style-name="P1" draw:layer="layout" svg:x1="2.57cm" svg:y1="2.148cm" svg:x2="2.571cm" svg:y2="2.148cm">
          <text:p/>
        </draw:line>
        <draw:line draw:style-name="gr6" draw:text-style-name="P1" draw:layer="layout" svg:x1="2.571cm" svg:y1="2.148cm" svg:x2="2.573cm" svg:y2="2.146cm">
          <text:p/>
        </draw:line>
        <draw:line draw:style-name="gr6" draw:text-style-name="P1" draw:layer="layout" svg:x1="2.573cm" svg:y1="2.146cm" svg:x2="2.574cm" svg:y2="2.145cm">
          <text:p/>
        </draw:line>
        <draw:line draw:style-name="gr6" draw:text-style-name="P1" draw:layer="layout" svg:x1="2.574cm" svg:y1="2.145cm" svg:x2="2.575cm" svg:y2="2.144cm">
          <text:p/>
        </draw:line>
        <draw:line draw:style-name="gr6" draw:text-style-name="P1" draw:layer="layout" svg:x1="2.575cm" svg:y1="2.144cm" svg:x2="2.577cm" svg:y2="2.143cm">
          <text:p/>
        </draw:line>
        <draw:line draw:style-name="gr6" draw:text-style-name="P1" draw:layer="layout" svg:x1="2.577cm" svg:y1="2.143cm" svg:x2="2.578cm" svg:y2="2.142cm">
          <text:p/>
        </draw:line>
        <draw:line draw:style-name="gr6" draw:text-style-name="P1" draw:layer="layout" svg:x1="2.578cm" svg:y1="2.142cm" svg:x2="2.58cm" svg:y2="2.141cm">
          <text:p/>
        </draw:line>
        <draw:line draw:style-name="gr6" draw:text-style-name="P1" draw:layer="layout" svg:x1="2.58cm" svg:y1="2.141cm" svg:x2="2.581cm" svg:y2="2.14cm">
          <text:p/>
        </draw:line>
        <draw:line draw:style-name="gr6" draw:text-style-name="P1" draw:layer="layout" svg:x1="2.581cm" svg:y1="2.14cm" svg:x2="2.582cm" svg:y2="2.139cm">
          <text:p/>
        </draw:line>
        <draw:line draw:style-name="gr6" draw:text-style-name="P1" draw:layer="layout" svg:x1="2.582cm" svg:y1="2.139cm" svg:x2="2.584cm" svg:y2="2.138cm">
          <text:p/>
        </draw:line>
        <draw:line draw:style-name="gr6" draw:text-style-name="P1" draw:layer="layout" svg:x1="2.584cm" svg:y1="2.138cm" svg:x2="2.585cm" svg:y2="2.137cm">
          <text:p/>
        </draw:line>
        <draw:line draw:style-name="gr6" draw:text-style-name="P1" draw:layer="layout" svg:x1="2.585cm" svg:y1="2.137cm" svg:x2="2.586cm" svg:y2="2.136cm">
          <text:p/>
        </draw:line>
        <draw:line draw:style-name="gr6" draw:text-style-name="P1" draw:layer="layout" svg:x1="2.586cm" svg:y1="2.136cm" svg:x2="2.587cm" svg:y2="2.134cm">
          <text:p/>
        </draw:line>
        <draw:line draw:style-name="gr6" draw:text-style-name="P1" draw:layer="layout" svg:x1="2.587cm" svg:y1="2.134cm" svg:x2="2.589cm" svg:y2="2.134cm">
          <text:p/>
        </draw:line>
        <draw:line draw:style-name="gr6" draw:text-style-name="P1" draw:layer="layout" svg:x1="2.589cm" svg:y1="2.134cm" svg:x2="2.59cm" svg:y2="2.132cm">
          <text:p/>
        </draw:line>
        <draw:line draw:style-name="gr6" draw:text-style-name="P1" draw:layer="layout" svg:x1="2.59cm" svg:y1="2.132cm" svg:x2="2.591cm" svg:y2="2.132cm">
          <text:p/>
        </draw:line>
        <draw:line draw:style-name="gr6" draw:text-style-name="P1" draw:layer="layout" svg:x1="2.591cm" svg:y1="2.132cm" svg:x2="2.593cm" svg:y2="2.13cm">
          <text:p/>
        </draw:line>
        <draw:line draw:style-name="gr6" draw:text-style-name="P1" draw:layer="layout" svg:x1="2.593cm" svg:y1="2.13cm" svg:x2="2.594cm" svg:y2="2.13cm">
          <text:p/>
        </draw:line>
        <draw:line draw:style-name="gr6" draw:text-style-name="P1" draw:layer="layout" svg:x1="2.594cm" svg:y1="2.13cm" svg:x2="2.595cm" svg:y2="2.129cm">
          <text:p/>
        </draw:line>
        <draw:line draw:style-name="gr6" draw:text-style-name="P1" draw:layer="layout" svg:x1="2.595cm" svg:y1="2.129cm" svg:x2="2.597cm" svg:y2="2.128cm">
          <text:p/>
        </draw:line>
        <draw:line draw:style-name="gr6" draw:text-style-name="P1" draw:layer="layout" svg:x1="2.597cm" svg:y1="2.128cm" svg:x2="2.598cm" svg:y2="2.127cm">
          <text:p/>
        </draw:line>
        <draw:line draw:style-name="gr6" draw:text-style-name="P1" draw:layer="layout" svg:x1="2.598cm" svg:y1="2.127cm" svg:x2="2.599cm" svg:y2="2.125cm">
          <text:p/>
        </draw:line>
        <draw:line draw:style-name="gr6" draw:text-style-name="P1" draw:layer="layout" svg:x1="2.599cm" svg:y1="2.125cm" svg:x2="2.6cm" svg:y2="2.125cm">
          <text:p/>
        </draw:line>
        <draw:line draw:style-name="gr6" draw:text-style-name="P1" draw:layer="layout" svg:x1="2.6cm" svg:y1="2.125cm" svg:x2="2.602cm" svg:y2="2.123cm">
          <text:p/>
        </draw:line>
        <draw:line draw:style-name="gr6" draw:text-style-name="P1" draw:layer="layout" svg:x1="2.602cm" svg:y1="2.123cm" svg:x2="2.603cm" svg:y2="2.122cm">
          <text:p/>
        </draw:line>
        <draw:line draw:style-name="gr6" draw:text-style-name="P1" draw:layer="layout" svg:x1="2.603cm" svg:y1="2.122cm" svg:x2="2.604cm" svg:y2="2.121cm">
          <text:p/>
        </draw:line>
        <draw:line draw:style-name="gr6" draw:text-style-name="P1" draw:layer="layout" svg:x1="2.604cm" svg:y1="2.121cm" svg:x2="2.606cm" svg:y2="2.12cm">
          <text:p/>
        </draw:line>
        <draw:line draw:style-name="gr6" draw:text-style-name="P1" draw:layer="layout" svg:x1="2.606cm" svg:y1="2.12cm" svg:x2="2.607cm" svg:y2="2.119cm">
          <text:p/>
        </draw:line>
        <draw:line draw:style-name="gr6" draw:text-style-name="P1" draw:layer="layout" svg:x1="2.607cm" svg:y1="2.119cm" svg:x2="2.608cm" svg:y2="2.118cm">
          <text:p/>
        </draw:line>
        <draw:line draw:style-name="gr6" draw:text-style-name="P1" draw:layer="layout" svg:x1="2.608cm" svg:y1="2.118cm" svg:x2="2.61cm" svg:y2="2.117cm">
          <text:p/>
        </draw:line>
        <draw:line draw:style-name="gr6" draw:text-style-name="P1" draw:layer="layout" svg:x1="2.61cm" svg:y1="2.117cm" svg:x2="2.611cm" svg:y2="2.116cm">
          <text:p/>
        </draw:line>
        <draw:line draw:style-name="gr6" draw:text-style-name="P1" draw:layer="layout" svg:x1="2.611cm" svg:y1="2.116cm" svg:x2="2.612cm" svg:y2="2.115cm">
          <text:p/>
        </draw:line>
        <draw:line draw:style-name="gr6" draw:text-style-name="P1" draw:layer="layout" svg:x1="2.612cm" svg:y1="2.115cm" svg:x2="2.614cm" svg:y2="2.114cm">
          <text:p/>
        </draw:line>
        <draw:line draw:style-name="gr6" draw:text-style-name="P1" draw:layer="layout" svg:x1="2.614cm" svg:y1="2.114cm" svg:x2="2.615cm" svg:y2="2.113cm">
          <text:p/>
        </draw:line>
        <draw:line draw:style-name="gr6" draw:text-style-name="P1" draw:layer="layout" svg:x1="2.615cm" svg:y1="2.113cm" svg:x2="2.617cm" svg:y2="2.112cm">
          <text:p/>
        </draw:line>
        <draw:line draw:style-name="gr6" draw:text-style-name="P1" draw:layer="layout" svg:x1="2.617cm" svg:y1="2.112cm" svg:x2="2.618cm" svg:y2="2.111cm">
          <text:p/>
        </draw:line>
        <draw:line draw:style-name="gr6" draw:text-style-name="P1" draw:layer="layout" svg:x1="2.618cm" svg:y1="2.111cm" svg:x2="2.619cm" svg:y2="2.11cm">
          <text:p/>
        </draw:line>
        <draw:line draw:style-name="gr6" draw:text-style-name="P1" draw:layer="layout" svg:x1="2.619cm" svg:y1="2.11cm" svg:x2="2.62cm" svg:y2="2.109cm">
          <text:p/>
        </draw:line>
        <draw:line draw:style-name="gr6" draw:text-style-name="P1" draw:layer="layout" svg:x1="2.62cm" svg:y1="2.109cm" svg:x2="2.622cm" svg:y2="2.108cm">
          <text:p/>
        </draw:line>
        <draw:line draw:style-name="gr6" draw:text-style-name="P1" draw:layer="layout" svg:x1="2.622cm" svg:y1="2.108cm" svg:x2="2.623cm" svg:y2="2.107cm">
          <text:p/>
        </draw:line>
        <draw:line draw:style-name="gr6" draw:text-style-name="P1" draw:layer="layout" svg:x1="2.623cm" svg:y1="2.107cm" svg:x2="2.624cm" svg:y2="2.106cm">
          <text:p/>
        </draw:line>
        <draw:line draw:style-name="gr6" draw:text-style-name="P1" draw:layer="layout" svg:x1="2.624cm" svg:y1="2.106cm" svg:x2="2.626cm" svg:y2="2.104cm">
          <text:p/>
        </draw:line>
        <draw:line draw:style-name="gr6" draw:text-style-name="P1" draw:layer="layout" svg:x1="2.626cm" svg:y1="2.104cm" svg:x2="2.627cm" svg:y2="2.103cm">
          <text:p/>
        </draw:line>
        <draw:line draw:style-name="gr6" draw:text-style-name="P1" draw:layer="layout" svg:x1="2.627cm" svg:y1="2.103cm" svg:x2="2.628cm" svg:y2="2.102cm">
          <text:p/>
        </draw:line>
        <draw:line draw:style-name="gr6" draw:text-style-name="P1" draw:layer="layout" svg:x1="2.628cm" svg:y1="2.102cm" svg:x2="2.63cm" svg:y2="2.101cm">
          <text:p/>
        </draw:line>
        <draw:line draw:style-name="gr6" draw:text-style-name="P1" draw:layer="layout" svg:x1="2.63cm" svg:y1="2.101cm" svg:x2="2.631cm" svg:y2="2.1cm">
          <text:p/>
        </draw:line>
        <draw:line draw:style-name="gr6" draw:text-style-name="P1" draw:layer="layout" svg:x1="2.631cm" svg:y1="2.1cm" svg:x2="2.632cm" svg:y2="2.099cm">
          <text:p/>
        </draw:line>
        <draw:line draw:style-name="gr6" draw:text-style-name="P1" draw:layer="layout" svg:x1="2.632cm" svg:y1="2.099cm" svg:x2="2.634cm" svg:y2="2.099cm">
          <text:p/>
        </draw:line>
        <draw:line draw:style-name="gr6" draw:text-style-name="P1" draw:layer="layout" svg:x1="2.634cm" svg:y1="2.099cm" svg:x2="2.635cm" svg:y2="2.097cm">
          <text:p/>
        </draw:line>
        <draw:line draw:style-name="gr6" draw:text-style-name="P1" draw:layer="layout" svg:x1="2.635cm" svg:y1="2.097cm" svg:x2="2.636cm" svg:y2="2.097cm">
          <text:p/>
        </draw:line>
        <draw:line draw:style-name="gr6" draw:text-style-name="P1" draw:layer="layout" svg:x1="2.636cm" svg:y1="2.097cm" svg:x2="2.638cm" svg:y2="2.095cm">
          <text:p/>
        </draw:line>
        <draw:line draw:style-name="gr6" draw:text-style-name="P1" draw:layer="layout" svg:x1="2.638cm" svg:y1="2.095cm" svg:x2="2.639cm" svg:y2="2.094cm">
          <text:p/>
        </draw:line>
        <draw:line draw:style-name="gr6" draw:text-style-name="P1" draw:layer="layout" svg:x1="2.639cm" svg:y1="2.094cm" svg:x2="2.641cm" svg:y2="2.093cm">
          <text:p/>
        </draw:line>
        <draw:line draw:style-name="gr6" draw:text-style-name="P1" draw:layer="layout" svg:x1="2.641cm" svg:y1="2.093cm" svg:x2="2.642cm" svg:y2="2.092cm">
          <text:p/>
        </draw:line>
        <draw:line draw:style-name="gr6" draw:text-style-name="P1" draw:layer="layout" svg:x1="2.642cm" svg:y1="2.092cm" svg:x2="2.643cm" svg:y2="2.091cm">
          <text:p/>
        </draw:line>
        <draw:line draw:style-name="gr6" draw:text-style-name="P1" draw:layer="layout" svg:x1="2.643cm" svg:y1="2.091cm" svg:x2="2.644cm" svg:y2="2.09cm">
          <text:p/>
        </draw:line>
        <draw:line draw:style-name="gr6" draw:text-style-name="P1" draw:layer="layout" svg:x1="2.644cm" svg:y1="2.09cm" svg:x2="2.646cm" svg:y2="2.089cm">
          <text:p/>
        </draw:line>
        <draw:line draw:style-name="gr6" draw:text-style-name="P1" draw:layer="layout" svg:x1="2.646cm" svg:y1="2.089cm" svg:x2="2.647cm" svg:y2="2.088cm">
          <text:p/>
        </draw:line>
        <draw:line draw:style-name="gr6" draw:text-style-name="P1" draw:layer="layout" svg:x1="2.647cm" svg:y1="2.088cm" svg:x2="2.648cm" svg:y2="2.087cm">
          <text:p/>
        </draw:line>
        <draw:line draw:style-name="gr6" draw:text-style-name="P1" draw:layer="layout" svg:x1="2.648cm" svg:y1="2.087cm" svg:x2="2.65cm" svg:y2="2.086cm">
          <text:p/>
        </draw:line>
        <draw:line draw:style-name="gr6" draw:text-style-name="P1" draw:layer="layout" svg:x1="2.65cm" svg:y1="2.086cm" svg:x2="2.651cm" svg:y2="2.085cm">
          <text:p/>
        </draw:line>
        <draw:line draw:style-name="gr6" draw:text-style-name="P1" draw:layer="layout" svg:x1="2.651cm" svg:y1="2.085cm" svg:x2="2.652cm" svg:y2="2.084cm">
          <text:p/>
        </draw:line>
        <draw:line draw:style-name="gr6" draw:text-style-name="P1" draw:layer="layout" svg:x1="2.652cm" svg:y1="2.084cm" svg:x2="2.653cm" svg:y2="2.083cm">
          <text:p/>
        </draw:line>
        <draw:line draw:style-name="gr6" draw:text-style-name="P1" draw:layer="layout" svg:x1="2.653cm" svg:y1="2.083cm" svg:x2="2.655cm" svg:y2="2.081cm">
          <text:p/>
        </draw:line>
        <draw:line draw:style-name="gr6" draw:text-style-name="P1" draw:layer="layout" svg:x1="2.655cm" svg:y1="2.081cm" svg:x2="2.656cm" svg:y2="2.081cm">
          <text:p/>
        </draw:line>
        <draw:line draw:style-name="gr6" draw:text-style-name="P1" draw:layer="layout" svg:x1="2.656cm" svg:y1="2.081cm" svg:x2="2.658cm" svg:y2="2.079cm">
          <text:p/>
        </draw:line>
        <draw:line draw:style-name="gr6" draw:text-style-name="P1" draw:layer="layout" svg:x1="2.658cm" svg:y1="2.079cm" svg:x2="2.659cm" svg:y2="2.079cm">
          <text:p/>
        </draw:line>
        <draw:line draw:style-name="gr6" draw:text-style-name="P1" draw:layer="layout" svg:x1="2.659cm" svg:y1="2.079cm" svg:x2="2.66cm" svg:y2="2.077cm">
          <text:p/>
        </draw:line>
        <draw:line draw:style-name="gr6" draw:text-style-name="P1" draw:layer="layout" svg:x1="2.66cm" svg:y1="2.077cm" svg:x2="2.662cm" svg:y2="2.076cm">
          <text:p/>
        </draw:line>
        <draw:line draw:style-name="gr6" draw:text-style-name="P1" draw:layer="layout" svg:x1="2.662cm" svg:y1="2.076cm" svg:x2="2.663cm" svg:y2="2.075cm">
          <text:p/>
        </draw:line>
        <draw:line draw:style-name="gr6" draw:text-style-name="P1" draw:layer="layout" svg:x1="2.663cm" svg:y1="2.075cm" svg:x2="2.664cm" svg:y2="2.074cm">
          <text:p/>
        </draw:line>
        <draw:line draw:style-name="gr6" draw:text-style-name="P1" draw:layer="layout" svg:x1="2.664cm" svg:y1="2.074cm" svg:x2="2.666cm" svg:y2="2.073cm">
          <text:p/>
        </draw:line>
        <draw:line draw:style-name="gr6" draw:text-style-name="P1" draw:layer="layout" svg:x1="2.666cm" svg:y1="2.073cm" svg:x2="2.667cm" svg:y2="2.072cm">
          <text:p/>
        </draw:line>
        <draw:line draw:style-name="gr6" draw:text-style-name="P1" draw:layer="layout" svg:x1="2.667cm" svg:y1="2.072cm" svg:x2="2.668cm" svg:y2="2.071cm">
          <text:p/>
        </draw:line>
        <draw:line draw:style-name="gr6" draw:text-style-name="P1" draw:layer="layout" svg:x1="2.668cm" svg:y1="2.071cm" svg:x2="2.67cm" svg:y2="2.07cm">
          <text:p/>
        </draw:line>
        <draw:line draw:style-name="gr6" draw:text-style-name="P1" draw:layer="layout" svg:x1="2.67cm" svg:y1="2.07cm" svg:x2="2.671cm" svg:y2="2.069cm">
          <text:p/>
        </draw:line>
        <draw:line draw:style-name="gr6" draw:text-style-name="P1" draw:layer="layout" svg:x1="2.671cm" svg:y1="2.069cm" svg:x2="2.672cm" svg:y2="2.068cm">
          <text:p/>
        </draw:line>
        <draw:line draw:style-name="gr6" draw:text-style-name="P1" draw:layer="layout" svg:x1="2.672cm" svg:y1="2.068cm" svg:x2="2.673cm" svg:y2="2.067cm">
          <text:p/>
        </draw:line>
        <draw:line draw:style-name="gr6" draw:text-style-name="P1" draw:layer="layout" svg:x1="2.673cm" svg:y1="2.067cm" svg:x2="2.675cm" svg:y2="2.066cm">
          <text:p/>
        </draw:line>
        <draw:line draw:style-name="gr6" draw:text-style-name="P1" draw:layer="layout" svg:x1="2.675cm" svg:y1="2.066cm" svg:x2="2.676cm" svg:y2="2.065cm">
          <text:p/>
        </draw:line>
        <draw:line draw:style-name="gr6" draw:text-style-name="P1" draw:layer="layout" svg:x1="2.676cm" svg:y1="2.065cm" svg:x2="2.677cm" svg:y2="2.064cm">
          <text:p/>
        </draw:line>
        <draw:line draw:style-name="gr6" draw:text-style-name="P1" draw:layer="layout" svg:x1="2.677cm" svg:y1="2.064cm" svg:x2="2.679cm" svg:y2="2.063cm">
          <text:p/>
        </draw:line>
        <draw:line draw:style-name="gr6" draw:text-style-name="P1" draw:layer="layout" svg:x1="2.679cm" svg:y1="2.063cm" svg:x2="2.68cm" svg:y2="2.062cm">
          <text:p/>
        </draw:line>
        <draw:line draw:style-name="gr6" draw:text-style-name="P1" draw:layer="layout" svg:x1="2.68cm" svg:y1="2.062cm" svg:x2="2.682cm" svg:y2="2.061cm">
          <text:p/>
        </draw:line>
        <draw:line draw:style-name="gr6" draw:text-style-name="P1" draw:layer="layout" svg:x1="2.682cm" svg:y1="2.061cm" svg:x2="2.683cm" svg:y2="2.06cm">
          <text:p/>
        </draw:line>
        <draw:line draw:style-name="gr6" draw:text-style-name="P1" draw:layer="layout" svg:x1="2.683cm" svg:y1="2.06cm" svg:x2="2.684cm" svg:y2="2.059cm">
          <text:p/>
        </draw:line>
        <draw:line draw:style-name="gr6" draw:text-style-name="P1" draw:layer="layout" svg:x1="2.684cm" svg:y1="2.059cm" svg:x2="2.686cm" svg:y2="2.058cm">
          <text:p/>
        </draw:line>
        <draw:line draw:style-name="gr6" draw:text-style-name="P1" draw:layer="layout" svg:x1="2.686cm" svg:y1="2.058cm" svg:x2="2.687cm" svg:y2="2.057cm">
          <text:p/>
        </draw:line>
        <draw:line draw:style-name="gr6" draw:text-style-name="P1" draw:layer="layout" svg:x1="2.687cm" svg:y1="2.057cm" svg:x2="2.688cm" svg:y2="2.056cm">
          <text:p/>
        </draw:line>
        <draw:line draw:style-name="gr6" draw:text-style-name="P1" draw:layer="layout" svg:x1="2.688cm" svg:y1="2.056cm" svg:x2="2.69cm" svg:y2="2.055cm">
          <text:p/>
        </draw:line>
        <draw:line draw:style-name="gr6" draw:text-style-name="P1" draw:layer="layout" svg:x1="2.69cm" svg:y1="2.055cm" svg:x2="2.691cm" svg:y2="2.053cm">
          <text:p/>
        </draw:line>
        <draw:line draw:style-name="gr6" draw:text-style-name="P1" draw:layer="layout" svg:x1="2.691cm" svg:y1="2.053cm" svg:x2="2.692cm" svg:y2="2.052cm">
          <text:p/>
        </draw:line>
        <draw:line draw:style-name="gr6" draw:text-style-name="P1" draw:layer="layout" svg:x1="2.692cm" svg:y1="2.052cm" svg:x2="2.693cm" svg:y2="2.051cm">
          <text:p/>
        </draw:line>
        <draw:line draw:style-name="gr6" draw:text-style-name="P1" draw:layer="layout" svg:x1="2.693cm" svg:y1="2.051cm" svg:x2="2.694cm" svg:y2="2.05cm">
          <text:p/>
        </draw:line>
        <draw:line draw:style-name="gr6" draw:text-style-name="P1" draw:layer="layout" svg:x1="2.694cm" svg:y1="2.05cm" svg:x2="2.696cm" svg:y2="2.049cm">
          <text:p/>
        </draw:line>
        <draw:line draw:style-name="gr6" draw:text-style-name="P1" draw:layer="layout" svg:x1="2.696cm" svg:y1="2.049cm" svg:x2="2.697cm" svg:y2="2.048cm">
          <text:p/>
        </draw:line>
        <draw:line draw:style-name="gr6" draw:text-style-name="P1" draw:layer="layout" svg:x1="2.697cm" svg:y1="2.048cm" svg:x2="2.699cm" svg:y2="2.047cm">
          <text:p/>
        </draw:line>
        <draw:line draw:style-name="gr6" draw:text-style-name="P1" draw:layer="layout" svg:x1="2.699cm" svg:y1="2.047cm" svg:x2="2.7cm" svg:y2="2.046cm">
          <text:p/>
        </draw:line>
        <draw:line draw:style-name="gr6" draw:text-style-name="P1" draw:layer="layout" svg:x1="2.7cm" svg:y1="2.046cm" svg:x2="2.701cm" svg:y2="2.045cm">
          <text:p/>
        </draw:line>
        <draw:line draw:style-name="gr6" draw:text-style-name="P1" draw:layer="layout" svg:x1="2.701cm" svg:y1="2.045cm" svg:x2="2.703cm" svg:y2="2.044cm">
          <text:p/>
        </draw:line>
        <draw:line draw:style-name="gr6" draw:text-style-name="P1" draw:layer="layout" svg:x1="2.703cm" svg:y1="2.044cm" svg:x2="2.704cm" svg:y2="2.043cm">
          <text:p/>
        </draw:line>
        <draw:line draw:style-name="gr6" draw:text-style-name="P1" draw:layer="layout" svg:x1="2.704cm" svg:y1="2.043cm" svg:x2="2.705cm" svg:y2="2.042cm">
          <text:p/>
        </draw:line>
        <draw:line draw:style-name="gr6" draw:text-style-name="P1" draw:layer="layout" svg:x1="2.705cm" svg:y1="2.042cm" svg:x2="2.706cm" svg:y2="2.041cm">
          <text:p/>
        </draw:line>
        <draw:line draw:style-name="gr6" draw:text-style-name="P1" draw:layer="layout" svg:x1="2.706cm" svg:y1="2.041cm" svg:x2="2.708cm" svg:y2="2.04cm">
          <text:p/>
        </draw:line>
        <draw:line draw:style-name="gr6" draw:text-style-name="P1" draw:layer="layout" svg:x1="2.708cm" svg:y1="2.04cm" svg:x2="2.709cm" svg:y2="2.039cm">
          <text:p/>
        </draw:line>
        <draw:line draw:style-name="gr6" draw:text-style-name="P1" draw:layer="layout" svg:x1="2.709cm" svg:y1="2.039cm" svg:x2="2.71cm" svg:y2="2.038cm">
          <text:p/>
        </draw:line>
        <draw:line draw:style-name="gr6" draw:text-style-name="P1" draw:layer="layout" svg:x1="2.71cm" svg:y1="2.038cm" svg:x2="2.712cm" svg:y2="2.037cm">
          <text:p/>
        </draw:line>
        <draw:line draw:style-name="gr6" draw:text-style-name="P1" draw:layer="layout" svg:x1="2.712cm" svg:y1="2.037cm" svg:x2="2.713cm" svg:y2="2.036cm">
          <text:p/>
        </draw:line>
        <draw:line draw:style-name="gr6" draw:text-style-name="P1" draw:layer="layout" svg:x1="2.713cm" svg:y1="2.036cm" svg:x2="2.714cm" svg:y2="2.035cm">
          <text:p/>
        </draw:line>
        <draw:line draw:style-name="gr6" draw:text-style-name="P1" draw:layer="layout" svg:x1="2.714cm" svg:y1="2.035cm" svg:x2="2.716cm" svg:y2="2.034cm">
          <text:p/>
        </draw:line>
        <draw:line draw:style-name="gr6" draw:text-style-name="P1" draw:layer="layout" svg:x1="2.716cm" svg:y1="2.034cm" svg:x2="2.717cm" svg:y2="2.033cm">
          <text:p/>
        </draw:line>
        <draw:line draw:style-name="gr6" draw:text-style-name="P1" draw:layer="layout" svg:x1="2.717cm" svg:y1="2.033cm" svg:x2="2.718cm" svg:y2="2.032cm">
          <text:p/>
        </draw:line>
        <draw:line draw:style-name="gr6" draw:text-style-name="P1" draw:layer="layout" svg:x1="2.718cm" svg:y1="2.032cm" svg:x2="2.72cm" svg:y2="2.03cm">
          <text:p/>
        </draw:line>
        <draw:line draw:style-name="gr6" draw:text-style-name="P1" draw:layer="layout" svg:x1="2.72cm" svg:y1="2.03cm" svg:x2="2.721cm" svg:y2="2.03cm">
          <text:p/>
        </draw:line>
        <draw:line draw:style-name="gr6" draw:text-style-name="P1" draw:layer="layout" svg:x1="2.721cm" svg:y1="2.03cm" svg:x2="2.723cm" svg:y2="2.028cm">
          <text:p/>
        </draw:line>
        <draw:line draw:style-name="gr6" draw:text-style-name="P1" draw:layer="layout" svg:x1="2.723cm" svg:y1="2.028cm" svg:x2="2.724cm" svg:y2="2.028cm">
          <text:p/>
        </draw:line>
        <draw:line draw:style-name="gr6" draw:text-style-name="P1" draw:layer="layout" svg:x1="2.724cm" svg:y1="2.028cm" svg:x2="2.725cm" svg:y2="2.026cm">
          <text:p/>
        </draw:line>
        <draw:line draw:style-name="gr6" draw:text-style-name="P1" draw:layer="layout" svg:x1="2.725cm" svg:y1="2.026cm" svg:x2="2.727cm" svg:y2="2.025cm">
          <text:p/>
        </draw:line>
        <draw:line draw:style-name="gr6" draw:text-style-name="P1" draw:layer="layout" svg:x1="2.727cm" svg:y1="2.025cm" svg:x2="2.728cm" svg:y2="2.024cm">
          <text:p/>
        </draw:line>
        <draw:line draw:style-name="gr6" draw:text-style-name="P1" draw:layer="layout" svg:x1="2.728cm" svg:y1="2.024cm" svg:x2="2.729cm" svg:y2="2.023cm">
          <text:p/>
        </draw:line>
        <draw:line draw:style-name="gr6" draw:text-style-name="P1" draw:layer="layout" svg:x1="2.729cm" svg:y1="2.023cm" svg:x2="2.73cm" svg:y2="2.022cm">
          <text:p/>
        </draw:line>
        <draw:line draw:style-name="gr6" draw:text-style-name="P1" draw:layer="layout" svg:x1="2.73cm" svg:y1="2.022cm" svg:x2="2.732cm" svg:y2="2.021cm">
          <text:p/>
        </draw:line>
        <draw:line draw:style-name="gr6" draw:text-style-name="P1" draw:layer="layout" svg:x1="2.732cm" svg:y1="2.021cm" svg:x2="2.733cm" svg:y2="2.02cm">
          <text:p/>
        </draw:line>
        <draw:line draw:style-name="gr6" draw:text-style-name="P1" draw:layer="layout" svg:x1="2.733cm" svg:y1="2.02cm" svg:x2="2.734cm" svg:y2="2.019cm">
          <text:p/>
        </draw:line>
        <draw:line draw:style-name="gr6" draw:text-style-name="P1" draw:layer="layout" svg:x1="2.734cm" svg:y1="2.019cm" svg:x2="2.736cm" svg:y2="2.018cm">
          <text:p/>
        </draw:line>
        <draw:line draw:style-name="gr6" draw:text-style-name="P1" draw:layer="layout" svg:x1="2.736cm" svg:y1="2.018cm" svg:x2="2.737cm" svg:y2="2.017cm">
          <text:p/>
        </draw:line>
        <draw:line draw:style-name="gr6" draw:text-style-name="P1" draw:layer="layout" svg:x1="2.737cm" svg:y1="2.017cm" svg:x2="2.738cm" svg:y2="2.016cm">
          <text:p/>
        </draw:line>
        <draw:line draw:style-name="gr6" draw:text-style-name="P1" draw:layer="layout" svg:x1="2.738cm" svg:y1="2.016cm" svg:x2="2.74cm" svg:y2="2.015cm">
          <text:p/>
        </draw:line>
        <draw:line draw:style-name="gr6" draw:text-style-name="P1" draw:layer="layout" svg:x1="2.74cm" svg:y1="2.015cm" svg:x2="2.741cm" svg:y2="2.014cm">
          <text:p/>
        </draw:line>
        <draw:line draw:style-name="gr6" draw:text-style-name="P1" draw:layer="layout" svg:x1="2.741cm" svg:y1="2.014cm" svg:x2="2.742cm" svg:y2="2.013cm">
          <text:p/>
        </draw:line>
        <draw:line draw:style-name="gr6" draw:text-style-name="P1" draw:layer="layout" svg:x1="2.742cm" svg:y1="2.013cm" svg:x2="2.744cm" svg:y2="2.012cm">
          <text:p/>
        </draw:line>
        <draw:line draw:style-name="gr6" draw:text-style-name="P1" draw:layer="layout" svg:x1="2.744cm" svg:y1="2.012cm" svg:x2="2.745cm" svg:y2="2.011cm">
          <text:p/>
        </draw:line>
        <draw:line draw:style-name="gr6" draw:text-style-name="P1" draw:layer="layout" svg:x1="2.745cm" svg:y1="2.011cm" svg:x2="2.747cm" svg:y2="2.01cm">
          <text:p/>
        </draw:line>
        <draw:line draw:style-name="gr6" draw:text-style-name="P1" draw:layer="layout" svg:x1="2.747cm" svg:y1="2.01cm" svg:x2="2.748cm" svg:y2="2.009cm">
          <text:p/>
        </draw:line>
        <draw:line draw:style-name="gr6" draw:text-style-name="P1" draw:layer="layout" svg:x1="2.748cm" svg:y1="2.009cm" svg:x2="2.749cm" svg:y2="2.008cm">
          <text:p/>
        </draw:line>
        <draw:line draw:style-name="gr6" draw:text-style-name="P1" draw:layer="layout" svg:x1="2.749cm" svg:y1="2.008cm" svg:x2="2.75cm" svg:y2="2.007cm">
          <text:p/>
        </draw:line>
        <draw:line draw:style-name="gr6" draw:text-style-name="P1" draw:layer="layout" svg:x1="2.75cm" svg:y1="2.007cm" svg:x2="2.752cm" svg:y2="2.006cm">
          <text:p/>
        </draw:line>
        <draw:line draw:style-name="gr6" draw:text-style-name="P1" draw:layer="layout" svg:x1="2.752cm" svg:y1="2.006cm" svg:x2="2.753cm" svg:y2="2.005cm">
          <text:p/>
        </draw:line>
        <draw:line draw:style-name="gr6" draw:text-style-name="P1" draw:layer="layout" svg:x1="2.753cm" svg:y1="2.005cm" svg:x2="2.754cm" svg:y2="2.004cm">
          <text:p/>
        </draw:line>
        <draw:line draw:style-name="gr6" draw:text-style-name="P1" draw:layer="layout" svg:x1="2.754cm" svg:y1="2.004cm" svg:x2="2.756cm" svg:y2="2.002cm">
          <text:p/>
        </draw:line>
        <draw:line draw:style-name="gr6" draw:text-style-name="P1" draw:layer="layout" svg:x1="2.756cm" svg:y1="2.002cm" svg:x2="2.757cm" svg:y2="2.001cm">
          <text:p/>
        </draw:line>
        <draw:line draw:style-name="gr6" draw:text-style-name="P1" draw:layer="layout" svg:x1="2.757cm" svg:y1="2.001cm" svg:x2="2.758cm" svg:y2="2cm">
          <text:p/>
        </draw:line>
        <draw:line draw:style-name="gr6" draw:text-style-name="P1" draw:layer="layout" svg:x1="2.758cm" svg:y1="2cm" svg:x2="2.759cm" svg:y2="1.999cm">
          <text:p/>
        </draw:line>
        <draw:line draw:style-name="gr6" draw:text-style-name="P1" draw:layer="layout" svg:x1="2.759cm" svg:y1="1.999cm" svg:x2="2.761cm" svg:y2="1.998cm">
          <text:p/>
        </draw:line>
        <draw:line draw:style-name="gr6" draw:text-style-name="P1" draw:layer="layout" svg:x1="2.761cm" svg:y1="1.998cm" svg:x2="2.762cm" svg:y2="1.997cm">
          <text:p/>
        </draw:line>
        <draw:line draw:style-name="gr6" draw:text-style-name="P1" draw:layer="layout" svg:x1="2.762cm" svg:y1="1.997cm" svg:x2="2.764cm" svg:y2="1.996cm">
          <text:p/>
        </draw:line>
        <draw:line draw:style-name="gr6" draw:text-style-name="P1" draw:layer="layout" svg:x1="2.764cm" svg:y1="1.996cm" svg:x2="2.765cm" svg:y2="1.995cm">
          <text:p/>
        </draw:line>
        <draw:line draw:style-name="gr6" draw:text-style-name="P1" draw:layer="layout" svg:x1="2.765cm" svg:y1="1.995cm" svg:x2="2.766cm" svg:y2="1.994cm">
          <text:p/>
        </draw:line>
        <draw:line draw:style-name="gr6" draw:text-style-name="P1" draw:layer="layout" svg:x1="2.766cm" svg:y1="1.994cm" svg:x2="2.768cm" svg:y2="1.993cm">
          <text:p/>
        </draw:line>
        <draw:line draw:style-name="gr6" draw:text-style-name="P1" draw:layer="layout" svg:x1="2.768cm" svg:y1="1.993cm" svg:x2="2.769cm" svg:y2="1.992cm">
          <text:p/>
        </draw:line>
        <draw:line draw:style-name="gr6" draw:text-style-name="P1" draw:layer="layout" svg:x1="2.769cm" svg:y1="1.992cm" svg:x2="2.77cm" svg:y2="1.991cm">
          <text:p/>
        </draw:line>
        <draw:line draw:style-name="gr6" draw:text-style-name="P1" draw:layer="layout" svg:x1="2.77cm" svg:y1="1.991cm" svg:x2="2.772cm" svg:y2="1.99cm">
          <text:p/>
        </draw:line>
        <draw:line draw:style-name="gr6" draw:text-style-name="P1" draw:layer="layout" svg:x1="2.772cm" svg:y1="1.99cm" svg:x2="2.773cm" svg:y2="1.989cm">
          <text:p/>
        </draw:line>
        <draw:line draw:style-name="gr6" draw:text-style-name="P1" draw:layer="layout" svg:x1="2.773cm" svg:y1="1.989cm" svg:x2="2.774cm" svg:y2="1.988cm">
          <text:p/>
        </draw:line>
        <draw:line draw:style-name="gr6" draw:text-style-name="P1" draw:layer="layout" svg:x1="2.774cm" svg:y1="1.988cm" svg:x2="2.776cm" svg:y2="1.987cm">
          <text:p/>
        </draw:line>
        <draw:line draw:style-name="gr6" draw:text-style-name="P1" draw:layer="layout" svg:x1="2.776cm" svg:y1="1.987cm" svg:x2="2.777cm" svg:y2="1.986cm">
          <text:p/>
        </draw:line>
        <draw:line draw:style-name="gr6" draw:text-style-name="P1" draw:layer="layout" svg:x1="2.777cm" svg:y1="1.986cm" svg:x2="2.778cm" svg:y2="1.985cm">
          <text:p/>
        </draw:line>
        <draw:line draw:style-name="gr6" draw:text-style-name="P1" draw:layer="layout" svg:x1="2.778cm" svg:y1="1.985cm" svg:x2="2.78cm" svg:y2="1.984cm">
          <text:p/>
        </draw:line>
        <draw:line draw:style-name="gr6" draw:text-style-name="P1" draw:layer="layout" svg:x1="2.78cm" svg:y1="1.984cm" svg:x2="2.781cm" svg:y2="1.983cm">
          <text:p/>
        </draw:line>
        <draw:line draw:style-name="gr6" draw:text-style-name="P1" draw:layer="layout" svg:x1="2.781cm" svg:y1="1.983cm" svg:x2="2.782cm" svg:y2="1.982cm">
          <text:p/>
        </draw:line>
        <draw:line draw:style-name="gr6" draw:text-style-name="P1" draw:layer="layout" svg:x1="2.782cm" svg:y1="1.982cm" svg:x2="2.783cm" svg:y2="1.981cm">
          <text:p/>
        </draw:line>
        <draw:line draw:style-name="gr6" draw:text-style-name="P1" draw:layer="layout" svg:x1="2.783cm" svg:y1="1.981cm" svg:x2="2.785cm" svg:y2="1.979cm">
          <text:p/>
        </draw:line>
        <draw:line draw:style-name="gr6" draw:text-style-name="P1" draw:layer="layout" svg:x1="2.785cm" svg:y1="1.979cm" svg:x2="2.786cm" svg:y2="1.979cm">
          <text:p/>
        </draw:line>
        <draw:line draw:style-name="gr6" draw:text-style-name="P1" draw:layer="layout" svg:x1="2.786cm" svg:y1="1.979cm" svg:x2="2.788cm" svg:y2="1.977cm">
          <text:p/>
        </draw:line>
        <draw:line draw:style-name="gr6" draw:text-style-name="P1" draw:layer="layout" svg:x1="2.788cm" svg:y1="1.977cm" svg:x2="2.789cm" svg:y2="1.977cm">
          <text:p/>
        </draw:line>
        <draw:line draw:style-name="gr6" draw:text-style-name="P1" draw:layer="layout" svg:x1="2.789cm" svg:y1="1.977cm" svg:x2="2.79cm" svg:y2="1.975cm">
          <text:p/>
        </draw:line>
        <draw:line draw:style-name="gr6" draw:text-style-name="P1" draw:layer="layout" svg:x1="2.79cm" svg:y1="1.975cm" svg:x2="2.792cm" svg:y2="1.975cm">
          <text:p/>
        </draw:line>
        <draw:line draw:style-name="gr6" draw:text-style-name="P1" draw:layer="layout" svg:x1="2.792cm" svg:y1="1.975cm" svg:x2="2.793cm" svg:y2="1.973cm">
          <text:p/>
        </draw:line>
        <draw:line draw:style-name="gr6" draw:text-style-name="P1" draw:layer="layout" svg:x1="2.793cm" svg:y1="1.973cm" svg:x2="2.794cm" svg:y2="1.972cm">
          <text:p/>
        </draw:line>
        <draw:line draw:style-name="gr6" draw:text-style-name="P1" draw:layer="layout" svg:x1="2.794cm" svg:y1="1.972cm" svg:x2="2.795cm" svg:y2="1.971cm">
          <text:p/>
        </draw:line>
        <draw:line draw:style-name="gr6" draw:text-style-name="P1" draw:layer="layout" svg:x1="2.795cm" svg:y1="1.971cm" svg:x2="2.796cm" svg:y2="1.97cm">
          <text:p/>
        </draw:line>
        <draw:line draw:style-name="gr6" draw:text-style-name="P1" draw:layer="layout" svg:x1="2.796cm" svg:y1="1.97cm" svg:x2="2.798cm" svg:y2="1.969cm">
          <text:p/>
        </draw:line>
        <draw:line draw:style-name="gr6" draw:text-style-name="P1" draw:layer="layout" svg:x1="2.798cm" svg:y1="1.969cm" svg:x2="2.799cm" svg:y2="1.968cm">
          <text:p/>
        </draw:line>
        <draw:line draw:style-name="gr6" draw:text-style-name="P1" draw:layer="layout" svg:x1="2.799cm" svg:y1="1.968cm" svg:x2="2.801cm" svg:y2="1.967cm">
          <text:p/>
        </draw:line>
        <draw:line draw:style-name="gr6" draw:text-style-name="P1" draw:layer="layout" svg:x1="2.801cm" svg:y1="1.967cm" svg:x2="2.802cm" svg:y2="1.966cm">
          <text:p/>
        </draw:line>
        <draw:line draw:style-name="gr6" draw:text-style-name="P1" draw:layer="layout" svg:x1="2.802cm" svg:y1="1.966cm" svg:x2="2.803cm" svg:y2="1.965cm">
          <text:p/>
        </draw:line>
        <draw:line draw:style-name="gr6" draw:text-style-name="P1" draw:layer="layout" svg:x1="2.803cm" svg:y1="1.965cm" svg:x2="2.805cm" svg:y2="1.964cm">
          <text:p/>
        </draw:line>
        <draw:line draw:style-name="gr6" draw:text-style-name="P1" draw:layer="layout" svg:x1="2.805cm" svg:y1="1.964cm" svg:x2="2.806cm" svg:y2="1.963cm">
          <text:p/>
        </draw:line>
        <draw:line draw:style-name="gr6" draw:text-style-name="P1" draw:layer="layout" svg:x1="2.806cm" svg:y1="1.963cm" svg:x2="2.807cm" svg:y2="1.961cm">
          <text:p/>
        </draw:line>
        <draw:line draw:style-name="gr6" draw:text-style-name="P1" draw:layer="layout" svg:x1="2.807cm" svg:y1="1.961cm" svg:x2="2.809cm" svg:y2="1.961cm">
          <text:p/>
        </draw:line>
        <draw:line draw:style-name="gr6" draw:text-style-name="P1" draw:layer="layout" svg:x1="2.809cm" svg:y1="1.961cm" svg:x2="2.81cm" svg:y2="1.959cm">
          <text:p/>
        </draw:line>
        <draw:line draw:style-name="gr6" draw:text-style-name="P1" draw:layer="layout" svg:x1="2.81cm" svg:y1="1.959cm" svg:x2="2.811cm" svg:y2="1.959cm">
          <text:p/>
        </draw:line>
        <draw:line draw:style-name="gr6" draw:text-style-name="P1" draw:layer="layout" svg:x1="2.811cm" svg:y1="1.959cm" svg:x2="2.813cm" svg:y2="1.958cm">
          <text:p/>
        </draw:line>
        <draw:line draw:style-name="gr6" draw:text-style-name="P1" draw:layer="layout" svg:x1="2.813cm" svg:y1="1.958cm" svg:x2="2.814cm" svg:y2="1.957cm">
          <text:p/>
        </draw:line>
        <draw:line draw:style-name="gr6" draw:text-style-name="P1" draw:layer="layout" svg:x1="2.814cm" svg:y1="1.957cm" svg:x2="2.815cm" svg:y2="1.956cm">
          <text:p/>
        </draw:line>
        <draw:line draw:style-name="gr6" draw:text-style-name="P1" draw:layer="layout" svg:x1="2.815cm" svg:y1="1.956cm" svg:x2="2.816cm" svg:y2="1.955cm">
          <text:p/>
        </draw:line>
        <draw:line draw:style-name="gr6" draw:text-style-name="P1" draw:layer="layout" svg:x1="2.816cm" svg:y1="1.955cm" svg:x2="2.818cm" svg:y2="1.954cm">
          <text:p/>
        </draw:line>
        <draw:line draw:style-name="gr6" draw:text-style-name="P1" draw:layer="layout" svg:x1="2.818cm" svg:y1="1.954cm" svg:x2="2.819cm" svg:y2="1.953cm">
          <text:p/>
        </draw:line>
        <draw:line draw:style-name="gr6" draw:text-style-name="P1" draw:layer="layout" svg:x1="2.819cm" svg:y1="1.953cm" svg:x2="2.82cm" svg:y2="1.952cm">
          <text:p/>
        </draw:line>
        <draw:line draw:style-name="gr6" draw:text-style-name="P1" draw:layer="layout" svg:x1="2.82cm" svg:y1="1.952cm" svg:x2="2.822cm" svg:y2="1.95cm">
          <text:p/>
        </draw:line>
        <draw:line draw:style-name="gr6" draw:text-style-name="P1" draw:layer="layout" svg:x1="2.822cm" svg:y1="1.95cm" svg:x2="2.823cm" svg:y2="1.949cm">
          <text:p/>
        </draw:line>
        <draw:line draw:style-name="gr6" draw:text-style-name="P1" draw:layer="layout" svg:x1="2.823cm" svg:y1="1.949cm" svg:x2="2.825cm" svg:y2="1.948cm">
          <text:p/>
        </draw:line>
        <draw:line draw:style-name="gr6" draw:text-style-name="P1" draw:layer="layout" svg:x1="2.825cm" svg:y1="1.948cm" svg:x2="2.826cm" svg:y2="1.947cm">
          <text:p/>
        </draw:line>
        <draw:line draw:style-name="gr6" draw:text-style-name="P1" draw:layer="layout" svg:x1="2.826cm" svg:y1="1.947cm" svg:x2="2.827cm" svg:y2="1.946cm">
          <text:p/>
        </draw:line>
        <draw:line draw:style-name="gr6" draw:text-style-name="P1" draw:layer="layout" svg:x1="2.827cm" svg:y1="1.946cm" svg:x2="2.829cm" svg:y2="1.945cm">
          <text:p/>
        </draw:line>
        <draw:line draw:style-name="gr6" draw:text-style-name="P1" draw:layer="layout" svg:x1="2.829cm" svg:y1="1.945cm" svg:x2="2.83cm" svg:y2="1.944cm">
          <text:p/>
        </draw:line>
        <draw:line draw:style-name="gr6" draw:text-style-name="P1" draw:layer="layout" svg:x1="2.83cm" svg:y1="1.944cm" svg:x2="2.831cm" svg:y2="1.943cm">
          <text:p/>
        </draw:line>
        <draw:line draw:style-name="gr6" draw:text-style-name="P1" draw:layer="layout" svg:x1="2.831cm" svg:y1="1.943cm" svg:x2="2.833cm" svg:y2="1.942cm">
          <text:p/>
        </draw:line>
        <draw:line draw:style-name="gr6" draw:text-style-name="P1" draw:layer="layout" svg:x1="2.833cm" svg:y1="1.942cm" svg:x2="2.834cm" svg:y2="1.941cm">
          <text:p/>
        </draw:line>
        <draw:line draw:style-name="gr6" draw:text-style-name="P1" draw:layer="layout" svg:x1="2.834cm" svg:y1="1.941cm" svg:x2="2.835cm" svg:y2="1.94cm">
          <text:p/>
        </draw:line>
        <draw:line draw:style-name="gr6" draw:text-style-name="P1" draw:layer="layout" svg:x1="2.835cm" svg:y1="1.94cm" svg:x2="2.836cm" svg:y2="1.939cm">
          <text:p/>
        </draw:line>
        <draw:line draw:style-name="gr6" draw:text-style-name="P1" draw:layer="layout" svg:x1="2.836cm" svg:y1="1.939cm" svg:x2="2.838cm" svg:y2="1.938cm">
          <text:p/>
        </draw:line>
        <draw:line draw:style-name="gr6" draw:text-style-name="P1" draw:layer="layout" svg:x1="2.838cm" svg:y1="1.938cm" svg:x2="2.839cm" svg:y2="1.937cm">
          <text:p/>
        </draw:line>
        <draw:line draw:style-name="gr6" draw:text-style-name="P1" draw:layer="layout" svg:x1="2.839cm" svg:y1="1.937cm" svg:x2="2.84cm" svg:y2="1.936cm">
          <text:p/>
        </draw:line>
        <draw:line draw:style-name="gr6" draw:text-style-name="P1" draw:layer="layout" svg:x1="2.84cm" svg:y1="1.936cm" svg:x2="2.842cm" svg:y2="1.935cm">
          <text:p/>
        </draw:line>
        <draw:line draw:style-name="gr6" draw:text-style-name="P1" draw:layer="layout" svg:x1="2.842cm" svg:y1="1.935cm" svg:x2="2.843cm" svg:y2="1.933cm">
          <text:p/>
        </draw:line>
        <draw:line draw:style-name="gr6" draw:text-style-name="P1" draw:layer="layout" svg:x1="2.843cm" svg:y1="1.933cm" svg:x2="2.844cm" svg:y2="1.933cm">
          <text:p/>
        </draw:line>
        <draw:line draw:style-name="gr6" draw:text-style-name="P1" draw:layer="layout" svg:x1="2.844cm" svg:y1="1.933cm" svg:x2="2.846cm" svg:y2="1.931cm">
          <text:p/>
        </draw:line>
        <draw:line draw:style-name="gr6" draw:text-style-name="P1" draw:layer="layout" svg:x1="2.846cm" svg:y1="1.931cm" svg:x2="2.847cm" svg:y2="1.93cm">
          <text:p/>
        </draw:line>
        <draw:line draw:style-name="gr6" draw:text-style-name="P1" draw:layer="layout" svg:x1="2.847cm" svg:y1="1.93cm" svg:x2="2.849cm" svg:y2="1.93cm">
          <text:p/>
        </draw:line>
        <draw:line draw:style-name="gr6" draw:text-style-name="P1" draw:layer="layout" svg:x1="2.849cm" svg:y1="1.93cm" svg:x2="2.85cm" svg:y2="1.929cm">
          <text:p/>
        </draw:line>
        <draw:line draw:style-name="gr6" draw:text-style-name="P1" draw:layer="layout" svg:x1="2.85cm" svg:y1="1.929cm" svg:x2="2.851cm" svg:y2="1.928cm">
          <text:p/>
        </draw:line>
        <draw:line draw:style-name="gr6" draw:text-style-name="P1" draw:layer="layout" svg:x1="2.851cm" svg:y1="1.928cm" svg:x2="2.853cm" svg:y2="1.926cm">
          <text:p/>
        </draw:line>
        <draw:line draw:style-name="gr6" draw:text-style-name="P1" draw:layer="layout" svg:x1="2.853cm" svg:y1="1.926cm" svg:x2="2.854cm" svg:y2="1.926cm">
          <text:p/>
        </draw:line>
        <draw:line draw:style-name="gr6" draw:text-style-name="P1" draw:layer="layout" svg:x1="2.854cm" svg:y1="1.926cm" svg:x2="2.855cm" svg:y2="1.924cm">
          <text:p/>
        </draw:line>
        <draw:line draw:style-name="gr6" draw:text-style-name="P1" draw:layer="layout" svg:x1="2.855cm" svg:y1="1.924cm" svg:x2="2.857cm" svg:y2="1.924cm">
          <text:p/>
        </draw:line>
        <draw:line draw:style-name="gr6" draw:text-style-name="P1" draw:layer="layout" svg:x1="2.857cm" svg:y1="1.924cm" svg:x2="2.858cm" svg:y2="1.922cm">
          <text:p/>
        </draw:line>
        <draw:line draw:style-name="gr6" draw:text-style-name="P1" draw:layer="layout" svg:x1="2.858cm" svg:y1="1.922cm" svg:x2="2.859cm" svg:y2="1.921cm">
          <text:p/>
        </draw:line>
        <draw:line draw:style-name="gr6" draw:text-style-name="P1" draw:layer="layout" svg:x1="2.859cm" svg:y1="1.921cm" svg:x2="2.86cm" svg:y2="1.92cm">
          <text:p/>
        </draw:line>
        <draw:line draw:style-name="gr6" draw:text-style-name="P1" draw:layer="layout" svg:x1="2.86cm" svg:y1="1.92cm" svg:x2="2.862cm" svg:y2="1.919cm">
          <text:p/>
        </draw:line>
        <draw:line draw:style-name="gr6" draw:text-style-name="P1" draw:layer="layout" svg:x1="2.862cm" svg:y1="1.919cm" svg:x2="2.863cm" svg:y2="1.918cm">
          <text:p/>
        </draw:line>
        <draw:line draw:style-name="gr6" draw:text-style-name="P1" draw:layer="layout" svg:x1="2.863cm" svg:y1="1.918cm" svg:x2="2.864cm" svg:y2="1.917cm">
          <text:p/>
        </draw:line>
        <draw:line draw:style-name="gr6" draw:text-style-name="P1" draw:layer="layout" svg:x1="2.864cm" svg:y1="1.917cm" svg:x2="2.866cm" svg:y2="1.916cm">
          <text:p/>
        </draw:line>
        <draw:line draw:style-name="gr6" draw:text-style-name="P1" draw:layer="layout" svg:x1="2.866cm" svg:y1="1.916cm" svg:x2="2.867cm" svg:y2="1.915cm">
          <text:p/>
        </draw:line>
        <draw:line draw:style-name="gr6" draw:text-style-name="P1" draw:layer="layout" svg:x1="2.867cm" svg:y1="1.915cm" svg:x2="2.868cm" svg:y2="1.914cm">
          <text:p/>
        </draw:line>
        <draw:line draw:style-name="gr6" draw:text-style-name="P1" draw:layer="layout" svg:x1="2.868cm" svg:y1="1.914cm" svg:x2="2.87cm" svg:y2="1.913cm">
          <text:p/>
        </draw:line>
        <draw:line draw:style-name="gr6" draw:text-style-name="P1" draw:layer="layout" svg:x1="2.87cm" svg:y1="1.913cm" svg:x2="2.871cm" svg:y2="1.912cm">
          <text:p/>
        </draw:line>
        <draw:line draw:style-name="gr6" draw:text-style-name="P1" draw:layer="layout" svg:x1="2.871cm" svg:y1="1.912cm" svg:x2="2.873cm" svg:y2="1.91cm">
          <text:p/>
        </draw:line>
        <draw:line draw:style-name="gr6" draw:text-style-name="P1" draw:layer="layout" svg:x1="2.873cm" svg:y1="1.91cm" svg:x2="2.874cm" svg:y2="1.91cm">
          <text:p/>
        </draw:line>
        <draw:line draw:style-name="gr6" draw:text-style-name="P1" draw:layer="layout" svg:x1="2.874cm" svg:y1="1.91cm" svg:x2="2.875cm" svg:y2="1.908cm">
          <text:p/>
        </draw:line>
        <draw:line draw:style-name="gr6" draw:text-style-name="P1" draw:layer="layout" svg:x1="2.875cm" svg:y1="1.908cm" svg:x2="2.877cm" svg:y2="1.908cm">
          <text:p/>
        </draw:line>
        <draw:line draw:style-name="gr6" draw:text-style-name="P1" draw:layer="layout" svg:x1="2.877cm" svg:y1="1.908cm" svg:x2="2.878cm" svg:y2="1.906cm">
          <text:p/>
        </draw:line>
        <draw:line draw:style-name="gr6" draw:text-style-name="P1" draw:layer="layout" svg:x1="2.878cm" svg:y1="1.906cm" svg:x2="2.879cm" svg:y2="1.906cm">
          <text:p/>
        </draw:line>
        <draw:line draw:style-name="gr6" draw:text-style-name="P1" draw:layer="layout" svg:x1="2.879cm" svg:y1="1.906cm" svg:x2="2.88cm" svg:y2="1.904cm">
          <text:p/>
        </draw:line>
        <draw:line draw:style-name="gr6" draw:text-style-name="P1" draw:layer="layout" svg:x1="2.88cm" svg:y1="1.904cm" svg:x2="2.882cm" svg:y2="1.903cm">
          <text:p/>
        </draw:line>
        <draw:line draw:style-name="gr6" draw:text-style-name="P1" draw:layer="layout" svg:x1="2.882cm" svg:y1="1.903cm" svg:x2="2.883cm" svg:y2="1.902cm">
          <text:p/>
        </draw:line>
        <draw:line draw:style-name="gr6" draw:text-style-name="P1" draw:layer="layout" svg:x1="2.883cm" svg:y1="1.902cm" svg:x2="2.884cm" svg:y2="1.902cm">
          <text:p/>
        </draw:line>
        <draw:line draw:style-name="gr6" draw:text-style-name="P1" draw:layer="layout" svg:x1="2.884cm" svg:y1="1.902cm" svg:x2="2.886cm" svg:y2="1.901cm">
          <text:p/>
        </draw:line>
        <draw:line draw:style-name="gr6" draw:text-style-name="P1" draw:layer="layout" svg:x1="2.886cm" svg:y1="1.901cm" svg:x2="2.887cm" svg:y2="1.899cm">
          <text:p/>
        </draw:line>
        <draw:line draw:style-name="gr6" draw:text-style-name="P1" draw:layer="layout" svg:x1="2.887cm" svg:y1="1.899cm" svg:x2="2.888cm" svg:y2="1.898cm">
          <text:p/>
        </draw:line>
        <draw:line draw:style-name="gr6" draw:text-style-name="P1" draw:layer="layout" svg:x1="2.888cm" svg:y1="1.898cm" svg:x2="2.89cm" svg:y2="1.897cm">
          <text:p/>
        </draw:line>
        <draw:line draw:style-name="gr6" draw:text-style-name="P1" draw:layer="layout" svg:x1="2.89cm" svg:y1="1.897cm" svg:x2="2.891cm" svg:y2="1.896cm">
          <text:p/>
        </draw:line>
        <draw:line draw:style-name="gr6" draw:text-style-name="P1" draw:layer="layout" svg:x1="2.891cm" svg:y1="1.896cm" svg:x2="2.892cm" svg:y2="1.895cm">
          <text:p/>
        </draw:line>
        <draw:line draw:style-name="gr6" draw:text-style-name="P1" draw:layer="layout" svg:x1="2.892cm" svg:y1="1.895cm" svg:x2="2.894cm" svg:y2="1.894cm">
          <text:p/>
        </draw:line>
        <draw:line draw:style-name="gr6" draw:text-style-name="P1" draw:layer="layout" svg:x1="2.894cm" svg:y1="1.894cm" svg:x2="2.895cm" svg:y2="1.893cm">
          <text:p/>
        </draw:line>
        <draw:line draw:style-name="gr6" draw:text-style-name="P1" draw:layer="layout" svg:x1="2.895cm" svg:y1="1.893cm" svg:x2="2.896cm" svg:y2="1.892cm">
          <text:p/>
        </draw:line>
        <draw:line draw:style-name="gr6" draw:text-style-name="P1" draw:layer="layout" svg:x1="2.896cm" svg:y1="1.892cm" svg:x2="2.897cm" svg:y2="1.891cm">
          <text:p/>
        </draw:line>
        <draw:line draw:style-name="gr6" draw:text-style-name="P1" draw:layer="layout" svg:x1="2.897cm" svg:y1="1.891cm" svg:x2="2.899cm" svg:y2="1.89cm">
          <text:p/>
        </draw:line>
        <draw:line draw:style-name="gr6" draw:text-style-name="P1" draw:layer="layout" svg:x1="2.899cm" svg:y1="1.89cm" svg:x2="2.9cm" svg:y2="1.889cm">
          <text:p/>
        </draw:line>
        <draw:line draw:style-name="gr6" draw:text-style-name="P1" draw:layer="layout" svg:x1="2.9cm" svg:y1="1.889cm" svg:x2="2.901cm" svg:y2="1.888cm">
          <text:p/>
        </draw:line>
        <draw:line draw:style-name="gr6" draw:text-style-name="P1" draw:layer="layout" svg:x1="2.901cm" svg:y1="1.888cm" svg:x2="2.902cm" svg:y2="1.887cm">
          <text:p/>
        </draw:line>
        <draw:line draw:style-name="gr6" draw:text-style-name="P1" draw:layer="layout" svg:x1="2.902cm" svg:y1="1.887cm" svg:x2="2.904cm" svg:y2="1.886cm">
          <text:p/>
        </draw:line>
        <draw:line draw:style-name="gr6" draw:text-style-name="P1" draw:layer="layout" svg:x1="2.904cm" svg:y1="1.886cm" svg:x2="2.905cm" svg:y2="1.885cm">
          <text:p/>
        </draw:line>
        <draw:line draw:style-name="gr6" draw:text-style-name="P1" draw:layer="layout" svg:x1="2.905cm" svg:y1="1.885cm" svg:x2="2.907cm" svg:y2="1.884cm">
          <text:p/>
        </draw:line>
        <draw:line draw:style-name="gr6" draw:text-style-name="P1" draw:layer="layout" svg:x1="2.907cm" svg:y1="1.884cm" svg:x2="2.908cm" svg:y2="1.883cm">
          <text:p/>
        </draw:line>
        <draw:line draw:style-name="gr6" draw:text-style-name="P1" draw:layer="layout" svg:x1="2.908cm" svg:y1="1.883cm" svg:x2="2.909cm" svg:y2="1.882cm">
          <text:p/>
        </draw:line>
        <draw:line draw:style-name="gr6" draw:text-style-name="P1" draw:layer="layout" svg:x1="2.909cm" svg:y1="1.882cm" svg:x2="2.911cm" svg:y2="1.88cm">
          <text:p/>
        </draw:line>
        <draw:line draw:style-name="gr6" draw:text-style-name="P1" draw:layer="layout" svg:x1="2.911cm" svg:y1="1.88cm" svg:x2="2.912cm" svg:y2="1.879cm">
          <text:p/>
        </draw:line>
        <draw:line draw:style-name="gr6" draw:text-style-name="P1" draw:layer="layout" svg:x1="2.912cm" svg:y1="1.879cm" svg:x2="2.913cm" svg:y2="1.878cm">
          <text:p/>
        </draw:line>
        <draw:line draw:style-name="gr6" draw:text-style-name="P1" draw:layer="layout" svg:x1="2.913cm" svg:y1="1.878cm" svg:x2="2.915cm" svg:y2="1.877cm">
          <text:p/>
        </draw:line>
        <draw:line draw:style-name="gr6" draw:text-style-name="P1" draw:layer="layout" svg:x1="2.915cm" svg:y1="1.877cm" svg:x2="2.916cm" svg:y2="1.876cm">
          <text:p/>
        </draw:line>
        <draw:line draw:style-name="gr6" draw:text-style-name="P1" draw:layer="layout" svg:x1="2.916cm" svg:y1="1.876cm" svg:x2="2.917cm" svg:y2="1.875cm">
          <text:p/>
        </draw:line>
        <draw:line draw:style-name="gr6" draw:text-style-name="P1" draw:layer="layout" svg:x1="2.917cm" svg:y1="1.875cm" svg:x2="2.919cm" svg:y2="1.874cm">
          <text:p/>
        </draw:line>
        <draw:line draw:style-name="gr6" draw:text-style-name="P1" draw:layer="layout" svg:x1="2.919cm" svg:y1="1.874cm" svg:x2="2.92cm" svg:y2="1.873cm">
          <text:p/>
        </draw:line>
        <draw:line draw:style-name="gr6" draw:text-style-name="P1" draw:layer="layout" svg:x1="2.92cm" svg:y1="1.873cm" svg:x2="2.921cm" svg:y2="1.873cm">
          <text:p/>
        </draw:line>
        <draw:line draw:style-name="gr6" draw:text-style-name="P1" draw:layer="layout" svg:x1="2.921cm" svg:y1="1.873cm" svg:x2="2.922cm" svg:y2="1.871cm">
          <text:p/>
        </draw:line>
        <draw:line draw:style-name="gr6" draw:text-style-name="P1" draw:layer="layout" svg:x1="2.922cm" svg:y1="1.871cm" svg:x2="2.924cm" svg:y2="1.87cm">
          <text:p/>
        </draw:line>
        <draw:line draw:style-name="gr6" draw:text-style-name="P1" draw:layer="layout" svg:x1="2.924cm" svg:y1="1.87cm" svg:x2="2.925cm" svg:y2="1.869cm">
          <text:p/>
        </draw:line>
        <draw:line draw:style-name="gr6" draw:text-style-name="P1" draw:layer="layout" svg:x1="2.925cm" svg:y1="1.869cm" svg:x2="2.926cm" svg:y2="1.868cm">
          <text:p/>
        </draw:line>
        <draw:line draw:style-name="gr6" draw:text-style-name="P1" draw:layer="layout" svg:x1="2.926cm" svg:y1="1.868cm" svg:x2="2.928cm" svg:y2="1.867cm">
          <text:p/>
        </draw:line>
        <draw:line draw:style-name="gr6" draw:text-style-name="P1" draw:layer="layout" svg:x1="2.928cm" svg:y1="1.867cm" svg:x2="2.929cm" svg:y2="1.866cm">
          <text:p/>
        </draw:line>
        <draw:line draw:style-name="gr6" draw:text-style-name="P1" draw:layer="layout" svg:x1="2.929cm" svg:y1="1.866cm" svg:x2="2.931cm" svg:y2="1.865cm">
          <text:p/>
        </draw:line>
        <draw:line draw:style-name="gr6" draw:text-style-name="P1" draw:layer="layout" svg:x1="2.931cm" svg:y1="1.865cm" svg:x2="2.932cm" svg:y2="1.864cm">
          <text:p/>
        </draw:line>
        <draw:line draw:style-name="gr6" draw:text-style-name="P1" draw:layer="layout" svg:x1="2.932cm" svg:y1="1.864cm" svg:x2="2.933cm" svg:y2="1.863cm">
          <text:p/>
        </draw:line>
        <draw:line draw:style-name="gr6" draw:text-style-name="P1" draw:layer="layout" svg:x1="2.933cm" svg:y1="1.863cm" svg:x2="2.935cm" svg:y2="1.862cm">
          <text:p/>
        </draw:line>
        <draw:line draw:style-name="gr6" draw:text-style-name="P1" draw:layer="layout" svg:x1="2.935cm" svg:y1="1.862cm" svg:x2="2.936cm" svg:y2="1.861cm">
          <text:p/>
        </draw:line>
        <draw:line draw:style-name="gr6" draw:text-style-name="P1" draw:layer="layout" svg:x1="2.936cm" svg:y1="1.861cm" svg:x2="2.937cm" svg:y2="1.86cm">
          <text:p/>
        </draw:line>
        <draw:line draw:style-name="gr6" draw:text-style-name="P1" draw:layer="layout" svg:x1="2.937cm" svg:y1="1.86cm" svg:x2="2.939cm" svg:y2="1.859cm">
          <text:p/>
        </draw:line>
        <draw:line draw:style-name="gr6" draw:text-style-name="P1" draw:layer="layout" svg:x1="2.939cm" svg:y1="1.859cm" svg:x2="2.94cm" svg:y2="1.857cm">
          <text:p/>
        </draw:line>
        <draw:line draw:style-name="gr6" draw:text-style-name="P1" draw:layer="layout" svg:x1="2.94cm" svg:y1="1.857cm" svg:x2="2.941cm" svg:y2="1.857cm">
          <text:p/>
        </draw:line>
        <draw:line draw:style-name="gr6" draw:text-style-name="P1" draw:layer="layout" svg:x1="2.941cm" svg:y1="1.857cm" svg:x2="2.943cm" svg:y2="1.855cm">
          <text:p/>
        </draw:line>
        <draw:line draw:style-name="gr6" draw:text-style-name="P1" draw:layer="layout" svg:x1="2.943cm" svg:y1="1.855cm" svg:x2="2.944cm" svg:y2="1.855cm">
          <text:p/>
        </draw:line>
        <draw:line draw:style-name="gr6" draw:text-style-name="P1" draw:layer="layout" svg:x1="2.944cm" svg:y1="1.855cm" svg:x2="2.945cm" svg:y2="1.853cm">
          <text:p/>
        </draw:line>
        <draw:line draw:style-name="gr6" draw:text-style-name="P1" draw:layer="layout" svg:x1="2.945cm" svg:y1="1.853cm" svg:x2="2.946cm" svg:y2="1.852cm">
          <text:p/>
        </draw:line>
        <draw:line draw:style-name="gr6" draw:text-style-name="P1" draw:layer="layout" svg:x1="2.946cm" svg:y1="1.852cm" svg:x2="2.948cm" svg:y2="1.851cm">
          <text:p/>
        </draw:line>
        <draw:line draw:style-name="gr6" draw:text-style-name="P1" draw:layer="layout" svg:x1="2.948cm" svg:y1="1.851cm" svg:x2="2.949cm" svg:y2="1.85cm">
          <text:p/>
        </draw:line>
        <draw:line draw:style-name="gr6" draw:text-style-name="P1" draw:layer="layout" svg:x1="2.949cm" svg:y1="1.85cm" svg:x2="2.95cm" svg:y2="1.849cm">
          <text:p/>
        </draw:line>
        <draw:line draw:style-name="gr6" draw:text-style-name="P1" draw:layer="layout" svg:x1="2.95cm" svg:y1="1.849cm" svg:x2="2.952cm" svg:y2="1.848cm">
          <text:p/>
        </draw:line>
        <draw:line draw:style-name="gr6" draw:text-style-name="P1" draw:layer="layout" svg:x1="2.952cm" svg:y1="1.848cm" svg:x2="2.953cm" svg:y2="1.847cm">
          <text:p/>
        </draw:line>
        <draw:line draw:style-name="gr6" draw:text-style-name="P1" draw:layer="layout" svg:x1="2.953cm" svg:y1="1.847cm" svg:x2="2.955cm" svg:y2="1.846cm">
          <text:p/>
        </draw:line>
        <draw:line draw:style-name="gr6" draw:text-style-name="P1" draw:layer="layout" svg:x1="2.955cm" svg:y1="1.846cm" svg:x2="2.956cm" svg:y2="1.845cm">
          <text:p/>
        </draw:line>
        <draw:line draw:style-name="gr6" draw:text-style-name="P1" draw:layer="layout" svg:x1="2.956cm" svg:y1="1.845cm" svg:x2="2.957cm" svg:y2="1.844cm">
          <text:p/>
        </draw:line>
        <draw:line draw:style-name="gr6" draw:text-style-name="P1" draw:layer="layout" svg:x1="2.957cm" svg:y1="1.844cm" svg:x2="2.959cm" svg:y2="1.843cm">
          <text:p/>
        </draw:line>
        <draw:line draw:style-name="gr6" draw:text-style-name="P1" draw:layer="layout" svg:x1="2.959cm" svg:y1="1.843cm" svg:x2="2.96cm" svg:y2="1.842cm">
          <text:p/>
        </draw:line>
        <draw:line draw:style-name="gr6" draw:text-style-name="P1" draw:layer="layout" svg:x1="2.96cm" svg:y1="1.842cm" svg:x2="2.961cm" svg:y2="1.841cm">
          <text:p/>
        </draw:line>
        <draw:line draw:style-name="gr6" draw:text-style-name="P1" draw:layer="layout" svg:x1="2.961cm" svg:y1="1.841cm" svg:x2="2.963cm" svg:y2="1.84cm">
          <text:p/>
        </draw:line>
        <draw:line draw:style-name="gr6" draw:text-style-name="P1" draw:layer="layout" svg:x1="2.963cm" svg:y1="1.84cm" svg:x2="2.964cm" svg:y2="1.839cm">
          <text:p/>
        </draw:line>
        <draw:line draw:style-name="gr6" draw:text-style-name="P1" draw:layer="layout" svg:x1="2.964cm" svg:y1="1.839cm" svg:x2="2.965cm" svg:y2="1.838cm">
          <text:p/>
        </draw:line>
        <draw:line draw:style-name="gr6" draw:text-style-name="P1" draw:layer="layout" svg:x1="2.965cm" svg:y1="1.838cm" svg:x2="2.966cm" svg:y2="1.837cm">
          <text:p/>
        </draw:line>
        <draw:line draw:style-name="gr6" draw:text-style-name="P1" draw:layer="layout" svg:x1="2.966cm" svg:y1="1.837cm" svg:x2="2.968cm" svg:y2="1.836cm">
          <text:p/>
        </draw:line>
        <draw:line draw:style-name="gr6" draw:text-style-name="P1" draw:layer="layout" svg:x1="2.968cm" svg:y1="1.836cm" svg:x2="2.969cm" svg:y2="1.835cm">
          <text:p/>
        </draw:line>
        <draw:line draw:style-name="gr6" draw:text-style-name="P1" draw:layer="layout" svg:x1="2.969cm" svg:y1="1.835cm" svg:x2="2.97cm" svg:y2="1.834cm">
          <text:p/>
        </draw:line>
        <draw:line draw:style-name="gr6" draw:text-style-name="P1" draw:layer="layout" svg:x1="2.97cm" svg:y1="1.834cm" svg:x2="2.972cm" svg:y2="1.833cm">
          <text:p/>
        </draw:line>
        <draw:line draw:style-name="gr6" draw:text-style-name="P1" draw:layer="layout" svg:x1="2.972cm" svg:y1="1.833cm" svg:x2="2.973cm" svg:y2="1.832cm">
          <text:p/>
        </draw:line>
        <draw:line draw:style-name="gr6" draw:text-style-name="P1" draw:layer="layout" svg:x1="2.973cm" svg:y1="1.832cm" svg:x2="2.974cm" svg:y2="1.831cm">
          <text:p/>
        </draw:line>
        <draw:line draw:style-name="gr6" draw:text-style-name="P1" draw:layer="layout" svg:x1="2.974cm" svg:y1="1.831cm" svg:x2="2.976cm" svg:y2="1.829cm">
          <text:p/>
        </draw:line>
        <draw:line draw:style-name="gr6" draw:text-style-name="P1" draw:layer="layout" svg:x1="2.976cm" svg:y1="1.829cm" svg:x2="2.977cm" svg:y2="1.828cm">
          <text:p/>
        </draw:line>
        <draw:line draw:style-name="gr6" draw:text-style-name="P1" draw:layer="layout" svg:x1="2.977cm" svg:y1="1.828cm" svg:x2="2.979cm" svg:y2="1.827cm">
          <text:p/>
        </draw:line>
        <draw:line draw:style-name="gr6" draw:text-style-name="P1" draw:layer="layout" svg:x1="2.979cm" svg:y1="1.827cm" svg:x2="2.98cm" svg:y2="1.826cm">
          <text:p/>
        </draw:line>
        <draw:line draw:style-name="gr6" draw:text-style-name="P1" draw:layer="layout" svg:x1="2.98cm" svg:y1="1.826cm" svg:x2="2.981cm" svg:y2="1.825cm">
          <text:p/>
        </draw:line>
        <draw:line draw:style-name="gr6" draw:text-style-name="P1" draw:layer="layout" svg:x1="2.981cm" svg:y1="1.825cm" svg:x2="2.983cm" svg:y2="1.824cm">
          <text:p/>
        </draw:line>
        <draw:line draw:style-name="gr6" draw:text-style-name="P1" draw:layer="layout" svg:x1="2.983cm" svg:y1="1.824cm" svg:x2="2.984cm" svg:y2="1.823cm">
          <text:p/>
        </draw:line>
        <draw:line draw:style-name="gr6" draw:text-style-name="P1" draw:layer="layout" svg:x1="2.984cm" svg:y1="1.823cm" svg:x2="2.985cm" svg:y2="1.822cm">
          <text:p/>
        </draw:line>
        <draw:line draw:style-name="gr6" draw:text-style-name="P1" draw:layer="layout" svg:x1="2.985cm" svg:y1="1.822cm" svg:x2="2.986cm" svg:y2="1.821cm">
          <text:p/>
        </draw:line>
        <draw:line draw:style-name="gr6" draw:text-style-name="P1" draw:layer="layout" svg:x1="2.986cm" svg:y1="1.821cm" svg:x2="2.988cm" svg:y2="1.82cm">
          <text:p/>
        </draw:line>
        <draw:line draw:style-name="gr6" draw:text-style-name="P1" draw:layer="layout" svg:x1="2.988cm" svg:y1="1.82cm" svg:x2="2.989cm" svg:y2="1.819cm">
          <text:p/>
        </draw:line>
        <draw:line draw:style-name="gr6" draw:text-style-name="P1" draw:layer="layout" svg:x1="2.989cm" svg:y1="1.819cm" svg:x2="2.99cm" svg:y2="1.818cm">
          <text:p/>
        </draw:line>
        <draw:line draw:style-name="gr6" draw:text-style-name="P1" draw:layer="layout" svg:x1="2.99cm" svg:y1="1.818cm" svg:x2="2.992cm" svg:y2="1.817cm">
          <text:p/>
        </draw:line>
        <draw:line draw:style-name="gr6" draw:text-style-name="P1" draw:layer="layout" svg:x1="2.992cm" svg:y1="1.817cm" svg:x2="2.993cm" svg:y2="1.816cm">
          <text:p/>
        </draw:line>
        <draw:line draw:style-name="gr6" draw:text-style-name="P1" draw:layer="layout" svg:x1="2.993cm" svg:y1="1.816cm" svg:x2="2.994cm" svg:y2="1.815cm">
          <text:p/>
        </draw:line>
        <draw:line draw:style-name="gr6" draw:text-style-name="P1" draw:layer="layout" svg:x1="2.994cm" svg:y1="1.815cm" svg:x2="2.996cm" svg:y2="1.814cm">
          <text:p/>
        </draw:line>
        <draw:line draw:style-name="gr6" draw:text-style-name="P1" draw:layer="layout" svg:x1="2.996cm" svg:y1="1.814cm" svg:x2="2.997cm" svg:y2="1.813cm">
          <text:p/>
        </draw:line>
        <draw:line draw:style-name="gr6" draw:text-style-name="P1" draw:layer="layout" svg:x1="2.997cm" svg:y1="1.813cm" svg:x2="2.998cm" svg:y2="1.812cm">
          <text:p/>
        </draw:line>
        <draw:line draw:style-name="gr6" draw:text-style-name="P1" draw:layer="layout" svg:x1="2.998cm" svg:y1="1.812cm" svg:x2="2.999cm" svg:y2="1.811cm">
          <text:p/>
        </draw:line>
        <draw:line draw:style-name="gr6" draw:text-style-name="P1" draw:layer="layout" svg:x1="2.999cm" svg:y1="1.811cm" svg:x2="3.001cm" svg:y2="1.81cm">
          <text:p/>
        </draw:line>
        <draw:line draw:style-name="gr6" draw:text-style-name="P1" draw:layer="layout" svg:x1="3.001cm" svg:y1="1.81cm" svg:x2="3.002cm" svg:y2="1.809cm">
          <text:p/>
        </draw:line>
        <draw:line draw:style-name="gr6" draw:text-style-name="P1" draw:layer="layout" svg:x1="3.002cm" svg:y1="1.809cm" svg:x2="3.003cm" svg:y2="1.808cm">
          <text:p/>
        </draw:line>
        <draw:line draw:style-name="gr6" draw:text-style-name="P1" draw:layer="layout" svg:x1="3.003cm" svg:y1="1.808cm" svg:x2="3.005cm" svg:y2="1.806cm">
          <text:p/>
        </draw:line>
        <draw:line draw:style-name="gr6" draw:text-style-name="P1" draw:layer="layout" svg:x1="3.005cm" svg:y1="1.806cm" svg:x2="3.006cm" svg:y2="1.806cm">
          <text:p/>
        </draw:line>
        <draw:line draw:style-name="gr6" draw:text-style-name="P1" draw:layer="layout" svg:x1="3.006cm" svg:y1="1.806cm" svg:x2="3.007cm" svg:y2="1.804cm">
          <text:p/>
        </draw:line>
        <draw:line draw:style-name="gr6" draw:text-style-name="P1" draw:layer="layout" svg:x1="3.007cm" svg:y1="1.804cm" svg:x2="3.009cm" svg:y2="1.804cm">
          <text:p/>
        </draw:line>
        <draw:line draw:style-name="gr6" draw:text-style-name="P1" draw:layer="layout" svg:x1="3.009cm" svg:y1="1.804cm" svg:x2="3.01cm" svg:y2="1.802cm">
          <text:p/>
        </draw:line>
        <draw:line draw:style-name="gr6" draw:text-style-name="P1" draw:layer="layout" svg:x1="3.01cm" svg:y1="1.802cm" svg:x2="3.011cm" svg:y2="1.801cm">
          <text:p/>
        </draw:line>
        <draw:line draw:style-name="gr6" draw:text-style-name="P1" draw:layer="layout" svg:x1="3.011cm" svg:y1="1.801cm" svg:x2="3.013cm" svg:y2="1.8cm">
          <text:p/>
        </draw:line>
        <draw:line draw:style-name="gr6" draw:text-style-name="P1" draw:layer="layout" svg:x1="3.013cm" svg:y1="1.8cm" svg:x2="3.014cm" svg:y2="1.799cm">
          <text:p/>
        </draw:line>
        <draw:line draw:style-name="gr6" draw:text-style-name="P1" draw:layer="layout" svg:x1="3.014cm" svg:y1="1.799cm" svg:x2="3.015cm" svg:y2="1.798cm">
          <text:p/>
        </draw:line>
        <draw:line draw:style-name="gr6" draw:text-style-name="P1" draw:layer="layout" svg:x1="3.015cm" svg:y1="1.798cm" svg:x2="3.017cm" svg:y2="1.797cm">
          <text:p/>
        </draw:line>
        <draw:line draw:style-name="gr6" draw:text-style-name="P1" draw:layer="layout" svg:x1="3.017cm" svg:y1="1.797cm" svg:x2="3.018cm" svg:y2="1.796cm">
          <text:p/>
        </draw:line>
        <draw:line draw:style-name="gr6" draw:text-style-name="P1" draw:layer="layout" svg:x1="3.018cm" svg:y1="1.796cm" svg:x2="3.019cm" svg:y2="1.795cm">
          <text:p/>
        </draw:line>
        <draw:line draw:style-name="gr6" draw:text-style-name="P1" draw:layer="layout" svg:x1="3.019cm" svg:y1="1.795cm" svg:x2="3.021cm" svg:y2="1.794cm">
          <text:p/>
        </draw:line>
        <draw:line draw:style-name="gr6" draw:text-style-name="P1" draw:layer="layout" svg:x1="3.021cm" svg:y1="1.794cm" svg:x2="3.022cm" svg:y2="1.793cm">
          <text:p/>
        </draw:line>
        <draw:line draw:style-name="gr6" draw:text-style-name="P1" draw:layer="layout" svg:x1="3.022cm" svg:y1="1.793cm" svg:x2="3.023cm" svg:y2="1.792cm">
          <text:p/>
        </draw:line>
        <draw:line draw:style-name="gr6" draw:text-style-name="P1" draw:layer="layout" svg:x1="3.023cm" svg:y1="1.792cm" svg:x2="3.025cm" svg:y2="1.791cm">
          <text:p/>
        </draw:line>
        <draw:line draw:style-name="gr6" draw:text-style-name="P1" draw:layer="layout" svg:x1="3.025cm" svg:y1="1.791cm" svg:x2="3.026cm" svg:y2="1.79cm">
          <text:p/>
        </draw:line>
        <draw:line draw:style-name="gr6" draw:text-style-name="P1" draw:layer="layout" svg:x1="3.026cm" svg:y1="1.79cm" svg:x2="3.027cm" svg:y2="1.789cm">
          <text:p/>
        </draw:line>
        <draw:line draw:style-name="gr6" draw:text-style-name="P1" draw:layer="layout" svg:x1="3.027cm" svg:y1="1.789cm" svg:x2="3.029cm" svg:y2="1.788cm">
          <text:p/>
        </draw:line>
        <draw:line draw:style-name="gr6" draw:text-style-name="P1" draw:layer="layout" svg:x1="3.029cm" svg:y1="1.788cm" svg:x2="3.03cm" svg:y2="1.787cm">
          <text:p/>
        </draw:line>
        <draw:line draw:style-name="gr6" draw:text-style-name="P1" draw:layer="layout" svg:x1="3.03cm" svg:y1="1.787cm" svg:x2="3.031cm" svg:y2="1.786cm">
          <text:p/>
        </draw:line>
        <draw:line draw:style-name="gr6" draw:text-style-name="P1" draw:layer="layout" svg:x1="3.031cm" svg:y1="1.786cm" svg:x2="3.033cm" svg:y2="1.785cm">
          <text:p/>
        </draw:line>
        <draw:line draw:style-name="gr6" draw:text-style-name="P1" draw:layer="layout" svg:x1="3.033cm" svg:y1="1.785cm" svg:x2="3.034cm" svg:y2="1.784cm">
          <text:p/>
        </draw:line>
        <draw:line draw:style-name="gr6" draw:text-style-name="P1" draw:layer="layout" svg:x1="3.034cm" svg:y1="1.784cm" svg:x2="3.035cm" svg:y2="1.783cm">
          <text:p/>
        </draw:line>
        <draw:line draw:style-name="gr6" draw:text-style-name="P1" draw:layer="layout" svg:x1="3.035cm" svg:y1="1.783cm" svg:x2="3.037cm" svg:y2="1.782cm">
          <text:p/>
        </draw:line>
        <draw:line draw:style-name="gr6" draw:text-style-name="P1" draw:layer="layout" svg:x1="3.037cm" svg:y1="1.782cm" svg:x2="3.038cm" svg:y2="1.781cm">
          <text:p/>
        </draw:line>
        <draw:line draw:style-name="gr6" draw:text-style-name="P1" draw:layer="layout" svg:x1="3.038cm" svg:y1="1.781cm" svg:x2="3.039cm" svg:y2="1.78cm">
          <text:p/>
        </draw:line>
        <draw:line draw:style-name="gr6" draw:text-style-name="P1" draw:layer="layout" svg:x1="3.039cm" svg:y1="1.78cm" svg:x2="3.041cm" svg:y2="1.779cm">
          <text:p/>
        </draw:line>
        <draw:line draw:style-name="gr6" draw:text-style-name="P1" draw:layer="layout" svg:x1="3.041cm" svg:y1="1.779cm" svg:x2="3.042cm" svg:y2="1.778cm">
          <text:p/>
        </draw:line>
        <draw:line draw:style-name="gr6" draw:text-style-name="P1" draw:layer="layout" svg:x1="3.042cm" svg:y1="1.778cm" svg:x2="3.043cm" svg:y2="1.776cm">
          <text:p/>
        </draw:line>
        <draw:line draw:style-name="gr6" draw:text-style-name="P1" draw:layer="layout" svg:x1="3.043cm" svg:y1="1.776cm" svg:x2="3.045cm" svg:y2="1.775cm">
          <text:p/>
        </draw:line>
        <draw:line draw:style-name="gr6" draw:text-style-name="P1" draw:layer="layout" svg:x1="3.045cm" svg:y1="1.775cm" svg:x2="3.046cm" svg:y2="1.774cm">
          <text:p/>
        </draw:line>
        <draw:line draw:style-name="gr6" draw:text-style-name="P1" draw:layer="layout" svg:x1="3.046cm" svg:y1="1.774cm" svg:x2="3.047cm" svg:y2="1.773cm">
          <text:p/>
        </draw:line>
        <draw:line draw:style-name="gr6" draw:text-style-name="P1" draw:layer="layout" svg:x1="3.047cm" svg:y1="1.773cm" svg:x2="3.049cm" svg:y2="1.772cm">
          <text:p/>
        </draw:line>
        <draw:line draw:style-name="gr6" draw:text-style-name="P1" draw:layer="layout" svg:x1="3.049cm" svg:y1="1.772cm" svg:x2="3.05cm" svg:y2="1.771cm">
          <text:p/>
        </draw:line>
        <draw:line draw:style-name="gr6" draw:text-style-name="P1" draw:layer="layout" svg:x1="3.05cm" svg:y1="1.771cm" svg:x2="3.051cm" svg:y2="1.77cm">
          <text:p/>
        </draw:line>
        <draw:line draw:style-name="gr6" draw:text-style-name="P1" draw:layer="layout" svg:x1="3.051cm" svg:y1="1.77cm" svg:x2="3.052cm" svg:y2="1.769cm">
          <text:p/>
        </draw:line>
        <draw:line draw:style-name="gr6" draw:text-style-name="P1" draw:layer="layout" svg:x1="3.052cm" svg:y1="1.769cm" svg:x2="3.054cm" svg:y2="1.768cm">
          <text:p/>
        </draw:line>
        <draw:line draw:style-name="gr6" draw:text-style-name="P1" draw:layer="layout" svg:x1="3.054cm" svg:y1="1.768cm" svg:x2="3.055cm" svg:y2="1.767cm">
          <text:p/>
        </draw:line>
        <draw:line draw:style-name="gr6" draw:text-style-name="P1" draw:layer="layout" svg:x1="3.055cm" svg:y1="1.767cm" svg:x2="3.057cm" svg:y2="1.766cm">
          <text:p/>
        </draw:line>
        <draw:line draw:style-name="gr6" draw:text-style-name="P1" draw:layer="layout" svg:x1="3.057cm" svg:y1="1.766cm" svg:x2="3.058cm" svg:y2="1.765cm">
          <text:p/>
        </draw:line>
        <draw:line draw:style-name="gr6" draw:text-style-name="P1" draw:layer="layout" svg:x1="3.058cm" svg:y1="1.765cm" svg:x2="3.059cm" svg:y2="1.764cm">
          <text:p/>
        </draw:line>
        <draw:line draw:style-name="gr6" draw:text-style-name="P1" draw:layer="layout" svg:x1="3.059cm" svg:y1="1.764cm" svg:x2="3.061cm" svg:y2="1.763cm">
          <text:p/>
        </draw:line>
        <draw:line draw:style-name="gr6" draw:text-style-name="P1" draw:layer="layout" svg:x1="3.061cm" svg:y1="1.763cm" svg:x2="3.062cm" svg:y2="1.762cm">
          <text:p/>
        </draw:line>
        <draw:line draw:style-name="gr6" draw:text-style-name="P1" draw:layer="layout" svg:x1="3.062cm" svg:y1="1.762cm" svg:x2="3.063cm" svg:y2="1.76cm">
          <text:p/>
        </draw:line>
        <draw:line draw:style-name="gr6" draw:text-style-name="P1" draw:layer="layout" svg:x1="3.063cm" svg:y1="1.76cm" svg:x2="3.065cm" svg:y2="1.76cm">
          <text:p/>
        </draw:line>
        <draw:line draw:style-name="gr6" draw:text-style-name="P1" draw:layer="layout" svg:x1="3.065cm" svg:y1="1.76cm" svg:x2="3.066cm" svg:y2="1.759cm">
          <text:p/>
        </draw:line>
        <draw:line draw:style-name="gr6" draw:text-style-name="P1" draw:layer="layout" svg:x1="3.066cm" svg:y1="1.759cm" svg:x2="3.067cm" svg:y2="1.758cm">
          <text:p/>
        </draw:line>
        <draw:line draw:style-name="gr6" draw:text-style-name="P1" draw:layer="layout" svg:x1="3.067cm" svg:y1="1.758cm" svg:x2="3.069cm" svg:y2="1.757cm">
          <text:p/>
        </draw:line>
        <draw:line draw:style-name="gr6" draw:text-style-name="P1" draw:layer="layout" svg:x1="3.069cm" svg:y1="1.757cm" svg:x2="3.07cm" svg:y2="1.756cm">
          <text:p/>
        </draw:line>
        <draw:line draw:style-name="gr6" draw:text-style-name="P1" draw:layer="layout" svg:x1="3.07cm" svg:y1="1.756cm" svg:x2="3.071cm" svg:y2="1.755cm">
          <text:p/>
        </draw:line>
        <draw:line draw:style-name="gr6" draw:text-style-name="P1" draw:layer="layout" svg:x1="3.071cm" svg:y1="1.755cm" svg:x2="3.073cm" svg:y2="1.753cm">
          <text:p/>
        </draw:line>
        <draw:line draw:style-name="gr6" draw:text-style-name="P1" draw:layer="layout" svg:x1="3.073cm" svg:y1="1.753cm" svg:x2="3.074cm" svg:y2="1.753cm">
          <text:p/>
        </draw:line>
        <draw:line draw:style-name="gr6" draw:text-style-name="P1" draw:layer="layout" svg:x1="3.074cm" svg:y1="1.753cm" svg:x2="3.075cm" svg:y2="1.751cm">
          <text:p/>
        </draw:line>
        <draw:line draw:style-name="gr6" draw:text-style-name="P1" draw:layer="layout" svg:x1="3.075cm" svg:y1="1.751cm" svg:x2="3.076cm" svg:y2="1.751cm">
          <text:p/>
        </draw:line>
        <draw:line draw:style-name="gr6" draw:text-style-name="P1" draw:layer="layout" svg:x1="3.076cm" svg:y1="1.751cm" svg:x2="3.078cm" svg:y2="1.749cm">
          <text:p/>
        </draw:line>
        <draw:line draw:style-name="gr6" draw:text-style-name="P1" draw:layer="layout" svg:x1="3.078cm" svg:y1="1.749cm" svg:x2="3.079cm" svg:y2="1.748cm">
          <text:p/>
        </draw:line>
        <draw:line draw:style-name="gr6" draw:text-style-name="P1" draw:layer="layout" svg:x1="3.079cm" svg:y1="1.748cm" svg:x2="3.08cm" svg:y2="1.747cm">
          <text:p/>
        </draw:line>
        <draw:line draw:style-name="gr6" draw:text-style-name="P1" draw:layer="layout" svg:x1="3.08cm" svg:y1="1.747cm" svg:x2="3.082cm" svg:y2="1.746cm">
          <text:p/>
        </draw:line>
        <draw:line draw:style-name="gr6" draw:text-style-name="P1" draw:layer="layout" svg:x1="3.082cm" svg:y1="1.746cm" svg:x2="3.083cm" svg:y2="1.745cm">
          <text:p/>
        </draw:line>
        <draw:line draw:style-name="gr6" draw:text-style-name="P1" draw:layer="layout" svg:x1="3.083cm" svg:y1="1.745cm" svg:x2="3.085cm" svg:y2="1.744cm">
          <text:p/>
        </draw:line>
        <draw:line draw:style-name="gr6" draw:text-style-name="P1" draw:layer="layout" svg:x1="3.085cm" svg:y1="1.744cm" svg:x2="3.086cm" svg:y2="1.743cm">
          <text:p/>
        </draw:line>
        <draw:line draw:style-name="gr6" draw:text-style-name="P1" draw:layer="layout" svg:x1="3.086cm" svg:y1="1.743cm" svg:x2="3.087cm" svg:y2="1.742cm">
          <text:p/>
        </draw:line>
        <draw:line draw:style-name="gr6" draw:text-style-name="P1" draw:layer="layout" svg:x1="3.087cm" svg:y1="1.742cm" svg:x2="3.089cm" svg:y2="1.741cm">
          <text:p/>
        </draw:line>
        <draw:line draw:style-name="gr6" draw:text-style-name="P1" draw:layer="layout" svg:x1="3.089cm" svg:y1="1.741cm" svg:x2="3.09cm" svg:y2="1.74cm">
          <text:p/>
        </draw:line>
        <draw:line draw:style-name="gr6" draw:text-style-name="P1" draw:layer="layout" svg:x1="3.09cm" svg:y1="1.74cm" svg:x2="3.091cm" svg:y2="1.739cm">
          <text:p/>
        </draw:line>
        <draw:line draw:style-name="gr6" draw:text-style-name="P1" draw:layer="layout" svg:x1="3.091cm" svg:y1="1.739cm" svg:x2="3.093cm" svg:y2="1.738cm">
          <text:p/>
        </draw:line>
        <draw:line draw:style-name="gr6" draw:text-style-name="P1" draw:layer="layout" svg:x1="3.093cm" svg:y1="1.738cm" svg:x2="3.094cm" svg:y2="1.737cm">
          <text:p/>
        </draw:line>
        <draw:line draw:style-name="gr6" draw:text-style-name="P1" draw:layer="layout" svg:x1="3.094cm" svg:y1="1.737cm" svg:x2="3.095cm" svg:y2="1.735cm">
          <text:p/>
        </draw:line>
        <draw:line draw:style-name="gr6" draw:text-style-name="P1" draw:layer="layout" svg:x1="3.095cm" svg:y1="1.735cm" svg:x2="3.096cm" svg:y2="1.735cm">
          <text:p/>
        </draw:line>
        <draw:line draw:style-name="gr6" draw:text-style-name="P1" draw:layer="layout" svg:x1="3.096cm" svg:y1="1.735cm" svg:x2="3.098cm" svg:y2="1.733cm">
          <text:p/>
        </draw:line>
        <draw:line draw:style-name="gr6" draw:text-style-name="P1" draw:layer="layout" svg:x1="3.098cm" svg:y1="1.733cm" svg:x2="3.099cm" svg:y2="1.733cm">
          <text:p/>
        </draw:line>
        <draw:line draw:style-name="gr6" draw:text-style-name="P1" draw:layer="layout" svg:x1="3.099cm" svg:y1="1.733cm" svg:x2="3.1cm" svg:y2="1.731cm">
          <text:p/>
        </draw:line>
        <draw:line draw:style-name="gr6" draw:text-style-name="P1" draw:layer="layout" svg:x1="3.1cm" svg:y1="1.731cm" svg:x2="3.102cm" svg:y2="1.731cm">
          <text:p/>
        </draw:line>
        <draw:line draw:style-name="gr6" draw:text-style-name="P1" draw:layer="layout" svg:x1="3.102cm" svg:y1="1.731cm" svg:x2="3.103cm" svg:y2="1.73cm">
          <text:p/>
        </draw:line>
        <draw:line draw:style-name="gr6" draw:text-style-name="P1" draw:layer="layout" svg:x1="3.103cm" svg:y1="1.73cm" svg:x2="3.104cm" svg:y2="1.729cm">
          <text:p/>
        </draw:line>
        <draw:line draw:style-name="gr6" draw:text-style-name="P1" draw:layer="layout" svg:x1="3.104cm" svg:y1="1.729cm" svg:x2="3.105cm" svg:y2="1.728cm">
          <text:p/>
        </draw:line>
        <draw:line draw:style-name="gr6" draw:text-style-name="P1" draw:layer="layout" svg:x1="3.105cm" svg:y1="1.728cm" svg:x2="3.107cm" svg:y2="1.727cm">
          <text:p/>
        </draw:line>
        <draw:line draw:style-name="gr6" draw:text-style-name="P1" draw:layer="layout" svg:x1="3.107cm" svg:y1="1.727cm" svg:x2="3.108cm" svg:y2="1.725cm">
          <text:p/>
        </draw:line>
        <draw:line draw:style-name="gr6" draw:text-style-name="P1" draw:layer="layout" svg:x1="3.108cm" svg:y1="1.725cm" svg:x2="3.109cm" svg:y2="1.724cm">
          <text:p/>
        </draw:line>
        <draw:line draw:style-name="gr6" draw:text-style-name="P1" draw:layer="layout" svg:x1="3.109cm" svg:y1="1.724cm" svg:x2="3.111cm" svg:y2="1.723cm">
          <text:p/>
        </draw:line>
        <draw:line draw:style-name="gr6" draw:text-style-name="P1" draw:layer="layout" svg:x1="3.111cm" svg:y1="1.723cm" svg:x2="3.112cm" svg:y2="1.722cm">
          <text:p/>
        </draw:line>
        <draw:line draw:style-name="gr6" draw:text-style-name="P1" draw:layer="layout" svg:x1="3.112cm" svg:y1="1.722cm" svg:x2="3.113cm" svg:y2="1.721cm">
          <text:p/>
        </draw:line>
        <draw:line draw:style-name="gr6" draw:text-style-name="P1" draw:layer="layout" svg:x1="3.113cm" svg:y1="1.721cm" svg:x2="3.115cm" svg:y2="1.72cm">
          <text:p/>
        </draw:line>
        <draw:line draw:style-name="gr6" draw:text-style-name="P1" draw:layer="layout" svg:x1="3.115cm" svg:y1="1.72cm" svg:x2="3.116cm" svg:y2="1.719cm">
          <text:p/>
        </draw:line>
        <draw:line draw:style-name="gr6" draw:text-style-name="P1" draw:layer="layout" svg:x1="3.116cm" svg:y1="1.719cm" svg:x2="3.117cm" svg:y2="1.718cm">
          <text:p/>
        </draw:line>
        <draw:line draw:style-name="gr6" draw:text-style-name="P1" draw:layer="layout" svg:x1="3.117cm" svg:y1="1.718cm" svg:x2="3.119cm" svg:y2="1.717cm">
          <text:p/>
        </draw:line>
        <draw:line draw:style-name="gr6" draw:text-style-name="P1" draw:layer="layout" svg:x1="3.119cm" svg:y1="1.717cm" svg:x2="3.12cm" svg:y2="1.716cm">
          <text:p/>
        </draw:line>
        <draw:line draw:style-name="gr6" draw:text-style-name="P1" draw:layer="layout" svg:x1="3.12cm" svg:y1="1.716cm" svg:x2="3.122cm" svg:y2="1.715cm">
          <text:p/>
        </draw:line>
        <draw:line draw:style-name="gr6" draw:text-style-name="P1" draw:layer="layout" svg:x1="3.122cm" svg:y1="1.715cm" svg:x2="3.123cm" svg:y2="1.714cm">
          <text:p/>
        </draw:line>
        <draw:line draw:style-name="gr6" draw:text-style-name="P1" draw:layer="layout" svg:x1="3.123cm" svg:y1="1.714cm" svg:x2="3.124cm" svg:y2="1.713cm">
          <text:p/>
        </draw:line>
        <draw:line draw:style-name="gr6" draw:text-style-name="P1" draw:layer="layout" svg:x1="3.124cm" svg:y1="1.713cm" svg:x2="3.126cm" svg:y2="1.712cm">
          <text:p/>
        </draw:line>
        <draw:line draw:style-name="gr6" draw:text-style-name="P1" draw:layer="layout" svg:x1="3.126cm" svg:y1="1.712cm" svg:x2="3.127cm" svg:y2="1.711cm">
          <text:p/>
        </draw:line>
        <draw:line draw:style-name="gr6" draw:text-style-name="P1" draw:layer="layout" svg:x1="3.127cm" svg:y1="1.711cm" svg:x2="3.128cm" svg:y2="1.71cm">
          <text:p/>
        </draw:line>
        <draw:line draw:style-name="gr6" draw:text-style-name="P1" draw:layer="layout" svg:x1="3.128cm" svg:y1="1.71cm" svg:x2="3.129cm" svg:y2="1.709cm">
          <text:p/>
        </draw:line>
        <draw:line draw:style-name="gr6" draw:text-style-name="P1" draw:layer="layout" svg:x1="3.129cm" svg:y1="1.709cm" svg:x2="3.131cm" svg:y2="1.707cm">
          <text:p/>
        </draw:line>
        <draw:line draw:style-name="gr6" draw:text-style-name="P1" draw:layer="layout" svg:x1="3.131cm" svg:y1="1.707cm" svg:x2="3.132cm" svg:y2="1.707cm">
          <text:p/>
        </draw:line>
        <draw:line draw:style-name="gr6" draw:text-style-name="P1" draw:layer="layout" svg:x1="3.132cm" svg:y1="1.707cm" svg:x2="3.133cm" svg:y2="1.705cm">
          <text:p/>
        </draw:line>
        <draw:line draw:style-name="gr6" draw:text-style-name="P1" draw:layer="layout" svg:x1="3.133cm" svg:y1="1.705cm" svg:x2="3.135cm" svg:y2="1.704cm">
          <text:p/>
        </draw:line>
        <draw:line draw:style-name="gr6" draw:text-style-name="P1" draw:layer="layout" svg:x1="3.135cm" svg:y1="1.704cm" svg:x2="3.136cm" svg:y2="1.703cm">
          <text:p/>
        </draw:line>
        <draw:line draw:style-name="gr6" draw:text-style-name="P1" draw:layer="layout" svg:x1="3.136cm" svg:y1="1.703cm" svg:x2="3.137cm" svg:y2="1.702cm">
          <text:p/>
        </draw:line>
        <draw:line draw:style-name="gr6" draw:text-style-name="P1" draw:layer="layout" svg:x1="3.137cm" svg:y1="1.702cm" svg:x2="3.139cm" svg:y2="1.702cm">
          <text:p/>
        </draw:line>
        <draw:line draw:style-name="gr6" draw:text-style-name="P1" draw:layer="layout" svg:x1="3.139cm" svg:y1="1.702cm" svg:x2="3.14cm" svg:y2="1.7cm">
          <text:p/>
        </draw:line>
        <draw:line draw:style-name="gr6" draw:text-style-name="P1" draw:layer="layout" svg:x1="3.14cm" svg:y1="1.7cm" svg:x2="3.141cm" svg:y2="1.7cm">
          <text:p/>
        </draw:line>
        <draw:line draw:style-name="gr6" draw:text-style-name="P1" draw:layer="layout" svg:x1="3.141cm" svg:y1="1.7cm" svg:x2="3.143cm" svg:y2="1.698cm">
          <text:p/>
        </draw:line>
        <draw:line draw:style-name="gr6" draw:text-style-name="P1" draw:layer="layout" svg:x1="3.143cm" svg:y1="1.698cm" svg:x2="3.144cm" svg:y2="1.697cm">
          <text:p/>
        </draw:line>
        <draw:line draw:style-name="gr6" draw:text-style-name="P1" draw:layer="layout" svg:x1="3.144cm" svg:y1="1.697cm" svg:x2="3.146cm" svg:y2="1.696cm">
          <text:p/>
        </draw:line>
        <draw:line draw:style-name="gr6" draw:text-style-name="P1" draw:layer="layout" svg:x1="3.146cm" svg:y1="1.696cm" svg:x2="3.147cm" svg:y2="1.695cm">
          <text:p/>
        </draw:line>
        <draw:line draw:style-name="gr6" draw:text-style-name="P1" draw:layer="layout" svg:x1="3.147cm" svg:y1="1.695cm" svg:x2="3.148cm" svg:y2="1.694cm">
          <text:p/>
        </draw:line>
        <draw:line draw:style-name="gr6" draw:text-style-name="P1" draw:layer="layout" svg:x1="3.148cm" svg:y1="1.694cm" svg:x2="3.149cm" svg:y2="1.693cm">
          <text:p/>
        </draw:line>
        <draw:line draw:style-name="gr6" draw:text-style-name="P1" draw:layer="layout" svg:x1="3.149cm" svg:y1="1.693cm" svg:x2="3.151cm" svg:y2="1.692cm">
          <text:p/>
        </draw:line>
        <draw:line draw:style-name="gr6" draw:text-style-name="P1" draw:layer="layout" svg:x1="3.151cm" svg:y1="1.692cm" svg:x2="3.152cm" svg:y2="1.691cm">
          <text:p/>
        </draw:line>
        <draw:line draw:style-name="gr6" draw:text-style-name="P1" draw:layer="layout" svg:x1="3.152cm" svg:y1="1.691cm" svg:x2="3.153cm" svg:y2="1.69cm">
          <text:p/>
        </draw:line>
        <draw:line draw:style-name="gr6" draw:text-style-name="P1" draw:layer="layout" svg:x1="3.153cm" svg:y1="1.69cm" svg:x2="3.155cm" svg:y2="1.689cm">
          <text:p/>
        </draw:line>
        <draw:line draw:style-name="gr6" draw:text-style-name="P1" draw:layer="layout" svg:x1="3.155cm" svg:y1="1.689cm" svg:x2="3.156cm" svg:y2="1.688cm">
          <text:p/>
        </draw:line>
        <draw:line draw:style-name="gr6" draw:text-style-name="P1" draw:layer="layout" svg:x1="3.156cm" svg:y1="1.688cm" svg:x2="3.157cm" svg:y2="1.687cm">
          <text:p/>
        </draw:line>
        <draw:line draw:style-name="gr6" draw:text-style-name="P1" draw:layer="layout" svg:x1="3.157cm" svg:y1="1.687cm" svg:x2="3.159cm" svg:y2="1.686cm">
          <text:p/>
        </draw:line>
        <draw:line draw:style-name="gr6" draw:text-style-name="P1" draw:layer="layout" svg:x1="3.159cm" svg:y1="1.686cm" svg:x2="3.16cm" svg:y2="1.684cm">
          <text:p/>
        </draw:line>
        <draw:line draw:style-name="gr6" draw:text-style-name="P1" draw:layer="layout" svg:x1="3.16cm" svg:y1="1.684cm" svg:x2="3.161cm" svg:y2="1.684cm">
          <text:p/>
        </draw:line>
        <draw:line draw:style-name="gr6" draw:text-style-name="P1" draw:layer="layout" svg:x1="3.161cm" svg:y1="1.684cm" svg:x2="3.163cm" svg:y2="1.682cm">
          <text:p/>
        </draw:line>
        <draw:line draw:style-name="gr6" draw:text-style-name="P1" draw:layer="layout" svg:x1="3.163cm" svg:y1="1.682cm" svg:x2="3.164cm" svg:y2="1.682cm">
          <text:p/>
        </draw:line>
        <draw:line draw:style-name="gr6" draw:text-style-name="P1" draw:layer="layout" svg:x1="3.164cm" svg:y1="1.682cm" svg:x2="3.165cm" svg:y2="1.68cm">
          <text:p/>
        </draw:line>
        <draw:line draw:style-name="gr6" draw:text-style-name="P1" draw:layer="layout" svg:x1="3.165cm" svg:y1="1.68cm" svg:x2="3.167cm" svg:y2="1.679cm">
          <text:p/>
        </draw:line>
        <draw:line draw:style-name="gr6" draw:text-style-name="P1" draw:layer="layout" svg:x1="3.167cm" svg:y1="1.679cm" svg:x2="3.168cm" svg:y2="1.678cm">
          <text:p/>
        </draw:line>
        <draw:line draw:style-name="gr6" draw:text-style-name="P1" draw:layer="layout" svg:x1="3.168cm" svg:y1="1.678cm" svg:x2="3.17cm" svg:y2="1.677cm">
          <text:p/>
        </draw:line>
        <draw:line draw:style-name="gr6" draw:text-style-name="P1" draw:layer="layout" svg:x1="3.17cm" svg:y1="1.677cm" svg:x2="3.171cm" svg:y2="1.676cm">
          <text:p/>
        </draw:line>
        <draw:line draw:style-name="gr6" draw:text-style-name="P1" draw:layer="layout" svg:x1="3.171cm" svg:y1="1.676cm" svg:x2="3.172cm" svg:y2="1.675cm">
          <text:p/>
        </draw:line>
        <draw:line draw:style-name="gr6" draw:text-style-name="P1" draw:layer="layout" svg:x1="3.172cm" svg:y1="1.675cm" svg:x2="3.173cm" svg:y2="1.674cm">
          <text:p/>
        </draw:line>
        <draw:line draw:style-name="gr6" draw:text-style-name="P1" draw:layer="layout" svg:x1="3.173cm" svg:y1="1.674cm" svg:x2="3.175cm" svg:y2="1.673cm">
          <text:p/>
        </draw:line>
        <draw:line draw:style-name="gr6" draw:text-style-name="P1" draw:layer="layout" svg:x1="3.175cm" svg:y1="1.673cm" svg:x2="3.176cm" svg:y2="1.672cm">
          <text:p/>
        </draw:line>
        <draw:line draw:style-name="gr6" draw:text-style-name="P1" draw:layer="layout" svg:x1="3.176cm" svg:y1="1.672cm" svg:x2="3.177cm" svg:y2="1.671cm">
          <text:p/>
        </draw:line>
        <draw:line draw:style-name="gr6" draw:text-style-name="P1" draw:layer="layout" svg:x1="3.177cm" svg:y1="1.671cm" svg:x2="3.179cm" svg:y2="1.67cm">
          <text:p/>
        </draw:line>
        <draw:line draw:style-name="gr6" draw:text-style-name="P1" draw:layer="layout" svg:x1="3.179cm" svg:y1="1.67cm" svg:x2="3.18cm" svg:y2="1.669cm">
          <text:p/>
        </draw:line>
        <draw:line draw:style-name="gr6" draw:text-style-name="P1" draw:layer="layout" svg:x1="3.18cm" svg:y1="1.669cm" svg:x2="3.181cm" svg:y2="1.668cm">
          <text:p/>
        </draw:line>
        <draw:line draw:style-name="gr6" draw:text-style-name="P1" draw:layer="layout" svg:x1="3.181cm" svg:y1="1.668cm" svg:x2="3.182cm" svg:y2="1.667cm">
          <text:p/>
        </draw:line>
        <draw:line draw:style-name="gr6" draw:text-style-name="P1" draw:layer="layout" svg:x1="3.182cm" svg:y1="1.667cm" svg:x2="3.184cm" svg:y2="1.666cm">
          <text:p/>
        </draw:line>
        <draw:line draw:style-name="gr6" draw:text-style-name="P1" draw:layer="layout" svg:x1="3.184cm" svg:y1="1.666cm" svg:x2="3.185cm" svg:y2="1.665cm">
          <text:p/>
        </draw:line>
        <draw:line draw:style-name="gr6" draw:text-style-name="P1" draw:layer="layout" svg:x1="3.185cm" svg:y1="1.665cm" svg:x2="3.187cm" svg:y2="1.664cm">
          <text:p/>
        </draw:line>
        <draw:line draw:style-name="gr6" draw:text-style-name="P1" draw:layer="layout" svg:x1="3.187cm" svg:y1="1.664cm" svg:x2="3.188cm" svg:y2="1.663cm">
          <text:p/>
        </draw:line>
        <draw:line draw:style-name="gr6" draw:text-style-name="P1" draw:layer="layout" svg:x1="3.188cm" svg:y1="1.663cm" svg:x2="3.189cm" svg:y2="1.662cm">
          <text:p/>
        </draw:line>
        <draw:line draw:style-name="gr6" draw:text-style-name="P1" draw:layer="layout" svg:x1="3.189cm" svg:y1="1.662cm" svg:x2="3.191cm" svg:y2="1.661cm">
          <text:p/>
        </draw:line>
        <draw:line draw:style-name="gr6" draw:text-style-name="P1" draw:layer="layout" svg:x1="3.191cm" svg:y1="1.661cm" svg:x2="3.192cm" svg:y2="1.66cm">
          <text:p/>
        </draw:line>
        <draw:line draw:style-name="gr6" draw:text-style-name="P1" draw:layer="layout" svg:x1="3.192cm" svg:y1="1.66cm" svg:x2="3.193cm" svg:y2="1.659cm">
          <text:p/>
        </draw:line>
        <draw:line draw:style-name="gr6" draw:text-style-name="P1" draw:layer="layout" svg:x1="3.193cm" svg:y1="1.659cm" svg:x2="3.195cm" svg:y2="1.658cm">
          <text:p/>
        </draw:line>
        <draw:line draw:style-name="gr6" draw:text-style-name="P1" draw:layer="layout" svg:x1="3.195cm" svg:y1="1.658cm" svg:x2="3.196cm" svg:y2="1.656cm">
          <text:p/>
        </draw:line>
        <draw:line draw:style-name="gr6" draw:text-style-name="P1" draw:layer="layout" svg:x1="3.196cm" svg:y1="1.656cm" svg:x2="3.197cm" svg:y2="1.656cm">
          <text:p/>
        </draw:line>
        <draw:line draw:style-name="gr6" draw:text-style-name="P1" draw:layer="layout" svg:x1="3.197cm" svg:y1="1.656cm" svg:x2="3.198cm" svg:y2="1.654cm">
          <text:p/>
        </draw:line>
        <draw:line draw:style-name="gr6" draw:text-style-name="P1" draw:layer="layout" svg:x1="3.198cm" svg:y1="1.654cm" svg:x2="3.199cm" svg:y2="1.653cm">
          <text:p/>
        </draw:line>
        <draw:line draw:style-name="gr6" draw:text-style-name="P1" draw:layer="layout" svg:x1="3.199cm" svg:y1="1.653cm" svg:x2="3.201cm" svg:y2="1.652cm">
          <text:p/>
        </draw:line>
        <draw:line draw:style-name="gr6" draw:text-style-name="P1" draw:layer="layout" svg:x1="3.201cm" svg:y1="1.652cm" svg:x2="3.202cm" svg:y2="1.651cm">
          <text:p/>
        </draw:line>
        <draw:line draw:style-name="gr6" draw:text-style-name="P1" draw:layer="layout" svg:x1="3.202cm" svg:y1="1.651cm" svg:x2="3.204cm" svg:y2="1.65cm">
          <text:p/>
        </draw:line>
        <draw:line draw:style-name="gr6" draw:text-style-name="P1" draw:layer="layout" svg:x1="3.204cm" svg:y1="1.65cm" svg:x2="3.205cm" svg:y2="1.649cm">
          <text:p/>
        </draw:line>
        <draw:line draw:style-name="gr6" draw:text-style-name="P1" draw:layer="layout" svg:x1="3.205cm" svg:y1="1.649cm" svg:x2="3.206cm" svg:y2="1.648cm">
          <text:p/>
        </draw:line>
        <draw:line draw:style-name="gr6" draw:text-style-name="P1" draw:layer="layout" svg:x1="3.206cm" svg:y1="1.648cm" svg:x2="3.208cm" svg:y2="1.647cm">
          <text:p/>
        </draw:line>
        <draw:line draw:style-name="gr6" draw:text-style-name="P1" draw:layer="layout" svg:x1="3.208cm" svg:y1="1.647cm" svg:x2="3.209cm" svg:y2="1.646cm">
          <text:p/>
        </draw:line>
        <draw:line draw:style-name="gr6" draw:text-style-name="P1" draw:layer="layout" svg:x1="3.209cm" svg:y1="1.646cm" svg:x2="3.21cm" svg:y2="1.645cm">
          <text:p/>
        </draw:line>
        <draw:line draw:style-name="gr6" draw:text-style-name="P1" draw:layer="layout" svg:x1="3.21cm" svg:y1="1.645cm" svg:x2="3.212cm" svg:y2="1.644cm">
          <text:p/>
        </draw:line>
        <draw:line draw:style-name="gr6" draw:text-style-name="P1" draw:layer="layout" svg:x1="3.212cm" svg:y1="1.644cm" svg:x2="3.213cm" svg:y2="1.643cm">
          <text:p/>
        </draw:line>
        <draw:line draw:style-name="gr6" draw:text-style-name="P1" draw:layer="layout" svg:x1="3.213cm" svg:y1="1.643cm" svg:x2="3.214cm" svg:y2="1.642cm">
          <text:p/>
        </draw:line>
        <draw:line draw:style-name="gr6" draw:text-style-name="P1" draw:layer="layout" svg:x1="3.214cm" svg:y1="1.642cm" svg:x2="3.215cm" svg:y2="1.641cm">
          <text:p/>
        </draw:line>
        <draw:line draw:style-name="gr6" draw:text-style-name="P1" draw:layer="layout" svg:x1="3.215cm" svg:y1="1.641cm" svg:x2="3.217cm" svg:y2="1.64cm">
          <text:p/>
        </draw:line>
        <draw:line draw:style-name="gr6" draw:text-style-name="P1" draw:layer="layout" svg:x1="3.217cm" svg:y1="1.64cm" svg:x2="3.218cm" svg:y2="1.639cm">
          <text:p/>
        </draw:line>
        <draw:line draw:style-name="gr6" draw:text-style-name="P1" draw:layer="layout" svg:x1="3.218cm" svg:y1="1.639cm" svg:x2="3.219cm" svg:y2="1.638cm">
          <text:p/>
        </draw:line>
        <draw:line draw:style-name="gr6" draw:text-style-name="P1" draw:layer="layout" svg:x1="3.219cm" svg:y1="1.638cm" svg:x2="3.221cm" svg:y2="1.637cm">
          <text:p/>
        </draw:line>
        <draw:line draw:style-name="gr6" draw:text-style-name="P1" draw:layer="layout" svg:x1="3.221cm" svg:y1="1.637cm" svg:x2="3.222cm" svg:y2="1.636cm">
          <text:p/>
        </draw:line>
        <draw:line draw:style-name="gr6" draw:text-style-name="P1" draw:layer="layout" svg:x1="3.222cm" svg:y1="1.636cm" svg:x2="3.223cm" svg:y2="1.635cm">
          <text:p/>
        </draw:line>
        <draw:line draw:style-name="gr6" draw:text-style-name="P1" draw:layer="layout" svg:x1="3.223cm" svg:y1="1.635cm" svg:x2="3.225cm" svg:y2="1.633cm">
          <text:p/>
        </draw:line>
        <draw:line draw:style-name="gr6" draw:text-style-name="P1" draw:layer="layout" svg:x1="3.225cm" svg:y1="1.633cm" svg:x2="3.226cm" svg:y2="1.633cm">
          <text:p/>
        </draw:line>
        <draw:line draw:style-name="gr6" draw:text-style-name="P1" draw:layer="layout" svg:x1="3.226cm" svg:y1="1.633cm" svg:x2="3.228cm" svg:y2="1.631cm">
          <text:p/>
        </draw:line>
        <draw:line draw:style-name="gr6" draw:text-style-name="P1" draw:layer="layout" svg:x1="3.228cm" svg:y1="1.631cm" svg:x2="3.229cm" svg:y2="1.631cm">
          <text:p/>
        </draw:line>
        <draw:line draw:style-name="gr6" draw:text-style-name="P1" draw:layer="layout" svg:x1="3.229cm" svg:y1="1.631cm" svg:x2="3.23cm" svg:y2="1.629cm">
          <text:p/>
        </draw:line>
        <draw:line draw:style-name="gr6" draw:text-style-name="P1" draw:layer="layout" svg:x1="3.23cm" svg:y1="1.629cm" svg:x2="3.232cm" svg:y2="1.628cm">
          <text:p/>
        </draw:line>
        <draw:line draw:style-name="gr6" draw:text-style-name="P1" draw:layer="layout" svg:x1="3.232cm" svg:y1="1.628cm" svg:x2="3.233cm" svg:y2="1.627cm">
          <text:p/>
        </draw:line>
        <draw:line draw:style-name="gr6" draw:text-style-name="P1" draw:layer="layout" svg:x1="3.233cm" svg:y1="1.627cm" svg:x2="3.234cm" svg:y2="1.626cm">
          <text:p/>
        </draw:line>
        <draw:line draw:style-name="gr6" draw:text-style-name="P1" draw:layer="layout" svg:x1="3.234cm" svg:y1="1.626cm" svg:x2="3.235cm" svg:y2="1.625cm">
          <text:p/>
        </draw:line>
        <draw:line draw:style-name="gr6" draw:text-style-name="P1" draw:layer="layout" svg:x1="3.235cm" svg:y1="1.625cm" svg:x2="3.237cm" svg:y2="1.624cm">
          <text:p/>
        </draw:line>
        <draw:line draw:style-name="gr6" draw:text-style-name="P1" draw:layer="layout" svg:x1="3.237cm" svg:y1="1.624cm" svg:x2="3.238cm" svg:y2="1.623cm">
          <text:p/>
        </draw:line>
        <draw:line draw:style-name="gr6" draw:text-style-name="P1" draw:layer="layout" svg:x1="3.238cm" svg:y1="1.623cm" svg:x2="3.239cm" svg:y2="1.622cm">
          <text:p/>
        </draw:line>
        <draw:line draw:style-name="gr6" draw:text-style-name="P1" draw:layer="layout" svg:x1="3.239cm" svg:y1="1.622cm" svg:x2="3.241cm" svg:y2="1.621cm">
          <text:p/>
        </draw:line>
        <draw:line draw:style-name="gr6" draw:text-style-name="P1" draw:layer="layout" svg:x1="3.241cm" svg:y1="1.621cm" svg:x2="3.242cm" svg:y2="1.62cm">
          <text:p/>
        </draw:line>
        <draw:line draw:style-name="gr6" draw:text-style-name="P1" draw:layer="layout" svg:x1="3.242cm" svg:y1="1.62cm" svg:x2="3.243cm" svg:y2="1.619cm">
          <text:p/>
        </draw:line>
        <draw:line draw:style-name="gr6" draw:text-style-name="P1" draw:layer="layout" svg:x1="3.243cm" svg:y1="1.619cm" svg:x2="3.245cm" svg:y2="1.618cm">
          <text:p/>
        </draw:line>
        <draw:line draw:style-name="gr6" draw:text-style-name="P1" draw:layer="layout" svg:x1="3.245cm" svg:y1="1.618cm" svg:x2="3.246cm" svg:y2="1.617cm">
          <text:p/>
        </draw:line>
        <draw:line draw:style-name="gr6" draw:text-style-name="P1" draw:layer="layout" svg:x1="3.246cm" svg:y1="1.617cm" svg:x2="3.247cm" svg:y2="1.616cm">
          <text:p/>
        </draw:line>
        <draw:line draw:style-name="gr6" draw:text-style-name="P1" draw:layer="layout" svg:x1="3.247cm" svg:y1="1.616cm" svg:x2="3.249cm" svg:y2="1.615cm">
          <text:p/>
        </draw:line>
        <draw:line draw:style-name="gr6" draw:text-style-name="P1" draw:layer="layout" svg:x1="3.249cm" svg:y1="1.615cm" svg:x2="3.25cm" svg:y2="1.614cm">
          <text:p/>
        </draw:line>
        <draw:line draw:style-name="gr6" draw:text-style-name="P1" draw:layer="layout" svg:x1="3.25cm" svg:y1="1.614cm" svg:x2="3.252cm" svg:y2="1.613cm">
          <text:p/>
        </draw:line>
        <draw:line draw:style-name="gr6" draw:text-style-name="P1" draw:layer="layout" svg:x1="3.252cm" svg:y1="1.613cm" svg:x2="3.253cm" svg:y2="1.612cm">
          <text:p/>
        </draw:line>
        <draw:line draw:style-name="gr6" draw:text-style-name="P1" draw:layer="layout" svg:x1="3.253cm" svg:y1="1.612cm" svg:x2="3.254cm" svg:y2="1.611cm">
          <text:p/>
        </draw:line>
        <draw:line draw:style-name="gr6" draw:text-style-name="P1" draw:layer="layout" svg:x1="3.254cm" svg:y1="1.611cm" svg:x2="3.256cm" svg:y2="1.61cm">
          <text:p/>
        </draw:line>
        <draw:line draw:style-name="gr6" draw:text-style-name="P1" draw:layer="layout" svg:x1="3.256cm" svg:y1="1.61cm" svg:x2="3.257cm" svg:y2="1.609cm">
          <text:p/>
        </draw:line>
        <draw:line draw:style-name="gr6" draw:text-style-name="P1" draw:layer="layout" svg:x1="3.257cm" svg:y1="1.609cm" svg:x2="3.258cm" svg:y2="1.608cm">
          <text:p/>
        </draw:line>
        <draw:line draw:style-name="gr6" draw:text-style-name="P1" draw:layer="layout" svg:x1="3.258cm" svg:y1="1.608cm" svg:x2="3.259cm" svg:y2="1.607cm">
          <text:p/>
        </draw:line>
        <draw:line draw:style-name="gr6" draw:text-style-name="P1" draw:layer="layout" svg:x1="3.259cm" svg:y1="1.607cm" svg:x2="3.261cm" svg:y2="1.605cm">
          <text:p/>
        </draw:line>
        <draw:line draw:style-name="gr6" draw:text-style-name="P1" draw:layer="layout" svg:x1="3.261cm" svg:y1="1.605cm" svg:x2="3.262cm" svg:y2="1.605cm">
          <text:p/>
        </draw:line>
        <draw:line draw:style-name="gr6" draw:text-style-name="P1" draw:layer="layout" svg:x1="3.262cm" svg:y1="1.605cm" svg:x2="3.263cm" svg:y2="1.603cm">
          <text:p/>
        </draw:line>
        <draw:line draw:style-name="gr6" draw:text-style-name="P1" draw:layer="layout" svg:x1="3.263cm" svg:y1="1.603cm" svg:x2="3.265cm" svg:y2="1.602cm">
          <text:p/>
        </draw:line>
        <draw:line draw:style-name="gr6" draw:text-style-name="P1" draw:layer="layout" svg:x1="3.265cm" svg:y1="1.602cm" svg:x2="3.266cm" svg:y2="1.601cm">
          <text:p/>
        </draw:line>
        <draw:line draw:style-name="gr6" draw:text-style-name="P1" draw:layer="layout" svg:x1="3.266cm" svg:y1="1.601cm" svg:x2="3.267cm" svg:y2="1.6cm">
          <text:p/>
        </draw:line>
        <draw:line draw:style-name="gr6" draw:text-style-name="P1" draw:layer="layout" svg:x1="3.267cm" svg:y1="1.6cm" svg:x2="3.269cm" svg:y2="1.599cm">
          <text:p/>
        </draw:line>
        <draw:line draw:style-name="gr6" draw:text-style-name="P1" draw:layer="layout" svg:x1="3.269cm" svg:y1="1.599cm" svg:x2="3.27cm" svg:y2="1.598cm">
          <text:p/>
        </draw:line>
        <draw:line draw:style-name="gr6" draw:text-style-name="P1" draw:layer="layout" svg:x1="3.27cm" svg:y1="1.598cm" svg:x2="3.271cm" svg:y2="1.597cm">
          <text:p/>
        </draw:line>
        <draw:line draw:style-name="gr6" draw:text-style-name="P1" draw:layer="layout" svg:x1="3.271cm" svg:y1="1.597cm" svg:x2="3.273cm" svg:y2="1.596cm">
          <text:p/>
        </draw:line>
        <draw:line draw:style-name="gr6" draw:text-style-name="P1" draw:layer="layout" svg:x1="3.273cm" svg:y1="1.596cm" svg:x2="3.274cm" svg:y2="1.595cm">
          <text:p/>
        </draw:line>
        <draw:line draw:style-name="gr6" draw:text-style-name="P1" draw:layer="layout" svg:x1="3.274cm" svg:y1="1.595cm" svg:x2="3.276cm" svg:y2="1.594cm">
          <text:p/>
        </draw:line>
        <draw:line draw:style-name="gr6" draw:text-style-name="P1" draw:layer="layout" svg:x1="3.276cm" svg:y1="1.594cm" svg:x2="3.277cm" svg:y2="1.593cm">
          <text:p/>
        </draw:line>
        <draw:line draw:style-name="gr6" draw:text-style-name="P1" draw:layer="layout" svg:x1="3.277cm" svg:y1="1.593cm" svg:x2="3.278cm" svg:y2="1.592cm">
          <text:p/>
        </draw:line>
        <draw:line draw:style-name="gr6" draw:text-style-name="P1" draw:layer="layout" svg:x1="3.278cm" svg:y1="1.592cm" svg:x2="3.279cm" svg:y2="1.591cm">
          <text:p/>
        </draw:line>
        <draw:line draw:style-name="gr6" draw:text-style-name="P1" draw:layer="layout" svg:x1="3.279cm" svg:y1="1.591cm" svg:x2="3.281cm" svg:y2="1.59cm">
          <text:p/>
        </draw:line>
        <draw:line draw:style-name="gr6" draw:text-style-name="P1" draw:layer="layout" svg:x1="3.281cm" svg:y1="1.59cm" svg:x2="3.282cm" svg:y2="1.589cm">
          <text:p/>
        </draw:line>
        <draw:line draw:style-name="gr6" draw:text-style-name="P1" draw:layer="layout" svg:x1="3.282cm" svg:y1="1.589cm" svg:x2="3.283cm" svg:y2="1.588cm">
          <text:p/>
        </draw:line>
        <draw:line draw:style-name="gr6" draw:text-style-name="P1" draw:layer="layout" svg:x1="3.283cm" svg:y1="1.588cm" svg:x2="3.285cm" svg:y2="1.587cm">
          <text:p/>
        </draw:line>
        <draw:line draw:style-name="gr6" draw:text-style-name="P1" draw:layer="layout" svg:x1="3.285cm" svg:y1="1.587cm" svg:x2="3.286cm" svg:y2="1.586cm">
          <text:p/>
        </draw:line>
        <draw:line draw:style-name="gr6" draw:text-style-name="P1" draw:layer="layout" svg:x1="3.286cm" svg:y1="1.586cm" svg:x2="3.287cm" svg:y2="1.585cm">
          <text:p/>
        </draw:line>
        <draw:line draw:style-name="gr6" draw:text-style-name="P1" draw:layer="layout" svg:x1="3.287cm" svg:y1="1.585cm" svg:x2="3.289cm" svg:y2="1.584cm">
          <text:p/>
        </draw:line>
        <draw:line draw:style-name="gr6" draw:text-style-name="P1" draw:layer="layout" svg:x1="3.289cm" svg:y1="1.584cm" svg:x2="3.29cm" svg:y2="1.582cm">
          <text:p/>
        </draw:line>
        <draw:line draw:style-name="gr6" draw:text-style-name="P1" draw:layer="layout" svg:x1="3.29cm" svg:y1="1.582cm" svg:x2="3.291cm" svg:y2="1.582cm">
          <text:p/>
        </draw:line>
        <draw:line draw:style-name="gr6" draw:text-style-name="P1" draw:layer="layout" svg:x1="3.291cm" svg:y1="1.582cm" svg:x2="3.293cm" svg:y2="1.58cm">
          <text:p/>
        </draw:line>
        <draw:line draw:style-name="gr6" draw:text-style-name="P1" draw:layer="layout" svg:x1="3.293cm" svg:y1="1.58cm" svg:x2="3.294cm" svg:y2="1.58cm">
          <text:p/>
        </draw:line>
        <draw:line draw:style-name="gr6" draw:text-style-name="P1" draw:layer="layout" svg:x1="3.294cm" svg:y1="1.58cm" svg:x2="3.295cm" svg:y2="1.578cm">
          <text:p/>
        </draw:line>
        <draw:line draw:style-name="gr6" draw:text-style-name="P1" draw:layer="layout" svg:x1="3.295cm" svg:y1="1.578cm" svg:x2="3.297cm" svg:y2="1.578cm">
          <text:p/>
        </draw:line>
        <draw:line draw:style-name="gr6" draw:text-style-name="P1" draw:layer="layout" svg:x1="3.297cm" svg:y1="1.578cm" svg:x2="3.298cm" svg:y2="1.576cm">
          <text:p/>
        </draw:line>
        <draw:line draw:style-name="gr6" draw:text-style-name="P1" draw:layer="layout" svg:x1="3.298cm" svg:y1="1.576cm" svg:x2="3.3cm" svg:y2="1.575cm">
          <text:p/>
        </draw:line>
        <draw:line draw:style-name="gr6" draw:text-style-name="P1" draw:layer="layout" svg:x1="3.3cm" svg:y1="1.575cm" svg:x2="3.3cm" svg:y2="1.574cm">
          <text:p/>
        </draw:line>
        <draw:line draw:style-name="gr6" draw:text-style-name="P1" draw:layer="layout" svg:x1="3.3cm" svg:y1="1.574cm" svg:x2="3.301cm" svg:y2="1.573cm">
          <text:p/>
        </draw:line>
        <draw:line draw:style-name="gr6" draw:text-style-name="P1" draw:layer="layout" svg:x1="3.301cm" svg:y1="1.573cm" svg:x2="3.303cm" svg:y2="1.572cm">
          <text:p/>
        </draw:line>
        <draw:line draw:style-name="gr6" draw:text-style-name="P1" draw:layer="layout" svg:x1="3.303cm" svg:y1="1.572cm" svg:x2="3.304cm" svg:y2="1.571cm">
          <text:p/>
        </draw:line>
        <draw:line draw:style-name="gr6" draw:text-style-name="P1" draw:layer="layout" svg:x1="3.304cm" svg:y1="1.571cm" svg:x2="3.306cm" svg:y2="1.57cm">
          <text:p/>
        </draw:line>
        <draw:line draw:style-name="gr6" draw:text-style-name="P1" draw:layer="layout" svg:x1="3.306cm" svg:y1="1.57cm" svg:x2="3.307cm" svg:y2="1.569cm">
          <text:p/>
        </draw:line>
        <draw:line draw:style-name="gr6" draw:text-style-name="P1" draw:layer="layout" svg:x1="3.307cm" svg:y1="1.569cm" svg:x2="3.308cm" svg:y2="1.568cm">
          <text:p/>
        </draw:line>
        <draw:line draw:style-name="gr6" draw:text-style-name="P1" draw:layer="layout" svg:x1="3.308cm" svg:y1="1.568cm" svg:x2="3.31cm" svg:y2="1.567cm">
          <text:p/>
        </draw:line>
        <draw:line draw:style-name="gr6" draw:text-style-name="P1" draw:layer="layout" svg:x1="3.31cm" svg:y1="1.567cm" svg:x2="3.311cm" svg:y2="1.566cm">
          <text:p/>
        </draw:line>
        <draw:line draw:style-name="gr6" draw:text-style-name="P1" draw:layer="layout" svg:x1="3.311cm" svg:y1="1.566cm" svg:x2="3.312cm" svg:y2="1.565cm">
          <text:p/>
        </draw:line>
        <draw:line draw:style-name="gr6" draw:text-style-name="P1" draw:layer="layout" svg:x1="3.312cm" svg:y1="1.565cm" svg:x2="3.314cm" svg:y2="1.564cm">
          <text:p/>
        </draw:line>
        <draw:line draw:style-name="gr6" draw:text-style-name="P1" draw:layer="layout" svg:x1="3.314cm" svg:y1="1.564cm" svg:x2="3.315cm" svg:y2="1.563cm">
          <text:p/>
        </draw:line>
        <draw:line draw:style-name="gr6" draw:text-style-name="P1" draw:layer="layout" svg:x1="3.315cm" svg:y1="1.563cm" svg:x2="3.316cm" svg:y2="1.562cm">
          <text:p/>
        </draw:line>
        <draw:line draw:style-name="gr6" draw:text-style-name="P1" draw:layer="layout" svg:x1="3.316cm" svg:y1="1.562cm" svg:x2="3.318cm" svg:y2="1.56cm">
          <text:p/>
        </draw:line>
        <draw:line draw:style-name="gr6" draw:text-style-name="P1" draw:layer="layout" svg:x1="3.318cm" svg:y1="1.56cm" svg:x2="3.319cm" svg:y2="1.56cm">
          <text:p/>
        </draw:line>
        <draw:line draw:style-name="gr6" draw:text-style-name="P1" draw:layer="layout" svg:x1="3.319cm" svg:y1="1.56cm" svg:x2="3.32cm" svg:y2="1.559cm">
          <text:p/>
        </draw:line>
        <draw:line draw:style-name="gr6" draw:text-style-name="P1" draw:layer="layout" svg:x1="3.32cm" svg:y1="1.559cm" svg:x2="3.321cm" svg:y2="1.558cm">
          <text:p/>
        </draw:line>
        <draw:line draw:style-name="gr6" draw:text-style-name="P1" draw:layer="layout" svg:x1="3.321cm" svg:y1="1.558cm" svg:x2="3.323cm" svg:y2="1.557cm">
          <text:p/>
        </draw:line>
        <draw:line draw:style-name="gr6" draw:text-style-name="P1" draw:layer="layout" svg:x1="3.323cm" svg:y1="1.557cm" svg:x2="3.324cm" svg:y2="1.556cm">
          <text:p/>
        </draw:line>
        <draw:line draw:style-name="gr6" draw:text-style-name="P1" draw:layer="layout" svg:x1="3.324cm" svg:y1="1.556cm" svg:x2="3.325cm" svg:y2="1.555cm">
          <text:p/>
        </draw:line>
        <draw:line draw:style-name="gr6" draw:text-style-name="P1" draw:layer="layout" svg:x1="3.325cm" svg:y1="1.555cm" svg:x2="3.327cm" svg:y2="1.554cm">
          <text:p/>
        </draw:line>
        <draw:line draw:style-name="gr6" draw:text-style-name="P1" draw:layer="layout" svg:x1="3.327cm" svg:y1="1.554cm" svg:x2="3.328cm" svg:y2="1.552cm">
          <text:p/>
        </draw:line>
        <draw:line draw:style-name="gr6" draw:text-style-name="P1" draw:layer="layout" svg:x1="3.328cm" svg:y1="1.552cm" svg:x2="3.33cm" svg:y2="1.551cm">
          <text:p/>
        </draw:line>
        <draw:line draw:style-name="gr6" draw:text-style-name="P1" draw:layer="layout" svg:x1="3.33cm" svg:y1="1.551cm" svg:x2="3.331cm" svg:y2="1.55cm">
          <text:p/>
        </draw:line>
        <draw:line draw:style-name="gr6" draw:text-style-name="P1" draw:layer="layout" svg:x1="3.331cm" svg:y1="1.55cm" svg:x2="3.332cm" svg:y2="1.549cm">
          <text:p/>
        </draw:line>
        <draw:line draw:style-name="gr6" draw:text-style-name="P1" draw:layer="layout" svg:x1="3.332cm" svg:y1="1.549cm" svg:x2="3.334cm" svg:y2="1.548cm">
          <text:p/>
        </draw:line>
        <draw:line draw:style-name="gr6" draw:text-style-name="P1" draw:layer="layout" svg:x1="3.334cm" svg:y1="1.548cm" svg:x2="3.335cm" svg:y2="1.547cm">
          <text:p/>
        </draw:line>
        <draw:line draw:style-name="gr6" draw:text-style-name="P1" draw:layer="layout" svg:x1="3.335cm" svg:y1="1.547cm" svg:x2="3.336cm" svg:y2="1.546cm">
          <text:p/>
        </draw:line>
        <draw:line draw:style-name="gr6" draw:text-style-name="P1" draw:layer="layout" svg:x1="3.336cm" svg:y1="1.546cm" svg:x2="3.338cm" svg:y2="1.545cm">
          <text:p/>
        </draw:line>
        <draw:line draw:style-name="gr6" draw:text-style-name="P1" draw:layer="layout" svg:x1="3.338cm" svg:y1="1.545cm" svg:x2="3.339cm" svg:y2="1.544cm">
          <text:p/>
        </draw:line>
        <draw:line draw:style-name="gr6" draw:text-style-name="P1" draw:layer="layout" svg:x1="3.339cm" svg:y1="1.544cm" svg:x2="3.34cm" svg:y2="1.543cm">
          <text:p/>
        </draw:line>
        <draw:line draw:style-name="gr6" draw:text-style-name="P1" draw:layer="layout" svg:x1="3.34cm" svg:y1="1.543cm" svg:x2="3.342cm" svg:y2="1.542cm">
          <text:p/>
        </draw:line>
        <draw:line draw:style-name="gr6" draw:text-style-name="P1" draw:layer="layout" svg:x1="3.342cm" svg:y1="1.542cm" svg:x2="3.343cm" svg:y2="1.541cm">
          <text:p/>
        </draw:line>
        <draw:line draw:style-name="gr6" draw:text-style-name="P1" draw:layer="layout" svg:x1="3.343cm" svg:y1="1.541cm" svg:x2="3.344cm" svg:y2="1.54cm">
          <text:p/>
        </draw:line>
        <draw:line draw:style-name="gr6" draw:text-style-name="P1" draw:layer="layout" svg:x1="3.344cm" svg:y1="1.54cm" svg:x2="3.345cm" svg:y2="1.539cm">
          <text:p/>
        </draw:line>
        <draw:line draw:style-name="gr6" draw:text-style-name="P1" draw:layer="layout" svg:x1="3.345cm" svg:y1="1.539cm" svg:x2="3.347cm" svg:y2="1.538cm">
          <text:p/>
        </draw:line>
        <draw:line draw:style-name="gr6" draw:text-style-name="P1" draw:layer="layout" svg:x1="3.347cm" svg:y1="1.538cm" svg:x2="3.348cm" svg:y2="1.537cm">
          <text:p/>
        </draw:line>
        <draw:line draw:style-name="gr6" draw:text-style-name="P1" draw:layer="layout" svg:x1="3.348cm" svg:y1="1.537cm" svg:x2="3.349cm" svg:y2="1.536cm">
          <text:p/>
        </draw:line>
        <draw:line draw:style-name="gr6" draw:text-style-name="P1" draw:layer="layout" svg:x1="3.349cm" svg:y1="1.536cm" svg:x2="3.351cm" svg:y2="1.534cm">
          <text:p/>
        </draw:line>
        <draw:line draw:style-name="gr6" draw:text-style-name="P1" draw:layer="layout" svg:x1="3.351cm" svg:y1="1.534cm" svg:x2="3.352cm" svg:y2="1.534cm">
          <text:p/>
        </draw:line>
        <draw:line draw:style-name="gr6" draw:text-style-name="P1" draw:layer="layout" svg:x1="3.352cm" svg:y1="1.534cm" svg:x2="3.354cm" svg:y2="1.532cm">
          <text:p/>
        </draw:line>
        <draw:line draw:style-name="gr6" draw:text-style-name="P1" draw:layer="layout" svg:x1="3.354cm" svg:y1="1.532cm" svg:x2="3.355cm" svg:y2="1.532cm">
          <text:p/>
        </draw:line>
        <draw:line draw:style-name="gr6" draw:text-style-name="P1" draw:layer="layout" svg:x1="3.355cm" svg:y1="1.532cm" svg:x2="3.356cm" svg:y2="1.531cm">
          <text:p/>
        </draw:line>
        <draw:line draw:style-name="gr6" draw:text-style-name="P1" draw:layer="layout" svg:x1="3.356cm" svg:y1="1.531cm" svg:x2="3.358cm" svg:y2="1.529cm">
          <text:p/>
        </draw:line>
        <draw:line draw:style-name="gr6" draw:text-style-name="P1" draw:layer="layout" svg:x1="3.358cm" svg:y1="1.529cm" svg:x2="3.359cm" svg:y2="1.529cm">
          <text:p/>
        </draw:line>
        <draw:line draw:style-name="gr6" draw:text-style-name="P1" draw:layer="layout" svg:x1="3.359cm" svg:y1="1.529cm" svg:x2="3.36cm" svg:y2="1.527cm">
          <text:p/>
        </draw:line>
        <draw:line draw:style-name="gr6" draw:text-style-name="P1" draw:layer="layout" svg:x1="3.36cm" svg:y1="1.527cm" svg:x2="3.362cm" svg:y2="1.527cm">
          <text:p/>
        </draw:line>
        <draw:line draw:style-name="gr6" draw:text-style-name="P1" draw:layer="layout" svg:x1="3.362cm" svg:y1="1.527cm" svg:x2="3.363cm" svg:y2="1.525cm">
          <text:p/>
        </draw:line>
        <draw:line draw:style-name="gr6" draw:text-style-name="P1" draw:layer="layout" svg:x1="3.363cm" svg:y1="1.525cm" svg:x2="3.364cm" svg:y2="1.524cm">
          <text:p/>
        </draw:line>
        <draw:line draw:style-name="gr6" draw:text-style-name="P1" draw:layer="layout" svg:x1="3.364cm" svg:y1="1.524cm" svg:x2="3.365cm" svg:y2="1.523cm">
          <text:p/>
        </draw:line>
        <draw:line draw:style-name="gr6" draw:text-style-name="P1" draw:layer="layout" svg:x1="3.365cm" svg:y1="1.523cm" svg:x2="3.367cm" svg:y2="1.522cm">
          <text:p/>
        </draw:line>
        <draw:line draw:style-name="gr6" draw:text-style-name="P1" draw:layer="layout" svg:x1="3.367cm" svg:y1="1.522cm" svg:x2="3.368cm" svg:y2="1.521cm">
          <text:p/>
        </draw:line>
        <draw:line draw:style-name="gr6" draw:text-style-name="P1" draw:layer="layout" svg:x1="3.368cm" svg:y1="1.521cm" svg:x2="3.369cm" svg:y2="1.52cm">
          <text:p/>
        </draw:line>
        <draw:line draw:style-name="gr6" draw:text-style-name="P1" draw:layer="layout" svg:x1="3.369cm" svg:y1="1.52cm" svg:x2="3.371cm" svg:y2="1.519cm">
          <text:p/>
        </draw:line>
        <draw:line draw:style-name="gr6" draw:text-style-name="P1" draw:layer="layout" svg:x1="3.371cm" svg:y1="1.519cm" svg:x2="3.372cm" svg:y2="1.518cm">
          <text:p/>
        </draw:line>
        <draw:line draw:style-name="gr6" draw:text-style-name="P1" draw:layer="layout" svg:x1="3.372cm" svg:y1="1.518cm" svg:x2="3.373cm" svg:y2="1.517cm">
          <text:p/>
        </draw:line>
        <draw:line draw:style-name="gr6" draw:text-style-name="P1" draw:layer="layout" svg:x1="3.373cm" svg:y1="1.517cm" svg:x2="3.375cm" svg:y2="1.516cm">
          <text:p/>
        </draw:line>
        <draw:line draw:style-name="gr6" draw:text-style-name="P1" draw:layer="layout" svg:x1="3.375cm" svg:y1="1.516cm" svg:x2="3.376cm" svg:y2="1.515cm">
          <text:p/>
        </draw:line>
        <draw:line draw:style-name="gr6" draw:text-style-name="P1" draw:layer="layout" svg:x1="3.376cm" svg:y1="1.515cm" svg:x2="3.378cm" svg:y2="1.514cm">
          <text:p/>
        </draw:line>
        <draw:line draw:style-name="gr6" draw:text-style-name="P1" draw:layer="layout" svg:x1="3.378cm" svg:y1="1.514cm" svg:x2="3.379cm" svg:y2="1.513cm">
          <text:p/>
        </draw:line>
        <draw:line draw:style-name="gr6" draw:text-style-name="P1" draw:layer="layout" svg:x1="3.379cm" svg:y1="1.513cm" svg:x2="3.38cm" svg:y2="1.512cm">
          <text:p/>
        </draw:line>
        <draw:line draw:style-name="gr6" draw:text-style-name="P1" draw:layer="layout" svg:x1="3.38cm" svg:y1="1.512cm" svg:x2="3.382cm" svg:y2="1.511cm">
          <text:p/>
        </draw:line>
        <draw:line draw:style-name="gr6" draw:text-style-name="P1" draw:layer="layout" svg:x1="3.382cm" svg:y1="1.511cm" svg:x2="3.383cm" svg:y2="1.509cm">
          <text:p/>
        </draw:line>
        <draw:line draw:style-name="gr6" draw:text-style-name="P1" draw:layer="layout" svg:x1="3.383cm" svg:y1="1.509cm" svg:x2="3.384cm" svg:y2="1.509cm">
          <text:p/>
        </draw:line>
        <draw:line draw:style-name="gr6" draw:text-style-name="P1" draw:layer="layout" svg:x1="3.384cm" svg:y1="1.509cm" svg:x2="3.386cm" svg:y2="1.507cm">
          <text:p/>
        </draw:line>
        <draw:line draw:style-name="gr6" draw:text-style-name="P1" draw:layer="layout" svg:x1="3.386cm" svg:y1="1.507cm" svg:x2="3.387cm" svg:y2="1.506cm">
          <text:p/>
        </draw:line>
        <draw:line draw:style-name="gr6" draw:text-style-name="P1" draw:layer="layout" svg:x1="3.387cm" svg:y1="1.506cm" svg:x2="3.388cm" svg:y2="1.505cm">
          <text:p/>
        </draw:line>
        <draw:line draw:style-name="gr6" draw:text-style-name="P1" draw:layer="layout" svg:x1="3.388cm" svg:y1="1.505cm" svg:x2="3.389cm" svg:y2="1.504cm">
          <text:p/>
        </draw:line>
        <draw:line draw:style-name="gr6" draw:text-style-name="P1" draw:layer="layout" svg:x1="3.389cm" svg:y1="1.504cm" svg:x2="3.391cm" svg:y2="1.504cm">
          <text:p/>
        </draw:line>
        <draw:line draw:style-name="gr6" draw:text-style-name="P1" draw:layer="layout" svg:x1="3.391cm" svg:y1="1.504cm" svg:x2="3.392cm" svg:y2="1.503cm">
          <text:p/>
        </draw:line>
        <draw:line draw:style-name="gr6" draw:text-style-name="P1" draw:layer="layout" svg:x1="3.392cm" svg:y1="1.503cm" svg:x2="3.393cm" svg:y2="1.501cm">
          <text:p/>
        </draw:line>
        <draw:line draw:style-name="gr6" draw:text-style-name="P1" draw:layer="layout" svg:x1="3.393cm" svg:y1="1.501cm" svg:x2="3.395cm" svg:y2="1.5cm">
          <text:p/>
        </draw:line>
        <draw:line draw:style-name="gr6" draw:text-style-name="P1" draw:layer="layout" svg:x1="3.395cm" svg:y1="1.5cm" svg:x2="3.396cm" svg:y2="1.499cm">
          <text:p/>
        </draw:line>
        <draw:line draw:style-name="gr6" draw:text-style-name="P1" draw:layer="layout" svg:x1="3.396cm" svg:y1="1.499cm" svg:x2="3.397cm" svg:y2="1.498cm">
          <text:p/>
        </draw:line>
        <draw:line draw:style-name="gr6" draw:text-style-name="P1" draw:layer="layout" svg:x1="3.397cm" svg:y1="1.498cm" svg:x2="3.399cm" svg:y2="1.497cm">
          <text:p/>
        </draw:line>
        <draw:line draw:style-name="gr6" draw:text-style-name="P1" draw:layer="layout" svg:x1="3.399cm" svg:y1="1.497cm" svg:x2="3.4cm" svg:y2="1.496cm">
          <text:p/>
        </draw:line>
        <draw:line draw:style-name="gr6" draw:text-style-name="P1" draw:layer="layout" svg:x1="3.4cm" svg:y1="1.496cm" svg:x2="3.401cm" svg:y2="1.495cm">
          <text:p/>
        </draw:line>
        <draw:line draw:style-name="gr6" draw:text-style-name="P1" draw:layer="layout" svg:x1="3.401cm" svg:y1="1.495cm" svg:x2="3.402cm" svg:y2="1.494cm">
          <text:p/>
        </draw:line>
        <draw:line draw:style-name="gr6" draw:text-style-name="P1" draw:layer="layout" svg:x1="3.402cm" svg:y1="1.494cm" svg:x2="3.404cm" svg:y2="1.493cm">
          <text:p/>
        </draw:line>
        <draw:line draw:style-name="gr6" draw:text-style-name="P1" draw:layer="layout" svg:x1="3.404cm" svg:y1="1.493cm" svg:x2="3.405cm" svg:y2="1.492cm">
          <text:p/>
        </draw:line>
        <draw:line draw:style-name="gr6" draw:text-style-name="P1" draw:layer="layout" svg:x1="3.405cm" svg:y1="1.492cm" svg:x2="3.406cm" svg:y2="1.491cm">
          <text:p/>
        </draw:line>
        <draw:line draw:style-name="gr6" draw:text-style-name="P1" draw:layer="layout" svg:x1="3.406cm" svg:y1="1.491cm" svg:x2="3.408cm" svg:y2="1.49cm">
          <text:p/>
        </draw:line>
        <draw:line draw:style-name="gr6" draw:text-style-name="P1" draw:layer="layout" svg:x1="3.408cm" svg:y1="1.49cm" svg:x2="3.409cm" svg:y2="1.489cm">
          <text:p/>
        </draw:line>
        <draw:line draw:style-name="gr6" draw:text-style-name="P1" draw:layer="layout" svg:x1="3.409cm" svg:y1="1.489cm" svg:x2="3.41cm" svg:y2="1.488cm">
          <text:p/>
        </draw:line>
        <draw:line draw:style-name="gr6" draw:text-style-name="P1" draw:layer="layout" svg:x1="3.41cm" svg:y1="1.488cm" svg:x2="3.412cm" svg:y2="1.487cm">
          <text:p/>
        </draw:line>
        <draw:line draw:style-name="gr6" draw:text-style-name="P1" draw:layer="layout" svg:x1="3.412cm" svg:y1="1.487cm" svg:x2="3.413cm" svg:y2="1.486cm">
          <text:p/>
        </draw:line>
        <draw:line draw:style-name="gr6" draw:text-style-name="P1" draw:layer="layout" svg:x1="3.413cm" svg:y1="1.486cm" svg:x2="3.414cm" svg:y2="1.485cm">
          <text:p/>
        </draw:line>
        <draw:line draw:style-name="gr6" draw:text-style-name="P1" draw:layer="layout" svg:x1="3.414cm" svg:y1="1.485cm" svg:x2="3.416cm" svg:y2="1.483cm">
          <text:p/>
        </draw:line>
        <draw:line draw:style-name="gr6" draw:text-style-name="P1" draw:layer="layout" svg:x1="3.416cm" svg:y1="1.483cm" svg:x2="3.417cm" svg:y2="1.483cm">
          <text:p/>
        </draw:line>
        <draw:line draw:style-name="gr6" draw:text-style-name="P1" draw:layer="layout" svg:x1="3.417cm" svg:y1="1.483cm" svg:x2="3.419cm" svg:y2="1.481cm">
          <text:p/>
        </draw:line>
        <draw:line draw:style-name="gr6" draw:text-style-name="P1" draw:layer="layout" svg:x1="3.419cm" svg:y1="1.481cm" svg:x2="3.42cm" svg:y2="1.481cm">
          <text:p/>
        </draw:line>
        <draw:line draw:style-name="gr6" draw:text-style-name="P1" draw:layer="layout" svg:x1="3.42cm" svg:y1="1.481cm" svg:x2="3.421cm" svg:y2="1.479cm">
          <text:p/>
        </draw:line>
        <draw:line draw:style-name="gr6" draw:text-style-name="P1" draw:layer="layout" svg:x1="3.421cm" svg:y1="1.479cm" svg:x2="3.422cm" svg:y2="1.478cm">
          <text:p/>
        </draw:line>
        <draw:line draw:style-name="gr6" draw:text-style-name="P1" draw:layer="layout" svg:x1="3.422cm" svg:y1="1.478cm" svg:x2="3.424cm" svg:y2="1.477cm">
          <text:p/>
        </draw:line>
        <draw:line draw:style-name="gr6" draw:text-style-name="P1" draw:layer="layout" svg:x1="3.424cm" svg:y1="1.477cm" svg:x2="3.425cm" svg:y2="1.476cm">
          <text:p/>
        </draw:line>
        <draw:line draw:style-name="gr6" draw:text-style-name="P1" draw:layer="layout" svg:x1="3.425cm" svg:y1="1.476cm" svg:x2="3.426cm" svg:y2="1.475cm">
          <text:p/>
        </draw:line>
        <draw:line draw:style-name="gr6" draw:text-style-name="P1" draw:layer="layout" svg:x1="3.426cm" svg:y1="1.475cm" svg:x2="3.428cm" svg:y2="1.474cm">
          <text:p/>
        </draw:line>
        <draw:line draw:style-name="gr6" draw:text-style-name="P1" draw:layer="layout" svg:x1="3.428cm" svg:y1="1.474cm" svg:x2="3.429cm" svg:y2="1.473cm">
          <text:p/>
        </draw:line>
        <draw:line draw:style-name="gr6" draw:text-style-name="P1" draw:layer="layout" svg:x1="3.429cm" svg:y1="1.473cm" svg:x2="3.43cm" svg:y2="1.472cm">
          <text:p/>
        </draw:line>
        <draw:line draw:style-name="gr6" draw:text-style-name="P1" draw:layer="layout" svg:x1="3.43cm" svg:y1="1.472cm" svg:x2="3.431cm" svg:y2="1.471cm">
          <text:p/>
        </draw:line>
        <draw:line draw:style-name="gr6" draw:text-style-name="P1" draw:layer="layout" svg:x1="3.431cm" svg:y1="1.471cm" svg:x2="3.433cm" svg:y2="1.47cm">
          <text:p/>
        </draw:line>
        <draw:line draw:style-name="gr6" draw:text-style-name="P1" draw:layer="layout" svg:x1="3.433cm" svg:y1="1.47cm" svg:x2="3.434cm" svg:y2="1.469cm">
          <text:p/>
        </draw:line>
        <draw:line draw:style-name="gr6" draw:text-style-name="P1" draw:layer="layout" svg:x1="3.434cm" svg:y1="1.469cm" svg:x2="3.436cm" svg:y2="1.468cm">
          <text:p/>
        </draw:line>
        <draw:line draw:style-name="gr6" draw:text-style-name="P1" draw:layer="layout" svg:x1="3.436cm" svg:y1="1.468cm" svg:x2="3.437cm" svg:y2="1.467cm">
          <text:p/>
        </draw:line>
        <draw:line draw:style-name="gr6" draw:text-style-name="P1" draw:layer="layout" svg:x1="3.437cm" svg:y1="1.467cm" svg:x2="3.438cm" svg:y2="1.466cm">
          <text:p/>
        </draw:line>
        <draw:line draw:style-name="gr6" draw:text-style-name="P1" draw:layer="layout" svg:x1="3.438cm" svg:y1="1.466cm" svg:x2="3.44cm" svg:y2="1.465cm">
          <text:p/>
        </draw:line>
        <draw:line draw:style-name="gr6" draw:text-style-name="P1" draw:layer="layout" svg:x1="3.44cm" svg:y1="1.465cm" svg:x2="3.441cm" svg:y2="1.464cm">
          <text:p/>
        </draw:line>
        <draw:line draw:style-name="gr6" draw:text-style-name="P1" draw:layer="layout" svg:x1="3.441cm" svg:y1="1.464cm" svg:x2="3.442cm" svg:y2="1.463cm">
          <text:p/>
        </draw:line>
        <draw:line draw:style-name="gr6" draw:text-style-name="P1" draw:layer="layout" svg:x1="3.442cm" svg:y1="1.463cm" svg:x2="3.444cm" svg:y2="1.462cm">
          <text:p/>
        </draw:line>
        <draw:line draw:style-name="gr6" draw:text-style-name="P1" draw:layer="layout" svg:x1="3.444cm" svg:y1="1.462cm" svg:x2="3.445cm" svg:y2="1.461cm">
          <text:p/>
        </draw:line>
        <draw:line draw:style-name="gr6" draw:text-style-name="P1" draw:layer="layout" svg:x1="3.445cm" svg:y1="1.461cm" svg:x2="3.446cm" svg:y2="1.46cm">
          <text:p/>
        </draw:line>
        <draw:line draw:style-name="gr6" draw:text-style-name="P1" draw:layer="layout" svg:x1="3.446cm" svg:y1="1.46cm" svg:x2="3.448cm" svg:y2="1.458cm">
          <text:p/>
        </draw:line>
        <draw:line draw:style-name="gr6" draw:text-style-name="P1" draw:layer="layout" svg:x1="3.448cm" svg:y1="1.458cm" svg:x2="3.449cm" svg:y2="1.458cm">
          <text:p/>
        </draw:line>
        <draw:line draw:style-name="gr6" draw:text-style-name="P1" draw:layer="layout" svg:x1="3.449cm" svg:y1="1.458cm" svg:x2="3.45cm" svg:y2="1.456cm">
          <text:p/>
        </draw:line>
        <draw:line draw:style-name="gr6" draw:text-style-name="P1" draw:layer="layout" svg:x1="3.45cm" svg:y1="1.456cm" svg:x2="3.451cm" svg:y2="1.455cm">
          <text:p/>
        </draw:line>
        <draw:line draw:style-name="gr6" draw:text-style-name="P1" draw:layer="layout" svg:x1="3.451cm" svg:y1="1.455cm" svg:x2="3.453cm" svg:y2="1.454cm">
          <text:p/>
        </draw:line>
        <draw:line draw:style-name="gr6" draw:text-style-name="P1" draw:layer="layout" svg:x1="3.453cm" svg:y1="1.454cm" svg:x2="3.454cm" svg:y2="1.453cm">
          <text:p/>
        </draw:line>
        <draw:line draw:style-name="gr6" draw:text-style-name="P1" draw:layer="layout" svg:x1="3.454cm" svg:y1="1.453cm" svg:x2="3.455cm" svg:y2="1.452cm">
          <text:p/>
        </draw:line>
        <draw:line draw:style-name="gr6" draw:text-style-name="P1" draw:layer="layout" svg:x1="3.455cm" svg:y1="1.452cm" svg:x2="3.457cm" svg:y2="1.451cm">
          <text:p/>
        </draw:line>
        <draw:line draw:style-name="gr6" draw:text-style-name="P1" draw:layer="layout" svg:x1="3.457cm" svg:y1="1.451cm" svg:x2="3.458cm" svg:y2="1.45cm">
          <text:p/>
        </draw:line>
        <draw:line draw:style-name="gr6" draw:text-style-name="P1" draw:layer="layout" svg:x1="3.458cm" svg:y1="1.45cm" svg:x2="3.46cm" svg:y2="1.449cm">
          <text:p/>
        </draw:line>
        <draw:line draw:style-name="gr6" draw:text-style-name="P1" draw:layer="layout" svg:x1="3.46cm" svg:y1="1.449cm" svg:x2="3.461cm" svg:y2="1.448cm">
          <text:p/>
        </draw:line>
        <draw:line draw:style-name="gr6" draw:text-style-name="P1" draw:layer="layout" svg:x1="3.461cm" svg:y1="1.448cm" svg:x2="3.462cm" svg:y2="1.447cm">
          <text:p/>
        </draw:line>
        <draw:line draw:style-name="gr6" draw:text-style-name="P1" draw:layer="layout" svg:x1="3.462cm" svg:y1="1.447cm" svg:x2="3.464cm" svg:y2="1.446cm">
          <text:p/>
        </draw:line>
        <draw:line draw:style-name="gr6" draw:text-style-name="P1" draw:layer="layout" svg:x1="3.464cm" svg:y1="1.446cm" svg:x2="3.465cm" svg:y2="1.445cm">
          <text:p/>
        </draw:line>
        <draw:line draw:style-name="gr6" draw:text-style-name="P1" draw:layer="layout" svg:x1="3.465cm" svg:y1="1.445cm" svg:x2="3.466cm" svg:y2="1.444cm">
          <text:p/>
        </draw:line>
        <draw:line draw:style-name="gr6" draw:text-style-name="P1" draw:layer="layout" svg:x1="3.466cm" svg:y1="1.444cm" svg:x2="3.468cm" svg:y2="1.443cm">
          <text:p/>
        </draw:line>
        <draw:line draw:style-name="gr6" draw:text-style-name="P1" draw:layer="layout" svg:x1="3.468cm" svg:y1="1.443cm" svg:x2="3.469cm" svg:y2="1.442cm">
          <text:p/>
        </draw:line>
        <draw:line draw:style-name="gr6" draw:text-style-name="P1" draw:layer="layout" svg:x1="3.469cm" svg:y1="1.442cm" svg:x2="3.47cm" svg:y2="1.441cm">
          <text:p/>
        </draw:line>
        <draw:line draw:style-name="gr6" draw:text-style-name="P1" draw:layer="layout" svg:x1="3.47cm" svg:y1="1.441cm" svg:x2="3.472cm" svg:y2="1.44cm">
          <text:p/>
        </draw:line>
        <draw:line draw:style-name="gr6" draw:text-style-name="P1" draw:layer="layout" svg:x1="3.472cm" svg:y1="1.44cm" svg:x2="3.473cm" svg:y2="1.439cm">
          <text:p/>
        </draw:line>
        <draw:line draw:style-name="gr6" draw:text-style-name="P1" draw:layer="layout" svg:x1="3.473cm" svg:y1="1.439cm" svg:x2="3.474cm" svg:y2="1.438cm">
          <text:p/>
        </draw:line>
        <draw:line draw:style-name="gr6" draw:text-style-name="P1" draw:layer="layout" svg:x1="3.474cm" svg:y1="1.438cm" svg:x2="3.475cm" svg:y2="1.437cm">
          <text:p/>
        </draw:line>
        <draw:line draw:style-name="gr6" draw:text-style-name="P1" draw:layer="layout" svg:x1="3.475cm" svg:y1="1.437cm" svg:x2="3.477cm" svg:y2="1.436cm">
          <text:p/>
        </draw:line>
        <draw:line draw:style-name="gr6" draw:text-style-name="P1" draw:layer="layout" svg:x1="3.477cm" svg:y1="1.436cm" svg:x2="3.478cm" svg:y2="1.435cm">
          <text:p/>
        </draw:line>
        <draw:line draw:style-name="gr6" draw:text-style-name="P1" draw:layer="layout" svg:x1="3.478cm" svg:y1="1.435cm" svg:x2="3.479cm" svg:y2="1.434cm">
          <text:p/>
        </draw:line>
        <draw:line draw:style-name="gr6" draw:text-style-name="P1" draw:layer="layout" svg:x1="3.479cm" svg:y1="1.434cm" svg:x2="3.481cm" svg:y2="1.432cm">
          <text:p/>
        </draw:line>
        <draw:line draw:style-name="gr6" draw:text-style-name="P1" draw:layer="layout" svg:x1="3.481cm" svg:y1="1.432cm" svg:x2="3.482cm" svg:y2="1.432cm">
          <text:p/>
        </draw:line>
        <draw:line draw:style-name="gr6" draw:text-style-name="P1" draw:layer="layout" svg:x1="3.482cm" svg:y1="1.432cm" svg:x2="3.484cm" svg:y2="1.43cm">
          <text:p/>
        </draw:line>
        <draw:line draw:style-name="gr6" draw:text-style-name="P1" draw:layer="layout" svg:x1="3.484cm" svg:y1="1.43cm" svg:x2="3.485cm" svg:y2="1.43cm">
          <text:p/>
        </draw:line>
        <draw:line draw:style-name="gr6" draw:text-style-name="P1" draw:layer="layout" svg:x1="3.485cm" svg:y1="1.43cm" svg:x2="3.486cm" svg:y2="1.428cm">
          <text:p/>
        </draw:line>
        <draw:line draw:style-name="gr6" draw:text-style-name="P1" draw:layer="layout" svg:x1="3.486cm" svg:y1="1.428cm" svg:x2="3.488cm" svg:y2="1.427cm">
          <text:p/>
        </draw:line>
        <draw:line draw:style-name="gr6" draw:text-style-name="P1" draw:layer="layout" svg:x1="3.488cm" svg:y1="1.427cm" svg:x2="3.489cm" svg:y2="1.426cm">
          <text:p/>
        </draw:line>
        <draw:line draw:style-name="gr6" draw:text-style-name="P1" draw:layer="layout" svg:x1="3.489cm" svg:y1="1.426cm" svg:x2="3.49cm" svg:y2="1.425cm">
          <text:p/>
        </draw:line>
        <draw:line draw:style-name="gr6" draw:text-style-name="P1" draw:layer="layout" svg:x1="3.49cm" svg:y1="1.425cm" svg:x2="3.492cm" svg:y2="1.424cm">
          <text:p/>
        </draw:line>
        <draw:line draw:style-name="gr6" draw:text-style-name="P1" draw:layer="layout" svg:x1="3.492cm" svg:y1="1.424cm" svg:x2="3.493cm" svg:y2="1.423cm">
          <text:p/>
        </draw:line>
        <draw:line draw:style-name="gr6" draw:text-style-name="P1" draw:layer="layout" svg:x1="3.493cm" svg:y1="1.423cm" svg:x2="3.494cm" svg:y2="1.422cm">
          <text:p/>
        </draw:line>
        <draw:line draw:style-name="gr6" draw:text-style-name="P1" draw:layer="layout" svg:x1="3.494cm" svg:y1="1.422cm" svg:x2="3.495cm" svg:y2="1.421cm">
          <text:p/>
        </draw:line>
        <draw:line draw:style-name="gr6" draw:text-style-name="P1" draw:layer="layout" svg:x1="3.495cm" svg:y1="1.421cm" svg:x2="3.497cm" svg:y2="1.42cm">
          <text:p/>
        </draw:line>
        <draw:line draw:style-name="gr6" draw:text-style-name="P1" draw:layer="layout" svg:x1="3.497cm" svg:y1="1.42cm" svg:x2="3.498cm" svg:y2="1.419cm">
          <text:p/>
        </draw:line>
        <draw:line draw:style-name="gr6" draw:text-style-name="P1" draw:layer="layout" svg:x1="3.498cm" svg:y1="1.419cm" svg:x2="3.499cm" svg:y2="1.418cm">
          <text:p/>
        </draw:line>
        <draw:line draw:style-name="gr6" draw:text-style-name="P1" draw:layer="layout" svg:x1="3.499cm" svg:y1="1.418cm" svg:x2="3.501cm" svg:y2="1.417cm">
          <text:p/>
        </draw:line>
        <draw:line draw:style-name="gr6" draw:text-style-name="P1" draw:layer="layout" svg:x1="3.501cm" svg:y1="1.417cm" svg:x2="3.502cm" svg:y2="1.416cm">
          <text:p/>
        </draw:line>
        <draw:line draw:style-name="gr6" draw:text-style-name="P1" draw:layer="layout" svg:x1="3.502cm" svg:y1="1.416cm" svg:x2="3.503cm" svg:y2="1.415cm">
          <text:p/>
        </draw:line>
        <draw:line draw:style-name="gr6" draw:text-style-name="P1" draw:layer="layout" svg:x1="3.503cm" svg:y1="1.415cm" svg:x2="3.505cm" svg:y2="1.414cm">
          <text:p/>
        </draw:line>
        <draw:line draw:style-name="gr6" draw:text-style-name="P1" draw:layer="layout" svg:x1="3.505cm" svg:y1="1.414cm" svg:x2="3.506cm" svg:y2="1.413cm">
          <text:p/>
        </draw:line>
        <draw:line draw:style-name="gr6" draw:text-style-name="P1" draw:layer="layout" svg:x1="3.506cm" svg:y1="1.413cm" svg:x2="3.507cm" svg:y2="1.412cm">
          <text:p/>
        </draw:line>
        <draw:line draw:style-name="gr6" draw:text-style-name="P1" draw:layer="layout" svg:x1="3.507cm" svg:y1="1.412cm" svg:x2="3.508cm" svg:y2="1.411cm">
          <text:p/>
        </draw:line>
        <draw:line draw:style-name="gr6" draw:text-style-name="P1" draw:layer="layout" svg:x1="3.508cm" svg:y1="1.411cm" svg:x2="3.51cm" svg:y2="1.41cm">
          <text:p/>
        </draw:line>
        <draw:line draw:style-name="gr6" draw:text-style-name="P1" draw:layer="layout" svg:x1="3.51cm" svg:y1="1.41cm" svg:x2="3.511cm" svg:y2="1.409cm">
          <text:p/>
        </draw:line>
        <draw:line draw:style-name="gr6" draw:text-style-name="P1" draw:layer="layout" svg:x1="3.511cm" svg:y1="1.409cm" svg:x2="3.512cm" svg:y2="1.407cm">
          <text:p/>
        </draw:line>
        <draw:line draw:style-name="gr6" draw:text-style-name="P1" draw:layer="layout" svg:x1="3.512cm" svg:y1="1.407cm" svg:x2="3.514cm" svg:y2="1.407cm">
          <text:p/>
        </draw:line>
        <draw:line draw:style-name="gr6" draw:text-style-name="P1" draw:layer="layout" svg:x1="3.514cm" svg:y1="1.407cm" svg:x2="3.515cm" svg:y2="1.405cm">
          <text:p/>
        </draw:line>
        <draw:line draw:style-name="gr6" draw:text-style-name="P1" draw:layer="layout" svg:x1="3.515cm" svg:y1="1.405cm" svg:x2="3.516cm" svg:y2="1.405cm">
          <text:p/>
        </draw:line>
        <draw:line draw:style-name="gr6" draw:text-style-name="P1" draw:layer="layout" svg:x1="3.516cm" svg:y1="1.405cm" svg:x2="3.518cm" svg:y2="1.403cm">
          <text:p/>
        </draw:line>
        <draw:line draw:style-name="gr6" draw:text-style-name="P1" draw:layer="layout" svg:x1="3.518cm" svg:y1="1.403cm" svg:x2="3.519cm" svg:y2="1.402cm">
          <text:p/>
        </draw:line>
        <draw:line draw:style-name="gr6" draw:text-style-name="P1" draw:layer="layout" svg:x1="3.519cm" svg:y1="1.402cm" svg:x2="3.52cm" svg:y2="1.401cm">
          <text:p/>
        </draw:line>
        <draw:line draw:style-name="gr6" draw:text-style-name="P1" draw:layer="layout" svg:x1="3.52cm" svg:y1="1.401cm" svg:x2="3.522cm" svg:y2="1.4cm">
          <text:p/>
        </draw:line>
        <draw:line draw:style-name="gr6" draw:text-style-name="P1" draw:layer="layout" svg:x1="3.522cm" svg:y1="1.4cm" svg:x2="3.523cm" svg:y2="1.399cm">
          <text:p/>
        </draw:line>
        <draw:line draw:style-name="gr6" draw:text-style-name="P1" draw:layer="layout" svg:x1="3.523cm" svg:y1="1.399cm" svg:x2="3.525cm" svg:y2="1.398cm">
          <text:p/>
        </draw:line>
        <draw:line draw:style-name="gr6" draw:text-style-name="P1" draw:layer="layout" svg:x1="3.525cm" svg:y1="1.398cm" svg:x2="3.526cm" svg:y2="1.397cm">
          <text:p/>
        </draw:line>
        <draw:line draw:style-name="gr6" draw:text-style-name="P1" draw:layer="layout" svg:x1="3.526cm" svg:y1="1.397cm" svg:x2="3.527cm" svg:y2="1.396cm">
          <text:p/>
        </draw:line>
        <draw:line draw:style-name="gr6" draw:text-style-name="P1" draw:layer="layout" svg:x1="3.527cm" svg:y1="1.396cm" svg:x2="3.528cm" svg:y2="1.395cm">
          <text:p/>
        </draw:line>
        <draw:line draw:style-name="gr6" draw:text-style-name="P1" draw:layer="layout" svg:x1="3.528cm" svg:y1="1.395cm" svg:x2="3.53cm" svg:y2="1.394cm">
          <text:p/>
        </draw:line>
        <draw:line draw:style-name="gr6" draw:text-style-name="P1" draw:layer="layout" svg:x1="3.53cm" svg:y1="1.394cm" svg:x2="3.531cm" svg:y2="1.393cm">
          <text:p/>
        </draw:line>
        <draw:line draw:style-name="gr6" draw:text-style-name="P1" draw:layer="layout" svg:x1="3.531cm" svg:y1="1.393cm" svg:x2="3.532cm" svg:y2="1.392cm">
          <text:p/>
        </draw:line>
        <draw:line draw:style-name="gr6" draw:text-style-name="P1" draw:layer="layout" svg:x1="3.532cm" svg:y1="1.392cm" svg:x2="3.534cm" svg:y2="1.391cm">
          <text:p/>
        </draw:line>
        <draw:line draw:style-name="gr6" draw:text-style-name="P1" draw:layer="layout" svg:x1="3.534cm" svg:y1="1.391cm" svg:x2="3.535cm" svg:y2="1.39cm">
          <text:p/>
        </draw:line>
        <draw:line draw:style-name="gr6" draw:text-style-name="P1" draw:layer="layout" svg:x1="3.535cm" svg:y1="1.39cm" svg:x2="3.536cm" svg:y2="1.389cm">
          <text:p/>
        </draw:line>
        <draw:line draw:style-name="gr6" draw:text-style-name="P1" draw:layer="layout" svg:x1="3.536cm" svg:y1="1.389cm" svg:x2="3.538cm" svg:y2="1.388cm">
          <text:p/>
        </draw:line>
        <draw:line draw:style-name="gr6" draw:text-style-name="P1" draw:layer="layout" svg:x1="3.538cm" svg:y1="1.388cm" svg:x2="3.539cm" svg:y2="1.387cm">
          <text:p/>
        </draw:line>
        <draw:line draw:style-name="gr6" draw:text-style-name="P1" draw:layer="layout" svg:x1="3.539cm" svg:y1="1.387cm" svg:x2="3.54cm" svg:y2="1.386cm">
          <text:p/>
        </draw:line>
        <draw:line draw:style-name="gr6" draw:text-style-name="P1" draw:layer="layout" svg:x1="3.54cm" svg:y1="1.386cm" svg:x2="3.542cm" svg:y2="1.385cm">
          <text:p/>
        </draw:line>
        <draw:line draw:style-name="gr6" draw:text-style-name="P1" draw:layer="layout" svg:x1="3.542cm" svg:y1="1.385cm" svg:x2="3.543cm" svg:y2="1.384cm">
          <text:p/>
        </draw:line>
        <draw:line draw:style-name="gr6" draw:text-style-name="P1" draw:layer="layout" svg:x1="3.543cm" svg:y1="1.384cm" svg:x2="3.544cm" svg:y2="1.383cm">
          <text:p/>
        </draw:line>
        <draw:line draw:style-name="gr6" draw:text-style-name="P1" draw:layer="layout" svg:x1="3.544cm" svg:y1="1.383cm" svg:x2="3.546cm" svg:y2="1.382cm">
          <text:p/>
        </draw:line>
        <draw:line draw:style-name="gr6" draw:text-style-name="P1" draw:layer="layout" svg:x1="3.546cm" svg:y1="1.382cm" svg:x2="3.547cm" svg:y2="1.381cm">
          <text:p/>
        </draw:line>
        <draw:line draw:style-name="gr6" draw:text-style-name="P1" draw:layer="layout" svg:x1="3.547cm" svg:y1="1.381cm" svg:x2="3.548cm" svg:y2="1.379cm">
          <text:p/>
        </draw:line>
        <draw:line draw:style-name="gr6" draw:text-style-name="P1" draw:layer="layout" svg:x1="3.548cm" svg:y1="1.379cm" svg:x2="3.55cm" svg:y2="1.379cm">
          <text:p/>
        </draw:line>
        <draw:line draw:style-name="gr6" draw:text-style-name="P1" draw:layer="layout" svg:x1="3.55cm" svg:y1="1.379cm" svg:x2="3.551cm" svg:y2="1.377cm">
          <text:p/>
        </draw:line>
        <draw:line draw:style-name="gr6" draw:text-style-name="P1" draw:layer="layout" svg:x1="3.551cm" svg:y1="1.377cm" svg:x2="3.552cm" svg:y2="1.376cm">
          <text:p/>
        </draw:line>
        <draw:line draw:style-name="gr6" draw:text-style-name="P1" draw:layer="layout" svg:x1="3.552cm" svg:y1="1.376cm" svg:x2="3.554cm" svg:y2="1.375cm">
          <text:p/>
        </draw:line>
        <draw:line draw:style-name="gr6" draw:text-style-name="P1" draw:layer="layout" svg:x1="3.554cm" svg:y1="1.375cm" svg:x2="3.555cm" svg:y2="1.374cm">
          <text:p/>
        </draw:line>
        <draw:line draw:style-name="gr6" draw:text-style-name="P1" draw:layer="layout" svg:x1="3.555cm" svg:y1="1.374cm" svg:x2="3.556cm" svg:y2="1.373cm">
          <text:p/>
        </draw:line>
        <draw:line draw:style-name="gr6" draw:text-style-name="P1" draw:layer="layout" svg:x1="3.556cm" svg:y1="1.373cm" svg:x2="3.558cm" svg:y2="1.372cm">
          <text:p/>
        </draw:line>
        <draw:line draw:style-name="gr6" draw:text-style-name="P1" draw:layer="layout" svg:x1="3.558cm" svg:y1="1.372cm" svg:x2="3.559cm" svg:y2="1.371cm">
          <text:p/>
        </draw:line>
        <draw:line draw:style-name="gr6" draw:text-style-name="P1" draw:layer="layout" svg:x1="3.559cm" svg:y1="1.371cm" svg:x2="3.56cm" svg:y2="1.37cm">
          <text:p/>
        </draw:line>
        <draw:line draw:style-name="gr6" draw:text-style-name="P1" draw:layer="layout" svg:x1="3.56cm" svg:y1="1.37cm" svg:x2="3.562cm" svg:y2="1.369cm">
          <text:p/>
        </draw:line>
        <draw:line draw:style-name="gr6" draw:text-style-name="P1" draw:layer="layout" svg:x1="3.562cm" svg:y1="1.369cm" svg:x2="3.563cm" svg:y2="1.368cm">
          <text:p/>
        </draw:line>
        <draw:line draw:style-name="gr6" draw:text-style-name="P1" draw:layer="layout" svg:x1="3.563cm" svg:y1="1.368cm" svg:x2="3.564cm" svg:y2="1.367cm">
          <text:p/>
        </draw:line>
        <draw:line draw:style-name="gr6" draw:text-style-name="P1" draw:layer="layout" svg:x1="3.564cm" svg:y1="1.367cm" svg:x2="3.566cm" svg:y2="1.366cm">
          <text:p/>
        </draw:line>
        <draw:line draw:style-name="gr6" draw:text-style-name="P1" draw:layer="layout" svg:x1="3.566cm" svg:y1="1.366cm" svg:x2="3.567cm" svg:y2="1.365cm">
          <text:p/>
        </draw:line>
        <draw:line draw:style-name="gr6" draw:text-style-name="P1" draw:layer="layout" svg:x1="3.567cm" svg:y1="1.365cm" svg:x2="3.568cm" svg:y2="1.363cm">
          <text:p/>
        </draw:line>
        <draw:line draw:style-name="gr6" draw:text-style-name="P1" draw:layer="layout" svg:x1="3.568cm" svg:y1="1.363cm" svg:x2="3.57cm" svg:y2="1.363cm">
          <text:p/>
        </draw:line>
        <draw:line draw:style-name="gr6" draw:text-style-name="P1" draw:layer="layout" svg:x1="3.57cm" svg:y1="1.363cm" svg:x2="3.571cm" svg:y2="1.362cm">
          <text:p/>
        </draw:line>
        <draw:line draw:style-name="gr6" draw:text-style-name="P1" draw:layer="layout" svg:x1="3.571cm" svg:y1="1.362cm" svg:x2="3.572cm" svg:y2="1.361cm">
          <text:p/>
        </draw:line>
        <draw:line draw:style-name="gr6" draw:text-style-name="P1" draw:layer="layout" svg:x1="3.572cm" svg:y1="1.361cm" svg:x2="3.574cm" svg:y2="1.36cm">
          <text:p/>
        </draw:line>
        <draw:line draw:style-name="gr6" draw:text-style-name="P1" draw:layer="layout" svg:x1="3.574cm" svg:y1="1.36cm" svg:x2="3.575cm" svg:y2="1.359cm">
          <text:p/>
        </draw:line>
        <draw:line draw:style-name="gr6" draw:text-style-name="P1" draw:layer="layout" svg:x1="3.575cm" svg:y1="1.359cm" svg:x2="3.576cm" svg:y2="1.358cm">
          <text:p/>
        </draw:line>
        <draw:line draw:style-name="gr6" draw:text-style-name="P1" draw:layer="layout" svg:x1="3.576cm" svg:y1="1.358cm" svg:x2="3.578cm" svg:y2="1.356cm">
          <text:p/>
        </draw:line>
        <draw:line draw:style-name="gr6" draw:text-style-name="P1" draw:layer="layout" svg:x1="3.578cm" svg:y1="1.356cm" svg:x2="3.579cm" svg:y2="1.356cm">
          <text:p/>
        </draw:line>
        <draw:line draw:style-name="gr6" draw:text-style-name="P1" draw:layer="layout" svg:x1="3.579cm" svg:y1="1.356cm" svg:x2="3.58cm" svg:y2="1.354cm">
          <text:p/>
        </draw:line>
        <draw:line draw:style-name="gr6" draw:text-style-name="P1" draw:layer="layout" svg:x1="3.58cm" svg:y1="1.354cm" svg:x2="3.581cm" svg:y2="1.354cm">
          <text:p/>
        </draw:line>
        <draw:line draw:style-name="gr6" draw:text-style-name="P1" draw:layer="layout" svg:x1="3.581cm" svg:y1="1.354cm" svg:x2="3.583cm" svg:y2="1.352cm">
          <text:p/>
        </draw:line>
        <draw:line draw:style-name="gr6" draw:text-style-name="P1" draw:layer="layout" svg:x1="3.583cm" svg:y1="1.352cm" svg:x2="3.584cm" svg:y2="1.351cm">
          <text:p/>
        </draw:line>
        <draw:line draw:style-name="gr6" draw:text-style-name="P1" draw:layer="layout" svg:x1="3.584cm" svg:y1="1.351cm" svg:x2="3.586cm" svg:y2="1.35cm">
          <text:p/>
        </draw:line>
        <draw:line draw:style-name="gr6" draw:text-style-name="P1" draw:layer="layout" svg:x1="3.586cm" svg:y1="1.35cm" svg:x2="3.587cm" svg:y2="1.349cm">
          <text:p/>
        </draw:line>
        <draw:line draw:style-name="gr6" draw:text-style-name="P1" draw:layer="layout" svg:x1="3.587cm" svg:y1="1.349cm" svg:x2="3.588cm" svg:y2="1.348cm">
          <text:p/>
        </draw:line>
        <draw:line draw:style-name="gr6" draw:text-style-name="P1" draw:layer="layout" svg:x1="3.588cm" svg:y1="1.348cm" svg:x2="3.59cm" svg:y2="1.347cm">
          <text:p/>
        </draw:line>
        <draw:line draw:style-name="gr6" draw:text-style-name="P1" draw:layer="layout" svg:x1="3.59cm" svg:y1="1.347cm" svg:x2="3.591cm" svg:y2="1.346cm">
          <text:p/>
        </draw:line>
        <draw:line draw:style-name="gr6" draw:text-style-name="P1" draw:layer="layout" svg:x1="3.591cm" svg:y1="1.346cm" svg:x2="3.592cm" svg:y2="1.345cm">
          <text:p/>
        </draw:line>
        <draw:line draw:style-name="gr6" draw:text-style-name="P1" draw:layer="layout" svg:x1="3.592cm" svg:y1="1.345cm" svg:x2="3.594cm" svg:y2="1.344cm">
          <text:p/>
        </draw:line>
        <draw:line draw:style-name="gr6" draw:text-style-name="P1" draw:layer="layout" svg:x1="3.594cm" svg:y1="1.344cm" svg:x2="3.595cm" svg:y2="1.343cm">
          <text:p/>
        </draw:line>
        <draw:line draw:style-name="gr6" draw:text-style-name="P1" draw:layer="layout" svg:x1="3.595cm" svg:y1="1.343cm" svg:x2="3.596cm" svg:y2="1.342cm">
          <text:p/>
        </draw:line>
        <draw:line draw:style-name="gr6" draw:text-style-name="P1" draw:layer="layout" svg:x1="3.596cm" svg:y1="1.342cm" svg:x2="3.598cm" svg:y2="1.341cm">
          <text:p/>
        </draw:line>
        <draw:line draw:style-name="gr6" draw:text-style-name="P1" draw:layer="layout" svg:x1="3.598cm" svg:y1="1.341cm" svg:x2="3.599cm" svg:y2="1.34cm">
          <text:p/>
        </draw:line>
        <draw:line draw:style-name="gr6" draw:text-style-name="P1" draw:layer="layout" svg:x1="3.599cm" svg:y1="1.34cm" svg:x2="3.6cm" svg:y2="1.339cm">
          <text:p/>
        </draw:line>
        <draw:line draw:style-name="gr6" draw:text-style-name="P1" draw:layer="layout" svg:x1="3.6cm" svg:y1="1.339cm" svg:x2="3.602cm" svg:y2="1.338cm">
          <text:p/>
        </draw:line>
        <draw:line draw:style-name="gr6" draw:text-style-name="P1" draw:layer="layout" svg:x1="3.602cm" svg:y1="1.338cm" svg:x2="3.603cm" svg:y2="1.336cm">
          <text:p/>
        </draw:line>
        <draw:line draw:style-name="gr6" draw:text-style-name="P1" draw:layer="layout" svg:x1="3.603cm" svg:y1="1.336cm" svg:x2="3.604cm" svg:y2="1.336cm">
          <text:p/>
        </draw:line>
        <draw:line draw:style-name="gr6" draw:text-style-name="P1" draw:layer="layout" svg:x1="3.604cm" svg:y1="1.336cm" svg:x2="3.605cm" svg:y2="1.334cm">
          <text:p/>
        </draw:line>
        <draw:line draw:style-name="gr6" draw:text-style-name="P1" draw:layer="layout" svg:x1="3.605cm" svg:y1="1.334cm" svg:x2="3.607cm" svg:y2="1.333cm">
          <text:p/>
        </draw:line>
        <draw:line draw:style-name="gr6" draw:text-style-name="P1" draw:layer="layout" svg:x1="3.607cm" svg:y1="1.333cm" svg:x2="3.608cm" svg:y2="1.333cm">
          <text:p/>
        </draw:line>
        <draw:line draw:style-name="gr6" draw:text-style-name="P1" draw:layer="layout" svg:x1="3.608cm" svg:y1="1.333cm" svg:x2="3.609cm" svg:y2="1.332cm">
          <text:p/>
        </draw:line>
        <draw:line draw:style-name="gr6" draw:text-style-name="P1" draw:layer="layout" svg:x1="3.609cm" svg:y1="1.332cm" svg:x2="3.611cm" svg:y2="1.331cm">
          <text:p/>
        </draw:line>
        <draw:line draw:style-name="gr6" draw:text-style-name="P1" draw:layer="layout" svg:x1="3.611cm" svg:y1="1.331cm" svg:x2="3.612cm" svg:y2="1.33cm">
          <text:p/>
        </draw:line>
        <draw:line draw:style-name="gr6" draw:text-style-name="P1" draw:layer="layout" svg:x1="3.612cm" svg:y1="1.33cm" svg:x2="3.613cm" svg:y2="1.328cm">
          <text:p/>
        </draw:line>
        <draw:line draw:style-name="gr6" draw:text-style-name="P1" draw:layer="layout" svg:x1="3.613cm" svg:y1="1.328cm" svg:x2="3.614cm" svg:y2="1.328cm">
          <text:p/>
        </draw:line>
        <draw:line draw:style-name="gr6" draw:text-style-name="P1" draw:layer="layout" svg:x1="3.614cm" svg:y1="1.328cm" svg:x2="3.616cm" svg:y2="1.326cm">
          <text:p/>
        </draw:line>
        <draw:line draw:style-name="gr6" draw:text-style-name="P1" draw:layer="layout" svg:x1="3.616cm" svg:y1="1.326cm" svg:x2="3.617cm" svg:y2="1.325cm">
          <text:p/>
        </draw:line>
        <draw:line draw:style-name="gr6" draw:text-style-name="P1" draw:layer="layout" svg:x1="3.617cm" svg:y1="1.325cm" svg:x2="3.618cm" svg:y2="1.324cm">
          <text:p/>
        </draw:line>
        <draw:line draw:style-name="gr6" draw:text-style-name="P1" draw:layer="layout" svg:x1="3.618cm" svg:y1="1.324cm" svg:x2="3.62cm" svg:y2="1.323cm">
          <text:p/>
        </draw:line>
        <draw:line draw:style-name="gr6" draw:text-style-name="P1" draw:layer="layout" svg:x1="3.62cm" svg:y1="1.323cm" svg:x2="3.621cm" svg:y2="1.322cm">
          <text:p/>
        </draw:line>
        <draw:line draw:style-name="gr6" draw:text-style-name="P1" draw:layer="layout" svg:x1="3.621cm" svg:y1="1.322cm" svg:x2="3.622cm" svg:y2="1.321cm">
          <text:p/>
        </draw:line>
        <draw:line draw:style-name="gr6" draw:text-style-name="P1" draw:layer="layout" svg:x1="3.622cm" svg:y1="1.321cm" svg:x2="3.624cm" svg:y2="1.32cm">
          <text:p/>
        </draw:line>
        <draw:line draw:style-name="gr6" draw:text-style-name="P1" draw:layer="layout" svg:x1="3.624cm" svg:y1="1.32cm" svg:x2="3.625cm" svg:y2="1.319cm">
          <text:p/>
        </draw:line>
        <draw:line draw:style-name="gr6" draw:text-style-name="P1" draw:layer="layout" svg:x1="3.625cm" svg:y1="1.319cm" svg:x2="3.627cm" svg:y2="1.318cm">
          <text:p/>
        </draw:line>
        <draw:line draw:style-name="gr6" draw:text-style-name="P1" draw:layer="layout" svg:x1="3.627cm" svg:y1="1.318cm" svg:x2="3.628cm" svg:y2="1.317cm">
          <text:p/>
        </draw:line>
        <draw:line draw:style-name="gr6" draw:text-style-name="P1" draw:layer="layout" svg:x1="3.628cm" svg:y1="1.317cm" svg:x2="3.629cm" svg:y2="1.316cm">
          <text:p/>
        </draw:line>
        <draw:line draw:style-name="gr6" draw:text-style-name="P1" draw:layer="layout" svg:x1="3.629cm" svg:y1="1.316cm" svg:x2="3.631cm" svg:y2="1.315cm">
          <text:p/>
        </draw:line>
        <draw:line draw:style-name="gr6" draw:text-style-name="P1" draw:layer="layout" svg:x1="3.631cm" svg:y1="1.315cm" svg:x2="3.632cm" svg:y2="1.314cm">
          <text:p/>
        </draw:line>
        <draw:line draw:style-name="gr6" draw:text-style-name="P1" draw:layer="layout" svg:x1="3.632cm" svg:y1="1.314cm" svg:x2="3.633cm" svg:y2="1.313cm">
          <text:p/>
        </draw:line>
        <draw:line draw:style-name="gr6" draw:text-style-name="P1" draw:layer="layout" svg:x1="3.633cm" svg:y1="1.313cm" svg:x2="3.635cm" svg:y2="1.312cm">
          <text:p/>
        </draw:line>
        <draw:line draw:style-name="gr6" draw:text-style-name="P1" draw:layer="layout" svg:x1="3.635cm" svg:y1="1.312cm" svg:x2="3.636cm" svg:y2="1.31cm">
          <text:p/>
        </draw:line>
        <draw:line draw:style-name="gr6" draw:text-style-name="P1" draw:layer="layout" svg:x1="3.636cm" svg:y1="1.31cm" svg:x2="3.637cm" svg:y2="1.31cm">
          <text:p/>
        </draw:line>
        <draw:line draw:style-name="gr6" draw:text-style-name="P1" draw:layer="layout" svg:x1="3.637cm" svg:y1="1.31cm" svg:x2="3.638cm" svg:y2="1.308cm">
          <text:p/>
        </draw:line>
        <draw:line draw:style-name="gr6" draw:text-style-name="P1" draw:layer="layout" svg:x1="3.638cm" svg:y1="1.308cm" svg:x2="3.64cm" svg:y2="1.308cm">
          <text:p/>
        </draw:line>
        <draw:line draw:style-name="gr6" draw:text-style-name="P1" draw:layer="layout" svg:x1="3.64cm" svg:y1="1.308cm" svg:x2="3.641cm" svg:y2="1.306cm">
          <text:p/>
        </draw:line>
        <draw:line draw:style-name="gr6" draw:text-style-name="P1" draw:layer="layout" svg:x1="3.641cm" svg:y1="1.306cm" svg:x2="3.642cm" svg:y2="1.305cm">
          <text:p/>
        </draw:line>
        <draw:line draw:style-name="gr6" draw:text-style-name="P1" draw:layer="layout" svg:x1="3.642cm" svg:y1="1.305cm" svg:x2="3.644cm" svg:y2="1.305cm">
          <text:p/>
        </draw:line>
        <draw:line draw:style-name="gr6" draw:text-style-name="P1" draw:layer="layout" svg:x1="3.644cm" svg:y1="1.305cm" svg:x2="3.645cm" svg:y2="1.303cm">
          <text:p/>
        </draw:line>
        <draw:line draw:style-name="gr6" draw:text-style-name="P1" draw:layer="layout" svg:x1="3.645cm" svg:y1="1.303cm" svg:x2="3.646cm" svg:y2="1.303cm">
          <text:p/>
        </draw:line>
        <draw:line draw:style-name="gr6" draw:text-style-name="P1" draw:layer="layout" svg:x1="3.646cm" svg:y1="1.303cm" svg:x2="3.648cm" svg:y2="1.301cm">
          <text:p/>
        </draw:line>
        <draw:line draw:style-name="gr6" draw:text-style-name="P1" draw:layer="layout" svg:x1="3.648cm" svg:y1="1.301cm" svg:x2="3.649cm" svg:y2="1.3cm">
          <text:p/>
        </draw:line>
        <draw:line draw:style-name="gr6" draw:text-style-name="P1" draw:layer="layout" svg:x1="3.649cm" svg:y1="1.3cm" svg:x2="3.651cm" svg:y2="1.299cm">
          <text:p/>
        </draw:line>
        <draw:line draw:style-name="gr6" draw:text-style-name="P1" draw:layer="layout" svg:x1="3.651cm" svg:y1="1.299cm" svg:x2="3.652cm" svg:y2="1.298cm">
          <text:p/>
        </draw:line>
        <draw:line draw:style-name="gr6" draw:text-style-name="P1" draw:layer="layout" svg:x1="3.652cm" svg:y1="1.298cm" svg:x2="3.653cm" svg:y2="1.297cm">
          <text:p/>
        </draw:line>
        <draw:line draw:style-name="gr6" draw:text-style-name="P1" draw:layer="layout" svg:x1="3.653cm" svg:y1="1.297cm" svg:x2="3.655cm" svg:y2="1.296cm">
          <text:p/>
        </draw:line>
        <draw:line draw:style-name="gr6" draw:text-style-name="P1" draw:layer="layout" svg:x1="3.655cm" svg:y1="1.296cm" svg:x2="3.656cm" svg:y2="1.295cm">
          <text:p/>
        </draw:line>
        <draw:line draw:style-name="gr6" draw:text-style-name="P1" draw:layer="layout" svg:x1="3.656cm" svg:y1="1.295cm" svg:x2="3.657cm" svg:y2="1.294cm">
          <text:p/>
        </draw:line>
        <draw:line draw:style-name="gr6" draw:text-style-name="P1" draw:layer="layout" svg:x1="3.657cm" svg:y1="1.294cm" svg:x2="3.658cm" svg:y2="1.293cm">
          <text:p/>
        </draw:line>
        <draw:line draw:style-name="gr6" draw:text-style-name="P1" draw:layer="layout" svg:x1="3.658cm" svg:y1="1.293cm" svg:x2="3.66cm" svg:y2="1.292cm">
          <text:p/>
        </draw:line>
        <draw:line draw:style-name="gr6" draw:text-style-name="P1" draw:layer="layout" svg:x1="3.66cm" svg:y1="1.292cm" svg:x2="3.661cm" svg:y2="1.291cm">
          <text:p/>
        </draw:line>
        <draw:line draw:style-name="gr6" draw:text-style-name="P1" draw:layer="layout" svg:x1="3.661cm" svg:y1="1.291cm" svg:x2="3.662cm" svg:y2="1.29cm">
          <text:p/>
        </draw:line>
        <draw:line draw:style-name="gr6" draw:text-style-name="P1" draw:layer="layout" svg:x1="3.662cm" svg:y1="1.29cm" svg:x2="3.664cm" svg:y2="1.289cm">
          <text:p/>
        </draw:line>
        <draw:line draw:style-name="gr6" draw:text-style-name="P1" draw:layer="layout" svg:x1="3.664cm" svg:y1="1.289cm" svg:x2="3.665cm" svg:y2="1.288cm">
          <text:p/>
        </draw:line>
        <draw:line draw:style-name="gr6" draw:text-style-name="P1" draw:layer="layout" svg:x1="3.665cm" svg:y1="1.288cm" svg:x2="3.666cm" svg:y2="1.287cm">
          <text:p/>
        </draw:line>
        <draw:line draw:style-name="gr6" draw:text-style-name="P1" draw:layer="layout" svg:x1="3.666cm" svg:y1="1.287cm" svg:x2="3.668cm" svg:y2="1.285cm">
          <text:p/>
        </draw:line>
        <draw:line draw:style-name="gr6" draw:text-style-name="P1" draw:layer="layout" svg:x1="3.668cm" svg:y1="1.285cm" svg:x2="3.669cm" svg:y2="1.285cm">
          <text:p/>
        </draw:line>
        <draw:line draw:style-name="gr6" draw:text-style-name="P1" draw:layer="layout" svg:x1="3.669cm" svg:y1="1.285cm" svg:x2="3.67cm" svg:y2="1.283cm">
          <text:p/>
        </draw:line>
        <draw:line draw:style-name="gr6" draw:text-style-name="P1" draw:layer="layout" svg:x1="3.67cm" svg:y1="1.283cm" svg:x2="3.672cm" svg:y2="1.282cm">
          <text:p/>
        </draw:line>
        <draw:line draw:style-name="gr6" draw:text-style-name="P1" draw:layer="layout" svg:x1="3.672cm" svg:y1="1.282cm" svg:x2="3.673cm" svg:y2="1.281cm">
          <text:p/>
        </draw:line>
        <draw:line draw:style-name="gr6" draw:text-style-name="P1" draw:layer="layout" svg:x1="3.673cm" svg:y1="1.281cm" svg:x2="3.675cm" svg:y2="1.28cm">
          <text:p/>
        </draw:line>
        <draw:line draw:style-name="gr6" draw:text-style-name="P1" draw:layer="layout" svg:x1="3.675cm" svg:y1="1.28cm" svg:x2="3.676cm" svg:y2="1.279cm">
          <text:p/>
        </draw:line>
        <draw:line draw:style-name="gr6" draw:text-style-name="P1" draw:layer="layout" svg:x1="3.676cm" svg:y1="1.279cm" svg:x2="3.677cm" svg:y2="1.278cm">
          <text:p/>
        </draw:line>
        <draw:line draw:style-name="gr6" draw:text-style-name="P1" draw:layer="layout" svg:x1="3.677cm" svg:y1="1.278cm" svg:x2="3.678cm" svg:y2="1.277cm">
          <text:p/>
        </draw:line>
        <draw:line draw:style-name="gr6" draw:text-style-name="P1" draw:layer="layout" svg:x1="3.678cm" svg:y1="1.277cm" svg:x2="3.68cm" svg:y2="1.277cm">
          <text:p/>
        </draw:line>
        <draw:line draw:style-name="gr6" draw:text-style-name="P1" draw:layer="layout" svg:x1="3.68cm" svg:y1="1.277cm" svg:x2="3.681cm" svg:y2="1.275cm">
          <text:p/>
        </draw:line>
        <draw:line draw:style-name="gr6" draw:text-style-name="P1" draw:layer="layout" svg:x1="3.681cm" svg:y1="1.275cm" svg:x2="3.682cm" svg:y2="1.274cm">
          <text:p/>
        </draw:line>
        <draw:line draw:style-name="gr6" draw:text-style-name="P1" draw:layer="layout" svg:x1="3.682cm" svg:y1="1.274cm" svg:x2="3.684cm" svg:y2="1.273cm">
          <text:p/>
        </draw:line>
        <draw:line draw:style-name="gr6" draw:text-style-name="P1" draw:layer="layout" svg:x1="3.684cm" svg:y1="1.273cm" svg:x2="3.685cm" svg:y2="1.272cm">
          <text:p/>
        </draw:line>
        <draw:line draw:style-name="gr6" draw:text-style-name="P1" draw:layer="layout" svg:x1="3.685cm" svg:y1="1.272cm" svg:x2="3.686cm" svg:y2="1.271cm">
          <text:p/>
        </draw:line>
        <draw:line draw:style-name="gr6" draw:text-style-name="P1" draw:layer="layout" svg:x1="3.686cm" svg:y1="1.271cm" svg:x2="3.688cm" svg:y2="1.27cm">
          <text:p/>
        </draw:line>
        <draw:line draw:style-name="gr6" draw:text-style-name="P1" draw:layer="layout" svg:x1="3.688cm" svg:y1="1.27cm" svg:x2="3.689cm" svg:y2="1.269cm">
          <text:p/>
        </draw:line>
        <draw:line draw:style-name="gr6" draw:text-style-name="P1" draw:layer="layout" svg:x1="3.689cm" svg:y1="1.269cm" svg:x2="3.69cm" svg:y2="1.268cm">
          <text:p/>
        </draw:line>
        <draw:line draw:style-name="gr6" draw:text-style-name="P1" draw:layer="layout" svg:x1="3.69cm" svg:y1="1.268cm" svg:x2="3.692cm" svg:y2="1.267cm">
          <text:p/>
        </draw:line>
        <draw:line draw:style-name="gr6" draw:text-style-name="P1" draw:layer="layout" svg:x1="3.692cm" svg:y1="1.267cm" svg:x2="3.693cm" svg:y2="1.266cm">
          <text:p/>
        </draw:line>
        <draw:line draw:style-name="gr6" draw:text-style-name="P1" draw:layer="layout" svg:x1="3.693cm" svg:y1="1.266cm" svg:x2="3.694cm" svg:y2="1.265cm">
          <text:p/>
        </draw:line>
        <draw:line draw:style-name="gr6" draw:text-style-name="P1" draw:layer="layout" svg:x1="3.694cm" svg:y1="1.265cm" svg:x2="3.696cm" svg:y2="1.264cm">
          <text:p/>
        </draw:line>
        <draw:line draw:style-name="gr6" draw:text-style-name="P1" draw:layer="layout" svg:x1="3.696cm" svg:y1="1.264cm" svg:x2="3.697cm" svg:y2="1.263cm">
          <text:p/>
        </draw:line>
        <draw:line draw:style-name="gr6" draw:text-style-name="P1" draw:layer="layout" svg:x1="3.697cm" svg:y1="1.263cm" svg:x2="3.699cm" svg:y2="1.262cm">
          <text:p/>
        </draw:line>
        <draw:line draw:style-name="gr6" draw:text-style-name="P1" draw:layer="layout" svg:x1="3.699cm" svg:y1="1.262cm" svg:x2="3.7cm" svg:y2="1.261cm">
          <text:p/>
        </draw:line>
        <draw:line draw:style-name="gr6" draw:text-style-name="P1" draw:layer="layout" svg:x1="3.7cm" svg:y1="1.261cm" svg:x2="3.701cm" svg:y2="1.259cm">
          <text:p/>
        </draw:line>
        <draw:line draw:style-name="gr6" draw:text-style-name="P1" draw:layer="layout" svg:x1="3.701cm" svg:y1="1.259cm" svg:x2="3.702cm" svg:y2="1.259cm">
          <text:p/>
        </draw:line>
        <draw:line draw:style-name="gr6" draw:text-style-name="P1" draw:layer="layout" svg:x1="3.702cm" svg:y1="1.259cm" svg:x2="3.704cm" svg:y2="1.257cm">
          <text:p/>
        </draw:line>
        <draw:line draw:style-name="gr6" draw:text-style-name="P1" draw:layer="layout" svg:x1="3.704cm" svg:y1="1.257cm" svg:x2="3.706cm" svg:y2="1.255cm">
          <text:p/>
        </draw:line>
        <draw:line draw:style-name="gr6" draw:text-style-name="P1" draw:layer="layout" svg:x1="3.706cm" svg:y1="1.255cm" svg:x2="3.707cm" svg:y2="1.254cm">
          <text:p/>
        </draw:line>
        <draw:line draw:style-name="gr6" draw:text-style-name="P1" draw:layer="layout" svg:x1="3.707cm" svg:y1="1.254cm" svg:x2="3.709cm" svg:y2="1.253cm">
          <text:p/>
        </draw:line>
        <draw:line draw:style-name="gr6" draw:text-style-name="P1" draw:layer="layout" svg:x1="3.709cm" svg:y1="1.253cm" svg:x2="3.71cm" svg:y2="1.252cm">
          <text:p/>
        </draw:line>
        <draw:line draw:style-name="gr6" draw:text-style-name="P1" draw:layer="layout" svg:x1="3.71cm" svg:y1="1.252cm" svg:x2="3.711cm" svg:y2="1.251cm">
          <text:p/>
        </draw:line>
        <draw:line draw:style-name="gr6" draw:text-style-name="P1" draw:layer="layout" svg:x1="3.711cm" svg:y1="1.251cm" svg:x2="3.713cm" svg:y2="1.25cm">
          <text:p/>
        </draw:line>
        <draw:line draw:style-name="gr6" draw:text-style-name="P1" draw:layer="layout" svg:x1="3.713cm" svg:y1="1.25cm" svg:x2="3.714cm" svg:y2="1.249cm">
          <text:p/>
        </draw:line>
        <draw:line draw:style-name="gr6" draw:text-style-name="P1" draw:layer="layout" svg:x1="3.714cm" svg:y1="1.249cm" svg:x2="3.715cm" svg:y2="1.248cm">
          <text:p/>
        </draw:line>
        <draw:line draw:style-name="gr6" draw:text-style-name="P1" draw:layer="layout" svg:x1="3.715cm" svg:y1="1.248cm" svg:x2="3.717cm" svg:y2="1.247cm">
          <text:p/>
        </draw:line>
        <draw:line draw:style-name="gr6" draw:text-style-name="P1" draw:layer="layout" svg:x1="3.717cm" svg:y1="1.247cm" svg:x2="3.718cm" svg:y2="1.246cm">
          <text:p/>
        </draw:line>
        <draw:line draw:style-name="gr6" draw:text-style-name="P1" draw:layer="layout" svg:x1="3.718cm" svg:y1="1.246cm" svg:x2="3.719cm" svg:y2="1.245cm">
          <text:p/>
        </draw:line>
        <draw:line draw:style-name="gr6" draw:text-style-name="P1" draw:layer="layout" svg:x1="3.719cm" svg:y1="1.245cm" svg:x2="3.721cm" svg:y2="1.244cm">
          <text:p/>
        </draw:line>
        <draw:line draw:style-name="gr6" draw:text-style-name="P1" draw:layer="layout" svg:x1="3.721cm" svg:y1="1.244cm" svg:x2="3.722cm" svg:y2="1.243cm">
          <text:p/>
        </draw:line>
        <draw:line draw:style-name="gr6" draw:text-style-name="P1" draw:layer="layout" svg:x1="3.722cm" svg:y1="1.243cm" svg:x2="3.723cm" svg:y2="1.242cm">
          <text:p/>
        </draw:line>
        <draw:line draw:style-name="gr6" draw:text-style-name="P1" draw:layer="layout" svg:x1="3.723cm" svg:y1="1.242cm" svg:x2="3.724cm" svg:y2="1.241cm">
          <text:p/>
        </draw:line>
        <draw:line draw:style-name="gr6" draw:text-style-name="P1" draw:layer="layout" svg:x1="3.724cm" svg:y1="1.241cm" svg:x2="3.726cm" svg:y2="1.24cm">
          <text:p/>
        </draw:line>
        <draw:line draw:style-name="gr6" draw:text-style-name="P1" draw:layer="layout" svg:x1="3.726cm" svg:y1="1.24cm" svg:x2="3.727cm" svg:y2="1.239cm">
          <text:p/>
        </draw:line>
        <draw:line draw:style-name="gr6" draw:text-style-name="P1" draw:layer="layout" svg:x1="3.727cm" svg:y1="1.239cm" svg:x2="3.728cm" svg:y2="1.238cm">
          <text:p/>
        </draw:line>
        <draw:line draw:style-name="gr6" draw:text-style-name="P1" draw:layer="layout" svg:x1="3.728cm" svg:y1="1.238cm" svg:x2="3.73cm" svg:y2="1.237cm">
          <text:p/>
        </draw:line>
        <draw:line draw:style-name="gr6" draw:text-style-name="P1" draw:layer="layout" svg:x1="3.73cm" svg:y1="1.237cm" svg:x2="3.731cm" svg:y2="1.236cm">
          <text:p/>
        </draw:line>
        <draw:line draw:style-name="gr6" draw:text-style-name="P1" draw:layer="layout" svg:x1="3.731cm" svg:y1="1.236cm" svg:x2="3.733cm" svg:y2="1.234cm">
          <text:p/>
        </draw:line>
        <draw:line draw:style-name="gr6" draw:text-style-name="P1" draw:layer="layout" svg:x1="3.733cm" svg:y1="1.234cm" svg:x2="3.734cm" svg:y2="1.234cm">
          <text:p/>
        </draw:line>
        <draw:line draw:style-name="gr6" draw:text-style-name="P1" draw:layer="layout" svg:x1="3.734cm" svg:y1="1.234cm" svg:x2="3.735cm" svg:y2="1.232cm">
          <text:p/>
        </draw:line>
        <draw:line draw:style-name="gr6" draw:text-style-name="P1" draw:layer="layout" svg:x1="3.735cm" svg:y1="1.232cm" svg:x2="3.737cm" svg:y2="1.231cm">
          <text:p/>
        </draw:line>
        <draw:line draw:style-name="gr6" draw:text-style-name="P1" draw:layer="layout" svg:x1="3.737cm" svg:y1="1.231cm" svg:x2="3.738cm" svg:y2="1.23cm">
          <text:p/>
        </draw:line>
        <draw:line draw:style-name="gr6" draw:text-style-name="P1" draw:layer="layout" svg:x1="3.738cm" svg:y1="1.23cm" svg:x2="3.739cm" svg:y2="1.229cm">
          <text:p/>
        </draw:line>
        <draw:line draw:style-name="gr6" draw:text-style-name="P1" draw:layer="layout" svg:x1="3.739cm" svg:y1="1.229cm" svg:x2="3.741cm" svg:y2="1.228cm">
          <text:p/>
        </draw:line>
        <draw:line draw:style-name="gr6" draw:text-style-name="P1" draw:layer="layout" svg:x1="3.741cm" svg:y1="1.228cm" svg:x2="3.742cm" svg:y2="1.227cm">
          <text:p/>
        </draw:line>
        <draw:line draw:style-name="gr6" draw:text-style-name="P1" draw:layer="layout" svg:x1="3.742cm" svg:y1="1.227cm" svg:x2="3.743cm" svg:y2="1.226cm">
          <text:p/>
        </draw:line>
        <draw:line draw:style-name="gr6" draw:text-style-name="P1" draw:layer="layout" svg:x1="3.743cm" svg:y1="1.226cm" svg:x2="3.744cm" svg:y2="1.225cm">
          <text:p/>
        </draw:line>
        <draw:line draw:style-name="gr6" draw:text-style-name="P1" draw:layer="layout" svg:x1="3.744cm" svg:y1="1.225cm" svg:x2="3.746cm" svg:y2="1.224cm">
          <text:p/>
        </draw:line>
        <draw:line draw:style-name="gr6" draw:text-style-name="P1" draw:layer="layout" svg:x1="3.746cm" svg:y1="1.224cm" svg:x2="3.747cm" svg:y2="1.223cm">
          <text:p/>
        </draw:line>
        <draw:line draw:style-name="gr6" draw:text-style-name="P1" draw:layer="layout" svg:x1="3.747cm" svg:y1="1.223cm" svg:x2="3.748cm" svg:y2="1.222cm">
          <text:p/>
        </draw:line>
        <draw:line draw:style-name="gr6" draw:text-style-name="P1" draw:layer="layout" svg:x1="3.748cm" svg:y1="1.222cm" svg:x2="3.75cm" svg:y2="1.221cm">
          <text:p/>
        </draw:line>
        <draw:line draw:style-name="gr6" draw:text-style-name="P1" draw:layer="layout" svg:x1="3.75cm" svg:y1="1.221cm" svg:x2="3.751cm" svg:y2="1.22cm">
          <text:p/>
        </draw:line>
        <draw:line draw:style-name="gr6" draw:text-style-name="P1" draw:layer="layout" svg:x1="3.751cm" svg:y1="1.22cm" svg:x2="3.752cm" svg:y2="1.219cm">
          <text:p/>
        </draw:line>
        <draw:line draw:style-name="gr6" draw:text-style-name="P1" draw:layer="layout" svg:x1="3.752cm" svg:y1="1.219cm" svg:x2="3.754cm" svg:y2="1.218cm">
          <text:p/>
        </draw:line>
        <draw:line draw:style-name="gr6" draw:text-style-name="P1" draw:layer="layout" svg:x1="3.754cm" svg:y1="1.218cm" svg:x2="3.755cm" svg:y2="1.217cm">
          <text:p/>
        </draw:line>
        <draw:line draw:style-name="gr6" draw:text-style-name="P1" draw:layer="layout" svg:x1="3.755cm" svg:y1="1.217cm" svg:x2="3.757cm" svg:y2="1.216cm">
          <text:p/>
        </draw:line>
        <draw:line draw:style-name="gr6" draw:text-style-name="P1" draw:layer="layout" svg:x1="3.757cm" svg:y1="1.216cm" svg:x2="3.758cm" svg:y2="1.215cm">
          <text:p/>
        </draw:line>
        <draw:line draw:style-name="gr6" draw:text-style-name="P1" draw:layer="layout" svg:x1="3.758cm" svg:y1="1.215cm" svg:x2="3.759cm" svg:y2="1.214cm">
          <text:p/>
        </draw:line>
        <draw:line draw:style-name="gr6" draw:text-style-name="P1" draw:layer="layout" svg:x1="3.759cm" svg:y1="1.214cm" svg:x2="3.761cm" svg:y2="1.213cm">
          <text:p/>
        </draw:line>
        <draw:line draw:style-name="gr6" draw:text-style-name="P1" draw:layer="layout" svg:x1="3.761cm" svg:y1="1.213cm" svg:x2="3.762cm" svg:y2="1.212cm">
          <text:p/>
        </draw:line>
        <draw:line draw:style-name="gr6" draw:text-style-name="P1" draw:layer="layout" svg:x1="3.762cm" svg:y1="1.212cm" svg:x2="3.763cm" svg:y2="1.211cm">
          <text:p/>
        </draw:line>
        <draw:line draw:style-name="gr6" draw:text-style-name="P1" draw:layer="layout" svg:x1="3.763cm" svg:y1="1.211cm" svg:x2="3.765cm" svg:y2="1.21cm">
          <text:p/>
        </draw:line>
        <draw:line draw:style-name="gr6" draw:text-style-name="P1" draw:layer="layout" svg:x1="3.765cm" svg:y1="1.21cm" svg:x2="3.766cm" svg:y2="1.209cm">
          <text:p/>
        </draw:line>
        <draw:line draw:style-name="gr6" draw:text-style-name="P1" draw:layer="layout" svg:x1="3.766cm" svg:y1="1.209cm" svg:x2="3.767cm" svg:y2="1.208cm">
          <text:p/>
        </draw:line>
        <draw:line draw:style-name="gr6" draw:text-style-name="P1" draw:layer="layout" svg:x1="3.767cm" svg:y1="1.208cm" svg:x2="3.768cm" svg:y2="1.206cm">
          <text:p/>
        </draw:line>
        <draw:line draw:style-name="gr6" draw:text-style-name="P1" draw:layer="layout" svg:x1="3.768cm" svg:y1="1.206cm" svg:x2="3.77cm" svg:y2="1.206cm">
          <text:p/>
        </draw:line>
        <draw:line draw:style-name="gr6" draw:text-style-name="P1" draw:layer="layout" svg:x1="3.77cm" svg:y1="1.206cm" svg:x2="3.771cm" svg:y2="1.204cm">
          <text:p/>
        </draw:line>
        <draw:line draw:style-name="gr6" draw:text-style-name="P1" draw:layer="layout" svg:x1="3.771cm" svg:y1="1.204cm" svg:x2="3.772cm" svg:y2="1.203cm">
          <text:p/>
        </draw:line>
        <draw:line draw:style-name="gr6" draw:text-style-name="P1" draw:layer="layout" svg:x1="3.772cm" svg:y1="1.203cm" svg:x2="3.774cm" svg:y2="1.202cm">
          <text:p/>
        </draw:line>
        <draw:line draw:style-name="gr6" draw:text-style-name="P1" draw:layer="layout" svg:x1="3.774cm" svg:y1="1.202cm" svg:x2="3.775cm" svg:y2="1.201cm">
          <text:p/>
        </draw:line>
        <draw:line draw:style-name="gr6" draw:text-style-name="P1" draw:layer="layout" svg:x1="3.775cm" svg:y1="1.201cm" svg:x2="3.776cm" svg:y2="1.2cm">
          <text:p/>
        </draw:line>
        <draw:line draw:style-name="gr6" draw:text-style-name="P1" draw:layer="layout" svg:x1="3.776cm" svg:y1="1.2cm" svg:x2="3.778cm" svg:y2="1.199cm">
          <text:p/>
        </draw:line>
        <draw:line draw:style-name="gr6" draw:text-style-name="P1" draw:layer="layout" svg:x1="3.778cm" svg:y1="1.199cm" svg:x2="3.779cm" svg:y2="1.198cm">
          <text:p/>
        </draw:line>
        <draw:line draw:style-name="gr6" draw:text-style-name="P1" draw:layer="layout" svg:x1="3.779cm" svg:y1="1.198cm" svg:x2="3.781cm" svg:y2="1.197cm">
          <text:p/>
        </draw:line>
        <draw:line draw:style-name="gr6" draw:text-style-name="P1" draw:layer="layout" svg:x1="3.781cm" svg:y1="1.197cm" svg:x2="3.782cm" svg:y2="1.196cm">
          <text:p/>
        </draw:line>
        <draw:line draw:style-name="gr6" draw:text-style-name="P1" draw:layer="layout" svg:x1="3.782cm" svg:y1="1.196cm" svg:x2="3.783cm" svg:y2="1.195cm">
          <text:p/>
        </draw:line>
        <draw:line draw:style-name="gr6" draw:text-style-name="P1" draw:layer="layout" svg:x1="3.783cm" svg:y1="1.195cm" svg:x2="3.785cm" svg:y2="1.194cm">
          <text:p/>
        </draw:line>
        <draw:line draw:style-name="gr6" draw:text-style-name="P1" draw:layer="layout" svg:x1="3.785cm" svg:y1="1.194cm" svg:x2="3.786cm" svg:y2="1.193cm">
          <text:p/>
        </draw:line>
        <draw:line draw:style-name="gr6" draw:text-style-name="P1" draw:layer="layout" svg:x1="3.786cm" svg:y1="1.193cm" svg:x2="3.787cm" svg:y2="1.192cm">
          <text:p/>
        </draw:line>
        <draw:line draw:style-name="gr6" draw:text-style-name="P1" draw:layer="layout" svg:x1="3.787cm" svg:y1="1.192cm" svg:x2="3.788cm" svg:y2="1.191cm">
          <text:p/>
        </draw:line>
        <draw:line draw:style-name="gr6" draw:text-style-name="P1" draw:layer="layout" svg:x1="3.788cm" svg:y1="1.191cm" svg:x2="3.79cm" svg:y2="1.19cm">
          <text:p/>
        </draw:line>
        <draw:line draw:style-name="gr6" draw:text-style-name="P1" draw:layer="layout" svg:x1="3.79cm" svg:y1="1.19cm" svg:x2="3.791cm" svg:y2="1.189cm">
          <text:p/>
        </draw:line>
        <draw:line draw:style-name="gr6" draw:text-style-name="P1" draw:layer="layout" svg:x1="3.791cm" svg:y1="1.189cm" svg:x2="3.792cm" svg:y2="1.188cm">
          <text:p/>
        </draw:line>
        <draw:line draw:style-name="gr6" draw:text-style-name="P1" draw:layer="layout" svg:x1="3.792cm" svg:y1="1.188cm" svg:x2="3.794cm" svg:y2="1.187cm">
          <text:p/>
        </draw:line>
        <draw:line draw:style-name="gr6" draw:text-style-name="P1" draw:layer="layout" svg:x1="3.794cm" svg:y1="1.187cm" svg:x2="3.795cm" svg:y2="1.186cm">
          <text:p/>
        </draw:line>
        <draw:line draw:style-name="gr6" draw:text-style-name="P1" draw:layer="layout" svg:x1="3.795cm" svg:y1="1.186cm" svg:x2="3.796cm" svg:y2="1.185cm">
          <text:p/>
        </draw:line>
        <draw:line draw:style-name="gr6" draw:text-style-name="P1" draw:layer="layout" svg:x1="3.796cm" svg:y1="1.185cm" svg:x2="3.798cm" svg:y2="1.184cm">
          <text:p/>
        </draw:line>
        <draw:line draw:style-name="gr6" draw:text-style-name="P1" draw:layer="layout" svg:x1="3.798cm" svg:y1="1.184cm" svg:x2="3.799cm" svg:y2="1.183cm">
          <text:p/>
        </draw:line>
        <draw:line draw:style-name="gr6" draw:text-style-name="P1" draw:layer="layout" svg:x1="3.799cm" svg:y1="1.183cm" svg:x2="3.8cm" svg:y2="1.181cm">
          <text:p/>
        </draw:line>
        <draw:line draw:style-name="gr6" draw:text-style-name="P1" draw:layer="layout" svg:x1="3.8cm" svg:y1="1.181cm" svg:x2="3.802cm" svg:y2="1.181cm">
          <text:p/>
        </draw:line>
        <draw:line draw:style-name="gr6" draw:text-style-name="P1" draw:layer="layout" svg:x1="3.802cm" svg:y1="1.181cm" svg:x2="3.803cm" svg:y2="1.179cm">
          <text:p/>
        </draw:line>
        <draw:line draw:style-name="gr6" draw:text-style-name="P1" draw:layer="layout" svg:x1="3.803cm" svg:y1="1.179cm" svg:x2="3.805cm" svg:y2="1.178cm">
          <text:p/>
        </draw:line>
        <draw:line draw:style-name="gr6" draw:text-style-name="P1" draw:layer="layout" svg:x1="3.805cm" svg:y1="1.178cm" svg:x2="3.805cm" svg:y2="1.177cm">
          <text:p/>
        </draw:line>
        <draw:line draw:style-name="gr6" draw:text-style-name="P1" draw:layer="layout" svg:x1="3.805cm" svg:y1="1.177cm" svg:x2="3.807cm" svg:y2="1.176cm">
          <text:p/>
        </draw:line>
        <draw:line draw:style-name="gr6" draw:text-style-name="P1" draw:layer="layout" svg:x1="3.807cm" svg:y1="1.176cm" svg:x2="3.808cm" svg:y2="1.175cm">
          <text:p/>
        </draw:line>
        <draw:line draw:style-name="gr6" draw:text-style-name="P1" draw:layer="layout" svg:x1="3.808cm" svg:y1="1.175cm" svg:x2="3.809cm" svg:y2="1.174cm">
          <text:p/>
        </draw:line>
        <draw:line draw:style-name="gr6" draw:text-style-name="P1" draw:layer="layout" svg:x1="3.809cm" svg:y1="1.174cm" svg:x2="3.811cm" svg:y2="1.173cm">
          <text:p/>
        </draw:line>
        <draw:line draw:style-name="gr6" draw:text-style-name="P1" draw:layer="layout" svg:x1="3.811cm" svg:y1="1.173cm" svg:x2="3.812cm" svg:y2="1.172cm">
          <text:p/>
        </draw:line>
        <draw:line draw:style-name="gr6" draw:text-style-name="P1" draw:layer="layout" svg:x1="3.812cm" svg:y1="1.172cm" svg:x2="3.813cm" svg:y2="1.171cm">
          <text:p/>
        </draw:line>
        <draw:line draw:style-name="gr6" draw:text-style-name="P1" draw:layer="layout" svg:x1="3.813cm" svg:y1="1.171cm" svg:x2="3.815cm" svg:y2="1.17cm">
          <text:p/>
        </draw:line>
        <draw:line draw:style-name="gr6" draw:text-style-name="P1" draw:layer="layout" svg:x1="3.815cm" svg:y1="1.17cm" svg:x2="3.816cm" svg:y2="1.169cm">
          <text:p/>
        </draw:line>
        <draw:line draw:style-name="gr6" draw:text-style-name="P1" draw:layer="layout" svg:x1="3.816cm" svg:y1="1.169cm" svg:x2="3.818cm" svg:y2="1.168cm">
          <text:p/>
        </draw:line>
        <draw:line draw:style-name="gr6" draw:text-style-name="P1" draw:layer="layout" svg:x1="3.818cm" svg:y1="1.168cm" svg:x2="3.819cm" svg:y2="1.167cm">
          <text:p/>
        </draw:line>
        <draw:line draw:style-name="gr6" draw:text-style-name="P1" draw:layer="layout" svg:x1="3.819cm" svg:y1="1.167cm" svg:x2="3.82cm" svg:y2="1.166cm">
          <text:p/>
        </draw:line>
        <draw:line draw:style-name="gr6" draw:text-style-name="P1" draw:layer="layout" svg:x1="3.82cm" svg:y1="1.166cm" svg:x2="3.821cm" svg:y2="1.165cm">
          <text:p/>
        </draw:line>
        <draw:line draw:style-name="gr6" draw:text-style-name="P1" draw:layer="layout" svg:x1="3.821cm" svg:y1="1.165cm" svg:x2="3.823cm" svg:y2="1.164cm">
          <text:p/>
        </draw:line>
        <draw:line draw:style-name="gr6" draw:text-style-name="P1" draw:layer="layout" svg:x1="3.823cm" svg:y1="1.164cm" svg:x2="3.824cm" svg:y2="1.163cm">
          <text:p/>
        </draw:line>
        <draw:line draw:style-name="gr6" draw:text-style-name="P1" draw:layer="layout" svg:x1="3.824cm" svg:y1="1.163cm" svg:x2="3.825cm" svg:y2="1.162cm">
          <text:p/>
        </draw:line>
        <draw:line draw:style-name="gr6" draw:text-style-name="P1" draw:layer="layout" svg:x1="3.825cm" svg:y1="1.162cm" svg:x2="3.827cm" svg:y2="1.161cm">
          <text:p/>
        </draw:line>
        <draw:line draw:style-name="gr6" draw:text-style-name="P1" draw:layer="layout" svg:x1="3.827cm" svg:y1="1.161cm" svg:x2="3.828cm" svg:y2="1.16cm">
          <text:p/>
        </draw:line>
        <draw:line draw:style-name="gr6" draw:text-style-name="P1" draw:layer="layout" svg:x1="3.828cm" svg:y1="1.16cm" svg:x2="3.829cm" svg:y2="1.159cm">
          <text:p/>
        </draw:line>
        <draw:line draw:style-name="gr6" draw:text-style-name="P1" draw:layer="layout" svg:x1="3.829cm" svg:y1="1.159cm" svg:x2="3.83cm" svg:y2="1.158cm">
          <text:p/>
        </draw:line>
        <draw:line draw:style-name="gr6" draw:text-style-name="P1" draw:layer="layout" svg:x1="3.83cm" svg:y1="1.158cm" svg:x2="3.832cm" svg:y2="1.157cm">
          <text:p/>
        </draw:line>
        <draw:line draw:style-name="gr6" draw:text-style-name="P1" draw:layer="layout" svg:x1="3.832cm" svg:y1="1.157cm" svg:x2="3.833cm" svg:y2="1.155cm">
          <text:p/>
        </draw:line>
        <draw:line draw:style-name="gr6" draw:text-style-name="P1" draw:layer="layout" svg:x1="3.833cm" svg:y1="1.155cm" svg:x2="3.835cm" svg:y2="1.155cm">
          <text:p/>
        </draw:line>
        <draw:line draw:style-name="gr6" draw:text-style-name="P1" draw:layer="layout" svg:x1="3.835cm" svg:y1="1.155cm" svg:x2="3.836cm" svg:y2="1.153cm">
          <text:p/>
        </draw:line>
        <draw:line draw:style-name="gr6" draw:text-style-name="P1" draw:layer="layout" svg:x1="3.836cm" svg:y1="1.153cm" svg:x2="3.837cm" svg:y2="1.152cm">
          <text:p/>
        </draw:line>
        <draw:line draw:style-name="gr6" draw:text-style-name="P1" draw:layer="layout" svg:x1="3.837cm" svg:y1="1.152cm" svg:x2="3.839cm" svg:y2="1.151cm">
          <text:p/>
        </draw:line>
        <draw:line draw:style-name="gr6" draw:text-style-name="P1" draw:layer="layout" svg:x1="3.839cm" svg:y1="1.151cm" svg:x2="3.84cm" svg:y2="1.15cm">
          <text:p/>
        </draw:line>
        <draw:line draw:style-name="gr6" draw:text-style-name="P1" draw:layer="layout" svg:x1="3.84cm" svg:y1="1.15cm" svg:x2="3.841cm" svg:y2="1.149cm">
          <text:p/>
        </draw:line>
        <draw:line draw:style-name="gr6" draw:text-style-name="P1" draw:layer="layout" svg:x1="3.841cm" svg:y1="1.149cm" svg:x2="3.843cm" svg:y2="1.148cm">
          <text:p/>
        </draw:line>
        <draw:line draw:style-name="gr6" draw:text-style-name="P1" draw:layer="layout" svg:x1="3.843cm" svg:y1="1.148cm" svg:x2="3.844cm" svg:y2="1.147cm">
          <text:p/>
        </draw:line>
        <draw:line draw:style-name="gr6" draw:text-style-name="P1" draw:layer="layout" svg:x1="3.844cm" svg:y1="1.147cm" svg:x2="3.845cm" svg:y2="1.146cm">
          <text:p/>
        </draw:line>
        <draw:line draw:style-name="gr6" draw:text-style-name="P1" draw:layer="layout" svg:x1="3.845cm" svg:y1="1.146cm" svg:x2="3.847cm" svg:y2="1.145cm">
          <text:p/>
        </draw:line>
        <draw:line draw:style-name="gr6" draw:text-style-name="P1" draw:layer="layout" svg:x1="3.847cm" svg:y1="1.145cm" svg:x2="3.848cm" svg:y2="1.144cm">
          <text:p/>
        </draw:line>
        <draw:line draw:style-name="gr6" draw:text-style-name="P1" draw:layer="layout" svg:x1="3.848cm" svg:y1="1.144cm" svg:x2="3.849cm" svg:y2="1.143cm">
          <text:p/>
        </draw:line>
        <draw:line draw:style-name="gr6" draw:text-style-name="P1" draw:layer="layout" svg:x1="3.849cm" svg:y1="1.143cm" svg:x2="3.851cm" svg:y2="1.142cm">
          <text:p/>
        </draw:line>
        <draw:line draw:style-name="gr6" draw:text-style-name="P1" draw:layer="layout" svg:x1="3.851cm" svg:y1="1.142cm" svg:x2="3.852cm" svg:y2="1.141cm">
          <text:p/>
        </draw:line>
        <draw:line draw:style-name="gr6" draw:text-style-name="P1" draw:layer="layout" svg:x1="3.852cm" svg:y1="1.141cm" svg:x2="3.853cm" svg:y2="1.14cm">
          <text:p/>
        </draw:line>
        <draw:line draw:style-name="gr6" draw:text-style-name="P1" draw:layer="layout" svg:x1="3.853cm" svg:y1="1.14cm" svg:x2="3.854cm" svg:y2="1.139cm">
          <text:p/>
        </draw:line>
        <draw:line draw:style-name="gr6" draw:text-style-name="P1" draw:layer="layout" svg:x1="3.854cm" svg:y1="1.139cm" svg:x2="3.856cm" svg:y2="1.137cm">
          <text:p/>
        </draw:line>
        <draw:line draw:style-name="gr6" draw:text-style-name="P1" draw:layer="layout" svg:x1="3.856cm" svg:y1="1.137cm" svg:x2="3.857cm" svg:y2="1.137cm">
          <text:p/>
        </draw:line>
        <draw:line draw:style-name="gr6" draw:text-style-name="P1" draw:layer="layout" svg:x1="3.857cm" svg:y1="1.137cm" svg:x2="3.859cm" svg:y2="1.135cm">
          <text:p/>
        </draw:line>
        <draw:line draw:style-name="gr6" draw:text-style-name="P1" draw:layer="layout" svg:x1="3.859cm" svg:y1="1.135cm" svg:x2="3.86cm" svg:y2="1.135cm">
          <text:p/>
        </draw:line>
        <draw:line draw:style-name="gr6" draw:text-style-name="P1" draw:layer="layout" svg:x1="3.86cm" svg:y1="1.135cm" svg:x2="3.861cm" svg:y2="1.134cm">
          <text:p/>
        </draw:line>
        <draw:line draw:style-name="gr6" draw:text-style-name="P1" draw:layer="layout" svg:x1="3.861cm" svg:y1="1.134cm" svg:x2="3.863cm" svg:y2="1.133cm">
          <text:p/>
        </draw:line>
        <draw:line draw:style-name="gr6" draw:text-style-name="P1" draw:layer="layout" svg:x1="3.863cm" svg:y1="1.133cm" svg:x2="3.864cm" svg:y2="1.132cm">
          <text:p/>
        </draw:line>
        <draw:line draw:style-name="gr6" draw:text-style-name="P1" draw:layer="layout" svg:x1="3.864cm" svg:y1="1.132cm" svg:x2="3.865cm" svg:y2="1.13cm">
          <text:p/>
        </draw:line>
        <draw:line draw:style-name="gr6" draw:text-style-name="P1" draw:layer="layout" svg:x1="3.865cm" svg:y1="1.13cm" svg:x2="3.867cm" svg:y2="1.13cm">
          <text:p/>
        </draw:line>
        <draw:line draw:style-name="gr6" draw:text-style-name="P1" draw:layer="layout" svg:x1="3.867cm" svg:y1="1.13cm" svg:x2="3.868cm" svg:y2="1.128cm">
          <text:p/>
        </draw:line>
        <draw:line draw:style-name="gr6" draw:text-style-name="P1" draw:layer="layout" svg:x1="3.868cm" svg:y1="1.128cm" svg:x2="3.869cm" svg:y2="1.127cm">
          <text:p/>
        </draw:line>
        <draw:line draw:style-name="gr6" draw:text-style-name="P1" draw:layer="layout" svg:x1="3.869cm" svg:y1="1.127cm" svg:x2="3.871cm" svg:y2="1.126cm">
          <text:p/>
        </draw:line>
        <draw:line draw:style-name="gr6" draw:text-style-name="P1" draw:layer="layout" svg:x1="3.871cm" svg:y1="1.126cm" svg:x2="3.872cm" svg:y2="1.125cm">
          <text:p/>
        </draw:line>
        <draw:line draw:style-name="gr6" draw:text-style-name="P1" draw:layer="layout" svg:x1="3.872cm" svg:y1="1.125cm" svg:x2="3.873cm" svg:y2="1.124cm">
          <text:p/>
        </draw:line>
        <draw:line draw:style-name="gr6" draw:text-style-name="P1" draw:layer="layout" svg:x1="3.873cm" svg:y1="1.124cm" svg:x2="3.874cm" svg:y2="1.123cm">
          <text:p/>
        </draw:line>
        <draw:line draw:style-name="gr6" draw:text-style-name="P1" draw:layer="layout" svg:x1="3.874cm" svg:y1="1.123cm" svg:x2="3.876cm" svg:y2="1.122cm">
          <text:p/>
        </draw:line>
        <draw:line draw:style-name="gr6" draw:text-style-name="P1" draw:layer="layout" svg:x1="3.876cm" svg:y1="1.122cm" svg:x2="3.877cm" svg:y2="1.121cm">
          <text:p/>
        </draw:line>
        <draw:line draw:style-name="gr6" draw:text-style-name="P1" draw:layer="layout" svg:x1="3.877cm" svg:y1="1.121cm" svg:x2="3.878cm" svg:y2="1.12cm">
          <text:p/>
        </draw:line>
        <draw:line draw:style-name="gr6" draw:text-style-name="P1" draw:layer="layout" svg:x1="3.878cm" svg:y1="1.12cm" svg:x2="3.88cm" svg:y2="1.119cm">
          <text:p/>
        </draw:line>
        <draw:line draw:style-name="gr6" draw:text-style-name="P1" draw:layer="layout" svg:x1="3.88cm" svg:y1="1.119cm" svg:x2="3.881cm" svg:y2="1.118cm">
          <text:p/>
        </draw:line>
        <draw:line draw:style-name="gr6" draw:text-style-name="P1" draw:layer="layout" svg:x1="3.881cm" svg:y1="1.118cm" svg:x2="3.883cm" svg:y2="1.117cm">
          <text:p/>
        </draw:line>
        <draw:line draw:style-name="gr6" draw:text-style-name="P1" draw:layer="layout" svg:x1="3.883cm" svg:y1="1.117cm" svg:x2="3.884cm" svg:y2="1.116cm">
          <text:p/>
        </draw:line>
        <draw:line draw:style-name="gr6" draw:text-style-name="P1" draw:layer="layout" svg:x1="3.884cm" svg:y1="1.116cm" svg:x2="3.885cm" svg:y2="1.115cm">
          <text:p/>
        </draw:line>
        <draw:line draw:style-name="gr6" draw:text-style-name="P1" draw:layer="layout" svg:x1="3.885cm" svg:y1="1.115cm" svg:x2="3.887cm" svg:y2="1.114cm">
          <text:p/>
        </draw:line>
        <draw:line draw:style-name="gr6" draw:text-style-name="P1" draw:layer="layout" svg:x1="3.887cm" svg:y1="1.114cm" svg:x2="3.888cm" svg:y2="1.113cm">
          <text:p/>
        </draw:line>
        <draw:line draw:style-name="gr6" draw:text-style-name="P1" draw:layer="layout" svg:x1="3.888cm" svg:y1="1.113cm" svg:x2="3.889cm" svg:y2="1.112cm">
          <text:p/>
        </draw:line>
        <draw:line draw:style-name="gr6" draw:text-style-name="P1" draw:layer="layout" svg:x1="3.889cm" svg:y1="1.112cm" svg:x2="3.891cm" svg:y2="1.11cm">
          <text:p/>
        </draw:line>
        <draw:line draw:style-name="gr6" draw:text-style-name="P1" draw:layer="layout" svg:x1="3.891cm" svg:y1="1.11cm" svg:x2="3.892cm" svg:y2="1.109cm">
          <text:p/>
        </draw:line>
        <draw:line draw:style-name="gr6" draw:text-style-name="P1" draw:layer="layout" svg:x1="3.892cm" svg:y1="1.109cm" svg:x2="3.893cm" svg:y2="1.108cm">
          <text:p/>
        </draw:line>
        <draw:line draw:style-name="gr6" draw:text-style-name="P1" draw:layer="layout" svg:x1="3.893cm" svg:y1="1.108cm" svg:x2="3.894cm" svg:y2="1.107cm">
          <text:p/>
        </draw:line>
        <draw:line draw:style-name="gr6" draw:text-style-name="P1" draw:layer="layout" svg:x1="3.894cm" svg:y1="1.107cm" svg:x2="3.896cm" svg:y2="1.106cm">
          <text:p/>
        </draw:line>
        <draw:line draw:style-name="gr6" draw:text-style-name="P1" draw:layer="layout" svg:x1="3.896cm" svg:y1="1.106cm" svg:x2="3.897cm" svg:y2="1.106cm">
          <text:p/>
        </draw:line>
        <draw:line draw:style-name="gr6" draw:text-style-name="P1" draw:layer="layout" svg:x1="3.897cm" svg:y1="1.106cm" svg:x2="3.898cm" svg:y2="1.104cm">
          <text:p/>
        </draw:line>
        <draw:line draw:style-name="gr6" draw:text-style-name="P1" draw:layer="layout" svg:x1="3.898cm" svg:y1="1.104cm" svg:x2="3.9cm" svg:y2="1.104cm">
          <text:p/>
        </draw:line>
        <draw:line draw:style-name="gr6" draw:text-style-name="P1" draw:layer="layout" svg:x1="3.9cm" svg:y1="1.104cm" svg:x2="3.901cm" svg:y2="1.102cm">
          <text:p/>
        </draw:line>
        <draw:line draw:style-name="gr6" draw:text-style-name="P1" draw:layer="layout" svg:x1="3.901cm" svg:y1="1.102cm" svg:x2="3.902cm" svg:y2="1.102cm">
          <text:p/>
        </draw:line>
        <draw:line draw:style-name="gr6" draw:text-style-name="P1" draw:layer="layout" svg:x1="3.902cm" svg:y1="1.102cm" svg:x2="3.904cm" svg:y2="1.1cm">
          <text:p/>
        </draw:line>
        <draw:line draw:style-name="gr6" draw:text-style-name="P1" draw:layer="layout" svg:x1="3.904cm" svg:y1="1.1cm" svg:x2="3.905cm" svg:y2="1.099cm">
          <text:p/>
        </draw:line>
        <draw:line draw:style-name="gr6" draw:text-style-name="P1" draw:layer="layout" svg:x1="3.905cm" svg:y1="1.099cm" svg:x2="3.907cm" svg:y2="1.098cm">
          <text:p/>
        </draw:line>
        <draw:line draw:style-name="gr6" draw:text-style-name="P1" draw:layer="layout" svg:x1="3.907cm" svg:y1="1.098cm" svg:x2="3.907cm" svg:y2="1.097cm">
          <text:p/>
        </draw:line>
        <draw:line draw:style-name="gr6" draw:text-style-name="P1" draw:layer="layout" svg:x1="3.907cm" svg:y1="1.097cm" svg:x2="3.909cm" svg:y2="1.096cm">
          <text:p/>
        </draw:line>
        <draw:line draw:style-name="gr6" draw:text-style-name="P1" draw:layer="layout" svg:x1="3.909cm" svg:y1="1.096cm" svg:x2="3.91cm" svg:y2="1.095cm">
          <text:p/>
        </draw:line>
        <draw:line draw:style-name="gr6" draw:text-style-name="P1" draw:layer="layout" svg:x1="3.91cm" svg:y1="1.095cm" svg:x2="3.911cm" svg:y2="1.094cm">
          <text:p/>
        </draw:line>
        <draw:line draw:style-name="gr6" draw:text-style-name="P1" draw:layer="layout" svg:x1="3.911cm" svg:y1="1.094cm" svg:x2="3.913cm" svg:y2="1.093cm">
          <text:p/>
        </draw:line>
        <draw:line draw:style-name="gr6" draw:text-style-name="P1" draw:layer="layout" svg:x1="3.913cm" svg:y1="1.093cm" svg:x2="3.914cm" svg:y2="1.092cm">
          <text:p/>
        </draw:line>
        <draw:line draw:style-name="gr6" draw:text-style-name="P1" draw:layer="layout" svg:x1="3.914cm" svg:y1="1.092cm" svg:x2="3.915cm" svg:y2="1.091cm">
          <text:p/>
        </draw:line>
        <draw:line draw:style-name="gr6" draw:text-style-name="P1" draw:layer="layout" svg:x1="3.915cm" svg:y1="1.091cm" svg:x2="3.917cm" svg:y2="1.09cm">
          <text:p/>
        </draw:line>
        <draw:line draw:style-name="gr6" draw:text-style-name="P1" draw:layer="layout" svg:x1="3.917cm" svg:y1="1.09cm" svg:x2="3.918cm" svg:y2="1.089cm">
          <text:p/>
        </draw:line>
        <draw:line draw:style-name="gr6" draw:text-style-name="P1" draw:layer="layout" svg:x1="3.918cm" svg:y1="1.089cm" svg:x2="3.919cm" svg:y2="1.088cm">
          <text:p/>
        </draw:line>
        <draw:line draw:style-name="gr6" draw:text-style-name="P1" draw:layer="layout" svg:x1="3.919cm" svg:y1="1.088cm" svg:x2="3.921cm" svg:y2="1.086cm">
          <text:p/>
        </draw:line>
        <draw:line draw:style-name="gr6" draw:text-style-name="P1" draw:layer="layout" svg:x1="3.921cm" svg:y1="1.086cm" svg:x2="3.922cm" svg:y2="1.086cm">
          <text:p/>
        </draw:line>
        <draw:line draw:style-name="gr6" draw:text-style-name="P1" draw:layer="layout" svg:x1="3.922cm" svg:y1="1.086cm" svg:x2="3.924cm" svg:y2="1.084cm">
          <text:p/>
        </draw:line>
        <draw:line draw:style-name="gr6" draw:text-style-name="P1" draw:layer="layout" svg:x1="3.924cm" svg:y1="1.084cm" svg:x2="3.925cm" svg:y2="1.084cm">
          <text:p/>
        </draw:line>
        <draw:line draw:style-name="gr6" draw:text-style-name="P1" draw:layer="layout" svg:x1="3.925cm" svg:y1="1.084cm" svg:x2="3.926cm" svg:y2="1.082cm">
          <text:p/>
        </draw:line>
        <draw:line draw:style-name="gr6" draw:text-style-name="P1" draw:layer="layout" svg:x1="3.926cm" svg:y1="1.082cm" svg:x2="3.927cm" svg:y2="1.081cm">
          <text:p/>
        </draw:line>
        <draw:line draw:style-name="gr6" draw:text-style-name="P1" draw:layer="layout" svg:x1="3.927cm" svg:y1="1.081cm" svg:x2="3.929cm" svg:y2="1.08cm">
          <text:p/>
        </draw:line>
        <draw:line draw:style-name="gr6" draw:text-style-name="P1" draw:layer="layout" svg:x1="3.929cm" svg:y1="1.08cm" svg:x2="3.93cm" svg:y2="1.079cm">
          <text:p/>
        </draw:line>
        <draw:line draw:style-name="gr6" draw:text-style-name="P1" draw:layer="layout" svg:x1="3.93cm" svg:y1="1.079cm" svg:x2="3.931cm" svg:y2="1.078cm">
          <text:p/>
        </draw:line>
        <draw:line draw:style-name="gr6" draw:text-style-name="P1" draw:layer="layout" svg:x1="3.931cm" svg:y1="1.078cm" svg:x2="3.933cm" svg:y2="1.077cm">
          <text:p/>
        </draw:line>
        <draw:line draw:style-name="gr6" draw:text-style-name="P1" draw:layer="layout" svg:x1="3.933cm" svg:y1="1.077cm" svg:x2="3.934cm" svg:y2="1.077cm">
          <text:p/>
        </draw:line>
        <draw:line draw:style-name="gr6" draw:text-style-name="P1" draw:layer="layout" svg:x1="3.934cm" svg:y1="1.077cm" svg:x2="3.935cm" svg:y2="1.075cm">
          <text:p/>
        </draw:line>
        <draw:line draw:style-name="gr6" draw:text-style-name="P1" draw:layer="layout" svg:x1="3.935cm" svg:y1="1.075cm" svg:x2="3.937cm" svg:y2="1.074cm">
          <text:p/>
        </draw:line>
        <draw:line draw:style-name="gr6" draw:text-style-name="P1" draw:layer="layout" svg:x1="3.937cm" svg:y1="1.074cm" svg:x2="3.938cm" svg:y2="1.073cm">
          <text:p/>
        </draw:line>
        <draw:line draw:style-name="gr6" draw:text-style-name="P1" draw:layer="layout" svg:x1="3.938cm" svg:y1="1.073cm" svg:x2="3.939cm" svg:y2="1.072cm">
          <text:p/>
        </draw:line>
        <draw:line draw:style-name="gr6" draw:text-style-name="P1" draw:layer="layout" svg:x1="3.939cm" svg:y1="1.072cm" svg:x2="3.941cm" svg:y2="1.071cm">
          <text:p/>
        </draw:line>
        <draw:line draw:style-name="gr6" draw:text-style-name="P1" draw:layer="layout" svg:x1="3.941cm" svg:y1="1.071cm" svg:x2="3.942cm" svg:y2="1.07cm">
          <text:p/>
        </draw:line>
        <draw:line draw:style-name="gr6" draw:text-style-name="P1" draw:layer="layout" svg:x1="3.942cm" svg:y1="1.07cm" svg:x2="3.943cm" svg:y2="1.069cm">
          <text:p/>
        </draw:line>
        <draw:line draw:style-name="gr6" draw:text-style-name="P1" draw:layer="layout" svg:x1="3.943cm" svg:y1="1.069cm" svg:x2="3.945cm" svg:y2="1.068cm">
          <text:p/>
        </draw:line>
        <draw:line draw:style-name="gr6" draw:text-style-name="P1" draw:layer="layout" svg:x1="3.945cm" svg:y1="1.068cm" svg:x2="3.946cm" svg:y2="1.067cm">
          <text:p/>
        </draw:line>
        <draw:line draw:style-name="gr6" draw:text-style-name="P1" draw:layer="layout" svg:x1="3.946cm" svg:y1="1.067cm" svg:x2="3.948cm" svg:y2="1.066cm">
          <text:p/>
        </draw:line>
        <draw:line draw:style-name="gr6" draw:text-style-name="P1" draw:layer="layout" svg:x1="3.948cm" svg:y1="1.066cm" svg:x2="3.949cm" svg:y2="1.065cm">
          <text:p/>
        </draw:line>
        <draw:line draw:style-name="gr6" draw:text-style-name="P1" draw:layer="layout" svg:x1="3.949cm" svg:y1="1.065cm" svg:x2="3.95cm" svg:y2="1.064cm">
          <text:p/>
        </draw:line>
        <draw:line draw:style-name="gr6" draw:text-style-name="P1" draw:layer="layout" svg:x1="3.95cm" svg:y1="1.064cm" svg:x2="3.951cm" svg:y2="1.063cm">
          <text:p/>
        </draw:line>
        <draw:line draw:style-name="gr6" draw:text-style-name="P1" draw:layer="layout" svg:x1="3.951cm" svg:y1="1.063cm" svg:x2="3.953cm" svg:y2="1.062cm">
          <text:p/>
        </draw:line>
        <draw:line draw:style-name="gr6" draw:text-style-name="P1" draw:layer="layout" svg:x1="3.953cm" svg:y1="1.062cm" svg:x2="3.954cm" svg:y2="1.061cm">
          <text:p/>
        </draw:line>
        <draw:line draw:style-name="gr6" draw:text-style-name="P1" draw:layer="layout" svg:x1="3.954cm" svg:y1="1.061cm" svg:x2="3.955cm" svg:y2="1.059cm">
          <text:p/>
        </draw:line>
        <draw:line draw:style-name="gr6" draw:text-style-name="P1" draw:layer="layout" svg:x1="3.955cm" svg:y1="1.059cm" svg:x2="3.957cm" svg:y2="1.058cm">
          <text:p/>
        </draw:line>
        <draw:line draw:style-name="gr6" draw:text-style-name="P1" draw:layer="layout" svg:x1="3.957cm" svg:y1="1.058cm" svg:x2="3.958cm" svg:y2="1.057cm">
          <text:p/>
        </draw:line>
        <draw:line draw:style-name="gr6" draw:text-style-name="P1" draw:layer="layout" svg:x1="3.958cm" svg:y1="1.057cm" svg:x2="3.959cm" svg:y2="1.056cm">
          <text:p/>
        </draw:line>
        <draw:line draw:style-name="gr6" draw:text-style-name="P1" draw:layer="layout" svg:x1="3.959cm" svg:y1="1.056cm" svg:x2="3.96cm" svg:y2="1.055cm">
          <text:p/>
        </draw:line>
        <draw:line draw:style-name="gr6" draw:text-style-name="P1" draw:layer="layout" svg:x1="3.96cm" svg:y1="1.055cm" svg:x2="3.962cm" svg:y2="1.054cm">
          <text:p/>
        </draw:line>
        <draw:line draw:style-name="gr6" draw:text-style-name="P1" draw:layer="layout" svg:x1="3.962cm" svg:y1="1.054cm" svg:x2="3.963cm" svg:y2="1.053cm">
          <text:p/>
        </draw:line>
        <draw:line draw:style-name="gr6" draw:text-style-name="P1" draw:layer="layout" svg:x1="3.963cm" svg:y1="1.053cm" svg:x2="3.965cm" svg:y2="1.052cm">
          <text:p/>
        </draw:line>
        <draw:line draw:style-name="gr6" draw:text-style-name="P1" draw:layer="layout" svg:x1="3.965cm" svg:y1="1.052cm" svg:x2="3.966cm" svg:y2="1.051cm">
          <text:p/>
        </draw:line>
        <draw:line draw:style-name="gr6" draw:text-style-name="P1" draw:layer="layout" svg:x1="3.966cm" svg:y1="1.051cm" svg:x2="3.967cm" svg:y2="1.05cm">
          <text:p/>
        </draw:line>
        <draw:line draw:style-name="gr6" draw:text-style-name="P1" draw:layer="layout" svg:x1="3.967cm" svg:y1="1.05cm" svg:x2="3.969cm" svg:y2="1.049cm">
          <text:p/>
        </draw:line>
        <draw:line draw:style-name="gr6" draw:text-style-name="P1" draw:layer="layout" svg:x1="3.969cm" svg:y1="1.049cm" svg:x2="3.97cm" svg:y2="1.048cm">
          <text:p/>
        </draw:line>
        <draw:line draw:style-name="gr6" draw:text-style-name="P1" draw:layer="layout" svg:x1="3.97cm" svg:y1="1.048cm" svg:x2="3.971cm" svg:y2="1.047cm">
          <text:p/>
        </draw:line>
        <draw:line draw:style-name="gr6" draw:text-style-name="P1" draw:layer="layout" svg:x1="3.971cm" svg:y1="1.047cm" svg:x2="3.973cm" svg:y2="1.046cm">
          <text:p/>
        </draw:line>
        <draw:line draw:style-name="gr6" draw:text-style-name="P1" draw:layer="layout" svg:x1="3.973cm" svg:y1="1.046cm" svg:x2="3.974cm" svg:y2="1.045cm">
          <text:p/>
        </draw:line>
        <draw:line draw:style-name="gr6" draw:text-style-name="P1" draw:layer="layout" svg:x1="3.974cm" svg:y1="1.045cm" svg:x2="3.975cm" svg:y2="1.044cm">
          <text:p/>
        </draw:line>
        <draw:line draw:style-name="gr6" draw:text-style-name="P1" draw:layer="layout" svg:x1="3.975cm" svg:y1="1.044cm" svg:x2="3.977cm" svg:y2="1.043cm">
          <text:p/>
        </draw:line>
        <draw:line draw:style-name="gr6" draw:text-style-name="P1" draw:layer="layout" svg:x1="3.977cm" svg:y1="1.043cm" svg:x2="3.978cm" svg:y2="1.042cm">
          <text:p/>
        </draw:line>
        <draw:line draw:style-name="gr6" draw:text-style-name="P1" draw:layer="layout" svg:x1="3.978cm" svg:y1="1.042cm" svg:x2="3.979cm" svg:y2="1.041cm">
          <text:p/>
        </draw:line>
        <draw:line draw:style-name="gr6" draw:text-style-name="P1" draw:layer="layout" svg:x1="3.979cm" svg:y1="1.041cm" svg:x2="3.981cm" svg:y2="1.04cm">
          <text:p/>
        </draw:line>
        <draw:line draw:style-name="gr6" draw:text-style-name="P1" draw:layer="layout" svg:x1="3.981cm" svg:y1="1.04cm" svg:x2="3.982cm" svg:y2="1.039cm">
          <text:p/>
        </draw:line>
        <draw:line draw:style-name="gr6" draw:text-style-name="P1" draw:layer="layout" svg:x1="3.982cm" svg:y1="1.039cm" svg:x2="3.983cm" svg:y2="1.038cm">
          <text:p/>
        </draw:line>
        <draw:line draw:style-name="gr6" draw:text-style-name="P1" draw:layer="layout" svg:x1="3.983cm" svg:y1="1.038cm" svg:x2="3.984cm" svg:y2="1.037cm">
          <text:p/>
        </draw:line>
        <draw:line draw:style-name="gr6" draw:text-style-name="P1" draw:layer="layout" svg:x1="3.984cm" svg:y1="1.037cm" svg:x2="3.986cm" svg:y2="1.035cm">
          <text:p/>
        </draw:line>
        <draw:line draw:style-name="gr6" draw:text-style-name="P1" draw:layer="layout" svg:x1="3.986cm" svg:y1="1.035cm" svg:x2="3.987cm" svg:y2="1.035cm">
          <text:p/>
        </draw:line>
        <draw:line draw:style-name="gr6" draw:text-style-name="P1" draw:layer="layout" svg:x1="3.987cm" svg:y1="1.035cm" svg:x2="3.989cm" svg:y2="1.033cm">
          <text:p/>
        </draw:line>
        <draw:line draw:style-name="gr6" draw:text-style-name="P1" draw:layer="layout" svg:x1="3.989cm" svg:y1="1.033cm" svg:x2="3.99cm" svg:y2="1.033cm">
          <text:p/>
        </draw:line>
        <draw:line draw:style-name="gr6" draw:text-style-name="P1" draw:layer="layout" svg:x1="3.99cm" svg:y1="1.033cm" svg:x2="3.991cm" svg:y2="1.031cm">
          <text:p/>
        </draw:line>
        <draw:line draw:style-name="gr6" draw:text-style-name="P1" draw:layer="layout" svg:x1="3.991cm" svg:y1="1.031cm" svg:x2="3.993cm" svg:y2="1.031cm">
          <text:p/>
        </draw:line>
        <draw:line draw:style-name="gr6" draw:text-style-name="P1" draw:layer="layout" svg:x1="3.993cm" svg:y1="1.031cm" svg:x2="3.994cm" svg:y2="1.029cm">
          <text:p/>
        </draw:line>
        <draw:line draw:style-name="gr6" draw:text-style-name="P1" draw:layer="layout" svg:x1="3.994cm" svg:y1="1.029cm" svg:x2="3.995cm" svg:y2="1.028cm">
          <text:p/>
        </draw:line>
        <draw:line draw:style-name="gr6" draw:text-style-name="P1" draw:layer="layout" svg:x1="3.995cm" svg:y1="1.028cm" svg:x2="3.997cm" svg:y2="1.027cm">
          <text:p/>
        </draw:line>
        <draw:line draw:style-name="gr6" draw:text-style-name="P1" draw:layer="layout" svg:x1="3.997cm" svg:y1="1.027cm" svg:x2="3.998cm" svg:y2="1.026cm">
          <text:p/>
        </draw:line>
        <draw:line draw:style-name="gr6" draw:text-style-name="P1" draw:layer="layout" svg:x1="3.998cm" svg:y1="1.026cm" svg:x2="3.999cm" svg:y2="1.025cm">
          <text:p/>
        </draw:line>
        <draw:line draw:style-name="gr6" draw:text-style-name="P1" draw:layer="layout" svg:x1="3.999cm" svg:y1="1.025cm" svg:x2="4.001cm" svg:y2="1.024cm">
          <text:p/>
        </draw:line>
        <draw:line draw:style-name="gr6" draw:text-style-name="P1" draw:layer="layout" svg:x1="4.001cm" svg:y1="1.024cm" svg:x2="4.002cm" svg:y2="1.023cm">
          <text:p/>
        </draw:line>
        <draw:line draw:style-name="gr6" draw:text-style-name="P1" draw:layer="layout" svg:x1="4.002cm" svg:y1="1.023cm" svg:x2="4.003cm" svg:y2="1.022cm">
          <text:p/>
        </draw:line>
        <draw:line draw:style-name="gr6" draw:text-style-name="P1" draw:layer="layout" svg:x1="4.003cm" svg:y1="1.022cm" svg:x2="4.004cm" svg:y2="1.021cm">
          <text:p/>
        </draw:line>
        <draw:line draw:style-name="gr6" draw:text-style-name="P1" draw:layer="layout" svg:x1="4.004cm" svg:y1="1.021cm" svg:x2="4.006cm" svg:y2="1.02cm">
          <text:p/>
        </draw:line>
        <draw:line draw:style-name="gr6" draw:text-style-name="P1" draw:layer="layout" svg:x1="4.006cm" svg:y1="1.02cm" svg:x2="4.007cm" svg:y2="1.019cm">
          <text:p/>
        </draw:line>
        <draw:line draw:style-name="gr6" draw:text-style-name="P1" draw:layer="layout" svg:x1="4.007cm" svg:y1="1.019cm" svg:x2="4.008cm" svg:y2="1.018cm">
          <text:p/>
        </draw:line>
        <draw:line draw:style-name="gr6" draw:text-style-name="P1" draw:layer="layout" svg:x1="4.008cm" svg:y1="1.018cm" svg:x2="4.01cm" svg:y2="1.017cm">
          <text:p/>
        </draw:line>
        <draw:line draw:style-name="gr6" draw:text-style-name="P1" draw:layer="layout" svg:x1="4.01cm" svg:y1="1.017cm" svg:x2="4.011cm" svg:y2="1.016cm">
          <text:p/>
        </draw:line>
        <draw:line draw:style-name="gr6" draw:text-style-name="P1" draw:layer="layout" svg:x1="4.011cm" svg:y1="1.016cm" svg:x2="4.012cm" svg:y2="1.015cm">
          <text:p/>
        </draw:line>
        <draw:line draw:style-name="gr6" draw:text-style-name="P1" draw:layer="layout" svg:x1="4.012cm" svg:y1="1.015cm" svg:x2="4.013cm" svg:y2="1.014cm">
          <text:p/>
        </draw:line>
        <draw:line draw:style-name="gr6" draw:text-style-name="P1" draw:layer="layout" svg:x1="4.013cm" svg:y1="1.014cm" svg:x2="4.015cm" svg:y2="1.013cm">
          <text:p/>
        </draw:line>
        <draw:line draw:style-name="gr6" draw:text-style-name="P1" draw:layer="layout" svg:x1="4.015cm" svg:y1="1.013cm" svg:x2="4.016cm" svg:y2="1.012cm">
          <text:p/>
        </draw:line>
        <draw:line draw:style-name="gr6" draw:text-style-name="P1" draw:layer="layout" svg:x1="4.016cm" svg:y1="1.012cm" svg:x2="4.017cm" svg:y2="1.011cm">
          <text:p/>
        </draw:line>
        <draw:line draw:style-name="gr6" draw:text-style-name="P1" draw:layer="layout" svg:x1="4.017cm" svg:y1="1.011cm" svg:x2="4.019cm" svg:y2="1.01cm">
          <text:p/>
        </draw:line>
        <draw:line draw:style-name="gr6" draw:text-style-name="P1" draw:layer="layout" svg:x1="4.019cm" svg:y1="1.01cm" svg:x2="4.02cm" svg:y2="1.008cm">
          <text:p/>
        </draw:line>
        <draw:line draw:style-name="gr6" draw:text-style-name="P1" draw:layer="layout" svg:x1="4.02cm" svg:y1="1.008cm" svg:x2="4.021cm" svg:y2="1.008cm">
          <text:p/>
        </draw:line>
        <draw:line draw:style-name="gr6" draw:text-style-name="P1" draw:layer="layout" svg:x1="4.021cm" svg:y1="1.008cm" svg:x2="4.023cm" svg:y2="1.006cm">
          <text:p/>
        </draw:line>
        <draw:line draw:style-name="gr6" draw:text-style-name="P1" draw:layer="layout" svg:x1="4.023cm" svg:y1="1.006cm" svg:x2="4.024cm" svg:y2="1.005cm">
          <text:p/>
        </draw:line>
        <draw:line draw:style-name="gr6" draw:text-style-name="P1" draw:layer="layout" svg:x1="4.024cm" svg:y1="1.005cm" svg:x2="4.025cm" svg:y2="1.004cm">
          <text:p/>
        </draw:line>
        <draw:line draw:style-name="gr6" draw:text-style-name="P1" draw:layer="layout" svg:x1="4.025cm" svg:y1="1.004cm" svg:x2="4.027cm" svg:y2="1.003cm">
          <text:p/>
        </draw:line>
        <draw:line draw:style-name="gr6" draw:text-style-name="P1" draw:layer="layout" svg:x1="4.027cm" svg:y1="1.003cm" svg:x2="4.028cm" svg:y2="1.002cm">
          <text:p/>
        </draw:line>
        <draw:line draw:style-name="gr6" draw:text-style-name="P1" draw:layer="layout" svg:x1="4.028cm" svg:y1="1.002cm" svg:x2="4.03cm" svg:y2="1.001cm">
          <text:p/>
        </draw:line>
        <draw:line draw:style-name="gr6" draw:text-style-name="P1" draw:layer="layout" svg:x1="4.03cm" svg:y1="1.001cm" svg:x2="4.031cm" svg:y2="1cm">
          <text:p/>
        </draw:line>
        <draw:line draw:style-name="gr6" draw:text-style-name="P1" draw:layer="layout" svg:x1="4.031cm" svg:y1="1cm" svg:x2="4.032cm" svg:y2="0.999cm">
          <text:p/>
        </draw:line>
        <draw:line draw:style-name="gr6" draw:text-style-name="P1" draw:layer="layout" svg:x1="4.032cm" svg:y1="0.999cm" svg:x2="4.034cm" svg:y2="0.998cm">
          <text:p/>
        </draw:line>
        <draw:line draw:style-name="gr6" draw:text-style-name="P1" draw:layer="layout" svg:x1="4.034cm" svg:y1="0.998cm" svg:x2="4.035cm" svg:y2="0.997cm">
          <text:p/>
        </draw:line>
        <draw:line draw:style-name="gr6" draw:text-style-name="P1" draw:layer="layout" svg:x1="4.035cm" svg:y1="0.997cm" svg:x2="4.036cm" svg:y2="0.996cm">
          <text:p/>
        </draw:line>
        <draw:line draw:style-name="gr6" draw:text-style-name="P1" draw:layer="layout" svg:x1="4.036cm" svg:y1="0.996cm" svg:x2="4.037cm" svg:y2="0.995cm">
          <text:p/>
        </draw:line>
        <draw:line draw:style-name="gr6" draw:text-style-name="P1" draw:layer="layout" svg:x1="4.037cm" svg:y1="0.995cm" svg:x2="4.039cm" svg:y2="0.994cm">
          <text:p/>
        </draw:line>
        <draw:line draw:style-name="gr6" draw:text-style-name="P1" draw:layer="layout" svg:x1="4.039cm" svg:y1="0.994cm" svg:x2="4.04cm" svg:y2="0.993cm">
          <text:p/>
        </draw:line>
        <draw:line draw:style-name="gr6" draw:text-style-name="P1" draw:layer="layout" svg:x1="4.04cm" svg:y1="0.993cm" svg:x2="4.041cm" svg:y2="0.992cm">
          <text:p/>
        </draw:line>
        <draw:line draw:style-name="gr6" draw:text-style-name="P1" draw:layer="layout" svg:x1="4.041cm" svg:y1="0.992cm" svg:x2="4.043cm" svg:y2="0.991cm">
          <text:p/>
        </draw:line>
        <draw:line draw:style-name="gr6" draw:text-style-name="P1" draw:layer="layout" svg:x1="4.043cm" svg:y1="0.991cm" svg:x2="4.044cm" svg:y2="0.99cm">
          <text:p/>
        </draw:line>
        <draw:line draw:style-name="gr6" draw:text-style-name="P1" draw:layer="layout" svg:x1="4.044cm" svg:y1="0.99cm" svg:x2="4.045cm" svg:y2="0.989cm">
          <text:p/>
        </draw:line>
        <draw:line draw:style-name="gr6" draw:text-style-name="P1" draw:layer="layout" svg:x1="4.045cm" svg:y1="0.989cm" svg:x2="4.047cm" svg:y2="0.988cm">
          <text:p/>
        </draw:line>
        <draw:line draw:style-name="gr6" draw:text-style-name="P1" draw:layer="layout" svg:x1="4.047cm" svg:y1="0.988cm" svg:x2="4.048cm" svg:y2="0.987cm">
          <text:p/>
        </draw:line>
        <draw:line draw:style-name="gr6" draw:text-style-name="P1" draw:layer="layout" svg:x1="4.048cm" svg:y1="0.987cm" svg:x2="4.049cm" svg:y2="0.986cm">
          <text:p/>
        </draw:line>
        <draw:line draw:style-name="gr6" draw:text-style-name="P1" draw:layer="layout" svg:x1="4.049cm" svg:y1="0.986cm" svg:x2="4.051cm" svg:y2="0.985cm">
          <text:p/>
        </draw:line>
        <draw:line draw:style-name="gr6" draw:text-style-name="P1" draw:layer="layout" svg:x1="4.051cm" svg:y1="0.985cm" svg:x2="4.052cm" svg:y2="0.984cm">
          <text:p/>
        </draw:line>
        <draw:line draw:style-name="gr6" draw:text-style-name="P1" draw:layer="layout" svg:x1="4.052cm" svg:y1="0.984cm" svg:x2="4.054cm" svg:y2="0.982cm">
          <text:p/>
        </draw:line>
        <draw:line draw:style-name="gr6" draw:text-style-name="P1" draw:layer="layout" svg:x1="4.054cm" svg:y1="0.982cm" svg:x2="4.055cm" svg:y2="0.982cm">
          <text:p/>
        </draw:line>
        <draw:line draw:style-name="gr6" draw:text-style-name="P1" draw:layer="layout" svg:x1="4.055cm" svg:y1="0.982cm" svg:x2="4.056cm" svg:y2="0.98cm">
          <text:p/>
        </draw:line>
        <draw:line draw:style-name="gr6" draw:text-style-name="P1" draw:layer="layout" svg:x1="4.056cm" svg:y1="0.98cm" svg:x2="4.057cm" svg:y2="0.98cm">
          <text:p/>
        </draw:line>
        <draw:line draw:style-name="gr6" draw:text-style-name="P1" draw:layer="layout" svg:x1="4.057cm" svg:y1="0.98cm" svg:x2="4.059cm" svg:y2="0.978cm">
          <text:p/>
        </draw:line>
        <draw:line draw:style-name="gr6" draw:text-style-name="P1" draw:layer="layout" svg:x1="4.059cm" svg:y1="0.978cm" svg:x2="4.06cm" svg:y2="0.977cm">
          <text:p/>
        </draw:line>
        <draw:line draw:style-name="gr6" draw:text-style-name="P1" draw:layer="layout" svg:x1="4.06cm" svg:y1="0.977cm" svg:x2="4.061cm" svg:y2="0.976cm">
          <text:p/>
        </draw:line>
        <draw:line draw:style-name="gr6" draw:text-style-name="P1" draw:layer="layout" svg:x1="4.061cm" svg:y1="0.976cm" svg:x2="4.063cm" svg:y2="0.975cm">
          <text:p/>
        </draw:line>
        <draw:line draw:style-name="gr6" draw:text-style-name="P1" draw:layer="layout" svg:x1="4.063cm" svg:y1="0.975cm" svg:x2="4.064cm" svg:y2="0.974cm">
          <text:p/>
        </draw:line>
        <draw:line draw:style-name="gr6" draw:text-style-name="P1" draw:layer="layout" svg:x1="4.064cm" svg:y1="0.974cm" svg:x2="4.065cm" svg:y2="0.973cm">
          <text:p/>
        </draw:line>
        <draw:line draw:style-name="gr6" draw:text-style-name="P1" draw:layer="layout" svg:x1="4.065cm" svg:y1="0.973cm" svg:x2="4.067cm" svg:y2="0.972cm">
          <text:p/>
        </draw:line>
        <draw:line draw:style-name="gr6" draw:text-style-name="P1" draw:layer="layout" svg:x1="4.067cm" svg:y1="0.972cm" svg:x2="4.068cm" svg:y2="0.971cm">
          <text:p/>
        </draw:line>
        <draw:line draw:style-name="gr6" draw:text-style-name="P1" draw:layer="layout" svg:x1="4.068cm" svg:y1="0.971cm" svg:x2="4.069cm" svg:y2="0.97cm">
          <text:p/>
        </draw:line>
        <draw:line draw:style-name="gr6" draw:text-style-name="P1" draw:layer="layout" svg:x1="4.069cm" svg:y1="0.97cm" svg:x2="4.071cm" svg:y2="0.969cm">
          <text:p/>
        </draw:line>
        <draw:line draw:style-name="gr6" draw:text-style-name="P1" draw:layer="layout" svg:x1="4.071cm" svg:y1="0.969cm" svg:x2="4.072cm" svg:y2="0.968cm">
          <text:p/>
        </draw:line>
        <draw:line draw:style-name="gr6" draw:text-style-name="P1" draw:layer="layout" svg:x1="4.072cm" svg:y1="0.968cm" svg:x2="4.073cm" svg:y2="0.967cm">
          <text:p/>
        </draw:line>
        <draw:line draw:style-name="gr6" draw:text-style-name="P1" draw:layer="layout" svg:x1="4.073cm" svg:y1="0.967cm" svg:x2="4.075cm" svg:y2="0.966cm">
          <text:p/>
        </draw:line>
        <draw:line draw:style-name="gr6" draw:text-style-name="P1" draw:layer="layout" svg:x1="4.075cm" svg:y1="0.966cm" svg:x2="4.076cm" svg:y2="0.964cm">
          <text:p/>
        </draw:line>
        <draw:line draw:style-name="gr6" draw:text-style-name="P1" draw:layer="layout" svg:x1="4.076cm" svg:y1="0.964cm" svg:x2="4.078cm" svg:y2="0.964cm">
          <text:p/>
        </draw:line>
        <draw:line draw:style-name="gr6" draw:text-style-name="P1" draw:layer="layout" svg:x1="4.078cm" svg:y1="0.964cm" svg:x2="4.079cm" svg:y2="0.963cm">
          <text:p/>
        </draw:line>
        <draw:line draw:style-name="gr6" draw:text-style-name="P1" draw:layer="layout" svg:x1="4.079cm" svg:y1="0.963cm" svg:x2="4.08cm" svg:y2="0.962cm">
          <text:p/>
        </draw:line>
        <draw:line draw:style-name="gr6" draw:text-style-name="P1" draw:layer="layout" svg:x1="4.08cm" svg:y1="0.962cm" svg:x2="4.081cm" svg:y2="0.961cm">
          <text:p/>
        </draw:line>
        <draw:line draw:style-name="gr6" draw:text-style-name="P1" draw:layer="layout" svg:x1="4.081cm" svg:y1="0.961cm" svg:x2="4.083cm" svg:y2="0.96cm">
          <text:p/>
        </draw:line>
        <draw:line draw:style-name="gr6" draw:text-style-name="P1" draw:layer="layout" svg:x1="4.083cm" svg:y1="0.96cm" svg:x2="4.084cm" svg:y2="0.959cm">
          <text:p/>
        </draw:line>
        <draw:line draw:style-name="gr6" draw:text-style-name="P1" draw:layer="layout" svg:x1="4.084cm" svg:y1="0.959cm" svg:x2="4.085cm" svg:y2="0.957cm">
          <text:p/>
        </draw:line>
        <draw:line draw:style-name="gr6" draw:text-style-name="P1" draw:layer="layout" svg:x1="4.085cm" svg:y1="0.957cm" svg:x2="4.087cm" svg:y2="0.957cm">
          <text:p/>
        </draw:line>
        <draw:line draw:style-name="gr6" draw:text-style-name="P1" draw:layer="layout" svg:x1="4.087cm" svg:y1="0.957cm" svg:x2="4.088cm" svg:y2="0.955cm">
          <text:p/>
        </draw:line>
        <draw:line draw:style-name="gr6" draw:text-style-name="P1" draw:layer="layout" svg:x1="4.088cm" svg:y1="0.955cm" svg:x2="4.089cm" svg:y2="0.954cm">
          <text:p/>
        </draw:line>
        <draw:line draw:style-name="gr6" draw:text-style-name="P1" draw:layer="layout" svg:x1="4.089cm" svg:y1="0.954cm" svg:x2="4.091cm" svg:y2="0.953cm">
          <text:p/>
        </draw:line>
        <draw:line draw:style-name="gr6" draw:text-style-name="P1" draw:layer="layout" svg:x1="4.091cm" svg:y1="0.953cm" svg:x2="4.092cm" svg:y2="0.952cm">
          <text:p/>
        </draw:line>
        <draw:line draw:style-name="gr6" draw:text-style-name="P1" draw:layer="layout" svg:x1="4.092cm" svg:y1="0.952cm" svg:x2="4.093cm" svg:y2="0.951cm">
          <text:p/>
        </draw:line>
        <draw:line draw:style-name="gr6" draw:text-style-name="P1" draw:layer="layout" svg:x1="4.093cm" svg:y1="0.951cm" svg:x2="4.095cm" svg:y2="0.95cm">
          <text:p/>
        </draw:line>
        <draw:line draw:style-name="gr6" draw:text-style-name="P1" draw:layer="layout" svg:x1="4.095cm" svg:y1="0.95cm" svg:x2="4.096cm" svg:y2="0.949cm">
          <text:p/>
        </draw:line>
        <draw:line draw:style-name="gr6" draw:text-style-name="P1" draw:layer="layout" svg:x1="4.096cm" svg:y1="0.949cm" svg:x2="4.097cm" svg:y2="0.948cm">
          <text:p/>
        </draw:line>
        <draw:line draw:style-name="gr6" draw:text-style-name="P1" draw:layer="layout" svg:x1="4.097cm" svg:y1="0.948cm" svg:x2="4.099cm" svg:y2="0.947cm">
          <text:p/>
        </draw:line>
        <draw:line draw:style-name="gr6" draw:text-style-name="P1" draw:layer="layout" svg:x1="4.099cm" svg:y1="0.947cm" svg:x2="4.1cm" svg:y2="0.946cm">
          <text:p/>
        </draw:line>
        <draw:line draw:style-name="gr6" draw:text-style-name="P1" draw:layer="layout" svg:x1="4.1cm" svg:y1="0.946cm" svg:x2="4.101cm" svg:y2="0.945cm">
          <text:p/>
        </draw:line>
        <draw:line draw:style-name="gr6" draw:text-style-name="P1" draw:layer="layout" svg:x1="4.101cm" svg:y1="0.945cm" svg:x2="4.103cm" svg:y2="0.944cm">
          <text:p/>
        </draw:line>
        <draw:line draw:style-name="gr6" draw:text-style-name="P1" draw:layer="layout" svg:x1="4.103cm" svg:y1="0.944cm" svg:x2="4.104cm" svg:y2="0.943cm">
          <text:p/>
        </draw:line>
        <draw:line draw:style-name="gr6" draw:text-style-name="P1" draw:layer="layout" svg:x1="4.104cm" svg:y1="0.943cm" svg:x2="4.105cm" svg:y2="0.942cm">
          <text:p/>
        </draw:line>
        <draw:line draw:style-name="gr6" draw:text-style-name="P1" draw:layer="layout" svg:x1="4.105cm" svg:y1="0.942cm" svg:x2="4.107cm" svg:y2="0.941cm">
          <text:p/>
        </draw:line>
        <draw:line draw:style-name="gr6" draw:text-style-name="P1" draw:layer="layout" svg:x1="4.107cm" svg:y1="0.941cm" svg:x2="4.108cm" svg:y2="0.94cm">
          <text:p/>
        </draw:line>
        <draw:line draw:style-name="gr6" draw:text-style-name="P1" draw:layer="layout" svg:x1="4.108cm" svg:y1="0.94cm" svg:x2="4.109cm" svg:y2="0.939cm">
          <text:p/>
        </draw:line>
        <draw:line draw:style-name="gr6" draw:text-style-name="P1" draw:layer="layout" svg:x1="4.109cm" svg:y1="0.939cm" svg:x2="4.11cm" svg:y2="0.937cm">
          <text:p/>
        </draw:line>
        <draw:line draw:style-name="gr6" draw:text-style-name="P1" draw:layer="layout" svg:x1="4.11cm" svg:y1="0.937cm" svg:x2="4.112cm" svg:y2="0.936cm">
          <text:p/>
        </draw:line>
        <draw:line draw:style-name="gr6" draw:text-style-name="P1" draw:layer="layout" svg:x1="4.112cm" svg:y1="0.936cm" svg:x2="4.113cm" svg:y2="0.935cm">
          <text:p/>
        </draw:line>
        <draw:line draw:style-name="gr6" draw:text-style-name="P1" draw:layer="layout" svg:x1="4.113cm" svg:y1="0.935cm" svg:x2="4.114cm" svg:y2="0.935cm">
          <text:p/>
        </draw:line>
        <draw:line draw:style-name="gr6" draw:text-style-name="P1" draw:layer="layout" svg:x1="4.114cm" svg:y1="0.935cm" svg:x2="4.116cm" svg:y2="0.934cm">
          <text:p/>
        </draw:line>
        <draw:line draw:style-name="gr6" draw:text-style-name="P1" draw:layer="layout" svg:x1="4.116cm" svg:y1="0.934cm" svg:x2="4.117cm" svg:y2="0.933cm">
          <text:p/>
        </draw:line>
        <draw:line draw:style-name="gr6" draw:text-style-name="P1" draw:layer="layout" svg:x1="4.117cm" svg:y1="0.933cm" svg:x2="4.118cm" svg:y2="0.931cm">
          <text:p/>
        </draw:line>
        <draw:line draw:style-name="gr6" draw:text-style-name="P1" draw:layer="layout" svg:x1="4.118cm" svg:y1="0.931cm" svg:x2="4.12cm" svg:y2="0.931cm">
          <text:p/>
        </draw:line>
        <draw:line draw:style-name="gr6" draw:text-style-name="P1" draw:layer="layout" svg:x1="4.12cm" svg:y1="0.931cm" svg:x2="4.121cm" svg:y2="0.929cm">
          <text:p/>
        </draw:line>
        <draw:line draw:style-name="gr6" draw:text-style-name="P1" draw:layer="layout" svg:x1="4.121cm" svg:y1="0.929cm" svg:x2="4.122cm" svg:y2="0.929cm">
          <text:p/>
        </draw:line>
        <draw:line draw:style-name="gr6" draw:text-style-name="P1" draw:layer="layout" svg:x1="4.122cm" svg:y1="0.929cm" svg:x2="4.123cm" svg:y2="0.927cm">
          <text:p/>
        </draw:line>
        <draw:line draw:style-name="gr6" draw:text-style-name="P1" draw:layer="layout" svg:x1="4.123cm" svg:y1="0.927cm" svg:x2="4.125cm" svg:y2="0.926cm">
          <text:p/>
        </draw:line>
        <draw:line draw:style-name="gr6" draw:text-style-name="P1" draw:layer="layout" svg:x1="4.125cm" svg:y1="0.926cm" svg:x2="4.126cm" svg:y2="0.925cm">
          <text:p/>
        </draw:line>
        <draw:line draw:style-name="gr6" draw:text-style-name="P1" draw:layer="layout" svg:x1="4.126cm" svg:y1="0.925cm" svg:x2="4.127cm" svg:y2="0.924cm">
          <text:p/>
        </draw:line>
        <draw:line draw:style-name="gr6" draw:text-style-name="P1" draw:layer="layout" svg:x1="4.127cm" svg:y1="0.924cm" svg:x2="4.129cm" svg:y2="0.923cm">
          <text:p/>
        </draw:line>
        <draw:line draw:style-name="gr6" draw:text-style-name="P1" draw:layer="layout" svg:x1="4.129cm" svg:y1="0.923cm" svg:x2="4.13cm" svg:y2="0.922cm">
          <text:p/>
        </draw:line>
        <draw:line draw:style-name="gr6" draw:text-style-name="P1" draw:layer="layout" svg:x1="4.13cm" svg:y1="0.922cm" svg:x2="4.132cm" svg:y2="0.921cm">
          <text:p/>
        </draw:line>
        <draw:line draw:style-name="gr6" draw:text-style-name="P1" draw:layer="layout" svg:x1="4.132cm" svg:y1="0.921cm" svg:x2="4.133cm" svg:y2="0.92cm">
          <text:p/>
        </draw:line>
        <draw:line draw:style-name="gr6" draw:text-style-name="P1" draw:layer="layout" svg:x1="4.133cm" svg:y1="0.92cm" svg:x2="4.134cm" svg:y2="0.919cm">
          <text:p/>
        </draw:line>
        <draw:line draw:style-name="gr6" draw:text-style-name="P1" draw:layer="layout" svg:x1="4.134cm" svg:y1="0.919cm" svg:x2="4.136cm" svg:y2="0.918cm">
          <text:p/>
        </draw:line>
        <draw:line draw:style-name="gr6" draw:text-style-name="P1" draw:layer="layout" svg:x1="4.136cm" svg:y1="0.918cm" svg:x2="4.137cm" svg:y2="0.917cm">
          <text:p/>
        </draw:line>
        <draw:line draw:style-name="gr6" draw:text-style-name="P1" draw:layer="layout" svg:x1="4.137cm" svg:y1="0.917cm" svg:x2="4.138cm" svg:y2="0.916cm">
          <text:p/>
        </draw:line>
        <draw:line draw:style-name="gr6" draw:text-style-name="P1" draw:layer="layout" svg:x1="4.138cm" svg:y1="0.916cm" svg:x2="4.14cm" svg:y2="0.915cm">
          <text:p/>
        </draw:line>
        <draw:line draw:style-name="gr6" draw:text-style-name="P1" draw:layer="layout" svg:x1="4.14cm" svg:y1="0.915cm" svg:x2="4.141cm" svg:y2="0.913cm">
          <text:p/>
        </draw:line>
        <draw:line draw:style-name="gr6" draw:text-style-name="P1" draw:layer="layout" svg:x1="4.141cm" svg:y1="0.913cm" svg:x2="4.142cm" svg:y2="0.913cm">
          <text:p/>
        </draw:line>
        <draw:line draw:style-name="gr6" draw:text-style-name="P1" draw:layer="layout" svg:x1="4.142cm" svg:y1="0.913cm" svg:x2="4.143cm" svg:y2="0.911cm">
          <text:p/>
        </draw:line>
        <draw:line draw:style-name="gr6" draw:text-style-name="P1" draw:layer="layout" svg:x1="4.143cm" svg:y1="0.911cm" svg:x2="4.145cm" svg:y2="0.911cm">
          <text:p/>
        </draw:line>
        <draw:line draw:style-name="gr6" draw:text-style-name="P1" draw:layer="layout" svg:x1="4.145cm" svg:y1="0.911cm" svg:x2="4.146cm" svg:y2="0.909cm">
          <text:p/>
        </draw:line>
        <draw:line draw:style-name="gr6" draw:text-style-name="P1" draw:layer="layout" svg:x1="4.146cm" svg:y1="0.909cm" svg:x2="4.147cm" svg:y2="0.908cm">
          <text:p/>
        </draw:line>
        <draw:line draw:style-name="gr6" draw:text-style-name="P1" draw:layer="layout" svg:x1="4.147cm" svg:y1="0.908cm" svg:x2="4.149cm" svg:y2="0.907cm">
          <text:p/>
        </draw:line>
        <draw:line draw:style-name="gr6" draw:text-style-name="P1" draw:layer="layout" svg:x1="4.149cm" svg:y1="0.907cm" svg:x2="4.15cm" svg:y2="0.906cm">
          <text:p/>
        </draw:line>
        <draw:line draw:style-name="gr6" draw:text-style-name="P1" draw:layer="layout" svg:x1="4.15cm" svg:y1="0.906cm" svg:x2="4.151cm" svg:y2="0.906cm">
          <text:p/>
        </draw:line>
        <draw:line draw:style-name="gr6" draw:text-style-name="P1" draw:layer="layout" svg:x1="4.151cm" svg:y1="0.906cm" svg:x2="4.153cm" svg:y2="0.904cm">
          <text:p/>
        </draw:line>
        <draw:line draw:style-name="gr6" draw:text-style-name="P1" draw:layer="layout" svg:x1="4.153cm" svg:y1="0.904cm" svg:x2="4.154cm" svg:y2="0.903cm">
          <text:p/>
        </draw:line>
        <draw:line draw:style-name="gr6" draw:text-style-name="P1" draw:layer="layout" svg:x1="4.154cm" svg:y1="0.903cm" svg:x2="4.156cm" svg:y2="0.902cm">
          <text:p/>
        </draw:line>
        <draw:line draw:style-name="gr6" draw:text-style-name="P1" draw:layer="layout" svg:x1="4.156cm" svg:y1="0.902cm" svg:x2="4.157cm" svg:y2="0.901cm">
          <text:p/>
        </draw:line>
        <draw:line draw:style-name="gr6" draw:text-style-name="P1" draw:layer="layout" svg:x1="4.157cm" svg:y1="0.901cm" svg:x2="4.158cm" svg:y2="0.9cm">
          <text:p/>
        </draw:line>
        <draw:line draw:style-name="gr6" draw:text-style-name="P1" draw:layer="layout" svg:x1="4.158cm" svg:y1="0.9cm" svg:x2="4.16cm" svg:y2="0.899cm">
          <text:p/>
        </draw:line>
        <draw:line draw:style-name="gr6" draw:text-style-name="P1" draw:layer="layout" svg:x1="4.16cm" svg:y1="0.899cm" svg:x2="4.161cm" svg:y2="0.898cm">
          <text:p/>
        </draw:line>
        <draw:line draw:style-name="gr6" draw:text-style-name="P1" draw:layer="layout" svg:x1="4.161cm" svg:y1="0.898cm" svg:x2="4.162cm" svg:y2="0.897cm">
          <text:p/>
        </draw:line>
        <draw:line draw:style-name="gr6" draw:text-style-name="P1" draw:layer="layout" svg:x1="4.162cm" svg:y1="0.897cm" svg:x2="4.164cm" svg:y2="0.896cm">
          <text:p/>
        </draw:line>
        <draw:line draw:style-name="gr6" draw:text-style-name="P1" draw:layer="layout" svg:x1="4.164cm" svg:y1="0.896cm" svg:x2="4.165cm" svg:y2="0.895cm">
          <text:p/>
        </draw:line>
        <draw:line draw:style-name="gr6" draw:text-style-name="P1" draw:layer="layout" svg:x1="4.165cm" svg:y1="0.895cm" svg:x2="4.166cm" svg:y2="0.894cm">
          <text:p/>
        </draw:line>
        <draw:line draw:style-name="gr6" draw:text-style-name="P1" draw:layer="layout" svg:x1="4.166cm" svg:y1="0.894cm" svg:x2="4.167cm" svg:y2="0.893cm">
          <text:p/>
        </draw:line>
        <draw:line draw:style-name="gr6" draw:text-style-name="P1" draw:layer="layout" svg:x1="4.167cm" svg:y1="0.893cm" svg:x2="4.169cm" svg:y2="0.892cm">
          <text:p/>
        </draw:line>
        <draw:line draw:style-name="gr6" draw:text-style-name="P1" draw:layer="layout" svg:x1="4.169cm" svg:y1="0.892cm" svg:x2="4.17cm" svg:y2="0.891cm">
          <text:p/>
        </draw:line>
        <draw:line draw:style-name="gr6" draw:text-style-name="P1" draw:layer="layout" svg:x1="4.17cm" svg:y1="0.891cm" svg:x2="4.171cm" svg:y2="0.89cm">
          <text:p/>
        </draw:line>
        <draw:line draw:style-name="gr6" draw:text-style-name="P1" draw:layer="layout" svg:x1="4.171cm" svg:y1="0.89cm" svg:x2="4.173cm" svg:y2="0.889cm">
          <text:p/>
        </draw:line>
        <draw:line draw:style-name="gr6" draw:text-style-name="P1" draw:layer="layout" svg:x1="4.173cm" svg:y1="0.889cm" svg:x2="4.174cm" svg:y2="0.888cm">
          <text:p/>
        </draw:line>
        <draw:line draw:style-name="gr6" draw:text-style-name="P1" draw:layer="layout" svg:x1="4.174cm" svg:y1="0.888cm" svg:x2="4.175cm" svg:y2="0.887cm">
          <text:p/>
        </draw:line>
        <draw:line draw:style-name="gr6" draw:text-style-name="P1" draw:layer="layout" svg:x1="4.175cm" svg:y1="0.887cm" svg:x2="4.177cm" svg:y2="0.885cm">
          <text:p/>
        </draw:line>
        <draw:line draw:style-name="gr6" draw:text-style-name="P1" draw:layer="layout" svg:x1="4.177cm" svg:y1="0.885cm" svg:x2="4.178cm" svg:y2="0.884cm">
          <text:p/>
        </draw:line>
        <draw:line draw:style-name="gr6" draw:text-style-name="P1" draw:layer="layout" svg:x1="4.178cm" svg:y1="0.884cm" svg:x2="4.18cm" svg:y2="0.883cm">
          <text:p/>
        </draw:line>
        <draw:line draw:style-name="gr6" draw:text-style-name="P1" draw:layer="layout" svg:x1="4.18cm" svg:y1="0.883cm" svg:x2="4.181cm" svg:y2="0.882cm">
          <text:p/>
        </draw:line>
        <draw:line draw:style-name="gr6" draw:text-style-name="P1" draw:layer="layout" svg:x1="4.181cm" svg:y1="0.882cm" svg:x2="4.182cm" svg:y2="0.881cm">
          <text:p/>
        </draw:line>
        <draw:line draw:style-name="gr6" draw:text-style-name="P1" draw:layer="layout" svg:x1="4.182cm" svg:y1="0.881cm" svg:x2="4.184cm" svg:y2="0.88cm">
          <text:p/>
        </draw:line>
        <draw:line draw:style-name="gr6" draw:text-style-name="P1" draw:layer="layout" svg:x1="4.184cm" svg:y1="0.88cm" svg:x2="4.185cm" svg:y2="0.879cm">
          <text:p/>
        </draw:line>
        <draw:line draw:style-name="gr6" draw:text-style-name="P1" draw:layer="layout" svg:x1="4.185cm" svg:y1="0.879cm" svg:x2="4.186cm" svg:y2="0.878cm">
          <text:p/>
        </draw:line>
        <draw:line draw:style-name="gr6" draw:text-style-name="P1" draw:layer="layout" svg:x1="4.186cm" svg:y1="0.878cm" svg:x2="4.187cm" svg:y2="0.878cm">
          <text:p/>
        </draw:line>
        <draw:line draw:style-name="gr6" draw:text-style-name="P1" draw:layer="layout" svg:x1="4.187cm" svg:y1="0.878cm" svg:x2="4.189cm" svg:y2="0.876cm">
          <text:p/>
        </draw:line>
        <draw:line draw:style-name="gr6" draw:text-style-name="P1" draw:layer="layout" svg:x1="4.189cm" svg:y1="0.876cm" svg:x2="4.19cm" svg:y2="0.875cm">
          <text:p/>
        </draw:line>
        <draw:line draw:style-name="gr6" draw:text-style-name="P1" draw:layer="layout" svg:x1="4.19cm" svg:y1="0.875cm" svg:x2="4.191cm" svg:y2="0.874cm">
          <text:p/>
        </draw:line>
        <draw:line draw:style-name="gr6" draw:text-style-name="P1" draw:layer="layout" svg:x1="4.191cm" svg:y1="0.874cm" svg:x2="4.193cm" svg:y2="0.873cm">
          <text:p/>
        </draw:line>
        <draw:line draw:style-name="gr6" draw:text-style-name="P1" draw:layer="layout" svg:x1="4.193cm" svg:y1="0.873cm" svg:x2="4.194cm" svg:y2="0.872cm">
          <text:p/>
        </draw:line>
        <draw:line draw:style-name="gr6" draw:text-style-name="P1" draw:layer="layout" svg:x1="4.194cm" svg:y1="0.872cm" svg:x2="4.195cm" svg:y2="0.871cm">
          <text:p/>
        </draw:line>
        <draw:line draw:style-name="gr6" draw:text-style-name="P1" draw:layer="layout" svg:x1="4.195cm" svg:y1="0.871cm" svg:x2="4.197cm" svg:y2="0.87cm">
          <text:p/>
        </draw:line>
        <draw:line draw:style-name="gr6" draw:text-style-name="P1" draw:layer="layout" svg:x1="4.197cm" svg:y1="0.87cm" svg:x2="4.198cm" svg:y2="0.869cm">
          <text:p/>
        </draw:line>
        <draw:line draw:style-name="gr7" draw:text-style-name="P1" draw:layer="layout" svg:x1="3.496cm" svg:y1="1.505cm" svg:x2="3.496cm" svg:y2="1.336cm">
          <text:p/>
        </draw:line>
        <draw:line draw:style-name="gr7" draw:text-style-name="P1" draw:layer="layout" svg:x1="3.567cm" svg:y1="1.463cm" svg:x2="3.424cm" svg:y2="1.379cm">
          <text:p/>
        </draw:line>
        <draw:line draw:style-name="gr7" draw:text-style-name="P1" draw:layer="layout" svg:x1="3.567cm" svg:y1="1.379cm" svg:x2="3.424cm" svg:y2="1.463cm">
          <text:p/>
        </draw:line>
        <draw:line draw:style-name="gr7" draw:text-style-name="P1" draw:layer="layout" svg:x1="3.791cm" svg:y1="1.274cm" svg:x2="3.791cm" svg:y2="1.105cm">
          <text:p/>
        </draw:line>
        <draw:line draw:style-name="gr7" draw:text-style-name="P1" draw:layer="layout" svg:x1="3.862cm" svg:y1="1.231cm" svg:x2="3.719cm" svg:y2="1.147cm">
          <text:p/>
        </draw:line>
        <draw:line draw:style-name="gr7" draw:text-style-name="P1" draw:layer="layout" svg:x1="3.862cm" svg:y1="1.147cm" svg:x2="3.719cm" svg:y2="1.231cm">
          <text:p/>
        </draw:line>
        <draw:line draw:style-name="gr7" draw:text-style-name="P1" draw:layer="layout" svg:x1="1.547cm" svg:y1="1.91cm" svg:x2="4.198cm" svg:y2="1.91cm">
          <text:p/>
        </draw:line>
        <draw:line draw:style-name="gr7" draw:text-style-name="P1" xml:id="id12" draw:id="id12" draw:layer="layout" svg:x1="2.873cm" svg:y1="2.952cm" svg:x2="2.873cm" svg:y2="0.869cm">
          <draw:glue-point draw:id="4" svg:x="30cm" svg:y="-2.333cm"/>
          <draw:glue-point draw:id="5" svg:x="30cm" svg:y="-3.533cm"/>
          <text:p/>
        </draw:line>
        <draw:frame draw:style-name="gr1" xml:id="id7" draw:id="id7" draw:layer="layout" svg:width="1cm" svg:height="0.452cm" svg:x="2.288cm" svg:y="3.194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1" xml:id="id9" draw:id="id9" draw:layer="layout" svg:width="0.953cm" svg:height="0.452cm" svg:x="4.182cm" svg:y="3.162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connector draw:style-name="gr8" draw:text-style-name="P3" draw:layer="layout" draw:type="curve" draw:line-skew="-1.023cm -0.553cm" svg:x1="2.788cm" svg:y1="3.646cm" svg:x2="3.491cm" svg:y2="4.069cm" draw:start-shape="id7" draw:start-glue-point="2" draw:end-shape="id8" draw:end-glue-point="4" svg:d="m2788 3646c0 88 326 73 482 157s143 266 221 266">
          <text:p/>
        </draw:connector>
        <draw:connector draw:style-name="gr8" draw:text-style-name="P3" draw:layer="layout" draw:type="curve" draw:line-skew="0.61cm" svg:x1="4.182cm" svg:y1="3.388cm" svg:x2="3.79cm" svg:y2="4.069cm" draw:start-shape="id9" draw:start-glue-point="3" draw:end-shape="id10" draw:end-glue-point="4" svg:d="m4182 3388c-424 0-229 681-392 681">
          <text:p/>
        </draw:connector>
        <draw:frame draw:style-name="gr1" xml:id="id11" draw:id="id11" draw:layer="layout" svg:width="1.017cm" svg:height="0.452cm" svg:x="1.427cm" svg:y="1.284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1" xml:id="id13" draw:id="id13" draw:layer="layout" svg:width="0.97cm" svg:height="0.452cm" svg:x="1.521cm" svg:y="0.814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connector draw:style-name="gr8" draw:text-style-name="P3" draw:layer="layout" draw:type="curve" draw:line-skew="-0.728cm" svg:x1="2.444cm" svg:y1="1.51cm" svg:x2="2.873cm" svg:y2="1.425cm" draw:start-shape="id11" draw:start-glue-point="1" draw:end-shape="id12" draw:end-glue-point="4" svg:d="m2444 1510c306 0 92-85 429-85">
          <text:p/>
        </draw:connector>
        <draw:connector draw:style-name="gr8" draw:text-style-name="P3" draw:layer="layout" draw:type="curve" draw:line-skew="-0.653cm" svg:x1="2.491cm" svg:y1="1.04cm" svg:x2="2.873cm" svg:y2="1.175cm" draw:start-shape="id13" draw:start-glue-point="1" draw:end-shape="id12" draw:end-glue-point="5" svg:d="m2491 1040c348 0 157 135 382 135">
          <text:p/>
        </draw:connector>
      </draw:page>
      <draw:page draw:name="page2" draw:style-name="dp1" draw:master-page-name="Default">
        <draw:frame draw:style-name="gr9" draw:text-style-name="P1" draw:layer="layout" svg:width="8.331cm" svg:height="2.499cm" svg:x="0.256cm" svg:y="0.653cm">
          <draw:image xlink:href="Pictures/20000002000002150000009F9792E51A.eps" xlink:type="simple" xlink:show="embed" xlink:actuate="onLoad">
            <text:p/>
          </draw:image>
        </draw:frame>
        <draw:frame draw:style-name="gr9" draw:text-style-name="P1" draw:layer="layout" svg:width="4.724cm" svg:height="2.301cm" svg:x="0.319cm" svg:y="0.559cm">
          <draw:image xlink:href="Pictures/2000000200000240000001B06EFCD720.eps" xlink:type="simple" xlink:show="embed" xlink:actuate="onLoad">
            <text:p/>
          </draw:image>
        </draw:frame>
        <draw:frame draw:style-name="gr1" draw:layer="layout" svg:width="0.408cm" svg:height="0.355cm" svg:x="7.873cm" svg:y="1.661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" draw:layer="layout" svg:width="0.424cm" svg:height="0.356cm" svg:x="4.926cm" svg:y="1.711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" draw:layer="layout" svg:width="0.468cm" svg:height="0.47cm" svg:x="7.831cm" svg:y="1.197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" draw:layer="layout" svg:width="0.538cm" svg:height="0.47cm" svg:x="7.817cm" svg:y="2.107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" draw:layer="layout" svg:width="0.424cm" svg:height="0.356cm" svg:x="0.463cm" svg:y="1.413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" draw:layer="layout" svg:width="0.408cm" svg:height="0.355cm" svg:x="1.601cm" svg:y="0.781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" draw:layer="layout" svg:width="0.413cm" svg:height="0.309cm" svg:x="6.706cm" svg:y="1.439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1" draw:layer="layout" svg:width="0.401cm" svg:height="0.309cm" svg:x="7.295cm" svg:y="1.41cm">
          <draw:object xlink:href="./Object 16" xlink:type="simple" xlink:show="embed" xlink:actuate="onLoad"/>
          <draw:image xlink:href="./ObjectReplacements/Object 16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none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7.1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/content.xml><?xml version="1.0" encoding="utf-8"?>
<math xmlns="http://www.w3.org/1998/Math/MathML">
  <semantics>
    <mi>t</mi>
    <annotation encoding="StarMath 5.0">t</annotation>
  </semantics>
</math>
</file>

<file path=Object 10/content.xml><?xml version="1.0" encoding="utf-8"?>
<math xmlns="http://www.w3.org/1998/Math/MathML">
  <semantics>
    <mrow>
      <msub>
        <mi>v</mi>
        <mi>o</mi>
      </msub>
    </mrow>
    <annotation encoding="StarMath 5.0">v_o</annotation>
  </semantics>
</math>
</file>

<file path=Object 11/content.xml><?xml version="1.0" encoding="utf-8"?>
<math xmlns="http://www.w3.org/1998/Math/MathML">
  <semantics>
    <msub>
      <mi>t</mi>
      <mi>n</mi>
    </msub>
    <annotation encoding="StarMath 5.0">t_n</annotation>
  </semantics>
</math>
</file>

<file path=Object 12/content.xml><?xml version="1.0" encoding="utf-8"?>
<math xmlns="http://www.w3.org/1998/Math/MathML">
  <semantics>
    <mi>t</mi>
    <annotation encoding="StarMath 5.0">t</annotation>
  </semantics>
</math>
</file>

<file path=Object 13/content.xml><?xml version="1.0" encoding="utf-8"?>
<math xmlns="http://www.w3.org/1998/Math/MathML">
  <semantics>
    <mrow>
      <mi>x</mi>
      <mrow>
        <mo stretchy="false">(</mo>
        <mi>t</mi>
        <mo stretchy="false">)</mo>
      </mrow>
    </mrow>
    <annotation encoding="StarMath 5.0">x(t)</annotation>
  </semantics>
</math>
</file>

<file path=Object 14/content.xml><?xml version="1.0" encoding="utf-8"?>
<math xmlns="http://www.w3.org/1998/Math/MathML">
  <semantics>
    <mi>x</mi>
    <annotation encoding="StarMath 5.0">x</annotation>
  </semantics>
</math>
</file>

<file path=Object 15/content.xml><?xml version="1.0" encoding="utf-8"?>
<math xmlns="http://www.w3.org/1998/Math/MathML">
  <semantics>
    <mrow>
      <mi>C</mi>
    </mrow>
    <annotation encoding="StarMath 5.0">C</annotation>
  </semantics>
</math>
</file>

<file path=Object 16/content.xml><?xml version="1.0" encoding="utf-8"?>
<math xmlns="http://www.w3.org/1998/Math/MathML">
  <semantics>
    <mrow>
      <mi>R</mi>
    </mrow>
    <annotation encoding="StarMath 5.0">R</annotation>
  </semantics>
</math>
</file>

<file path=Object 17/content.xml><?xml version="1.0" encoding="utf-8"?>
<math xmlns="http://www.w3.org/1998/Math/MathML">
  <semantics>
    <mrow>
      <mi>y</mi>
      <mrow>
        <mo stretchy="false">(</mo>
        <mi>x</mi>
        <mo stretchy="false">)</mo>
      </mrow>
    </mrow>
    <annotation encoding="StarMath 5.0">y(x)</annotation>
  </semantics>
</math>
</file>

<file path=Object 18/content.xml><?xml version="1.0" encoding="utf-8"?>
<math xmlns="http://www.w3.org/1998/Math/MathML">
  <semantics>
    <mrow>
      <mi>y</mi>
      <mrow>
        <mo stretchy="false">(</mo>
        <mi>t</mi>
        <mo stretchy="false">)</mo>
      </mrow>
    </mrow>
    <annotation encoding="StarMath 5.0">y(t)</annotation>
  </semantics>
</math>
</file>

<file path=Object 19/content.xml><?xml version="1.0" encoding="utf-8"?>
<math xmlns="http://www.w3.org/1998/Math/MathML">
  <semantics>
    <mrow>
      <mi>x</mi>
      <mrow>
        <mo stretchy="false">(</mo>
        <msub>
          <mi>t</mi>
          <mi>m</mi>
        </msub>
        <mo stretchy="false">)</mo>
      </mrow>
    </mrow>
    <annotation encoding="StarMath 5.0">x(t_m)</annotation>
  </semantics>
</math>
</file>

<file path=Object 2/content.xml><?xml version="1.0" encoding="utf-8"?>
<math xmlns="http://www.w3.org/1998/Math/MathML">
  <semantics>
    <msub>
      <mi>t</mi>
      <mi>m</mi>
    </msub>
    <annotation encoding="StarMath 5.0">t_m</annotation>
  </semantics>
</math>
</file>

<file path=Object 20/content.xml><?xml version="1.0" encoding="utf-8"?>
<math xmlns="http://www.w3.org/1998/Math/MathML">
  <semantics>
    <mrow>
      <mi>x</mi>
      <mrow>
        <mo stretchy="false">(</mo>
        <msub>
          <mi>t</mi>
          <mi>n</mi>
        </msub>
        <mo stretchy="false">)</mo>
      </mrow>
    </mrow>
    <annotation encoding="StarMath 5.0">x(t_n)</annotation>
  </semantics>
</math>
</file>

<file path=Object 21/content.xml><?xml version="1.0" encoding="utf-8"?>
<math xmlns="http://www.w3.org/1998/Math/MathML">
  <semantics>
    <mrow>
      <mi>y</mi>
      <mrow>
        <mo stretchy="false">(</mo>
        <msub>
          <mi>t</mi>
          <mi>m</mi>
        </msub>
        <mo stretchy="false">)</mo>
      </mrow>
    </mrow>
    <annotation encoding="StarMath 5.0">y(t_m)</annotation>
  </semantics>
</math>
</file>

<file path=Object 22/content.xml><?xml version="1.0" encoding="utf-8"?>
<math xmlns="http://www.w3.org/1998/Math/MathML">
  <semantics>
    <mrow>
      <mi>y</mi>
      <mrow>
        <mo stretchy="false">(</mo>
        <msub>
          <mi>t</mi>
          <mi>n</mi>
        </msub>
        <mo stretchy="false">)</mo>
      </mrow>
    </mrow>
    <annotation encoding="StarMath 5.0">y(t_n)</annotation>
  </semantics>
</math>
</file>

<file path=Object 3/content.xml><?xml version="1.0" encoding="utf-8"?>
<math xmlns="http://www.w3.org/1998/Math/MathML">
  <semantics>
    <msub>
      <mi>t</mi>
      <mi>n</mi>
    </msub>
    <annotation encoding="StarMath 5.0">t_n</annotation>
  </semantics>
</math>
</file>

<file path=Object 4/content.xml><?xml version="1.0" encoding="utf-8"?>
<math xmlns="http://www.w3.org/1998/Math/MathML">
  <semantics>
    <msub>
      <mi>t</mi>
      <mi>m</mi>
    </msub>
    <annotation encoding="StarMath 5.0">t_m</annotation>
  </semantics>
</math>
</file>

<file path=Object 5/content.xml><?xml version="1.0" encoding="utf-8"?>
<math xmlns="http://www.w3.org/1998/Math/MathML">
  <semantics>
    <mrow>
      <msub>
        <mi>v</mi>
        <mi>o</mi>
      </msub>
    </mrow>
    <annotation encoding="StarMath 5.0">v_o</annotation>
  </semantics>
</math>
</file>

<file path=Object 6/content.xml><?xml version="1.0" encoding="utf-8"?>
<math xmlns="http://www.w3.org/1998/Math/MathML">
  <semantics>
    <msub>
      <mi>v</mi>
      <mi>I</mi>
    </msub>
    <annotation encoding="StarMath 5.0">v_I</annotation>
  </semantics>
</math>
</file>

<file path=Object 7/content.xml><?xml version="1.0" encoding="utf-8"?>
<math xmlns="http://www.w3.org/1998/Math/MathML">
  <semantics>
    <mrow>
      <mrow>
        <mo stretchy="false">+</mo>
        <mrow/>
      </mrow>
    </mrow>
    <annotation encoding="StarMath 5.0">+{}</annotation>
  </semantics>
</math>
</file>

<file path=Object 8/content.xml><?xml version="1.0" encoding="utf-8"?>
<math xmlns="http://www.w3.org/1998/Math/MathML">
  <semantics>
    <mrow>
      <mrow>
        <mo stretchy="false">−</mo>
        <mrow/>
      </mrow>
    </mrow>
    <annotation encoding="StarMath 5.0">-{}</annotation>
  </semantics>
</math>
</file>

<file path=Object 9/content.xml><?xml version="1.0" encoding="utf-8"?>
<math xmlns="http://www.w3.org/1998/Math/MathML">
  <semantics>
    <msub>
      <mi>v</mi>
      <mi>I</mi>
    </msub>
    <annotation encoding="StarMath 5.0">v_I</annotation>
  </semantics>
</math>
</file>